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9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Amplitude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2">
          <table:table-cell office:value-type="string">
            <text:p>Phase</text:p>
          </table:table-cell>
          <table:table-cell office:value-type="float" office:value="1">
            <text:p>1</text:p>
          </table:table-cell>
          <table:table-cell table:formula="of:=[.B2]*PI()/180" office:value-type="float" office:value="0.0174532925199433">
            <text:p>0,02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2" office:value-type="string">
            <text:p>t</text:p>
          </table:table-cell>
          <table:table-cell office:value-type="string">
            <text:p>cos</text:p>
          </table:table-cell>
          <table:table-cell office:value-type="string">
            <text:p>sin</text:p>
          </table:table-cell>
          <table:table-cell office:value-type="string">
            <text:p>a cos p</text:p>
          </table:table-cell>
          <table:table-cell office:value-type="string">
            <text:p>d(a cos p)</text:p>
          </table:table-cell>
          <table:table-cell office:value-type="string">
            <text:p>D 90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“-B/A</text:p>
          </table:table-cell>
          <table:table-cell office:value-type="string">
            <text:p>atan</text:p>
          </table:table-cell>
          <table:table-cell office:value-type="string">
            <text:p>amplitud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[.A8]*PI()/180" office:value-type="float" office:value="-0.0174532925199433">
            <text:p>-0,02</text:p>
          </table:table-cell>
          <table:table-cell table:formula="of:=COS([.B8])" office:value-type="float" office:value="0.999847695156391">
            <text:p>1</text:p>
          </table:table-cell>
          <table:table-cell table:formula="of:=SIN([.B8])" office:value-type="float" office:value="-0.0174524064372835">
            <text:p>-0,02</text:p>
          </table:table-cell>
          <table:table-cell table:formula="of:=[.$B$1]*COS([.B8]+[.$C$2])"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formula="of:=[.A8]+1" office:value-type="float" office:value="0">
            <text:p>0</text:p>
          </table:table-cell>
          <table:table-cell table:formula="of:=[.A9]*PI()/180" office:value-type="float" office:value="0">
            <text:p>0</text:p>
          </table:table-cell>
          <table:table-cell table:formula="of:=COS([.B9])" office:value-type="float" office:value="1">
            <text:p>1</text:p>
          </table:table-cell>
          <table:table-cell table:formula="of:=SIN([.B9])" office:value-type="float" office:value="0">
            <text:p>0</text:p>
          </table:table-cell>
          <table:table-cell table:formula="of:=[.$B$1]*COS([.B9]+[.$C$2])" office:value-type="float" office:value="9.99847695156391">
            <text:p>10</text:p>
          </table:table-cell>
          <table:table-cell office:value-type="string">
            <text:p>d(a cos p)</text:p>
          </table:table-cell>
          <table:table-cell table:formula="of:=[.F99]" office:value-type="float" office:value="-9.99949231203295">
            <text:p>-10</text:p>
          </table:table-cell>
          <table:table-cell table:formula="of:=([.G9]*[.C8]+[.F9]*[.D8])" office:value-type="float" office:value="-9.9979693409202">
            <text:p>-10</text:p>
          </table:table-cell>
          <table:table-cell table:formula="of:=[.G9]*[.D9]-[.F9]*[.C9]" office:value-type="float" office:value="-0">
            <text:p>0</text:p>
          </table:table-cell>
          <table:table-cell table:formula="of:=-[.I9]/[.H9]" office:value-type="float" office:value="-0">
            <text:p>0</text:p>
          </table:table-cell>
          <table:table-cell table:formula="of:=ATAN([.J9])*180/PI()" office:value-type="float" office:value="-0">
            <text:p>0</text:p>
          </table:table-cell>
          <table:table-cell table:formula="of:=-[.F9]/([.D8]*COS([.K9]*PI()/180)+[.C8]*SIN([.K9]*PI()/180))" office:value-type="float" office:value="0">
            <text:p>0</text:p>
          </table:table-cell>
        </table:table-row>
        <table:table-row table:style-name="ro1">
          <table:table-cell table:formula="of:=[.A9]+1" office:value-type="float" office:value="1">
            <text:p>1</text:p>
          </table:table-cell>
          <table:table-cell table:formula="of:=[.A10]*PI()/180" office:value-type="float" office:value="0.0174532925199433">
            <text:p>0,02</text:p>
          </table:table-cell>
          <table:table-cell table:formula="of:=COS([.B10])" office:value-type="float" office:value="0.999847695156391">
            <text:p>1</text:p>
          </table:table-cell>
          <table:table-cell table:formula="of:=SIN([.B10])" office:value-type="float" office:value="0.0174524064372835">
            <text:p>0,02</text:p>
          </table:table-cell>
          <table:table-cell table:formula="of:=[.$B$1]*COS([.B10]+[.$C$2])" office:value-type="float" office:value="9.99390827019096">
            <text:p>9,99</text:p>
          </table:table-cell>
          <table:table-cell table:formula="of:=([.E10]-[.E9])/([.B10]-[.B9])" office:value-type="float" office:value="-0.261766160610373">
            <text:p>-0,26</text:p>
          </table:table-cell>
          <table:table-cell table:formula="of:=[.F100]" office:value-type="float" office:value="-9.99644636980744">
            <text:p>-10</text:p>
          </table:table-cell>
          <table:table-cell table:formula="of:=([.G10]*[.C9]+[.F10]*[.D9])" office:value-type="float" office:value="-9.99644636980744">
            <text:p>-10</text:p>
          </table:table-cell>
          <table:table-cell table:formula="of:=[.G10]*[.D10]-[.F10]*[.C10]" office:value-type="float" office:value="0.0872642473818323">
            <text:p>0,09</text:p>
          </table:table-cell>
          <table:table-cell table:formula="of:=-[.I10]/[.H10]" office:value-type="float" office:value="0.00872952688921525">
            <text:p>0,01</text:p>
          </table:table-cell>
          <table:table-cell table:formula="of:=ATAN([.J10])*180/PI()" office:value-type="float" office:value="0.500152343513119">
            <text:p>0,5</text:p>
          </table:table-cell>
          <table:table-cell table:formula="of:=-[.F10]/([.D9]*COS([.K10]*PI()/180)+[.C9]*SIN([.K10]*PI()/180))" office:value-type="float" office:value="29.9874366206205">
            <text:p>29,99</text:p>
          </table:table-cell>
        </table:table-row>
        <table:table-row table:style-name="ro1">
          <table:table-cell table:formula="of:=[.A10]+1" office:value-type="float" office:value="2">
            <text:p>2</text:p>
          </table:table-cell>
          <table:table-cell table:formula="of:=[.A11]*PI()/180" office:value-type="float" office:value="0.0349065850398866">
            <text:p>0,03</text:p>
          </table:table-cell>
          <table:table-cell table:formula="of:=COS([.B11])" office:value-type="float" office:value="0.999390827019096">
            <text:p>1</text:p>
          </table:table-cell>
          <table:table-cell table:formula="of:=SIN([.B11])" office:value-type="float" office:value="0.034899496702501">
            <text:p>0,03</text:p>
          </table:table-cell>
          <table:table-cell table:formula="of:=[.$B$1]*COS([.B11]+[.$C$2])" office:value-type="float" office:value="9.98629534754574">
            <text:p>9,99</text:p>
          </table:table-cell>
          <table:table-cell table:formula="of:=([.E11]-[.E10])/([.B11]-[.B10])" office:value-type="float" office:value="-0.43618833733061">
            <text:p>-0,44</text:p>
          </table:table-cell>
          <table:table-cell table:formula="of:=[.F101]" office:value-type="float" office:value="-9.99035541317995">
            <text:p>-9,99</text:p>
          </table:table-cell>
          <table:table-cell table:formula="of:=([.G11]*[.C10]+[.F11]*[.D10])" office:value-type="float" office:value="-9.99644636980745">
            <text:p>-10</text:p>
          </table:table-cell>
          <table:table-cell table:formula="of:=[.G11]*[.D11]-[.F11]*[.C11]" office:value-type="float" office:value="0.0872642473818367">
            <text:p>0,09</text:p>
          </table:table-cell>
          <table:table-cell table:formula="of:=-[.I11]/[.H11]" office:value-type="float" office:value="0.00872952688921569">
            <text:p>0,01</text:p>
          </table:table-cell>
          <table:table-cell table:formula="of:=ATAN([.J11])*180/PI()" office:value-type="float" office:value="0.500152343513144">
            <text:p>0,5</text:p>
          </table:table-cell>
          <table:table-cell table:formula="of:=-[.F11]/([.D10]*COS([.K11]*PI()/180)+[.C10]*SIN([.K11]*PI()/180))" office:value-type="float" office:value="16.6613788021279">
            <text:p>16,66</text:p>
          </table:table-cell>
        </table:table-row>
        <table:table-row table:style-name="ro1">
          <table:table-cell table:formula="of:=[.A11]+1" office:value-type="float" office:value="3">
            <text:p>3</text:p>
          </table:table-cell>
          <table:table-cell table:formula="of:=[.A12]*PI()/180" office:value-type="float" office:value="0.0523598775598299">
            <text:p>0,05</text:p>
          </table:table-cell>
          <table:table-cell table:formula="of:=COS([.B12])" office:value-type="float" office:value="0.998629534754574">
            <text:p>1</text:p>
          </table:table-cell>
          <table:table-cell table:formula="of:=SIN([.B12])" office:value-type="float" office:value="0.0523359562429438">
            <text:p>0,05</text:p>
          </table:table-cell>
          <table:table-cell table:formula="of:=[.$B$1]*COS([.B12]+[.$C$2])" office:value-type="float" office:value="9.97564050259824">
            <text:p>9,98</text:p>
          </table:table-cell>
          <table:table-cell table:formula="of:=([.E12]-[.E11])/([.B12]-[.B11])" office:value-type="float" office:value="-0.610477646857792">
            <text:p>-0,61</text:p>
          </table:table-cell>
          <table:table-cell table:formula="of:=[.F102]" office:value-type="float" office:value="-9.98122129751486">
            <text:p>-9,98</text:p>
          </table:table-cell>
          <table:table-cell table:formula="of:=([.G12]*[.C11]+[.F12]*[.D11])" office:value-type="float" office:value="-9.99644636980745">
            <text:p>-10</text:p>
          </table:table-cell>
          <table:table-cell table:formula="of:=[.G12]*[.D12]-[.F12]*[.C12]" office:value-type="float" office:value="0.0872642473817873">
            <text:p>0,09</text:p>
          </table:table-cell>
          <table:table-cell table:formula="of:=-[.I12]/[.H12]" office:value-type="float" office:value="0.00872952688921074">
            <text:p>0,01</text:p>
          </table:table-cell>
          <table:table-cell table:formula="of:=ATAN([.J12])*180/PI()" office:value-type="float" office:value="0.50015234351286">
            <text:p>0,5</text:p>
          </table:table-cell>
          <table:table-cell table:formula="of:=-[.F12]/([.D11]*COS([.K12]*PI()/180)+[.C11]*SIN([.K12]*PI()/180))" office:value-type="float" office:value="13.9947053061252">
            <text:p>13,99</text:p>
          </table:table-cell>
        </table:table-row>
        <table:table-row table:style-name="ro1">
          <table:table-cell table:formula="of:=[.A12]+1" office:value-type="float" office:value="4">
            <text:p>4</text:p>
          </table:table-cell>
          <table:table-cell table:formula="of:=[.A13]*PI()/180" office:value-type="float" office:value="0.0698131700797732">
            <text:p>0,07</text:p>
          </table:table-cell>
          <table:table-cell table:formula="of:=COS([.B13])" office:value-type="float" office:value="0.997564050259824">
            <text:p>1</text:p>
          </table:table-cell>
          <table:table-cell table:formula="of:=SIN([.B13])" office:value-type="float" office:value="0.0697564737441253">
            <text:p>0,07</text:p>
          </table:table-cell>
          <table:table-cell table:formula="of:=[.$B$1]*COS([.B13]+[.$C$2])" office:value-type="float" office:value="9.96194698091746">
            <text:p>9,96</text:p>
          </table:table-cell>
          <table:table-cell table:formula="of:=([.E13]-[.E12])/([.B13]-[.B12])" office:value-type="float" office:value="-0.784580998980008">
            <text:p>-0,78</text:p>
          </table:table-cell>
          <table:table-cell table:formula="of:=[.F103]" office:value-type="float" office:value="-9.96904680515227">
            <text:p>-9,97</text:p>
          </table:table-cell>
          <table:table-cell table:formula="of:=([.G13]*[.C12]+[.F13]*[.D12])" office:value-type="float" office:value="-9.99644636980744">
            <text:p>-10</text:p>
          </table:table-cell>
          <table:table-cell table:formula="of:=[.G13]*[.D13]-[.F13]*[.C13]" office:value-type="float" office:value="0.0872642473818354">
            <text:p>0,09</text:p>
          </table:table-cell>
          <table:table-cell table:formula="of:=-[.I13]/[.H13]" office:value-type="float" office:value="0.00872952688921556">
            <text:p>0,01</text:p>
          </table:table-cell>
          <table:table-cell table:formula="of:=ATAN([.J13])*180/PI()" office:value-type="float" office:value="0.500152343513136">
            <text:p>0,5</text:p>
          </table:table-cell>
          <table:table-cell table:formula="of:=-[.F13]/([.D12]*COS([.K13]*PI()/180)+[.C12]*SIN([.K13]*PI()/180))" office:value-type="float" office:value="12.8511983856729">
            <text:p>12,85</text:p>
          </table:table-cell>
        </table:table-row>
        <table:table-row table:style-name="ro1">
          <table:table-cell table:formula="of:=[.A13]+1" office:value-type="float" office:value="5">
            <text:p>5</text:p>
          </table:table-cell>
          <table:table-cell table:formula="of:=[.A14]*PI()/180" office:value-type="float" office:value="0.0872664625997165">
            <text:p>0,09</text:p>
          </table:table-cell>
          <table:table-cell table:formula="of:=COS([.B14])" office:value-type="float" office:value="0.996194698091746">
            <text:p>1</text:p>
          </table:table-cell>
          <table:table-cell table:formula="of:=SIN([.B14])" office:value-type="float" office:value="0.0871557427476582">
            <text:p>0,09</text:p>
          </table:table-cell>
          <table:table-cell table:formula="of:=[.$B$1]*COS([.B14]+[.$C$2])" office:value-type="float" office:value="9.94521895368273">
            <text:p>9,95</text:p>
          </table:table-cell>
          <table:table-cell table:formula="of:=([.E14]-[.E13])/([.B14]-[.B13])" office:value-type="float" office:value="-0.958445360129449">
            <text:p>-0,96</text:p>
          </table:table-cell>
          <table:table-cell table:formula="of:=[.F104]" office:value-type="float" office:value="-9.95383564456051">
            <text:p>-9,95</text:p>
          </table:table-cell>
          <table:table-cell table:formula="of:=([.G14]*[.C13]+[.F14]*[.D13])" office:value-type="float" office:value="-9.99644636980744">
            <text:p>-10</text:p>
          </table:table-cell>
          <table:table-cell table:formula="of:=[.G14]*[.D14]-[.F14]*[.C14]" office:value-type="float" office:value="0.0872642473818049">
            <text:p>0,09</text:p>
          </table:table-cell>
          <table:table-cell table:formula="of:=-[.I14]/[.H14]" office:value-type="float" office:value="0.00872952688921252">
            <text:p>0,01</text:p>
          </table:table-cell>
          <table:table-cell table:formula="of:=ATAN([.J14])*180/PI()" office:value-type="float" office:value="0.500152343512962">
            <text:p>0,5</text:p>
          </table:table-cell>
          <table:table-cell table:formula="of:=-[.F14]/([.D13]*COS([.K14]*PI()/180)+[.C13]*SIN([.K14]*PI()/180))" office:value-type="float" office:value="12.2154477025501">
            <text:p>12,22</text:p>
          </table:table-cell>
        </table:table-row>
        <table:table-row table:style-name="ro1">
          <table:table-cell table:formula="of:=[.A14]+1" office:value-type="float" office:value="6">
            <text:p>6</text:p>
          </table:table-cell>
          <table:table-cell table:formula="of:=[.A15]*PI()/180" office:value-type="float" office:value="0.10471975511966">
            <text:p>0,1</text:p>
          </table:table-cell>
          <table:table-cell table:formula="of:=COS([.B15])" office:value-type="float" office:value="0.994521895368273">
            <text:p>0,99</text:p>
          </table:table-cell>
          <table:table-cell table:formula="of:=SIN([.B15])" office:value-type="float" office:value="0.104528463267653">
            <text:p>0,1</text:p>
          </table:table-cell>
          <table:table-cell table:formula="of:=[.$B$1]*COS([.B15]+[.$C$2])" office:value-type="float" office:value="9.92546151641322">
            <text:p>9,93</text:p>
          </table:table-cell>
          <table:table-cell table:formula="of:=([.E15]-[.E14])/([.B15]-[.B14])" office:value-type="float" office:value="-1.13201776953759">
            <text:p>-1,13</text:p>
          </table:table-cell>
          <table:table-cell table:formula="of:=[.F105]" office:value-type="float" office:value="-9.93559244920647">
            <text:p>-9,94</text:p>
          </table:table-cell>
          <table:table-cell table:formula="of:=([.G15]*[.C14]+[.F15]*[.D14])" office:value-type="float" office:value="-9.99644636980746">
            <text:p>-10</text:p>
          </table:table-cell>
          <table:table-cell table:formula="of:=[.G15]*[.D15]-[.F15]*[.C15]" office:value-type="float" office:value="0.0872642473818344">
            <text:p>0,09</text:p>
          </table:table-cell>
          <table:table-cell table:formula="of:=-[.I15]/[.H15]" office:value-type="float" office:value="0.00872952688921544">
            <text:p>0,01</text:p>
          </table:table-cell>
          <table:table-cell table:formula="of:=ATAN([.J15])*180/PI()" office:value-type="float" office:value="0.500152343513129">
            <text:p>0,5</text:p>
          </table:table-cell>
          <table:table-cell table:formula="of:=-[.F15]/([.D14]*COS([.K15]*PI()/180)+[.C14]*SIN([.K15]*PI()/180))" office:value-type="float" office:value="11.8105026195968">
            <text:p>11,81</text:p>
          </table:table-cell>
        </table:table-row>
        <table:table-row table:style-name="ro1">
          <table:table-cell table:formula="of:=[.A15]+1" office:value-type="float" office:value="7">
            <text:p>7</text:p>
          </table:table-cell>
          <table:table-cell table:formula="of:=[.A16]*PI()/180" office:value-type="float" office:value="0.122173047639603">
            <text:p>0,12</text:p>
          </table:table-cell>
          <table:table-cell table:formula="of:=COS([.B16])" office:value-type="float" office:value="0.992546151641322">
            <text:p>0,99</text:p>
          </table:table-cell>
          <table:table-cell table:formula="of:=SIN([.B16])" office:value-type="float" office:value="0.121869343405147">
            <text:p>0,12</text:p>
          </table:table-cell>
          <table:table-cell table:formula="of:=[.$B$1]*COS([.B16]+[.$C$2])" office:value-type="float" office:value="9.9026806874157">
            <text:p>9,9</text:p>
          </table:table-cell>
          <table:table-cell table:formula="of:=([.E16]-[.E15])/([.B16]-[.B15])" office:value-type="float" office:value="-1.30524535536696">
            <text:p>-1,31</text:p>
          </table:table-cell>
          <table:table-cell table:formula="of:=[.F106]" office:value-type="float" office:value="-9.91432277614411">
            <text:p>-9,91</text:p>
          </table:table-cell>
          <table:table-cell table:formula="of:=([.G16]*[.C15]+[.F16]*[.D15])" office:value-type="float" office:value="-9.99644636980744">
            <text:p>-10</text:p>
          </table:table-cell>
          <table:table-cell table:formula="of:=[.G16]*[.D16]-[.F16]*[.C16]" office:value-type="float" office:value="0.0872642473818022">
            <text:p>0,09</text:p>
          </table:table-cell>
          <table:table-cell table:formula="of:=-[.I16]/[.H16]" office:value-type="float" office:value="0.00872952688921225">
            <text:p>0,01</text:p>
          </table:table-cell>
          <table:table-cell table:formula="of:=ATAN([.J16])*180/PI()" office:value-type="float" office:value="0.500152343512946">
            <text:p>0,5</text:p>
          </table:table-cell>
          <table:table-cell table:formula="of:=-[.F16]/([.D15]*COS([.K16]*PI()/180)+[.C15]*SIN([.K16]*PI()/180))" office:value-type="float" office:value="11.5298395897995">
            <text:p>11,53</text:p>
          </table:table-cell>
        </table:table-row>
        <table:table-row table:style-name="ro1">
          <table:table-cell table:formula="of:=[.A16]+1" office:value-type="float" office:value="8">
            <text:p>8</text:p>
          </table:table-cell>
          <table:table-cell table:formula="of:=[.A17]*PI()/180" office:value-type="float" office:value="0.139626340159546">
            <text:p>0,14</text:p>
          </table:table-cell>
          <table:table-cell table:formula="of:=COS([.B17])" office:value-type="float" office:value="0.99026806874157">
            <text:p>0,99</text:p>
          </table:table-cell>
          <table:table-cell table:formula="of:=SIN([.B17])" office:value-type="float" office:value="0.139173100960065">
            <text:p>0,14</text:p>
          </table:table-cell>
          <table:table-cell table:formula="of:=[.$B$1]*COS([.B17]+[.$C$2])" office:value-type="float" office:value="9.87688340595138">
            <text:p>9,88</text:p>
          </table:table-cell>
          <table:table-cell table:formula="of:=([.E17]-[.E16])/([.B17]-[.B16])" office:value-type="float" office:value="-1.47807535081687">
            <text:p>-1,48</text:p>
          </table:table-cell>
          <table:table-cell table:formula="of:=[.F107]" office:value-type="float" office:value="-9.89003310432197">
            <text:p>-9,89</text:p>
          </table:table-cell>
          <table:table-cell table:formula="of:=([.G17]*[.C16]+[.F17]*[.D16])" office:value-type="float" office:value="-9.99644636980744">
            <text:p>-10</text:p>
          </table:table-cell>
          <table:table-cell table:formula="of:=[.G17]*[.D17]-[.F17]*[.C17]" office:value-type="float" office:value="0.0872642473817466">
            <text:p>0,09</text:p>
          </table:table-cell>
          <table:table-cell table:formula="of:=-[.I17]/[.H17]" office:value-type="float" office:value="0.00872952688920669">
            <text:p>0,01</text:p>
          </table:table-cell>
          <table:table-cell table:formula="of:=ATAN([.J17])*180/PI()" office:value-type="float" office:value="0.500152343512628">
            <text:p>0,5</text:p>
          </table:table-cell>
          <table:table-cell table:formula="of:=-[.F17]/([.D16]*COS([.K17]*PI()/180)+[.C16]*SIN([.K17]*PI()/180))" office:value-type="float" office:value="11.3237464037203">
            <text:p>11,32</text:p>
          </table:table-cell>
        </table:table-row>
        <table:table-row table:style-name="ro1">
          <table:table-cell table:formula="of:=[.A17]+1" office:value-type="float" office:value="9">
            <text:p>9</text:p>
          </table:table-cell>
          <table:table-cell table:formula="of:=[.A18]*PI()/180" office:value-type="float" office:value="0.15707963267949">
            <text:p>0,16</text:p>
          </table:table-cell>
          <table:table-cell table:formula="of:=COS([.B18])" office:value-type="float" office:value="0.987688340595138">
            <text:p>0,99</text:p>
          </table:table-cell>
          <table:table-cell table:formula="of:=SIN([.B18])" office:value-type="float" office:value="0.156434465040231">
            <text:p>0,16</text:p>
          </table:table-cell>
          <table:table-cell table:formula="of:=[.$B$1]*COS([.B18]+[.$C$2])" office:value-type="float" office:value="9.84807753012208">
            <text:p>9,85</text:p>
          </table:table-cell>
          <table:table-cell table:formula="of:=([.E18]-[.E17])/([.B18]-[.B17])" office:value-type="float" office:value="-1.65045511019675">
            <text:p>-1,65</text:p>
          </table:table-cell>
          <table:table-cell table:formula="of:=[.F108]" office:value-type="float" office:value="-9.86273083260934">
            <text:p>-9,86</text:p>
          </table:table-cell>
          <table:table-cell table:formula="of:=([.G18]*[.C17]+[.F18]*[.D17])" office:value-type="float" office:value="-9.99644636980745">
            <text:p>-10</text:p>
          </table:table-cell>
          <table:table-cell table:formula="of:=[.G18]*[.D18]-[.F18]*[.C18]" office:value-type="float" office:value="0.0872642473819576">
            <text:p>0,09</text:p>
          </table:table-cell>
          <table:table-cell table:formula="of:=-[.I18]/[.H18]" office:value-type="float" office:value="0.00872952688922778">
            <text:p>0,01</text:p>
          </table:table-cell>
          <table:table-cell table:formula="of:=ATAN([.J18])*180/PI()" office:value-type="float" office:value="0.500152343513836">
            <text:p>0,5</text:p>
          </table:table-cell>
          <table:table-cell table:formula="of:=-[.F18]/([.D17]*COS([.K18]*PI()/180)+[.C17]*SIN([.K18]*PI()/180))" office:value-type="float" office:value="11.1659043542615">
            <text:p>11,17</text:p>
          </table:table-cell>
        </table:table-row>
        <table:table-row table:style-name="ro1">
          <table:table-cell table:formula="of:=[.A18]+1" office:value-type="float" office:value="10">
            <text:p>10</text:p>
          </table:table-cell>
          <table:table-cell table:formula="of:=[.A19]*PI()/180" office:value-type="float" office:value="0.174532925199433">
            <text:p>0,17</text:p>
          </table:table-cell>
          <table:table-cell table:formula="of:=COS([.B19])" office:value-type="float" office:value="0.984807753012208">
            <text:p>0,98</text:p>
          </table:table-cell>
          <table:table-cell table:formula="of:=SIN([.B19])" office:value-type="float" office:value="0.17364817766693">
            <text:p>0,17</text:p>
          </table:table-cell>
          <table:table-cell table:formula="of:=[.$B$1]*COS([.B19]+[.$C$2])" office:value-type="float" office:value="9.81627183447664">
            <text:p>9,82</text:p>
          </table:table-cell>
          <table:table-cell table:formula="of:=([.E19]-[.E18])/([.B19]-[.B18])" office:value-type="float" office:value="-1.82233212496135">
            <text:p>-1,82</text:p>
          </table:table-cell>
          <table:table-cell table:formula="of:=[.F109]" office:value-type="float" office:value="-9.8324242775427">
            <text:p>-9,83</text:p>
          </table:table-cell>
          <table:table-cell table:formula="of:=([.G19]*[.C18]+[.F19]*[.D18])" office:value-type="float" office:value="-9.99644636980745">
            <text:p>-10</text:p>
          </table:table-cell>
          <table:table-cell table:formula="of:=[.G19]*[.D19]-[.F19]*[.C19]" office:value-type="float" office:value="0.0872642473817722">
            <text:p>0,09</text:p>
          </table:table-cell>
          <table:table-cell table:formula="of:=-[.I19]/[.H19]" office:value-type="float" office:value="0.00872952688920924">
            <text:p>0,01</text:p>
          </table:table-cell>
          <table:table-cell table:formula="of:=ATAN([.J19])*180/PI()" office:value-type="float" office:value="0.500152343512774">
            <text:p>0,5</text:p>
          </table:table-cell>
          <table:table-cell table:formula="of:=-[.F19]/([.D18]*COS([.K19]*PI()/180)+[.C18]*SIN([.K19]*PI()/180))" office:value-type="float" office:value="11.0410760641317">
            <text:p>11,04</text:p>
          </table:table-cell>
        </table:table-row>
        <table:table-row table:style-name="ro1">
          <table:table-cell table:formula="of:=[.A19]+1" office:value-type="float" office:value="11">
            <text:p>11</text:p>
          </table:table-cell>
          <table:table-cell table:formula="of:=[.A20]*PI()/180" office:value-type="float" office:value="0.191986217719376">
            <text:p>0,19</text:p>
          </table:table-cell>
          <table:table-cell table:formula="of:=COS([.B20])" office:value-type="float" office:value="0.981627183447664">
            <text:p>0,98</text:p>
          </table:table-cell>
          <table:table-cell table:formula="of:=SIN([.B20])" office:value-type="float" office:value="0.190808995376545">
            <text:p>0,19</text:p>
          </table:table-cell>
          <table:table-cell table:formula="of:=[.$B$1]*COS([.B20]+[.$C$2])" office:value-type="float" office:value="9.78147600733806">
            <text:p>9,78</text:p>
          </table:table-cell>
          <table:table-cell table:formula="of:=([.E20]-[.E19])/([.B20]-[.B19])" office:value-type="float" office:value="-1.99365403970755">
            <text:p>-1,99</text:p>
          </table:table-cell>
          <table:table-cell table:formula="of:=[.F110]" office:value-type="float" office:value="-9.79912267079225">
            <text:p>-9,8</text:p>
          </table:table-cell>
          <table:table-cell table:formula="of:=([.G20]*[.C19]+[.F20]*[.D19])" office:value-type="float" office:value="-9.99644636980744">
            <text:p>-10</text:p>
          </table:table-cell>
          <table:table-cell table:formula="of:=[.G20]*[.D20]-[.F20]*[.C20]" office:value-type="float" office:value="0.0872642473817804">
            <text:p>0,09</text:p>
          </table:table-cell>
          <table:table-cell table:formula="of:=-[.I20]/[.H20]" office:value-type="float" office:value="0.00872952688921007">
            <text:p>0,01</text:p>
          </table:table-cell>
          <table:table-cell table:formula="of:=ATAN([.J20])*180/PI()" office:value-type="float" office:value="0.500152343512822">
            <text:p>0,5</text:p>
          </table:table-cell>
          <table:table-cell table:formula="of:=-[.F20]/([.D19]*COS([.K20]*PI()/180)+[.C19]*SIN([.K20]*PI()/180))" office:value-type="float" office:value="10.9398287383532">
            <text:p>10,94</text:p>
          </table:table-cell>
        </table:table-row>
        <table:table-row table:style-name="ro1">
          <table:table-cell table:formula="of:=[.A20]+1" office:value-type="float" office:value="12">
            <text:p>12</text:p>
          </table:table-cell>
          <table:table-cell table:formula="of:=[.A21]*PI()/180" office:value-type="float" office:value="0.20943951023932">
            <text:p>0,21</text:p>
          </table:table-cell>
          <table:table-cell table:formula="of:=COS([.B21])" office:value-type="float" office:value="0.978147600733806">
            <text:p>0,98</text:p>
          </table:table-cell>
          <table:table-cell table:formula="of:=SIN([.B21])" office:value-type="float" office:value="0.207911690817759">
            <text:p>0,21</text:p>
          </table:table-cell>
          <table:table-cell table:formula="of:=[.$B$1]*COS([.B21]+[.$C$2])" office:value-type="float" office:value="9.74370064785235">
            <text:p>9,74</text:p>
          </table:table-cell>
          <table:table-cell table:formula="of:=([.E21]-[.E20])/([.B21]-[.B20])" office:value-type="float" office:value="-2.16436866812038">
            <text:p>-2,16</text:p>
          </table:table-cell>
          <table:table-cell table:formula="of:=[.F111]" office:value-type="float" office:value="-9.76283615635007">
            <text:p>-9,76</text:p>
          </table:table-cell>
          <table:table-cell table:formula="of:=([.G21]*[.C20]+[.F21]*[.D20])" office:value-type="float" office:value="-9.99644636980745">
            <text:p>-10</text:p>
          </table:table-cell>
          <table:table-cell table:formula="of:=[.G21]*[.D21]-[.F21]*[.C21]" office:value-type="float" office:value="0.0872642473818774">
            <text:p>0,09</text:p>
          </table:table-cell>
          <table:table-cell table:formula="of:=-[.I21]/[.H21]" office:value-type="float" office:value="0.00872952688921976">
            <text:p>0,01</text:p>
          </table:table-cell>
          <table:table-cell table:formula="of:=ATAN([.J21])*180/PI()" office:value-type="float" office:value="0.500152343513377">
            <text:p>0,5</text:p>
          </table:table-cell>
          <table:table-cell table:formula="of:=-[.F21]/([.D20]*COS([.K21]*PI()/180)+[.C20]*SIN([.K21]*PI()/180))" office:value-type="float" office:value="10.8560104659089">
            <text:p>10,86</text:p>
          </table:table-cell>
        </table:table-row>
        <table:table-row table:style-name="ro1">
          <table:table-cell table:formula="of:=[.A21]+1" office:value-type="float" office:value="13">
            <text:p>13</text:p>
          </table:table-cell>
          <table:table-cell table:formula="of:=[.A22]*PI()/180" office:value-type="float" office:value="0.226892802759263">
            <text:p>0,23</text:p>
          </table:table-cell>
          <table:table-cell table:formula="of:=COS([.B22])" office:value-type="float" office:value="0.974370064785235">
            <text:p>0,97</text:p>
          </table:table-cell>
          <table:table-cell table:formula="of:=SIN([.B22])" office:value-type="float" office:value="0.224951054343865">
            <text:p>0,22</text:p>
          </table:table-cell>
          <table:table-cell table:formula="of:=[.$B$1]*COS([.B22]+[.$C$2])" office:value-type="float" office:value="9.70295726275996">
            <text:p>9,7</text:p>
          </table:table-cell>
          <table:table-cell table:formula="of:=([.E22]-[.E21])/([.B22]-[.B21])" office:value-type="float" office:value="-2.33442400887002">
            <text:p>-2,33</text:p>
          </table:table-cell>
          <table:table-cell table:formula="of:=[.F112]" office:value-type="float" office:value="-9.72357578743993">
            <text:p>-9,72</text:p>
          </table:table-cell>
          <table:table-cell table:formula="of:=([.G22]*[.C21]+[.F22]*[.D21])" office:value-type="float" office:value="-9.99644636980743">
            <text:p>-10</text:p>
          </table:table-cell>
          <table:table-cell table:formula="of:=[.G22]*[.D22]-[.F22]*[.C22]" office:value-type="float" office:value="0.0872642473818046">
            <text:p>0,09</text:p>
          </table:table-cell>
          <table:table-cell table:formula="of:=-[.I22]/[.H22]" office:value-type="float" office:value="0.0087295268892125">
            <text:p>0,01</text:p>
          </table:table-cell>
          <table:table-cell table:formula="of:=ATAN([.J22])*180/PI()" office:value-type="float" office:value="0.500152343512961">
            <text:p>0,5</text:p>
          </table:table-cell>
          <table:table-cell table:formula="of:=-[.F22]/([.D21]*COS([.K22]*PI()/180)+[.C21]*SIN([.K22]*PI()/180))" office:value-type="float" office:value="10.7854378817974">
            <text:p>10,79</text:p>
          </table:table-cell>
        </table:table-row>
        <table:table-row table:style-name="ro1">
          <table:table-cell table:formula="of:=[.A22]+1" office:value-type="float" office:value="14">
            <text:p>14</text:p>
          </table:table-cell>
          <table:table-cell table:formula="of:=[.A23]*PI()/180" office:value-type="float" office:value="0.244346095279206">
            <text:p>0,24</text:p>
          </table:table-cell>
          <table:table-cell table:formula="of:=COS([.B23])" office:value-type="float" office:value="0.970295726275996">
            <text:p>0,97</text:p>
          </table:table-cell>
          <table:table-cell table:formula="of:=SIN([.B23])" office:value-type="float" office:value="0.241921895599668">
            <text:p>0,24</text:p>
          </table:table-cell>
          <table:table-cell table:formula="of:=[.$B$1]*COS([.B23]+[.$C$2])" office:value-type="float" office:value="9.65925826289068">
            <text:p>9,66</text:p>
          </table:table-cell>
          <table:table-cell table:formula="of:=([.E23]-[.E22])/([.B23]-[.B22])" office:value-type="float" office:value="-2.50376826145257">
            <text:p>-2,5</text:p>
          </table:table-cell>
          <table:table-cell table:formula="of:=[.F113]" office:value-type="float" office:value="-9.68135352315056">
            <text:p>-9,68</text:p>
          </table:table-cell>
          <table:table-cell table:formula="of:=([.G23]*[.C22]+[.F23]*[.D22])" office:value-type="float" office:value="-9.99644636980744">
            <text:p>-10</text:p>
          </table:table-cell>
          <table:table-cell table:formula="of:=[.G23]*[.D23]-[.F23]*[.C23]" office:value-type="float" office:value="0.0872642473818064">
            <text:p>0,09</text:p>
          </table:table-cell>
          <table:table-cell table:formula="of:=-[.I23]/[.H23]" office:value-type="float" office:value="0.00872952688921266">
            <text:p>0,01</text:p>
          </table:table-cell>
          <table:table-cell table:formula="of:=ATAN([.J23])*180/PI()" office:value-type="float" office:value="0.50015234351297">
            <text:p>0,5</text:p>
          </table:table-cell>
          <table:table-cell table:formula="of:=-[.F23]/([.D22]*COS([.K23]*PI()/180)+[.C22]*SIN([.K23]*PI()/180))" office:value-type="float" office:value="10.7251670837804">
            <text:p>10,73</text:p>
          </table:table-cell>
        </table:table-row>
        <table:table-row table:style-name="ro1">
          <table:table-cell table:formula="of:=[.A23]+1" office:value-type="float" office:value="15">
            <text:p>15</text:p>
          </table:table-cell>
          <table:table-cell table:formula="of:=[.A24]*PI()/180" office:value-type="float" office:value="0.261799387799149">
            <text:p>0,26</text:p>
          </table:table-cell>
          <table:table-cell table:formula="of:=COS([.B24])" office:value-type="float" office:value="0.965925826289068">
            <text:p>0,97</text:p>
          </table:table-cell>
          <table:table-cell table:formula="of:=SIN([.B24])" office:value-type="float" office:value="0.258819045102521">
            <text:p>0,26</text:p>
          </table:table-cell>
          <table:table-cell table:formula="of:=[.$B$1]*COS([.B24]+[.$C$2])" office:value-type="float" office:value="9.61261695938319">
            <text:p>9,61</text:p>
          </table:table-cell>
          <table:table-cell table:formula="of:=([.E24]-[.E23])/([.B24]-[.B23])" office:value-type="float" office:value="-2.67234984196813">
            <text:p>-2,67</text:p>
          </table:table-cell>
          <table:table-cell table:formula="of:=[.F114]" office:value-type="float" office:value="-9.63618222479266">
            <text:p>-9,64</text:p>
          </table:table-cell>
          <table:table-cell table:formula="of:=([.G24]*[.C23]+[.F24]*[.D23])" office:value-type="float" office:value="-9.99644636980745">
            <text:p>-10</text:p>
          </table:table-cell>
          <table:table-cell table:formula="of:=[.G24]*[.D24]-[.F24]*[.C24]" office:value-type="float" office:value="0.0872642473818077">
            <text:p>0,09</text:p>
          </table:table-cell>
          <table:table-cell table:formula="of:=-[.I24]/[.H24]" office:value-type="float" office:value="0.00872952688921279">
            <text:p>0,01</text:p>
          </table:table-cell>
          <table:table-cell table:formula="of:=ATAN([.J24])*180/PI()" office:value-type="float" office:value="0.500152343512978">
            <text:p>0,5</text:p>
          </table:table-cell>
          <table:table-cell table:formula="of:=-[.F24]/([.D23]*COS([.K24]*PI()/180)+[.C23]*SIN([.K24]*PI()/180))" office:value-type="float" office:value="10.6730662355489">
            <text:p>10,67</text:p>
          </table:table-cell>
        </table:table-row>
        <table:table-row table:style-name="ro1">
          <table:table-cell table:formula="of:=[.A24]+1" office:value-type="float" office:value="16">
            <text:p>16</text:p>
          </table:table-cell>
          <table:table-cell table:formula="of:=[.A25]*PI()/180" office:value-type="float" office:value="0.279252680319093">
            <text:p>0,28</text:p>
          </table:table-cell>
          <table:table-cell table:formula="of:=COS([.B25])" office:value-type="float" office:value="0.961261695938319">
            <text:p>0,96</text:p>
          </table:table-cell>
          <table:table-cell table:formula="of:=SIN([.B25])" office:value-type="float" office:value="0.275637355816999">
            <text:p>0,28</text:p>
          </table:table-cell>
          <table:table-cell table:formula="of:=[.$B$1]*COS([.B25]+[.$C$2])" office:value-type="float" office:value="9.56304755963035">
            <text:p>9,56</text:p>
          </table:table-cell>
          <table:table-cell table:formula="of:=([.E25]-[.E24])/([.B25]-[.B24])" office:value-type="float" office:value="-2.84011739883428">
            <text:p>-2,84</text:p>
          </table:table-cell>
          <table:table-cell table:formula="of:=[.F115]" office:value-type="float" office:value="-9.58807565198131">
            <text:p>-9,59</text:p>
          </table:table-cell>
          <table:table-cell table:formula="of:=([.G25]*[.C24]+[.F25]*[.D24])" office:value-type="float" office:value="-9.99644636980749">
            <text:p>-10</text:p>
          </table:table-cell>
          <table:table-cell table:formula="of:=[.G25]*[.D25]-[.F25]*[.C25]" office:value-type="float" office:value="0.0872642473818899">
            <text:p>0,09</text:p>
          </table:table-cell>
          <table:table-cell table:formula="of:=-[.I25]/[.H25]" office:value-type="float" office:value="0.00872952688922097">
            <text:p>0,01</text:p>
          </table:table-cell>
          <table:table-cell table:formula="of:=ATAN([.J25])*180/PI()" office:value-type="float" office:value="0.500152343513446">
            <text:p>0,5</text:p>
          </table:table-cell>
          <table:table-cell table:formula="of:=-[.F25]/([.D24]*COS([.K25]*PI()/180)+[.C24]*SIN([.K25]*PI()/180))" office:value-type="float" office:value="10.6275536121671">
            <text:p>10,63</text:p>
          </table:table-cell>
        </table:table-row>
        <table:table-row table:style-name="ro1">
          <table:table-cell table:formula="of:=[.A25]+1" office:value-type="float" office:value="17">
            <text:p>17</text:p>
          </table:table-cell>
          <table:table-cell table:formula="of:=[.A26]*PI()/180" office:value-type="float" office:value="0.296705972839036">
            <text:p>0,3</text:p>
          </table:table-cell>
          <table:table-cell table:formula="of:=COS([.B26])" office:value-type="float" office:value="0.956304755963035">
            <text:p>0,96</text:p>
          </table:table-cell>
          <table:table-cell table:formula="of:=SIN([.B26])" office:value-type="float" office:value="0.292371704722737">
            <text:p>0,29</text:p>
          </table:table-cell>
          <table:table-cell table:formula="of:=[.$B$1]*COS([.B26]+[.$C$2])" office:value-type="float" office:value="9.51056516295153">
            <text:p>9,51</text:p>
          </table:table-cell>
          <table:table-cell table:formula="of:=([.E26]-[.E25])/([.B26]-[.B25])" office:value-type="float" office:value="-3.00701982842774">
            <text:p>-3,01</text:p>
          </table:table-cell>
          <table:table-cell table:formula="of:=[.F116]" office:value-type="float" office:value="-9.53704845844453">
            <text:p>-9,54</text:p>
          </table:table-cell>
          <table:table-cell table:formula="of:=([.G26]*[.C25]+[.F26]*[.D25])" office:value-type="float" office:value="-9.99644636980742">
            <text:p>-10</text:p>
          </table:table-cell>
          <table:table-cell table:formula="of:=[.G26]*[.D26]-[.F26]*[.C26]" office:value-type="float" office:value="0.0872642473818202">
            <text:p>0,09</text:p>
          </table:table-cell>
          <table:table-cell table:formula="of:=-[.I26]/[.H26]" office:value-type="float" office:value="0.00872952688921406">
            <text:p>0,01</text:p>
          </table:table-cell>
          <table:table-cell table:formula="of:=ATAN([.J26])*180/PI()" office:value-type="float" office:value="0.50015234351305">
            <text:p>0,5</text:p>
          </table:table-cell>
          <table:table-cell table:formula="of:=-[.F26]/([.D25]*COS([.K26]*PI()/180)+[.C25]*SIN([.K26]*PI()/180))" office:value-type="float" office:value="10.5874309008094">
            <text:p>10,59</text:p>
          </table:table-cell>
        </table:table-row>
        <table:table-row table:style-name="ro1">
          <table:table-cell table:formula="of:=[.A26]+1" office:value-type="float" office:value="18">
            <text:p>18</text:p>
          </table:table-cell>
          <table:table-cell table:formula="of:=[.A27]*PI()/180" office:value-type="float" office:value="0.314159265358979">
            <text:p>0,31</text:p>
          </table:table-cell>
          <table:table-cell table:formula="of:=COS([.B27])" office:value-type="float" office:value="0.951056516295153">
            <text:p>0,95</text:p>
          </table:table-cell>
          <table:table-cell table:formula="of:=SIN([.B27])" office:value-type="float" office:value="0.309016994374947">
            <text:p>0,31</text:p>
          </table:table-cell>
          <table:table-cell table:formula="of:=[.$B$1]*COS([.B27]+[.$C$2])" office:value-type="float" office:value="9.45518575599317">
            <text:p>9,46</text:p>
          </table:table-cell>
          <table:table-cell table:formula="of:=([.E27]-[.E26])/([.B27]-[.B26])" office:value-type="float" office:value="-3.1730062906518">
            <text:p>-3,17</text:p>
          </table:table-cell>
          <table:table-cell table:formula="of:=[.F117]" office:value-type="float" office:value="-9.48311618755992">
            <text:p>-9,48</text:p>
          </table:table-cell>
          <table:table-cell table:formula="of:=([.G27]*[.C26]+[.F27]*[.D26])" office:value-type="float" office:value="-9.99644636980743">
            <text:p>-10</text:p>
          </table:table-cell>
          <table:table-cell table:formula="of:=[.G27]*[.D27]-[.F27]*[.C27]" office:value-type="float" office:value="0.0872642473817309">
            <text:p>0,09</text:p>
          </table:table-cell>
          <table:table-cell table:formula="of:=-[.I27]/[.H27]" office:value-type="float" office:value="0.00872952688920512">
            <text:p>0,01</text:p>
          </table:table-cell>
          <table:table-cell table:formula="of:=ATAN([.J27])*180/PI()" office:value-type="float" office:value="0.500152343512538">
            <text:p>0,5</text:p>
          </table:table-cell>
          <table:table-cell table:formula="of:=-[.F27]/([.D26]*COS([.K27]*PI()/180)+[.C26]*SIN([.K27]*PI()/180))" office:value-type="float" office:value="10.551773655003">
            <text:p>10,55</text:p>
          </table:table-cell>
        </table:table-row>
        <table:table-row table:style-name="ro1">
          <table:table-cell table:formula="of:=[.A27]+1" office:value-type="float" office:value="19">
            <text:p>19</text:p>
          </table:table-cell>
          <table:table-cell table:formula="of:=[.A28]*PI()/180" office:value-type="float" office:value="0.331612557878923">
            <text:p>0,33</text:p>
          </table:table-cell>
          <table:table-cell table:formula="of:=COS([.B28])" office:value-type="float" office:value="0.945518575599317">
            <text:p>0,95</text:p>
          </table:table-cell>
          <table:table-cell table:formula="of:=SIN([.B28])" office:value-type="float" office:value="0.325568154457157">
            <text:p>0,33</text:p>
          </table:table-cell>
          <table:table-cell table:formula="of:=[.$B$1]*COS([.B28]+[.$C$2])" office:value-type="float" office:value="9.39692620785909">
            <text:p>9,4</text:p>
          </table:table-cell>
          <table:table-cell table:formula="of:=([.E28]-[.E27])/([.B28]-[.B27])" office:value-type="float" office:value="-3.33802622442226">
            <text:p>-3,34</text:p>
          </table:table-cell>
          <table:table-cell table:formula="of:=[.F118]" office:value-type="float" office:value="-9.42629526761949">
            <text:p>-9,43</text:p>
          </table:table-cell>
          <table:table-cell table:formula="of:=([.G28]*[.C27]+[.F28]*[.D27])" office:value-type="float" office:value="-9.9964463698074">
            <text:p>-10</text:p>
          </table:table-cell>
          <table:table-cell table:formula="of:=[.G28]*[.D28]-[.F28]*[.C28]" office:value-type="float" office:value="0.0872642473817962">
            <text:p>0,09</text:p>
          </table:table-cell>
          <table:table-cell table:formula="of:=-[.I28]/[.H28]" office:value-type="float" office:value="0.00872952688921168">
            <text:p>0,01</text:p>
          </table:table-cell>
          <table:table-cell table:formula="of:=ATAN([.J28])*180/PI()" office:value-type="float" office:value="0.500152343512914">
            <text:p>0,5</text:p>
          </table:table-cell>
          <table:table-cell table:formula="of:=-[.F28]/([.D27]*COS([.K28]*PI()/180)+[.C27]*SIN([.K28]*PI()/180))" office:value-type="float" office:value="10.5198572769032">
            <text:p>10,52</text:p>
          </table:table-cell>
        </table:table-row>
        <table:table-row table:style-name="ro1">
          <table:table-cell table:formula="of:=[.A28]+1" office:value-type="float" office:value="20">
            <text:p>20</text:p>
          </table:table-cell>
          <table:table-cell table:formula="of:=[.A29]*PI()/180" office:value-type="float" office:value="0.349065850398866">
            <text:p>0,35</text:p>
          </table:table-cell>
          <table:table-cell table:formula="of:=COS([.B29])" office:value-type="float" office:value="0.939692620785908">
            <text:p>0,94</text:p>
          </table:table-cell>
          <table:table-cell table:formula="of:=SIN([.B29])" office:value-type="float" office:value="0.342020143325669">
            <text:p>0,34</text:p>
          </table:table-cell>
          <table:table-cell table:formula="of:=[.$B$1]*COS([.B29]+[.$C$2])" office:value-type="float" office:value="9.33580426497202">
            <text:p>9,34</text:p>
          </table:table-cell>
          <table:table-cell table:formula="of:=([.E29]-[.E28])/([.B29]-[.B28])" office:value-type="float" office:value="-3.50202936306865">
            <text:p>-3,5</text:p>
          </table:table-cell>
          <table:table-cell table:formula="of:=[.F119]" office:value-type="float" office:value="-9.36660300682606">
            <text:p>-9,37</text:p>
          </table:table-cell>
          <table:table-cell table:formula="of:=([.G29]*[.C28]+[.F29]*[.D28])" office:value-type="float" office:value="-9.99644636980748">
            <text:p>-10</text:p>
          </table:table-cell>
          <table:table-cell table:formula="of:=[.G29]*[.D29]-[.F29]*[.C29]" office:value-type="float" office:value="0.0872642473818996">
            <text:p>0,09</text:p>
          </table:table-cell>
          <table:table-cell table:formula="of:=-[.I29]/[.H29]" office:value-type="float" office:value="0.00872952688922196">
            <text:p>0,01</text:p>
          </table:table-cell>
          <table:table-cell table:formula="of:=ATAN([.J29])*180/PI()" office:value-type="float" office:value="0.500152343513503">
            <text:p>0,5</text:p>
          </table:table-cell>
          <table:table-cell table:formula="of:=-[.F29]/([.D28]*COS([.K29]*PI()/180)+[.C28]*SIN([.K29]*PI()/180))" office:value-type="float" office:value="10.491105774049">
            <text:p>10,49</text:p>
          </table:table-cell>
        </table:table-row>
        <table:table-row table:style-name="ro1">
          <table:table-cell table:formula="of:=[.A29]+1" office:value-type="float" office:value="21">
            <text:p>21</text:p>
          </table:table-cell>
          <table:table-cell table:formula="of:=[.A30]*PI()/180" office:value-type="float" office:value="0.366519142918809">
            <text:p>0,37</text:p>
          </table:table-cell>
          <table:table-cell table:formula="of:=COS([.B30])" office:value-type="float" office:value="0.933580426497202">
            <text:p>0,93</text:p>
          </table:table-cell>
          <table:table-cell table:formula="of:=SIN([.B30])" office:value-type="float" office:value="0.3583679495453">
            <text:p>0,36</text:p>
          </table:table-cell>
          <table:table-cell table:formula="of:=[.$B$1]*COS([.B30]+[.$C$2])" office:value-type="float" office:value="9.27183854566787">
            <text:p>9,27</text:p>
          </table:table-cell>
          <table:table-cell table:formula="of:=([.E30]-[.E29])/([.B30]-[.B29])" office:value-type="float" office:value="-3.66496574964588">
            <text:p>-3,66</text:p>
          </table:table-cell>
          <table:table-cell table:formula="of:=[.F120]" office:value-type="float" office:value="-9.30405758802037">
            <text:p>-9,3</text:p>
          </table:table-cell>
          <table:table-cell table:formula="of:=([.G30]*[.C29]+[.F30]*[.D29])" office:value-type="float" office:value="-9.99644636980743">
            <text:p>-10</text:p>
          </table:table-cell>
          <table:table-cell table:formula="of:=[.G30]*[.D30]-[.F30]*[.C30]" office:value-type="float" office:value="0.0872642473817891">
            <text:p>0,09</text:p>
          </table:table-cell>
          <table:table-cell table:formula="of:=-[.I30]/[.H30]" office:value-type="float" office:value="0.00872952688921094">
            <text:p>0,01</text:p>
          </table:table-cell>
          <table:table-cell table:formula="of:=ATAN([.J30])*180/PI()" office:value-type="float" office:value="0.500152343512872">
            <text:p>0,5</text:p>
          </table:table-cell>
          <table:table-cell table:formula="of:=-[.F30]/([.D29]*COS([.K30]*PI()/180)+[.C29]*SIN([.K30]*PI()/180))" office:value-type="float" office:value="10.4650555140011">
            <text:p>10,47</text:p>
          </table:table-cell>
        </table:table-row>
        <table:table-row table:style-name="ro1">
          <table:table-cell table:formula="of:=[.A30]+1" office:value-type="float" office:value="22">
            <text:p>22</text:p>
          </table:table-cell>
          <table:table-cell table:formula="of:=[.A31]*PI()/180" office:value-type="float" office:value="0.383972435438752">
            <text:p>0,38</text:p>
          </table:table-cell>
          <table:table-cell table:formula="of:=COS([.B31])" office:value-type="float" office:value="0.927183854566787">
            <text:p>0,93</text:p>
          </table:table-cell>
          <table:table-cell table:formula="of:=SIN([.B31])" office:value-type="float" office:value="0.374606593415912">
            <text:p>0,37</text:p>
          </table:table-cell>
          <table:table-cell table:formula="of:=[.$B$1]*COS([.B31]+[.$C$2])" office:value-type="float" office:value="9.2050485345244">
            <text:p>9,21</text:p>
          </table:table-cell>
          <table:table-cell table:formula="of:=([.E31]-[.E30])/([.B31]-[.B30])" office:value-type="float" office:value="-3.82678575215264">
            <text:p>-3,83</text:p>
          </table:table-cell>
          <table:table-cell table:formula="of:=[.F121]" office:value-type="float" office:value="-9.23867806314298">
            <text:p>-9,24</text:p>
          </table:table-cell>
          <table:table-cell table:formula="of:=([.G31]*[.C30]+[.F31]*[.D30])" office:value-type="float" office:value="-9.99644636980748">
            <text:p>-10</text:p>
          </table:table-cell>
          <table:table-cell table:formula="of:=[.G31]*[.D31]-[.F31]*[.C31]" office:value-type="float" office:value="0.0872642473818419">
            <text:p>0,09</text:p>
          </table:table-cell>
          <table:table-cell table:formula="of:=-[.I31]/[.H31]" office:value-type="float" office:value="0.00872952688921619">
            <text:p>0,01</text:p>
          </table:table-cell>
          <table:table-cell table:formula="of:=ATAN([.J31])*180/PI()" office:value-type="float" office:value="0.500152343513172">
            <text:p>0,5</text:p>
          </table:table-cell>
          <table:table-cell table:formula="of:=-[.F31]/([.D30]*COS([.K31]*PI()/180)+[.C30]*SIN([.K31]*PI()/180))" office:value-type="float" office:value="10.4413290938684">
            <text:p>10,44</text:p>
          </table:table-cell>
        </table:table-row>
        <table:table-row table:style-name="ro1">
          <table:table-cell table:formula="of:=[.A31]+1" office:value-type="float" office:value="23">
            <text:p>23</text:p>
          </table:table-cell>
          <table:table-cell table:formula="of:=[.A32]*PI()/180" office:value-type="float" office:value="0.401425727958696">
            <text:p>0,4</text:p>
          </table:table-cell>
          <table:table-cell table:formula="of:=COS([.B32])" office:value-type="float" office:value="0.92050485345244">
            <text:p>0,92</text:p>
          </table:table-cell>
          <table:table-cell table:formula="of:=SIN([.B32])" office:value-type="float" office:value="0.390731128489274">
            <text:p>0,39</text:p>
          </table:table-cell>
          <table:table-cell table:formula="of:=[.$B$1]*COS([.B32]+[.$C$2])" office:value-type="float" office:value="9.13545457642601">
            <text:p>9,14</text:p>
          </table:table-cell>
          <table:table-cell table:formula="of:=([.E32]-[.E31])/([.B32]-[.B31])" office:value-type="float" office:value="-3.98744007864832">
            <text:p>-3,99</text:p>
          </table:table-cell>
          <table:table-cell table:formula="of:=[.F122]" office:value-type="float" office:value="-9.17048434743041">
            <text:p>-9,17</text:p>
          </table:table-cell>
          <table:table-cell table:formula="of:=([.G32]*[.C31]+[.F32]*[.D31])" office:value-type="float" office:value="-9.99644636980744">
            <text:p>-10</text:p>
          </table:table-cell>
          <table:table-cell table:formula="of:=[.G32]*[.D32]-[.F32]*[.C32]" office:value-type="float" office:value="0.0872642473818521">
            <text:p>0,09</text:p>
          </table:table-cell>
          <table:table-cell table:formula="of:=-[.I32]/[.H32]" office:value-type="float" office:value="0.00872952688921724">
            <text:p>0,01</text:p>
          </table:table-cell>
          <table:table-cell table:formula="of:=ATAN([.J32])*180/PI()" office:value-type="float" office:value="0.500152343513232">
            <text:p>0,5</text:p>
          </table:table-cell>
          <table:table-cell table:formula="of:=-[.F32]/([.D31]*COS([.K32]*PI()/180)+[.C31]*SIN([.K32]*PI()/180))" office:value-type="float" office:value="10.4196161778866">
            <text:p>10,42</text:p>
          </table:table-cell>
        </table:table-row>
        <table:table-row table:style-name="ro1">
          <table:table-cell table:formula="of:=[.A32]+1" office:value-type="float" office:value="24">
            <text:p>24</text:p>
          </table:table-cell>
          <table:table-cell table:formula="of:=[.A33]*PI()/180" office:value-type="float" office:value="0.418879020478639">
            <text:p>0,42</text:p>
          </table:table-cell>
          <table:table-cell table:formula="of:=COS([.B33])" office:value-type="float" office:value="0.913545457642601">
            <text:p>0,91</text:p>
          </table:table-cell>
          <table:table-cell table:formula="of:=SIN([.B33])" office:value-type="float" office:value="0.4067366430758">
            <text:p>0,41</text:p>
          </table:table-cell>
          <table:table-cell table:formula="of:=[.$B$1]*COS([.B33]+[.$C$2])" office:value-type="float" office:value="9.0630778703665">
            <text:p>9,06</text:p>
          </table:table-cell>
          <table:table-cell table:formula="of:=([.E33]-[.E32])/([.B33]-[.B32])" office:value-type="float" office:value="-4.14687979226883">
            <text:p>-4,15</text:p>
          </table:table-cell>
          <table:table-cell table:formula="of:=[.F123]" office:value-type="float" office:value="-9.09949721334922">
            <text:p>-9,1</text:p>
          </table:table-cell>
          <table:table-cell table:formula="of:=([.G33]*[.C32]+[.F33]*[.D32])" office:value-type="float" office:value="-9.99644636980748">
            <text:p>-10</text:p>
          </table:table-cell>
          <table:table-cell table:formula="of:=[.G33]*[.D33]-[.F33]*[.C33]" office:value-type="float" office:value="0.0872642473818259">
            <text:p>0,09</text:p>
          </table:table-cell>
          <table:table-cell table:formula="of:=-[.I33]/[.H33]" office:value-type="float" office:value="0.00872952688921458">
            <text:p>0,01</text:p>
          </table:table-cell>
          <table:table-cell table:formula="of:=ATAN([.J33])*180/PI()" office:value-type="float" office:value="0.50015234351308">
            <text:p>0,5</text:p>
          </table:table-cell>
          <table:table-cell table:formula="of:=-[.F33]/([.D32]*COS([.K33]*PI()/180)+[.C32]*SIN([.K33]*PI()/180))" office:value-type="float" office:value="10.3996592274733">
            <text:p>10,4</text:p>
          </table:table-cell>
        </table:table-row>
        <table:table-row table:style-name="ro1">
          <table:table-cell table:formula="of:=[.A33]+1" office:value-type="float" office:value="25">
            <text:p>25</text:p>
          </table:table-cell>
          <table:table-cell table:formula="of:=[.A34]*PI()/180" office:value-type="float" office:value="0.436332312998582">
            <text:p>0,44</text:p>
          </table:table-cell>
          <table:table-cell table:formula="of:=COS([.B34])" office:value-type="float" office:value="0.90630778703665">
            <text:p>0,91</text:p>
          </table:table-cell>
          <table:table-cell table:formula="of:=SIN([.B34])" office:value-type="float" office:value="0.422618261740699">
            <text:p>0,42</text:p>
          </table:table-cell>
          <table:table-cell table:formula="of:=[.$B$1]*COS([.B34]+[.$C$2])" office:value-type="float" office:value="8.98794046299167">
            <text:p>8,99</text:p>
          </table:table-cell>
          <table:table-cell table:formula="of:=([.E34]-[.E33])/([.B34]-[.B33])" office:value-type="float" office:value="-4.30505632613283">
            <text:p>-4,31</text:p>
          </table:table-cell>
          <table:table-cell table:formula="of:=[.F124]" office:value-type="float" office:value="-9.02573828426783">
            <text:p>-9,03</text:p>
          </table:table-cell>
          <table:table-cell table:formula="of:=([.G34]*[.C33]+[.F34]*[.D33])" office:value-type="float" office:value="-9.9964463698073">
            <text:p>-10</text:p>
          </table:table-cell>
          <table:table-cell table:formula="of:=[.G34]*[.D34]-[.F34]*[.C34]" office:value-type="float" office:value="0.0872642473818219">
            <text:p>0,09</text:p>
          </table:table-cell>
          <table:table-cell table:formula="of:=-[.I34]/[.H34]" office:value-type="float" office:value="0.00872952688921435">
            <text:p>0,01</text:p>
          </table:table-cell>
          <table:table-cell table:formula="of:=ATAN([.J34])*180/PI()" office:value-type="float" office:value="0.500152343513067">
            <text:p>0,5</text:p>
          </table:table-cell>
          <table:table-cell table:formula="of:=-[.F34]/([.D33]*COS([.K34]*PI()/180)+[.C33]*SIN([.K34]*PI()/180))" office:value-type="float" office:value="10.3812427259153">
            <text:p>10,38</text:p>
          </table:table-cell>
        </table:table-row>
        <table:table-row table:style-name="ro1">
          <table:table-cell table:formula="of:=[.A34]+1" office:value-type="float" office:value="26">
            <text:p>26</text:p>
          </table:table-cell>
          <table:table-cell table:formula="of:=[.A35]*PI()/180" office:value-type="float" office:value="0.453785605518526">
            <text:p>0,45</text:p>
          </table:table-cell>
          <table:table-cell table:formula="of:=COS([.B35])" office:value-type="float" office:value="0.898794046299167">
            <text:p>0,9</text:p>
          </table:table-cell>
          <table:table-cell table:formula="of:=SIN([.B35])" office:value-type="float" office:value="0.438371146789077">
            <text:p>0,44</text:p>
          </table:table-cell>
          <table:table-cell table:formula="of:=[.$B$1]*COS([.B35]+[.$C$2])" office:value-type="float" office:value="8.91006524188368">
            <text:p>8,91</text:p>
          </table:table-cell>
          <table:table-cell table:formula="of:=([.E35]-[.E34])/([.B35]-[.B34])" office:value-type="float" office:value="-4.46192149813599">
            <text:p>-4,46</text:p>
          </table:table-cell>
          <table:table-cell table:formula="of:=[.F125]" office:value-type="float" office:value="-8.94923002787106">
            <text:p>-8,95</text:p>
          </table:table-cell>
          <table:table-cell table:formula="of:=([.G35]*[.C34]+[.F35]*[.D34])" office:value-type="float" office:value="-9.99644636980745">
            <text:p>-10</text:p>
          </table:table-cell>
          <table:table-cell table:formula="of:=[.G35]*[.D35]-[.F35]*[.C35]" office:value-type="float" office:value="0.0872642473818033">
            <text:p>0,09</text:p>
          </table:table-cell>
          <table:table-cell table:formula="of:=-[.I35]/[.H35]" office:value-type="float" office:value="0.00872952688921235">
            <text:p>0,01</text:p>
          </table:table-cell>
          <table:table-cell table:formula="of:=ATAN([.J35])*180/PI()" office:value-type="float" office:value="0.500152343512952">
            <text:p>0,5</text:p>
          </table:table-cell>
          <table:table-cell table:formula="of:=-[.F35]/([.D34]*COS([.K35]*PI()/180)+[.C34]*SIN([.K35]*PI()/180))" office:value-type="float" office:value="10.3641849383857">
            <text:p>10,36</text:p>
          </table:table-cell>
        </table:table-row>
        <table:table-row table:style-name="ro1">
          <table:table-cell table:formula="of:=[.A35]+1" office:value-type="float" office:value="27">
            <text:p>27</text:p>
          </table:table-cell>
          <table:table-cell table:formula="of:=[.A36]*PI()/180" office:value-type="float" office:value="0.471238898038469">
            <text:p>0,47</text:p>
          </table:table-cell>
          <table:table-cell table:formula="of:=COS([.B36])" office:value-type="float" office:value="0.891006524188368">
            <text:p>0,89</text:p>
          </table:table-cell>
          <table:table-cell table:formula="of:=SIN([.B36])" office:value-type="float" office:value="0.453990499739547">
            <text:p>0,45</text:p>
          </table:table-cell>
          <table:table-cell table:formula="of:=[.$B$1]*COS([.B36]+[.$C$2])" office:value-type="float" office:value="8.82947592858927">
            <text:p>8,83</text:p>
          </table:table-cell>
          <table:table-cell table:formula="of:=([.E36]-[.E35])/([.B36]-[.B35])" office:value-type="float" office:value="-4.61742752562717">
            <text:p>-4,62</text:p>
          </table:table-cell>
          <table:table-cell table:formula="of:=[.F126]" office:value-type="float" office:value="-8.86999574931447">
            <text:p>-8,87</text:p>
          </table:table-cell>
          <table:table-cell table:formula="of:=([.G36]*[.C35]+[.F36]*[.D35])" office:value-type="float" office:value="-9.9964463698074">
            <text:p>-10</text:p>
          </table:table-cell>
          <table:table-cell table:formula="of:=[.G36]*[.D36]-[.F36]*[.C36]" office:value-type="float" office:value="0.0872642473818299">
            <text:p>0,09</text:p>
          </table:table-cell>
          <table:table-cell table:formula="of:=-[.I36]/[.H36]" office:value-type="float" office:value="0.00872952688921505">
            <text:p>0,01</text:p>
          </table:table-cell>
          <table:table-cell table:formula="of:=ATAN([.J36])*180/PI()" office:value-type="float" office:value="0.500152343513107">
            <text:p>0,5</text:p>
          </table:table-cell>
          <table:table-cell table:formula="of:=-[.F36]/([.D35]*COS([.K36]*PI()/180)+[.C35]*SIN([.K36]*PI()/180))" office:value-type="float" office:value="10.348331537578">
            <text:p>10,35</text:p>
          </table:table-cell>
        </table:table-row>
        <table:table-row table:style-name="ro1">
          <table:table-cell table:formula="of:=[.A36]+1" office:value-type="float" office:value="28">
            <text:p>28</text:p>
          </table:table-cell>
          <table:table-cell table:formula="of:=[.A37]*PI()/180" office:value-type="float" office:value="0.488692190558412">
            <text:p>0,49</text:p>
          </table:table-cell>
          <table:table-cell table:formula="of:=COS([.B37])" office:value-type="float" office:value="0.882947592858927">
            <text:p>0,88</text:p>
          </table:table-cell>
          <table:table-cell table:formula="of:=SIN([.B37])" office:value-type="float" office:value="0.469471562785891">
            <text:p>0,47</text:p>
          </table:table-cell>
          <table:table-cell table:formula="of:=[.$B$1]*COS([.B37]+[.$C$2])" office:value-type="float" office:value="8.74619707139396">
            <text:p>8,75</text:p>
          </table:table-cell>
          <table:table-cell table:formula="of:=([.E37]-[.E36])/([.B37]-[.B36])" office:value-type="float" office:value="-4.77152703996406">
            <text:p>-4,77</text:p>
          </table:table-cell>
          <table:table-cell table:formula="of:=[.F127]" office:value-type="float" office:value="-8.78805958412713">
            <text:p>-8,79</text:p>
          </table:table-cell>
          <table:table-cell table:formula="of:=([.G37]*[.C36]+[.F37]*[.D36])" office:value-type="float" office:value="-9.99644636980743">
            <text:p>-10</text:p>
          </table:table-cell>
          <table:table-cell table:formula="of:=[.G37]*[.D37]-[.F37]*[.C37]" office:value-type="float" office:value="0.0872642473818583">
            <text:p>0,09</text:p>
          </table:table-cell>
          <table:table-cell table:formula="of:=-[.I37]/[.H37]" office:value-type="float" office:value="0.00872952688921787">
            <text:p>0,01</text:p>
          </table:table-cell>
          <table:table-cell table:formula="of:=ATAN([.J37])*180/PI()" office:value-type="float" office:value="0.500152343513268">
            <text:p>0,5</text:p>
          </table:table-cell>
          <table:table-cell table:formula="of:=-[.F37]/([.D36]*COS([.K37]*PI()/180)+[.C36]*SIN([.K37]*PI()/180))" office:value-type="float" office:value="10.3335506200829">
            <text:p>10,33</text:p>
          </table:table-cell>
        </table:table-row>
        <table:table-row table:style-name="ro1">
          <table:table-cell table:formula="of:=[.A37]+1" office:value-type="float" office:value="29">
            <text:p>29</text:p>
          </table:table-cell>
          <table:table-cell table:formula="of:=[.A38]*PI()/180" office:value-type="float" office:value="0.506145483078356">
            <text:p>0,51</text:p>
          </table:table-cell>
          <table:table-cell table:formula="of:=COS([.B38])" office:value-type="float" office:value="0.874619707139396">
            <text:p>0,87</text:p>
          </table:table-cell>
          <table:table-cell table:formula="of:=SIN([.B38])" office:value-type="float" office:value="0.484809620246337">
            <text:p>0,48</text:p>
          </table:table-cell>
          <table:table-cell table:formula="of:=[.$B$1]*COS([.B38]+[.$C$2])" office:value-type="float" office:value="8.66025403784439">
            <text:p>8,66</text:p>
          </table:table-cell>
          <table:table-cell table:formula="of:=([.E38]-[.E37])/([.B38]-[.B37])" office:value-type="float" office:value="-4.92417310094173">
            <text:p>-4,92</text:p>
          </table:table-cell>
          <table:table-cell table:formula="of:=[.F128]" office:value-type="float" office:value="-8.7034464908587">
            <text:p>-8,7</text:p>
          </table:table-cell>
          <table:table-cell table:formula="of:=([.G38]*[.C37]+[.F38]*[.D37])" office:value-type="float" office:value="-9.99644636980753">
            <text:p>-10</text:p>
          </table:table-cell>
          <table:table-cell table:formula="of:=[.G38]*[.D38]-[.F38]*[.C38]" office:value-type="float" office:value="0.0872642473818193">
            <text:p>0,09</text:p>
          </table:table-cell>
          <table:table-cell table:formula="of:=-[.I38]/[.H38]" office:value-type="float" office:value="0.00872952688921388">
            <text:p>0,01</text:p>
          </table:table-cell>
          <table:table-cell table:formula="of:=ATAN([.J38])*180/PI()" office:value-type="float" office:value="0.50015234351304">
            <text:p>0,5</text:p>
          </table:table-cell>
          <table:table-cell table:formula="of:=-[.F38]/([.D37]*COS([.K38]*PI()/180)+[.C37]*SIN([.K38]*PI()/180))" office:value-type="float" office:value="10.3197287719145">
            <text:p>10,32</text:p>
          </table:table-cell>
        </table:table-row>
        <table:table-row table:style-name="ro1">
          <table:table-cell table:formula="of:=[.A38]+1" office:value-type="float" office:value="30">
            <text:p>30</text:p>
          </table:table-cell>
          <table:table-cell table:formula="of:=[.A39]*PI()/180" office:value-type="float" office:value="0.523598775598299">
            <text:p>0,52</text:p>
          </table:table-cell>
          <table:table-cell table:formula="of:=COS([.B39])" office:value-type="float" office:value="0.866025403784439">
            <text:p>0,87</text:p>
          </table:table-cell>
          <table:table-cell table:formula="of:=SIN([.B39])" office:value-type="float" office:value="0.5">
            <text:p>0,5</text:p>
          </table:table-cell>
          <table:table-cell table:formula="of:=[.$B$1]*COS([.B39]+[.$C$2])" office:value-type="float" office:value="8.57167300702112">
            <text:p>8,57</text:p>
          </table:table-cell>
          <table:table-cell table:formula="of:=([.E39]-[.E38])/([.B39]-[.B38])" office:value-type="float" office:value="-5.07531921109118">
            <text:p>-5,08</text:p>
          </table:table-cell>
          <table:table-cell table:formula="of:=[.F129]" office:value-type="float" office:value="-8.61618224347679">
            <text:p>-8,62</text:p>
          </table:table-cell>
          <table:table-cell table:formula="of:=([.G39]*[.C38]+[.F39]*[.D38])" office:value-type="float" office:value="-9.99644636980739">
            <text:p>-10</text:p>
          </table:table-cell>
          <table:table-cell table:formula="of:=[.G39]*[.D39]-[.F39]*[.C39]" office:value-type="float" office:value="0.0872642473817624">
            <text:p>0,09</text:p>
          </table:table-cell>
          <table:table-cell table:formula="of:=-[.I39]/[.H39]" office:value-type="float" office:value="0.00872952688920831">
            <text:p>0,01</text:p>
          </table:table-cell>
          <table:table-cell table:formula="of:=ATAN([.J39])*180/PI()" office:value-type="float" office:value="0.500152343512721">
            <text:p>0,5</text:p>
          </table:table-cell>
          <table:table-cell table:formula="of:=-[.F39]/([.D38]*COS([.K39]*PI()/180)+[.C38]*SIN([.K39]*PI()/180))" office:value-type="float" office:value="10.3067679342415">
            <text:p>10,31</text:p>
          </table:table-cell>
        </table:table-row>
        <table:table-row table:style-name="ro1">
          <table:table-cell table:formula="of:=[.A39]+1" office:value-type="float" office:value="31">
            <text:p>31</text:p>
          </table:table-cell>
          <table:table-cell table:formula="of:=[.A40]*PI()/180" office:value-type="float" office:value="0.541052068118242">
            <text:p>0,54</text:p>
          </table:table-cell>
          <table:table-cell table:formula="of:=COS([.B40])" office:value-type="float" office:value="0.857167300702112">
            <text:p>0,86</text:p>
          </table:table-cell>
          <table:table-cell table:formula="of:=SIN([.B40])" office:value-type="float" office:value="0.515038074910054">
            <text:p>0,52</text:p>
          </table:table-cell>
          <table:table-cell table:formula="of:=[.$B$1]*COS([.B40]+[.$C$2])" office:value-type="float" office:value="8.48048096156426">
            <text:p>8,48</text:p>
          </table:table-cell>
          <table:table-cell table:formula="of:=([.E40]-[.E39])/([.B40]-[.B39])" office:value-type="float" office:value="-5.22491932984348">
            <text:p>-5,22</text:p>
          </table:table-cell>
          <table:table-cell table:formula="of:=[.F130]" office:value-type="float" office:value="-8.52629342351679">
            <text:p>-8,53</text:p>
          </table:table-cell>
          <table:table-cell table:formula="of:=([.G40]*[.C39]+[.F40]*[.D39])" office:value-type="float" office:value="-9.99644636980747">
            <text:p>-10</text:p>
          </table:table-cell>
          <table:table-cell table:formula="of:=[.G40]*[.D40]-[.F40]*[.C40]" office:value-type="float" office:value="0.0872642473818797">
            <text:p>0,09</text:p>
          </table:table-cell>
          <table:table-cell table:formula="of:=-[.I40]/[.H40]" office:value-type="float" office:value="0.00872952688921997">
            <text:p>0,01</text:p>
          </table:table-cell>
          <table:table-cell table:formula="of:=ATAN([.J40])*180/PI()" office:value-type="float" office:value="0.500152343513389">
            <text:p>0,5</text:p>
          </table:table-cell>
          <table:table-cell table:formula="of:=-[.F40]/([.D39]*COS([.K40]*PI()/180)+[.C39]*SIN([.K40]*PI()/180))" office:value-type="float" office:value="10.2945828856682">
            <text:p>10,29</text:p>
          </table:table-cell>
        </table:table-row>
        <table:table-row table:style-name="ro1">
          <table:table-cell table:formula="of:=[.A40]+1" office:value-type="float" office:value="32">
            <text:p>32</text:p>
          </table:table-cell>
          <table:table-cell table:formula="of:=[.A41]*PI()/180" office:value-type="float" office:value="0.558505360638185">
            <text:p>0,56</text:p>
          </table:table-cell>
          <table:table-cell table:formula="of:=COS([.B41])" office:value-type="float" office:value="0.848048096156426">
            <text:p>0,85</text:p>
          </table:table-cell>
          <table:table-cell table:formula="of:=SIN([.B41])" office:value-type="float" office:value="0.529919264233205">
            <text:p>0,53</text:p>
          </table:table-cell>
          <table:table-cell table:formula="of:=[.$B$1]*COS([.B41]+[.$C$2])" office:value-type="float" office:value="8.38670567945424">
            <text:p>8,39</text:p>
          </table:table-cell>
          <table:table-cell table:formula="of:=([.E41]-[.E40])/([.B41]-[.B40])" office:value-type="float" office:value="-5.37292788755268">
            <text:p>-5,37</text:p>
          </table:table-cell>
          <table:table-cell table:formula="of:=[.F131]" office:value-type="float" office:value="-8.43380741198391">
            <text:p>-8,43</text:p>
          </table:table-cell>
          <table:table-cell table:formula="of:=([.G41]*[.C40]+[.F41]*[.D40])" office:value-type="float" office:value="-9.99644636980739">
            <text:p>-10</text:p>
          </table:table-cell>
          <table:table-cell table:formula="of:=[.G41]*[.D41]-[.F41]*[.C41]" office:value-type="float" office:value="0.0872642473817509">
            <text:p>0,09</text:p>
          </table:table-cell>
          <table:table-cell table:formula="of:=-[.I41]/[.H41]" office:value-type="float" office:value="0.00872952688920716">
            <text:p>0,01</text:p>
          </table:table-cell>
          <table:table-cell table:formula="of:=ATAN([.J41])*180/PI()" office:value-type="float" office:value="0.500152343512655">
            <text:p>0,5</text:p>
          </table:table-cell>
          <table:table-cell table:formula="of:=-[.F41]/([.D40]*COS([.K41]*PI()/180)+[.C40]*SIN([.K41]*PI()/180))" office:value-type="float" office:value="10.2830992040511">
            <text:p>10,28</text:p>
          </table:table-cell>
        </table:table-row>
        <table:table-row table:style-name="ro1">
          <table:table-cell table:formula="of:=[.A41]+1" office:value-type="float" office:value="33">
            <text:p>33</text:p>
          </table:table-cell>
          <table:table-cell table:formula="of:=[.A42]*PI()/180" office:value-type="float" office:value="0.575958653158129">
            <text:p>0,58</text:p>
          </table:table-cell>
          <table:table-cell table:formula="of:=COS([.B42])" office:value-type="float" office:value="0.838670567945424">
            <text:p>0,84</text:p>
          </table:table-cell>
          <table:table-cell table:formula="of:=SIN([.B42])" office:value-type="float" office:value="0.544639035015027">
            <text:p>0,54</text:p>
          </table:table-cell>
          <table:table-cell table:formula="of:=[.$B$1]*COS([.B42]+[.$C$2])" office:value-type="float" office:value="8.29037572555042">
            <text:p>8,29</text:p>
          </table:table-cell>
          <table:table-cell table:formula="of:=([.E42]-[.E41])/([.B42]-[.B41])" office:value-type="float" office:value="-5.51929979937899">
            <text:p>-5,52</text:p>
          </table:table-cell>
          <table:table-cell table:formula="of:=[.F132]" office:value-type="float" office:value="-8.33875238101323">
            <text:p>-8,34</text:p>
          </table:table-cell>
          <table:table-cell table:formula="of:=([.G42]*[.C41]+[.F42]*[.D41])" office:value-type="float" office:value="-9.99644636980752">
            <text:p>-10</text:p>
          </table:table-cell>
          <table:table-cell table:formula="of:=[.G42]*[.D42]-[.F42]*[.C42]" office:value-type="float" office:value="0.0872642473819418">
            <text:p>0,09</text:p>
          </table:table-cell>
          <table:table-cell table:formula="of:=-[.I42]/[.H42]" office:value-type="float" office:value="0.00872952688922614">
            <text:p>0,01</text:p>
          </table:table-cell>
          <table:table-cell table:formula="of:=ATAN([.J42])*180/PI()" office:value-type="float" office:value="0.500152343513742">
            <text:p>0,5</text:p>
          </table:table-cell>
          <table:table-cell table:formula="of:=-[.F42]/([.D41]*COS([.K42]*PI()/180)+[.C41]*SIN([.K42]*PI()/180))" office:value-type="float" office:value="10.2722516045716">
            <text:p>10,27</text:p>
          </table:table-cell>
        </table:table-row>
        <table:table-row table:style-name="ro1">
          <table:table-cell table:formula="of:=[.A42]+1" office:value-type="float" office:value="34">
            <text:p>34</text:p>
          </table:table-cell>
          <table:table-cell table:formula="of:=[.A43]*PI()/180" office:value-type="float" office:value="0.593411945678072">
            <text:p>0,59</text:p>
          </table:table-cell>
          <table:table-cell table:formula="of:=COS([.B43])" office:value-type="float" office:value="0.829037572555042">
            <text:p>0,83</text:p>
          </table:table-cell>
          <table:table-cell table:formula="of:=SIN([.B43])" office:value-type="float" office:value="0.559192903470747">
            <text:p>0,56</text:p>
          </table:table-cell>
          <table:table-cell table:formula="of:=[.$B$1]*COS([.B43]+[.$C$2])" office:value-type="float" office:value="8.19152044288992">
            <text:p>8,19</text:p>
          </table:table-cell>
          <table:table-cell table:formula="of:=([.E43]-[.E42])/([.B43]-[.B42])" office:value-type="float" office:value="-5.66399047901932">
            <text:p>-5,66</text:p>
          </table:table-cell>
          <table:table-cell table:formula="of:=[.F133]" office:value-type="float" office:value="-8.24115728528803">
            <text:p>-8,24</text:p>
          </table:table-cell>
          <table:table-cell table:formula="of:=([.G43]*[.C42]+[.F43]*[.D42])" office:value-type="float" office:value="-9.99644636980746">
            <text:p>-10</text:p>
          </table:table-cell>
          <table:table-cell table:formula="of:=[.G43]*[.D43]-[.F43]*[.C43]" office:value-type="float" office:value="0.0872642473817322">
            <text:p>0,09</text:p>
          </table:table-cell>
          <table:table-cell table:formula="of:=-[.I43]/[.H43]" office:value-type="float" office:value="0.00872952688920523">
            <text:p>0,01</text:p>
          </table:table-cell>
          <table:table-cell table:formula="of:=ATAN([.J43])*180/PI()" office:value-type="float" office:value="0.500152343512544">
            <text:p>0,5</text:p>
          </table:table-cell>
          <table:table-cell table:formula="of:=-[.F43]/([.D42]*COS([.K43]*PI()/180)+[.C42]*SIN([.K43]*PI()/180))" office:value-type="float" office:value="10.2619825754372">
            <text:p>10,26</text:p>
          </table:table-cell>
        </table:table-row>
        <table:table-row table:style-name="ro1">
          <table:table-cell table:formula="of:=[.A43]+1" office:value-type="float" office:value="35">
            <text:p>35</text:p>
          </table:table-cell>
          <table:table-cell table:formula="of:=[.A44]*PI()/180" office:value-type="float" office:value="0.610865238198015">
            <text:p>0,61</text:p>
          </table:table-cell>
          <table:table-cell table:formula="of:=COS([.B44])" office:value-type="float" office:value="0.819152044288992">
            <text:p>0,82</text:p>
          </table:table-cell>
          <table:table-cell table:formula="of:=SIN([.B44])" office:value-type="float" office:value="0.573576436351046">
            <text:p>0,57</text:p>
          </table:table-cell>
          <table:table-cell table:formula="of:=[.$B$1]*COS([.B44]+[.$C$2])" office:value-type="float" office:value="8.09016994374947">
            <text:p>8,09</text:p>
          </table:table-cell>
          <table:table-cell table:formula="of:=([.E44]-[.E43])/([.B44]-[.B43])" office:value-type="float" office:value="-5.80695585229168">
            <text:p>-5,81</text:p>
          </table:table-cell>
          <table:table-cell table:formula="of:=[.F134]" office:value-type="float" office:value="-8.14105185321967">
            <text:p>-8,14</text:p>
          </table:table-cell>
          <table:table-cell table:formula="of:=([.G44]*[.C43]+[.F44]*[.D43])" office:value-type="float" office:value="-9.99644636980739">
            <text:p>-10</text:p>
          </table:table-cell>
          <table:table-cell table:formula="of:=[.G44]*[.D44]-[.F44]*[.C44]" office:value-type="float" office:value="0.0872642473818353">
            <text:p>0,09</text:p>
          </table:table-cell>
          <table:table-cell table:formula="of:=-[.I44]/[.H44]" office:value-type="float" office:value="0.0087295268892156">
            <text:p>0,01</text:p>
          </table:table-cell>
          <table:table-cell table:formula="of:=ATAN([.J44])*180/PI()" office:value-type="float" office:value="0.500152343513138">
            <text:p>0,5</text:p>
          </table:table-cell>
          <table:table-cell table:formula="of:=-[.F44]/([.D43]*COS([.K44]*PI()/180)+[.C43]*SIN([.K44]*PI()/180))" office:value-type="float" office:value="10.2522412508282">
            <text:p>10,25</text:p>
          </table:table-cell>
        </table:table-row>
        <table:table-row table:style-name="ro1">
          <table:table-cell table:formula="of:=[.A44]+1" office:value-type="float" office:value="36">
            <text:p>36</text:p>
          </table:table-cell>
          <table:table-cell table:formula="of:=[.A45]*PI()/180" office:value-type="float" office:value="0.628318530717959">
            <text:p>0,63</text:p>
          </table:table-cell>
          <table:table-cell table:formula="of:=COS([.B45])" office:value-type="float" office:value="0.809016994374947">
            <text:p>0,81</text:p>
          </table:table-cell>
          <table:table-cell table:formula="of:=SIN([.B45])" office:value-type="float" office:value="0.587785252292473">
            <text:p>0,59</text:p>
          </table:table-cell>
          <table:table-cell table:formula="of:=[.$B$1]*COS([.B45]+[.$C$2])" office:value-type="float" office:value="7.98635510047293">
            <text:p>7,99</text:p>
          </table:table-cell>
          <table:table-cell table:formula="of:=([.E45]-[.E44])/([.B45]-[.B44])" office:value-type="float" office:value="-5.94815237055818">
            <text:p>-5,95</text:p>
          </table:table-cell>
          <table:table-cell table:formula="of:=[.F135]" office:value-type="float" office:value="-8.03846657789288">
            <text:p>-8,04</text:p>
          </table:table-cell>
          <table:table-cell table:formula="of:=([.G45]*[.C44]+[.F45]*[.D44])" office:value-type="float" office:value="-9.99644636980748">
            <text:p>-10</text:p>
          </table:table-cell>
          <table:table-cell table:formula="of:=[.G45]*[.D45]-[.F45]*[.C45]" office:value-type="float" office:value="0.0872642473818184">
            <text:p>0,09</text:p>
          </table:table-cell>
          <table:table-cell table:formula="of:=-[.I45]/[.H45]" office:value-type="float" office:value="0.00872952688921383">
            <text:p>0,01</text:p>
          </table:table-cell>
          <table:table-cell table:formula="of:=ATAN([.J45])*180/PI()" office:value-type="float" office:value="0.500152343513037">
            <text:p>0,5</text:p>
          </table:table-cell>
          <table:table-cell table:formula="of:=-[.F45]/([.D44]*COS([.K45]*PI()/180)+[.C44]*SIN([.K45]*PI()/180))" office:value-type="float" office:value="10.2429824743036">
            <text:p>10,24</text:p>
          </table:table-cell>
        </table:table-row>
        <table:table-row table:style-name="ro1">
          <table:table-cell table:formula="of:=[.A45]+1" office:value-type="float" office:value="37">
            <text:p>37</text:p>
          </table:table-cell>
          <table:table-cell table:formula="of:=[.A46]*PI()/180" office:value-type="float" office:value="0.645771823237902">
            <text:p>0,65</text:p>
          </table:table-cell>
          <table:table-cell table:formula="of:=COS([.B46])" office:value-type="float" office:value="0.798635510047293">
            <text:p>0,8</text:p>
          </table:table-cell>
          <table:table-cell table:formula="of:=SIN([.B46])" office:value-type="float" office:value="0.601815023152048">
            <text:p>0,6</text:p>
          </table:table-cell>
          <table:table-cell table:formula="of:=[.$B$1]*COS([.B46]+[.$C$2])" office:value-type="float" office:value="7.88010753606722">
            <text:p>7,88</text:p>
          </table:table-cell>
          <table:table-cell table:formula="of:=([.E46]-[.E45])/([.B46]-[.B45])" office:value-type="float" office:value="-6.08753702399154">
            <text:p>-6,09</text:p>
          </table:table-cell>
          <table:table-cell table:formula="of:=[.F136]" office:value-type="float" office:value="-7.93343270777595">
            <text:p>-7,93</text:p>
          </table:table-cell>
          <table:table-cell table:formula="of:=([.G46]*[.C45]+[.F46]*[.D45])" office:value-type="float" office:value="-9.99644636980743">
            <text:p>-10</text:p>
          </table:table-cell>
          <table:table-cell table:formula="of:=[.G46]*[.D46]-[.F46]*[.C46]" office:value-type="float" office:value="0.087264247381861">
            <text:p>0,09</text:p>
          </table:table-cell>
          <table:table-cell table:formula="of:=-[.I46]/[.H46]" office:value-type="float" office:value="0.00872952688921814">
            <text:p>0,01</text:p>
          </table:table-cell>
          <table:table-cell table:formula="of:=ATAN([.J46])*180/PI()" office:value-type="float" office:value="0.500152343513284">
            <text:p>0,5</text:p>
          </table:table-cell>
          <table:table-cell table:formula="of:=-[.F46]/([.D45]*COS([.K46]*PI()/180)+[.C45]*SIN([.K46]*PI()/180))" office:value-type="float" office:value="10.2341660161398">
            <text:p>10,23</text:p>
          </table:table-cell>
        </table:table-row>
        <table:table-row table:style-name="ro1">
          <table:table-cell table:formula="of:=[.A46]+1" office:value-type="float" office:value="38">
            <text:p>38</text:p>
          </table:table-cell>
          <table:table-cell table:formula="of:=[.A47]*PI()/180" office:value-type="float" office:value="0.663225115757845">
            <text:p>0,66</text:p>
          </table:table-cell>
          <table:table-cell table:formula="of:=COS([.B47])" office:value-type="float" office:value="0.788010753606722">
            <text:p>0,79</text:p>
          </table:table-cell>
          <table:table-cell table:formula="of:=SIN([.B47])" office:value-type="float" office:value="0.615661475325658">
            <text:p>0,62</text:p>
          </table:table-cell>
          <table:table-cell table:formula="of:=[.$B$1]*COS([.B47]+[.$C$2])" office:value-type="float" office:value="7.77145961456971">
            <text:p>7,77</text:p>
          </table:table-cell>
          <table:table-cell table:formula="of:=([.E47]-[.E46])/([.B47]-[.B46])" office:value-type="float" office:value="-6.22506735467603">
            <text:p>-6,23</text:p>
          </table:table-cell>
          <table:table-cell table:formula="of:=[.F137]" office:value-type="float" office:value="-7.82598223720348">
            <text:p>-7,83</text:p>
          </table:table-cell>
          <table:table-cell table:formula="of:=([.G47]*[.C46]+[.F47]*[.D46])" office:value-type="float" office:value="-9.99644636980747">
            <text:p>-10</text:p>
          </table:table-cell>
          <table:table-cell table:formula="of:=[.G47]*[.D47]-[.F47]*[.C47]" office:value-type="float" office:value="0.087264247381774">
            <text:p>0,09</text:p>
          </table:table-cell>
          <table:table-cell table:formula="of:=-[.I47]/[.H47]" office:value-type="float" office:value="0.0087295268892094">
            <text:p>0,01</text:p>
          </table:table-cell>
          <table:table-cell table:formula="of:=ATAN([.J47])*180/PI()" office:value-type="float" office:value="0.500152343512783">
            <text:p>0,5</text:p>
          </table:table-cell>
          <table:table-cell table:formula="of:=-[.F47]/([.D46]*COS([.K47]*PI()/180)+[.C46]*SIN([.K47]*PI()/180))" office:value-type="float" office:value="10.2257559158697">
            <text:p>10,23</text:p>
          </table:table-cell>
        </table:table-row>
        <table:table-row table:style-name="ro1">
          <table:table-cell table:formula="of:=[.A47]+1" office:value-type="float" office:value="39">
            <text:p>39</text:p>
          </table:table-cell>
          <table:table-cell table:formula="of:=[.A48]*PI()/180" office:value-type="float" office:value="0.680678408277788">
            <text:p>0,68</text:p>
          </table:table-cell>
          <table:table-cell table:formula="of:=COS([.B48])" office:value-type="float" office:value="0.777145961456971">
            <text:p>0,78</text:p>
          </table:table-cell>
          <table:table-cell table:formula="of:=SIN([.B48])" office:value-type="float" office:value="0.629320391049837">
            <text:p>0,63</text:p>
          </table:table-cell>
          <table:table-cell table:formula="of:=[.$B$1]*COS([.B48]+[.$C$2])" office:value-type="float" office:value="7.66044443118978">
            <text:p>7,66</text:p>
          </table:table-cell>
          <table:table-cell table:formula="of:=([.E48]-[.E47])/([.B48]-[.B47])" office:value-type="float" office:value="-6.36070146954076">
            <text:p>-6,36</text:p>
          </table:table-cell>
          <table:table-cell table:formula="of:=[.F138]" office:value-type="float" office:value="-7.71614789662938">
            <text:p>-7,72</text:p>
          </table:table-cell>
          <table:table-cell table:formula="of:=([.G48]*[.C47]+[.F48]*[.D47])" office:value-type="float" office:value="-9.99644636980738">
            <text:p>-10</text:p>
          </table:table-cell>
          <table:table-cell table:formula="of:=[.G48]*[.D48]-[.F48]*[.C48]" office:value-type="float" office:value="0.0872642473818424">
            <text:p>0,09</text:p>
          </table:table-cell>
          <table:table-cell table:formula="of:=-[.I48]/[.H48]" office:value-type="float" office:value="0.00872952688921631">
            <text:p>0,01</text:p>
          </table:table-cell>
          <table:table-cell table:formula="of:=ATAN([.J48])*180/PI()" office:value-type="float" office:value="0.500152343513179">
            <text:p>0,5</text:p>
          </table:table-cell>
          <table:table-cell table:formula="of:=-[.F48]/([.D47]*COS([.K48]*PI()/180)+[.C47]*SIN([.K48]*PI()/180))" office:value-type="float" office:value="10.2177199272539">
            <text:p>10,22</text:p>
          </table:table-cell>
        </table:table-row>
        <table:table-row table:style-name="ro1">
          <table:table-cell table:formula="of:=[.A48]+1" office:value-type="float" office:value="40">
            <text:p>40</text:p>
          </table:table-cell>
          <table:table-cell table:formula="of:=[.A49]*PI()/180" office:value-type="float" office:value="0.698131700797732">
            <text:p>0,7</text:p>
          </table:table-cell>
          <table:table-cell table:formula="of:=COS([.B49])" office:value-type="float" office:value="0.766044443118978">
            <text:p>0,77</text:p>
          </table:table-cell>
          <table:table-cell table:formula="of:=SIN([.B49])" office:value-type="float" office:value="0.642787609686539">
            <text:p>0,64</text:p>
          </table:table-cell>
          <table:table-cell table:formula="of:=[.$B$1]*COS([.B49]+[.$C$2])" office:value-type="float" office:value="7.54709580222772">
            <text:p>7,55</text:p>
          </table:table-cell>
          <table:table-cell table:formula="of:=([.E49]-[.E48])/([.B49]-[.B48])" office:value-type="float" office:value="-6.49439805312038">
            <text:p>-6,49</text:p>
          </table:table-cell>
          <table:table-cell table:formula="of:=[.F139]" office:value-type="float" office:value="-7.60396314265821">
            <text:p>-7,6</text:p>
          </table:table-cell>
          <table:table-cell table:formula="of:=([.G49]*[.C48]+[.F49]*[.D48])" office:value-type="float" office:value="-9.99644636980751">
            <text:p>-10</text:p>
          </table:table-cell>
          <table:table-cell table:formula="of:=[.G49]*[.D49]-[.F49]*[.C49]" office:value-type="float" office:value="0.0872642473817651">
            <text:p>0,09</text:p>
          </table:table-cell>
          <table:table-cell table:formula="of:=-[.I49]/[.H49]" office:value-type="float" office:value="0.00872952688920848">
            <text:p>0,01</text:p>
          </table:table-cell>
          <table:table-cell table:formula="of:=ATAN([.J49])*180/PI()" office:value-type="float" office:value="0.50015234351273">
            <text:p>0,5</text:p>
          </table:table-cell>
          <table:table-cell table:formula="of:=-[.F49]/([.D48]*COS([.K49]*PI()/180)+[.C48]*SIN([.K49]*PI()/180))" office:value-type="float" office:value="10.2100290475326">
            <text:p>10,21</text:p>
          </table:table-cell>
        </table:table-row>
        <table:table-row table:style-name="ro1">
          <table:table-cell table:formula="of:=[.A49]+1" office:value-type="float" office:value="41">
            <text:p>41</text:p>
          </table:table-cell>
          <table:table-cell table:formula="of:=[.A50]*PI()/180" office:value-type="float" office:value="0.715584993317675">
            <text:p>0,72</text:p>
          </table:table-cell>
          <table:table-cell table:formula="of:=COS([.B50])" office:value-type="float" office:value="0.754709580222772">
            <text:p>0,75</text:p>
          </table:table-cell>
          <table:table-cell table:formula="of:=SIN([.B50])" office:value-type="float" office:value="0.656059028990507">
            <text:p>0,66</text:p>
          </table:table-cell>
          <table:table-cell table:formula="of:=[.$B$1]*COS([.B50]+[.$C$2])" office:value-type="float" office:value="7.43144825477394">
            <text:p>7,43</text:p>
          </table:table-cell>
          <table:table-cell table:formula="of:=([.E50]-[.E49])/([.B50]-[.B49])" office:value-type="float" office:value="-6.62611638014044">
            <text:p>-6,63</text:p>
          </table:table-cell>
          <table:table-cell table:formula="of:=[.F140]" office:value-type="float" office:value="-7.48946214785228">
            <text:p>-7,49</text:p>
          </table:table-cell>
          <table:table-cell table:formula="of:=([.G50]*[.C49]+[.F50]*[.D49])" office:value-type="float" office:value="-9.99644636980747">
            <text:p>-10</text:p>
          </table:table-cell>
          <table:table-cell table:formula="of:=[.G50]*[.D50]-[.F50]*[.C50]" office:value-type="float" office:value="0.0872642473819019">
            <text:p>0,09</text:p>
          </table:table-cell>
          <table:table-cell table:formula="of:=-[.I50]/[.H50]" office:value-type="float" office:value="0.00872952688922219">
            <text:p>0,01</text:p>
          </table:table-cell>
          <table:table-cell table:formula="of:=ATAN([.J50])*180/PI()" office:value-type="float" office:value="0.500152343513516">
            <text:p>0,5</text:p>
          </table:table-cell>
          <table:table-cell table:formula="of:=-[.F50]/([.D49]*COS([.K50]*PI()/180)+[.C49]*SIN([.K50]*PI()/180))" office:value-type="float" office:value="10.2026571163883">
            <text:p>10,2</text:p>
          </table:table-cell>
        </table:table-row>
        <table:table-row table:style-name="ro1">
          <table:table-cell table:formula="of:=[.A50]+1" office:value-type="float" office:value="42">
            <text:p>42</text:p>
          </table:table-cell>
          <table:table-cell table:formula="of:=[.A51]*PI()/180" office:value-type="float" office:value="0.733038285837618">
            <text:p>0,73</text:p>
          </table:table-cell>
          <table:table-cell table:formula="of:=COS([.B51])" office:value-type="float" office:value="0.743144825477394">
            <text:p>0,74</text:p>
          </table:table-cell>
          <table:table-cell table:formula="of:=SIN([.B51])" office:value-type="float" office:value="0.669130606358858">
            <text:p>0,67</text:p>
          </table:table-cell>
          <table:table-cell table:formula="of:=[.$B$1]*COS([.B51]+[.$C$2])" office:value-type="float" office:value="7.3135370161917">
            <text:p>7,31</text:p>
          </table:table-cell>
          <table:table-cell table:formula="of:=([.E51]-[.E50])/([.B51]-[.B50])" office:value-type="float" office:value="-6.75581632792229">
            <text:p>-6,76</text:p>
          </table:table-cell>
          <table:table-cell table:formula="of:=[.F141]" office:value-type="float" office:value="-7.37267979032419">
            <text:p>-7,37</text:p>
          </table:table-cell>
          <table:table-cell table:formula="of:=([.G51]*[.C50]+[.F51]*[.D50])" office:value-type="float" office:value="-9.9964463698074">
            <text:p>-10</text:p>
          </table:table-cell>
          <table:table-cell table:formula="of:=[.G51]*[.D51]-[.F51]*[.C51]" office:value-type="float" office:value="0.0872642473818175">
            <text:p>0,09</text:p>
          </table:table-cell>
          <table:table-cell table:formula="of:=-[.I51]/[.H51]" office:value-type="float" office:value="0.00872952688921381">
            <text:p>0,01</text:p>
          </table:table-cell>
          <table:table-cell table:formula="of:=ATAN([.J51])*180/PI()" office:value-type="float" office:value="0.500152343513036">
            <text:p>0,5</text:p>
          </table:table-cell>
          <table:table-cell table:formula="of:=-[.F51]/([.D50]*COS([.K51]*PI()/180)+[.C50]*SIN([.K51]*PI()/180))" office:value-type="float" office:value="10.1955804728619">
            <text:p>10,2</text:p>
          </table:table-cell>
        </table:table-row>
        <table:table-row table:style-name="ro1">
          <table:table-cell table:formula="of:=[.A51]+1" office:value-type="float" office:value="43">
            <text:p>43</text:p>
          </table:table-cell>
          <table:table-cell table:formula="of:=[.A52]*PI()/180" office:value-type="float" office:value="0.750491578357562">
            <text:p>0,75</text:p>
          </table:table-cell>
          <table:table-cell table:formula="of:=COS([.B52])" office:value-type="float" office:value="0.731353701619171">
            <text:p>0,73</text:p>
          </table:table-cell>
          <table:table-cell table:formula="of:=SIN([.B52])" office:value-type="float" office:value="0.681998360062498">
            <text:p>0,68</text:p>
          </table:table-cell>
          <table:table-cell table:formula="of:=[.$B$1]*COS([.B52]+[.$C$2])" office:value-type="float" office:value="7.19339800338651">
            <text:p>7,19</text:p>
          </table:table-cell>
          <table:table-cell table:formula="of:=([.E52]-[.E51])/([.B52]-[.B51])" office:value-type="float" office:value="-6.88345838860572">
            <text:p>-6,88</text:p>
          </table:table-cell>
          <table:table-cell table:formula="of:=[.F142]" office:value-type="float" office:value="-7.25365164311131">
            <text:p>-7,25</text:p>
          </table:table-cell>
          <table:table-cell table:formula="of:=([.G52]*[.C51]+[.F52]*[.D51])" office:value-type="float" office:value="-9.99644636980748">
            <text:p>-10</text:p>
          </table:table-cell>
          <table:table-cell table:formula="of:=[.G52]*[.D52]-[.F52]*[.C52]" office:value-type="float" office:value="0.0872642473817606">
            <text:p>0,09</text:p>
          </table:table-cell>
          <table:table-cell table:formula="of:=-[.I52]/[.H52]" office:value-type="float" office:value="0.00872952688920806">
            <text:p>0,01</text:p>
          </table:table-cell>
          <table:table-cell table:formula="of:=ATAN([.J52])*180/PI()" office:value-type="float" office:value="0.500152343512706">
            <text:p>0,5</text:p>
          </table:table-cell>
          <table:table-cell table:formula="of:=-[.F52]/([.D51]*COS([.K52]*PI()/180)+[.C51]*SIN([.K52]*PI()/180))" office:value-type="float" office:value="10.1887776606734">
            <text:p>10,19</text:p>
          </table:table-cell>
        </table:table-row>
        <table:table-row table:style-name="ro1">
          <table:table-cell table:formula="of:=[.A52]+1" office:value-type="float" office:value="44">
            <text:p>44</text:p>
          </table:table-cell>
          <table:table-cell table:formula="of:=[.A53]*PI()/180" office:value-type="float" office:value="0.767944870877505">
            <text:p>0,77</text:p>
          </table:table-cell>
          <table:table-cell table:formula="of:=COS([.B53])" office:value-type="float" office:value="0.719339800338651">
            <text:p>0,72</text:p>
          </table:table-cell>
          <table:table-cell table:formula="of:=SIN([.B53])" office:value-type="float" office:value="0.694658370458997">
            <text:p>0,69</text:p>
          </table:table-cell>
          <table:table-cell table:formula="of:=[.$B$1]*COS([.B53]+[.$C$2])" office:value-type="float" office:value="7.07106781186548">
            <text:p>7,07</text:p>
          </table:table-cell>
          <table:table-cell table:formula="of:=([.E53]-[.E52])/([.B53]-[.B52])" office:value-type="float" office:value="-7.00900368118241">
            <text:p>-7,01</text:p>
          </table:table-cell>
          <table:table-cell table:formula="of:=[.F143]" office:value-type="float" office:value="-7.13241396334003">
            <text:p>-7,13</text:p>
          </table:table-cell>
          <table:table-cell table:formula="of:=([.G53]*[.C52]+[.F53]*[.D52])" office:value-type="float" office:value="-9.99644636980741">
            <text:p>-10</text:p>
          </table:table-cell>
          <table:table-cell table:formula="of:=[.G53]*[.D53]-[.F53]*[.C53]" office:value-type="float" office:value="0.0872642473818424">
            <text:p>0,09</text:p>
          </table:table-cell>
          <table:table-cell table:formula="of:=-[.I53]/[.H53]" office:value-type="float" office:value="0.00872952688921629">
            <text:p>0,01</text:p>
          </table:table-cell>
          <table:table-cell table:formula="of:=ATAN([.J53])*180/PI()" office:value-type="float" office:value="0.500152343513178">
            <text:p>0,5</text:p>
          </table:table-cell>
          <table:table-cell table:formula="of:=-[.F53]/([.D52]*COS([.K53]*PI()/180)+[.C52]*SIN([.K53]*PI()/180))" office:value-type="float" office:value="10.1822291741568">
            <text:p>10,18</text:p>
          </table:table-cell>
        </table:table-row>
        <table:table-row table:style-name="ro1">
          <table:table-cell table:formula="of:=[.A53]+1" office:value-type="float" office:value="45">
            <text:p>45</text:p>
          </table:table-cell>
          <table:table-cell table:formula="of:=[.A54]*PI()/180" office:value-type="float" office:value="0.785398163397448">
            <text:p>0,79</text:p>
          </table:table-cell>
          <table:table-cell table:formula="of:=COS([.B54])" office:value-type="float" office:value="0.707106781186548">
            <text:p>0,71</text:p>
          </table:table-cell>
          <table:table-cell table:formula="of:=SIN([.B54])" office:value-type="float" office:value="0.707106781186547">
            <text:p>0,71</text:p>
          </table:table-cell>
          <table:table-cell table:formula="of:=[.$B$1]*COS([.B54]+[.$C$2])" office:value-type="float" office:value="6.94658370458997">
            <text:p>6,95</text:p>
          </table:table-cell>
          <table:table-cell table:formula="of:=([.E54]-[.E53])/([.B54]-[.B53])" office:value-type="float" office:value="-7.13241396334004">
            <text:p>-7,13</text:p>
          </table:table-cell>
          <table:table-cell table:formula="of:=[.F144]" office:value-type="float" office:value="-7.00900368118248">
            <text:p>-7,01</text:p>
          </table:table-cell>
          <table:table-cell table:formula="of:=([.G54]*[.C53]+[.F54]*[.D53])" office:value-type="float" office:value="-9.99644636980747">
            <text:p>-10</text:p>
          </table:table-cell>
          <table:table-cell table:formula="of:=[.G54]*[.D54]-[.F54]*[.C54]" office:value-type="float" office:value="0.0872642473817624">
            <text:p>0,09</text:p>
          </table:table-cell>
          <table:table-cell table:formula="of:=-[.I54]/[.H54]" office:value-type="float" office:value="0.00872952688920825">
            <text:p>0,01</text:p>
          </table:table-cell>
          <table:table-cell table:formula="of:=ATAN([.J54])*180/PI()" office:value-type="float" office:value="0.500152343512717">
            <text:p>0,5</text:p>
          </table:table-cell>
          <table:table-cell table:formula="of:=-[.F54]/([.D53]*COS([.K54]*PI()/180)+[.C53]*SIN([.K54]*PI()/180))" office:value-type="float" office:value="10.1759172384221">
            <text:p>10,18</text:p>
          </table:table-cell>
        </table:table-row>
        <table:table-row table:style-name="ro1">
          <table:table-cell table:formula="of:=[.A54]+1" office:value-type="float" office:value="46">
            <text:p>46</text:p>
          </table:table-cell>
          <table:table-cell table:formula="of:=[.A55]*PI()/180" office:value-type="float" office:value="0.802851455917391">
            <text:p>0,8</text:p>
          </table:table-cell>
          <table:table-cell table:formula="of:=COS([.B55])" office:value-type="float" office:value="0.694658370458997">
            <text:p>0,69</text:p>
          </table:table-cell>
          <table:table-cell table:formula="of:=SIN([.B55])" office:value-type="float" office:value="0.719339800338651">
            <text:p>0,72</text:p>
          </table:table-cell>
          <table:table-cell table:formula="of:=[.$B$1]*COS([.B55]+[.$C$2])" office:value-type="float" office:value="6.81998360062499">
            <text:p>6,82</text:p>
          </table:table-cell>
          <table:table-cell table:formula="of:=([.E55]-[.E54])/([.B55]-[.B54])" office:value-type="float" office:value="-7.25365164311126">
            <text:p>-7,25</text:p>
          </table:table-cell>
          <table:table-cell table:formula="of:=[.F145]" office:value-type="float" office:value="-6.88345838860569">
            <text:p>-6,88</text:p>
          </table:table-cell>
          <table:table-cell table:formula="of:=([.G55]*[.C54]+[.F55]*[.D54])" office:value-type="float" office:value="-9.99644636980742">
            <text:p>-10</text:p>
          </table:table-cell>
          <table:table-cell table:formula="of:=[.G55]*[.D55]-[.F55]*[.C55]" office:value-type="float" office:value="0.0872642473818708">
            <text:p>0,09</text:p>
          </table:table-cell>
          <table:table-cell table:formula="of:=-[.I55]/[.H55]" office:value-type="float" office:value="0.00872952688921912">
            <text:p>0,01</text:p>
          </table:table-cell>
          <table:table-cell table:formula="of:=ATAN([.J55])*180/PI()" office:value-type="float" office:value="0.50015234351334">
            <text:p>0,5</text:p>
          </table:table-cell>
          <table:table-cell table:formula="of:=-[.F55]/([.D54]*COS([.K55]*PI()/180)+[.C54]*SIN([.K55]*PI()/180))" office:value-type="float" office:value="10.1698256184716">
            <text:p>10,17</text:p>
          </table:table-cell>
        </table:table-row>
        <table:table-row table:style-name="ro1">
          <table:table-cell table:formula="of:=[.A55]+1" office:value-type="float" office:value="47">
            <text:p>47</text:p>
          </table:table-cell>
          <table:table-cell table:formula="of:=[.A56]*PI()/180" office:value-type="float" office:value="0.820304748437335">
            <text:p>0,82</text:p>
          </table:table-cell>
          <table:table-cell table:formula="of:=COS([.B56])" office:value-type="float" office:value="0.681998360062498">
            <text:p>0,68</text:p>
          </table:table-cell>
          <table:table-cell table:formula="of:=SIN([.B56])" office:value-type="float" office:value="0.73135370161917">
            <text:p>0,73</text:p>
          </table:table-cell>
          <table:table-cell table:formula="of:=[.$B$1]*COS([.B56]+[.$C$2])" office:value-type="float" office:value="6.69130606358858">
            <text:p>6,69</text:p>
          </table:table-cell>
          <table:table-cell table:formula="of:=([.E56]-[.E55])/([.B56]-[.B55])" office:value-type="float" office:value="-7.3726797903242">
            <text:p>-7,37</text:p>
          </table:table-cell>
          <table:table-cell table:formula="of:=[.F146]" office:value-type="float" office:value="-6.75581632792232">
            <text:p>-6,76</text:p>
          </table:table-cell>
          <table:table-cell table:formula="of:=([.G56]*[.C55]+[.F56]*[.D55])" office:value-type="float" office:value="-9.99644636980743">
            <text:p>-10</text:p>
          </table:table-cell>
          <table:table-cell table:formula="of:=[.G56]*[.D56]-[.F56]*[.C56]" office:value-type="float" office:value="0.0872642473818104">
            <text:p>0,09</text:p>
          </table:table-cell>
          <table:table-cell table:formula="of:=-[.I56]/[.H56]" office:value-type="float" office:value="0.00872952688921308">
            <text:p>0,01</text:p>
          </table:table-cell>
          <table:table-cell table:formula="of:=ATAN([.J56])*180/PI()" office:value-type="float" office:value="0.500152343512994">
            <text:p>0,5</text:p>
          </table:table-cell>
          <table:table-cell table:formula="of:=-[.F56]/([.D55]*COS([.K56]*PI()/180)+[.C55]*SIN([.K56]*PI()/180))" office:value-type="float" office:value="10.1639394529166">
            <text:p>10,16</text:p>
          </table:table-cell>
        </table:table-row>
        <table:table-row table:style-name="ro1">
          <table:table-cell table:formula="of:=[.A56]+1" office:value-type="float" office:value="48">
            <text:p>48</text:p>
          </table:table-cell>
          <table:table-cell table:formula="of:=[.A57]*PI()/180" office:value-type="float" office:value="0.837758040957278">
            <text:p>0,84</text:p>
          </table:table-cell>
          <table:table-cell table:formula="of:=COS([.B57])" office:value-type="float" office:value="0.669130606358858">
            <text:p>0,67</text:p>
          </table:table-cell>
          <table:table-cell table:formula="of:=SIN([.B57])" office:value-type="float" office:value="0.743144825477394">
            <text:p>0,74</text:p>
          </table:table-cell>
          <table:table-cell table:formula="of:=[.$B$1]*COS([.B57]+[.$C$2])" office:value-type="float" office:value="6.56059028990507">
            <text:p>6,56</text:p>
          </table:table-cell>
          <table:table-cell table:formula="of:=([.E57]-[.E56])/([.B57]-[.B56])" office:value-type="float" office:value="-7.48946214785232">
            <text:p>-7,49</text:p>
          </table:table-cell>
          <table:table-cell table:formula="of:=[.F147]" office:value-type="float" office:value="-6.62611638014038">
            <text:p>-6,63</text:p>
          </table:table-cell>
          <table:table-cell table:formula="of:=([.G57]*[.C56]+[.F57]*[.D56])" office:value-type="float" office:value="-9.99644636980746">
            <text:p>-10</text:p>
          </table:table-cell>
          <table:table-cell table:formula="of:=[.G57]*[.D57]-[.F57]*[.C57]" office:value-type="float" office:value="0.0872642473818139">
            <text:p>0,09</text:p>
          </table:table-cell>
          <table:table-cell table:formula="of:=-[.I57]/[.H57]" office:value-type="float" office:value="0.0087295268892134">
            <text:p>0,01</text:p>
          </table:table-cell>
          <table:table-cell table:formula="of:=ATAN([.J57])*180/PI()" office:value-type="float" office:value="0.500152343513013">
            <text:p>0,5</text:p>
          </table:table-cell>
          <table:table-cell table:formula="of:=-[.F57]/([.D56]*COS([.K57]*PI()/180)+[.C56]*SIN([.K57]*PI()/180))" office:value-type="float" office:value="10.1582451086623">
            <text:p>10,16</text:p>
          </table:table-cell>
        </table:table-row>
        <table:table-row table:style-name="ro1">
          <table:table-cell table:formula="of:=[.A57]+1" office:value-type="float" office:value="49">
            <text:p>49</text:p>
          </table:table-cell>
          <table:table-cell table:formula="of:=[.A58]*PI()/180" office:value-type="float" office:value="0.855211333477221">
            <text:p>0,86</text:p>
          </table:table-cell>
          <table:table-cell table:formula="of:=COS([.B58])" office:value-type="float" office:value="0.656059028990507">
            <text:p>0,66</text:p>
          </table:table-cell>
          <table:table-cell table:formula="of:=SIN([.B58])" office:value-type="float" office:value="0.754709580222772">
            <text:p>0,75</text:p>
          </table:table-cell>
          <table:table-cell table:formula="of:=[.$B$1]*COS([.B58]+[.$C$2])" office:value-type="float" office:value="6.42787609686539">
            <text:p>6,43</text:p>
          </table:table-cell>
          <table:table-cell table:formula="of:=([.E58]-[.E57])/([.B58]-[.B57])" office:value-type="float" office:value="-7.60396314265815">
            <text:p>-7,6</text:p>
          </table:table-cell>
          <table:table-cell table:formula="of:=[.F148]" office:value-type="float" office:value="-6.4943980531204">
            <text:p>-6,49</text:p>
          </table:table-cell>
          <table:table-cell table:formula="of:=([.G58]*[.C57]+[.F58]*[.D57])" office:value-type="float" office:value="-9.99644636980747">
            <text:p>-10</text:p>
          </table:table-cell>
          <table:table-cell table:formula="of:=[.G58]*[.D58]-[.F58]*[.C58]" office:value-type="float" office:value="0.0872642473818299">
            <text:p>0,09</text:p>
          </table:table-cell>
          <table:table-cell table:formula="of:=-[.I58]/[.H58]" office:value-type="float" office:value="0.00872952688921499">
            <text:p>0,01</text:p>
          </table:table-cell>
          <table:table-cell table:formula="of:=ATAN([.J58])*180/PI()" office:value-type="float" office:value="0.500152343513103">
            <text:p>0,5</text:p>
          </table:table-cell>
          <table:table-cell table:formula="of:=-[.F58]/([.D57]*COS([.K58]*PI()/180)+[.C57]*SIN([.K58]*PI()/180))" office:value-type="float" office:value="10.152730053536">
            <text:p>10,15</text:p>
          </table:table-cell>
        </table:table-row>
        <table:table-row table:style-name="ro1">
          <table:table-cell table:formula="of:=[.A58]+1" office:value-type="float" office:value="50">
            <text:p>50</text:p>
          </table:table-cell>
          <table:table-cell table:formula="of:=[.A59]*PI()/180" office:value-type="float" office:value="0.872664625997165">
            <text:p>0,87</text:p>
          </table:table-cell>
          <table:table-cell table:formula="of:=COS([.B59])" office:value-type="float" office:value="0.642787609686539">
            <text:p>0,64</text:p>
          </table:table-cell>
          <table:table-cell table:formula="of:=SIN([.B59])" office:value-type="float" office:value="0.766044443118978">
            <text:p>0,77</text:p>
          </table:table-cell>
          <table:table-cell table:formula="of:=[.$B$1]*COS([.B59]+[.$C$2])" office:value-type="float" office:value="6.29320391049838">
            <text:p>6,29</text:p>
          </table:table-cell>
          <table:table-cell table:formula="of:=([.E59]-[.E58])/([.B59]-[.B58])" office:value-type="float" office:value="-7.71614789662938">
            <text:p>-7,72</text:p>
          </table:table-cell>
          <table:table-cell table:formula="of:=[.F149]" office:value-type="float" office:value="-6.36070146954084">
            <text:p>-6,36</text:p>
          </table:table-cell>
          <table:table-cell table:formula="of:=([.G59]*[.C58]+[.F59]*[.D58])" office:value-type="float" office:value="-9.99644636980744">
            <text:p>-10</text:p>
          </table:table-cell>
          <table:table-cell table:formula="of:=[.G59]*[.D59]-[.F59]*[.C59]" office:value-type="float" office:value="0.0872642473817393">
            <text:p>0,09</text:p>
          </table:table-cell>
          <table:table-cell table:formula="of:=-[.I59]/[.H59]" office:value-type="float" office:value="0.00872952688920596">
            <text:p>0,01</text:p>
          </table:table-cell>
          <table:table-cell table:formula="of:=ATAN([.J59])*180/PI()" office:value-type="float" office:value="0.500152343512586">
            <text:p>0,5</text:p>
          </table:table-cell>
          <table:table-cell table:formula="of:=-[.F59]/([.D58]*COS([.K59]*PI()/180)+[.C58]*SIN([.K59]*PI()/180))" office:value-type="float" office:value="10.1473827443184">
            <text:p>10,15</text:p>
          </table:table-cell>
        </table:table-row>
        <table:table-row table:style-name="ro1">
          <table:table-cell table:formula="of:=[.A59]+1" office:value-type="float" office:value="51">
            <text:p>51</text:p>
          </table:table-cell>
          <table:table-cell table:formula="of:=[.A60]*PI()/180" office:value-type="float" office:value="0.890117918517108">
            <text:p>0,89</text:p>
          </table:table-cell>
          <table:table-cell table:formula="of:=COS([.B60])" office:value-type="float" office:value="0.629320391049838">
            <text:p>0,63</text:p>
          </table:table-cell>
          <table:table-cell table:formula="of:=SIN([.B60])" office:value-type="float" office:value="0.777145961456971">
            <text:p>0,78</text:p>
          </table:table-cell>
          <table:table-cell table:formula="of:=[.$B$1]*COS([.B60]+[.$C$2])" office:value-type="float" office:value="6.15661475325658">
            <text:p>6,16</text:p>
          </table:table-cell>
          <table:table-cell table:formula="of:=([.E60]-[.E59])/([.B60]-[.B59])" office:value-type="float" office:value="-7.82598223720348">
            <text:p>-7,83</text:p>
          </table:table-cell>
          <table:table-cell table:formula="of:=[.F150]" office:value-type="float" office:value="-6.22506735467602">
            <text:p>-6,23</text:p>
          </table:table-cell>
          <table:table-cell table:formula="of:=([.G60]*[.C59]+[.F60]*[.D59])" office:value-type="float" office:value="-9.99644636980746">
            <text:p>-10</text:p>
          </table:table-cell>
          <table:table-cell table:formula="of:=[.G60]*[.D60]-[.F60]*[.C60]" office:value-type="float" office:value="0.0872642473818805">
            <text:p>0,09</text:p>
          </table:table-cell>
          <table:table-cell table:formula="of:=-[.I60]/[.H60]" office:value-type="float" office:value="0.00872952688922007">
            <text:p>0,01</text:p>
          </table:table-cell>
          <table:table-cell table:formula="of:=ATAN([.J60])*180/PI()" office:value-type="float" office:value="0.500152343513394">
            <text:p>0,5</text:p>
          </table:table-cell>
          <table:table-cell table:formula="of:=-[.F60]/([.D59]*COS([.K60]*PI()/180)+[.C59]*SIN([.K60]*PI()/180))" office:value-type="float" office:value="10.1421925280415">
            <text:p>10,14</text:p>
          </table:table-cell>
        </table:table-row>
        <table:table-row table:style-name="ro1">
          <table:table-cell table:formula="of:=[.A60]+1" office:value-type="float" office:value="52">
            <text:p>52</text:p>
          </table:table-cell>
          <table:table-cell table:formula="of:=[.A61]*PI()/180" office:value-type="float" office:value="0.907571211037051">
            <text:p>0,91</text:p>
          </table:table-cell>
          <table:table-cell table:formula="of:=COS([.B61])" office:value-type="float" office:value="0.615661475325658">
            <text:p>0,62</text:p>
          </table:table-cell>
          <table:table-cell table:formula="of:=SIN([.B61])" office:value-type="float" office:value="0.788010753606722">
            <text:p>0,79</text:p>
          </table:table-cell>
          <table:table-cell table:formula="of:=[.$B$1]*COS([.B61]+[.$C$2])" office:value-type="float" office:value="6.01815023152048">
            <text:p>6,02</text:p>
          </table:table-cell>
          <table:table-cell table:formula="of:=([.E61]-[.E60])/([.B61]-[.B60])" office:value-type="float" office:value="-7.93343270777595">
            <text:p>-7,93</text:p>
          </table:table-cell>
          <table:table-cell table:formula="of:=[.F151]" office:value-type="float" office:value="-6.08753702399146">
            <text:p>-6,09</text:p>
          </table:table-cell>
          <table:table-cell table:formula="of:=([.G61]*[.C60]+[.F61]*[.D60])" office:value-type="float" office:value="-9.99644636980739">
            <text:p>-10</text:p>
          </table:table-cell>
          <table:table-cell table:formula="of:=[.G61]*[.D61]-[.F61]*[.C61]" office:value-type="float" office:value="0.0872642473818406">
            <text:p>0,09</text:p>
          </table:table-cell>
          <table:table-cell table:formula="of:=-[.I61]/[.H61]" office:value-type="float" office:value="0.00872952688921613">
            <text:p>0,01</text:p>
          </table:table-cell>
          <table:table-cell table:formula="of:=ATAN([.J61])*180/PI()" office:value-type="float" office:value="0.500152343513169">
            <text:p>0,5</text:p>
          </table:table-cell>
          <table:table-cell table:formula="of:=-[.F61]/([.D60]*COS([.K61]*PI()/180)+[.C60]*SIN([.K61]*PI()/180))" office:value-type="float" office:value="10.1371495547468">
            <text:p>10,14</text:p>
          </table:table-cell>
        </table:table-row>
        <table:table-row table:style-name="ro1">
          <table:table-cell table:formula="of:=[.A61]+1" office:value-type="float" office:value="53">
            <text:p>53</text:p>
          </table:table-cell>
          <table:table-cell table:formula="of:=[.A62]*PI()/180" office:value-type="float" office:value="0.925024503556995">
            <text:p>0,93</text:p>
          </table:table-cell>
          <table:table-cell table:formula="of:=COS([.B62])" office:value-type="float" office:value="0.601815023152048">
            <text:p>0,6</text:p>
          </table:table-cell>
          <table:table-cell table:formula="of:=SIN([.B62])" office:value-type="float" office:value="0.798635510047293">
            <text:p>0,8</text:p>
          </table:table-cell>
          <table:table-cell table:formula="of:=[.$B$1]*COS([.B62]+[.$C$2])" office:value-type="float" office:value="5.87785252292473">
            <text:p>5,88</text:p>
          </table:table-cell>
          <table:table-cell table:formula="of:=([.E62]-[.E61])/([.B62]-[.B61])" office:value-type="float" office:value="-8.03846657789283">
            <text:p>-8,04</text:p>
          </table:table-cell>
          <table:table-cell table:formula="of:=[.F152]" office:value-type="float" office:value="-5.94815237055816">
            <text:p>-5,95</text:p>
          </table:table-cell>
          <table:table-cell table:formula="of:=([.G62]*[.C61]+[.F62]*[.D61])" office:value-type="float" office:value="-9.99644636980742">
            <text:p>-10</text:p>
          </table:table-cell>
          <table:table-cell table:formula="of:=[.G62]*[.D62]-[.F62]*[.C62]" office:value-type="float" office:value="0.0872642473818139">
            <text:p>0,09</text:p>
          </table:table-cell>
          <table:table-cell table:formula="of:=-[.I62]/[.H62]" office:value-type="float" office:value="0.00872952688921344">
            <text:p>0,01</text:p>
          </table:table-cell>
          <table:table-cell table:formula="of:=ATAN([.J62])*180/PI()" office:value-type="float" office:value="0.500152343513014">
            <text:p>0,5</text:p>
          </table:table-cell>
          <table:table-cell table:formula="of:=-[.F62]/([.D61]*COS([.K62]*PI()/180)+[.C61]*SIN([.K62]*PI()/180))" office:value-type="float" office:value="10.1322447001762">
            <text:p>10,13</text:p>
          </table:table-cell>
        </table:table-row>
        <table:table-row table:style-name="ro1">
          <table:table-cell table:formula="of:=[.A62]+1" office:value-type="float" office:value="54">
            <text:p>54</text:p>
          </table:table-cell>
          <table:table-cell table:formula="of:=[.A63]*PI()/180" office:value-type="float" office:value="0.942477796076938">
            <text:p>0,94</text:p>
          </table:table-cell>
          <table:table-cell table:formula="of:=COS([.B63])" office:value-type="float" office:value="0.587785252292473">
            <text:p>0,59</text:p>
          </table:table-cell>
          <table:table-cell table:formula="of:=SIN([.B63])" office:value-type="float" office:value="0.809016994374947">
            <text:p>0,81</text:p>
          </table:table-cell>
          <table:table-cell table:formula="of:=[.$B$1]*COS([.B63]+[.$C$2])" office:value-type="float" office:value="5.73576436351046">
            <text:p>5,74</text:p>
          </table:table-cell>
          <table:table-cell table:formula="of:=([.E63]-[.E62])/([.B63]-[.B62])" office:value-type="float" office:value="-8.14105185321977">
            <text:p>-8,14</text:p>
          </table:table-cell>
          <table:table-cell table:formula="of:=[.F153]" office:value-type="float" office:value="-5.80695585229182">
            <text:p>-5,81</text:p>
          </table:table-cell>
          <table:table-cell table:formula="of:=([.G63]*[.C62]+[.F63]*[.D62])" office:value-type="float" office:value="-9.99644636980755">
            <text:p>-10</text:p>
          </table:table-cell>
          <table:table-cell table:formula="of:=[.G63]*[.D63]-[.F63]*[.C63]" office:value-type="float" office:value="0.0872642473817526">
            <text:p>0,09</text:p>
          </table:table-cell>
          <table:table-cell table:formula="of:=-[.I63]/[.H63]" office:value-type="float" office:value="0.00872952688920719">
            <text:p>0,01</text:p>
          </table:table-cell>
          <table:table-cell table:formula="of:=ATAN([.J63])*180/PI()" office:value-type="float" office:value="0.500152343512657">
            <text:p>0,5</text:p>
          </table:table-cell>
          <table:table-cell table:formula="of:=-[.F63]/([.D62]*COS([.K63]*PI()/180)+[.C62]*SIN([.K63]*PI()/180))" office:value-type="float" office:value="10.1274694970904">
            <text:p>10,13</text:p>
          </table:table-cell>
        </table:table-row>
        <table:table-row table:style-name="ro1">
          <table:table-cell table:formula="of:=[.A63]+1" office:value-type="float" office:value="55">
            <text:p>55</text:p>
          </table:table-cell>
          <table:table-cell table:formula="of:=[.A64]*PI()/180" office:value-type="float" office:value="0.959931088596881">
            <text:p>0,96</text:p>
          </table:table-cell>
          <table:table-cell table:formula="of:=COS([.B64])" office:value-type="float" office:value="0.573576436351046">
            <text:p>0,57</text:p>
          </table:table-cell>
          <table:table-cell table:formula="of:=SIN([.B64])" office:value-type="float" office:value="0.819152044288992">
            <text:p>0,82</text:p>
          </table:table-cell>
          <table:table-cell table:formula="of:=[.$B$1]*COS([.B64]+[.$C$2])" office:value-type="float" office:value="5.59192903470747">
            <text:p>5,59</text:p>
          </table:table-cell>
          <table:table-cell table:formula="of:=([.E64]-[.E63])/([.B64]-[.B63])" office:value-type="float" office:value="-8.24115728528792">
            <text:p>-8,24</text:p>
          </table:table-cell>
          <table:table-cell table:formula="of:=[.F154]" office:value-type="float" office:value="-5.66399047901929">
            <text:p>-5,66</text:p>
          </table:table-cell>
          <table:table-cell table:formula="of:=([.G64]*[.C63]+[.F64]*[.D63])" office:value-type="float" office:value="-9.99644636980736">
            <text:p>-10</text:p>
          </table:table-cell>
          <table:table-cell table:formula="of:=[.G64]*[.D64]-[.F64]*[.C64]" office:value-type="float" office:value="0.0872642473818734">
            <text:p>0,09</text:p>
          </table:table-cell>
          <table:table-cell table:formula="of:=-[.I64]/[.H64]" office:value-type="float" office:value="0.00872952688921945">
            <text:p>0,01</text:p>
          </table:table-cell>
          <table:table-cell table:formula="of:=ATAN([.J64])*180/PI()" office:value-type="float" office:value="0.500152343513359">
            <text:p>0,5</text:p>
          </table:table-cell>
          <table:table-cell table:formula="of:=-[.F64]/([.D63]*COS([.K64]*PI()/180)+[.C63]*SIN([.K64]*PI()/180))" office:value-type="float" office:value="10.1228160741084">
            <text:p>10,12</text:p>
          </table:table-cell>
        </table:table-row>
        <table:table-row table:style-name="ro1">
          <table:table-cell table:formula="of:=[.A64]+1" office:value-type="float" office:value="56">
            <text:p>56</text:p>
          </table:table-cell>
          <table:table-cell table:formula="of:=[.A65]*PI()/180" office:value-type="float" office:value="0.977384381116825">
            <text:p>0,98</text:p>
          </table:table-cell>
          <table:table-cell table:formula="of:=COS([.B65])" office:value-type="float" office:value="0.559192903470747">
            <text:p>0,56</text:p>
          </table:table-cell>
          <table:table-cell table:formula="of:=SIN([.B65])" office:value-type="float" office:value="0.829037572555042">
            <text:p>0,83</text:p>
          </table:table-cell>
          <table:table-cell table:formula="of:=[.$B$1]*COS([.B65]+[.$C$2])" office:value-type="float" office:value="5.44639035015027">
            <text:p>5,45</text:p>
          </table:table-cell>
          <table:table-cell table:formula="of:=([.E65]-[.E64])/([.B65]-[.B64])" office:value-type="float" office:value="-8.33875238101328">
            <text:p>-8,34</text:p>
          </table:table-cell>
          <table:table-cell table:formula="of:=[.F155]" office:value-type="float" office:value="-5.51929979937892">
            <text:p>-5,52</text:p>
          </table:table-cell>
          <table:table-cell table:formula="of:=([.G65]*[.C64]+[.F65]*[.D64])" office:value-type="float" office:value="-9.99644636980753">
            <text:p>-10</text:p>
          </table:table-cell>
          <table:table-cell table:formula="of:=[.G65]*[.D65]-[.F65]*[.C65]" office:value-type="float" office:value="0.0872642473817908">
            <text:p>0,09</text:p>
          </table:table-cell>
          <table:table-cell table:formula="of:=-[.I65]/[.H65]" office:value-type="float" office:value="0.00872952688921103">
            <text:p>0,01</text:p>
          </table:table-cell>
          <table:table-cell table:formula="of:=ATAN([.J65])*180/PI()" office:value-type="float" office:value="0.500152343512877">
            <text:p>0,5</text:p>
          </table:table-cell>
          <table:table-cell table:formula="of:=-[.F65]/([.D64]*COS([.K65]*PI()/180)+[.C64]*SIN([.K65]*PI()/180))" office:value-type="float" office:value="10.1182771011152">
            <text:p>10,12</text:p>
          </table:table-cell>
        </table:table-row>
        <table:table-row table:style-name="ro1">
          <table:table-cell table:formula="of:=[.A65]+1" office:value-type="float" office:value="57">
            <text:p>57</text:p>
          </table:table-cell>
          <table:table-cell table:formula="of:=[.A66]*PI()/180" office:value-type="float" office:value="0.994837673636768">
            <text:p>0,99</text:p>
          </table:table-cell>
          <table:table-cell table:formula="of:=COS([.B66])" office:value-type="float" office:value="0.544639035015027">
            <text:p>0,54</text:p>
          </table:table-cell>
          <table:table-cell table:formula="of:=SIN([.B66])" office:value-type="float" office:value="0.838670567945424">
            <text:p>0,84</text:p>
          </table:table-cell>
          <table:table-cell table:formula="of:=[.$B$1]*COS([.B66]+[.$C$2])" office:value-type="float" office:value="5.29919264233205">
            <text:p>5,3</text:p>
          </table:table-cell>
          <table:table-cell table:formula="of:=([.E66]-[.E65])/([.B66]-[.B65])" office:value-type="float" office:value="-8.43380741198386">
            <text:p>-8,43</text:p>
          </table:table-cell>
          <table:table-cell table:formula="of:=[.F156]" office:value-type="float" office:value="-5.37292788755271">
            <text:p>-5,37</text:p>
          </table:table-cell>
          <table:table-cell table:formula="of:=([.G66]*[.C65]+[.F66]*[.D65])" office:value-type="float" office:value="-9.99644636980736">
            <text:p>-10</text:p>
          </table:table-cell>
          <table:table-cell table:formula="of:=[.G66]*[.D66]-[.F66]*[.C66]" office:value-type="float" office:value="0.0872642473818353">
            <text:p>0,09</text:p>
          </table:table-cell>
          <table:table-cell table:formula="of:=-[.I66]/[.H66]" office:value-type="float" office:value="0.00872952688921562">
            <text:p>0,01</text:p>
          </table:table-cell>
          <table:table-cell table:formula="of:=ATAN([.J66])*180/PI()" office:value-type="float" office:value="0.50015234351314">
            <text:p>0,5</text:p>
          </table:table-cell>
          <table:table-cell table:formula="of:=-[.F66]/([.D65]*COS([.K66]*PI()/180)+[.C65]*SIN([.K66]*PI()/180))" office:value-type="float" office:value="10.1138457404196">
            <text:p>10,11</text:p>
          </table:table-cell>
        </table:table-row>
        <table:table-row table:style-name="ro1">
          <table:table-cell table:formula="of:=[.A66]+1" office:value-type="float" office:value="58">
            <text:p>58</text:p>
          </table:table-cell>
          <table:table-cell table:formula="of:=[.A67]*PI()/180" office:value-type="float" office:value="1.01229096615671">
            <text:p>1,01</text:p>
          </table:table-cell>
          <table:table-cell table:formula="of:=COS([.B67])" office:value-type="float" office:value="0.529919264233205">
            <text:p>0,53</text:p>
          </table:table-cell>
          <table:table-cell table:formula="of:=SIN([.B67])" office:value-type="float" office:value="0.848048096156426">
            <text:p>0,85</text:p>
          </table:table-cell>
          <table:table-cell table:formula="of:=[.$B$1]*COS([.B67]+[.$C$2])" office:value-type="float" office:value="5.15038074910054">
            <text:p>5,15</text:p>
          </table:table-cell>
          <table:table-cell table:formula="of:=([.E67]-[.E66])/([.B67]-[.B66])" office:value-type="float" office:value="-8.52629342351685">
            <text:p>-8,53</text:p>
          </table:table-cell>
          <table:table-cell table:formula="of:=[.F157]" office:value-type="float" office:value="-5.22491932984344">
            <text:p>-5,22</text:p>
          </table:table-cell>
          <table:table-cell table:formula="of:=([.G67]*[.C66]+[.F67]*[.D66])" office:value-type="float" office:value="-9.9964463698075">
            <text:p>-10</text:p>
          </table:table-cell>
          <table:table-cell table:formula="of:=[.G67]*[.D67]-[.F67]*[.C67]" office:value-type="float" office:value="0.087264247381821">
            <text:p>0,09</text:p>
          </table:table-cell>
          <table:table-cell table:formula="of:=-[.I67]/[.H67]" office:value-type="float" office:value="0.00872952688921408">
            <text:p>0,01</text:p>
          </table:table-cell>
          <table:table-cell table:formula="of:=ATAN([.J67])*180/PI()" office:value-type="float" office:value="0.500152343513051">
            <text:p>0,5</text:p>
          </table:table-cell>
          <table:table-cell table:formula="of:=-[.F67]/([.D66]*COS([.K67]*PI()/180)+[.C66]*SIN([.K67]*PI()/180))" office:value-type="float" office:value="10.1095156029657">
            <text:p>10,11</text:p>
          </table:table-cell>
        </table:table-row>
        <table:table-row table:style-name="ro1">
          <table:table-cell table:formula="of:=[.A67]+1" office:value-type="float" office:value="59">
            <text:p>59</text:p>
          </table:table-cell>
          <table:table-cell table:formula="of:=[.A68]*PI()/180" office:value-type="float" office:value="1.02974425867665">
            <text:p>1,03</text:p>
          </table:table-cell>
          <table:table-cell table:formula="of:=COS([.B68])" office:value-type="float" office:value="0.515038074910054">
            <text:p>0,52</text:p>
          </table:table-cell>
          <table:table-cell table:formula="of:=SIN([.B68])" office:value-type="float" office:value="0.857167300702112">
            <text:p>0,86</text:p>
          </table:table-cell>
          <table:table-cell table:formula="of:=[.$B$1]*COS([.B68]+[.$C$2])" office:value-type="float" office:value="5">
            <text:p>5</text:p>
          </table:table-cell>
          <table:table-cell table:formula="of:=([.E68]-[.E67])/([.B68]-[.B67])" office:value-type="float" office:value="-8.61618224347684">
            <text:p>-8,62</text:p>
          </table:table-cell>
          <table:table-cell table:formula="of:=[.F158]" office:value-type="float" office:value="-5.07531921109131">
            <text:p>-5,08</text:p>
          </table:table-cell>
          <table:table-cell table:formula="of:=([.G68]*[.C67]+[.F68]*[.D67])" office:value-type="float" office:value="-9.9964463698075">
            <text:p>-10</text:p>
          </table:table-cell>
          <table:table-cell table:formula="of:=[.G68]*[.D68]-[.F68]*[.C68]" office:value-type="float" office:value="0.0872642473817917">
            <text:p>0,09</text:p>
          </table:table-cell>
          <table:table-cell table:formula="of:=-[.I68]/[.H68]" office:value-type="float" office:value="0.00872952688921115">
            <text:p>0,01</text:p>
          </table:table-cell>
          <table:table-cell table:formula="of:=ATAN([.J68])*180/PI()" office:value-type="float" office:value="0.500152343512883">
            <text:p>0,5</text:p>
          </table:table-cell>
          <table:table-cell table:formula="of:=-[.F68]/([.D67]*COS([.K68]*PI()/180)+[.C67]*SIN([.K68]*PI()/180))" office:value-type="float" office:value="10.1052807089826">
            <text:p>10,11</text:p>
          </table:table-cell>
        </table:table-row>
        <table:table-row table:style-name="ro1">
          <table:table-cell table:formula="of:=[.A68]+1" office:value-type="float" office:value="60">
            <text:p>60</text:p>
          </table:table-cell>
          <table:table-cell table:formula="of:=[.A69]*PI()/180" office:value-type="float" office:value="1.0471975511966">
            <text:p>1,05</text:p>
          </table:table-cell>
          <table:table-cell table:formula="of:=COS([.B69])" office:value-type="float" office:value="0.5">
            <text:p>0,5</text:p>
          </table:table-cell>
          <table:table-cell table:formula="of:=SIN([.B69])" office:value-type="float" office:value="0.866025403784439">
            <text:p>0,87</text:p>
          </table:table-cell>
          <table:table-cell table:formula="of:=[.$B$1]*COS([.B69]+[.$C$2])" office:value-type="float" office:value="4.84809620246337">
            <text:p>4,85</text:p>
          </table:table-cell>
          <table:table-cell table:formula="of:=([.E69]-[.E68])/([.B69]-[.B68])" office:value-type="float" office:value="-8.70344649085861">
            <text:p>-8,7</text:p>
          </table:table-cell>
          <table:table-cell table:formula="of:=[.F159]" office:value-type="float" office:value="-4.92417310094166">
            <text:p>-4,92</text:p>
          </table:table-cell>
          <table:table-cell table:formula="of:=([.G69]*[.C68]+[.F69]*[.D68])" office:value-type="float" office:value="-9.99644636980741">
            <text:p>-10</text:p>
          </table:table-cell>
          <table:table-cell table:formula="of:=[.G69]*[.D69]-[.F69]*[.C69]" office:value-type="float" office:value="0.0872642473818308">
            <text:p>0,09</text:p>
          </table:table-cell>
          <table:table-cell table:formula="of:=-[.I69]/[.H69]" office:value-type="float" office:value="0.00872952688921513">
            <text:p>0,01</text:p>
          </table:table-cell>
          <table:table-cell table:formula="of:=ATAN([.J69])*180/PI()" office:value-type="float" office:value="0.500152343513112">
            <text:p>0,5</text:p>
          </table:table-cell>
          <table:table-cell table:formula="of:=-[.F69]/([.D68]*COS([.K69]*PI()/180)+[.C68]*SIN([.K69]*PI()/180))" office:value-type="float" office:value="10.1011354525551">
            <text:p>10,1</text:p>
          </table:table-cell>
        </table:table-row>
        <table:table-row table:style-name="ro1">
          <table:table-cell table:formula="of:=[.A69]+1" office:value-type="float" office:value="61">
            <text:p>61</text:p>
          </table:table-cell>
          <table:table-cell table:formula="of:=[.A70]*PI()/180" office:value-type="float" office:value="1.06465084371654">
            <text:p>1,06</text:p>
          </table:table-cell>
          <table:table-cell table:formula="of:=COS([.B70])" office:value-type="float" office:value="0.484809620246337">
            <text:p>0,48</text:p>
          </table:table-cell>
          <table:table-cell table:formula="of:=SIN([.B70])" office:value-type="float" office:value="0.874619707139396">
            <text:p>0,87</text:p>
          </table:table-cell>
          <table:table-cell table:formula="of:=[.$B$1]*COS([.B70]+[.$C$2])" office:value-type="float" office:value="4.69471562785891">
            <text:p>4,69</text:p>
          </table:table-cell>
          <table:table-cell table:formula="of:=([.E70]-[.E69])/([.B70]-[.B69])" office:value-type="float" office:value="-8.78805958412717">
            <text:p>-8,79</text:p>
          </table:table-cell>
          <table:table-cell table:formula="of:=[.F160]" office:value-type="float" office:value="-4.77152703996402">
            <text:p>-4,77</text:p>
          </table:table-cell>
          <table:table-cell table:formula="of:=([.G70]*[.C69]+[.F70]*[.D69])" office:value-type="float" office:value="-9.99644636980745">
            <text:p>-10</text:p>
          </table:table-cell>
          <table:table-cell table:formula="of:=[.G70]*[.D70]-[.F70]*[.C70]" office:value-type="float" office:value="0.0872642473818397">
            <text:p>0,09</text:p>
          </table:table-cell>
          <table:table-cell table:formula="of:=-[.I70]/[.H70]" office:value-type="float" office:value="0.00872952688921599">
            <text:p>0,01</text:p>
          </table:table-cell>
          <table:table-cell table:formula="of:=ATAN([.J70])*180/PI()" office:value-type="float" office:value="0.500152343513161">
            <text:p>0,5</text:p>
          </table:table-cell>
          <table:table-cell table:formula="of:=-[.F70]/([.D69]*COS([.K70]*PI()/180)+[.C69]*SIN([.K70]*PI()/180))" office:value-type="float" office:value="10.0970745696541">
            <text:p>10,1</text:p>
          </table:table-cell>
        </table:table-row>
        <table:table-row table:style-name="ro1">
          <table:table-cell table:formula="of:=[.A70]+1" office:value-type="float" office:value="62">
            <text:p>62</text:p>
          </table:table-cell>
          <table:table-cell table:formula="of:=[.A71]*PI()/180" office:value-type="float" office:value="1.08210413623648">
            <text:p>1,08</text:p>
          </table:table-cell>
          <table:table-cell table:formula="of:=COS([.B71])" office:value-type="float" office:value="0.469471562785891">
            <text:p>0,47</text:p>
          </table:table-cell>
          <table:table-cell table:formula="of:=SIN([.B71])" office:value-type="float" office:value="0.882947592858927">
            <text:p>0,88</text:p>
          </table:table-cell>
          <table:table-cell table:formula="of:=[.$B$1]*COS([.B71]+[.$C$2])" office:value-type="float" office:value="4.53990499739547">
            <text:p>4,54</text:p>
          </table:table-cell>
          <table:table-cell table:formula="of:=([.E71]-[.E70])/([.B71]-[.B70])" office:value-type="float" office:value="-8.86999574931451">
            <text:p>-8,87</text:p>
          </table:table-cell>
          <table:table-cell table:formula="of:=[.F161]" office:value-type="float" office:value="-4.61742752562712">
            <text:p>-4,62</text:p>
          </table:table-cell>
          <table:table-cell table:formula="of:=([.G71]*[.C70]+[.F71]*[.D70])" office:value-type="float" office:value="-9.99644636980741">
            <text:p>-10</text:p>
          </table:table-cell>
          <table:table-cell table:formula="of:=[.G71]*[.D71]-[.F71]*[.C71]" office:value-type="float" office:value="0.0872642473818805">
            <text:p>0,09</text:p>
          </table:table-cell>
          <table:table-cell table:formula="of:=-[.I71]/[.H71]" office:value-type="float" office:value="0.00872952688922011">
            <text:p>0,01</text:p>
          </table:table-cell>
          <table:table-cell table:formula="of:=ATAN([.J71])*180/PI()" office:value-type="float" office:value="0.500152343513397">
            <text:p>0,5</text:p>
          </table:table-cell>
          <table:table-cell table:formula="of:=-[.F71]/([.D70]*COS([.K71]*PI()/180)+[.C70]*SIN([.K71]*PI()/180))" office:value-type="float" office:value="10.0930931092307">
            <text:p>10,09</text:p>
          </table:table-cell>
        </table:table-row>
        <table:table-row table:style-name="ro1">
          <table:table-cell table:formula="of:=[.A71]+1" office:value-type="float" office:value="63">
            <text:p>63</text:p>
          </table:table-cell>
          <table:table-cell table:formula="of:=[.A72]*PI()/180" office:value-type="float" office:value="1.09955742875643">
            <text:p>1,1</text:p>
          </table:table-cell>
          <table:table-cell table:formula="of:=COS([.B72])" office:value-type="float" office:value="0.453990499739547">
            <text:p>0,45</text:p>
          </table:table-cell>
          <table:table-cell table:formula="of:=SIN([.B72])" office:value-type="float" office:value="0.891006524188368">
            <text:p>0,89</text:p>
          </table:table-cell>
          <table:table-cell table:formula="of:=[.$B$1]*COS([.B72]+[.$C$2])" office:value-type="float" office:value="4.38371146789077">
            <text:p>4,38</text:p>
          </table:table-cell>
          <table:table-cell table:formula="of:=([.E72]-[.E71])/([.B72]-[.B71])" office:value-type="float" office:value="-8.94923002787107">
            <text:p>-8,95</text:p>
          </table:table-cell>
          <table:table-cell table:formula="of:=[.F162]" office:value-type="float" office:value="-4.46192149813604">
            <text:p>-4,46</text:p>
          </table:table-cell>
          <table:table-cell table:formula="of:=([.G72]*[.C71]+[.F72]*[.D71])" office:value-type="float" office:value="-9.99644636980748">
            <text:p>-10</text:p>
          </table:table-cell>
          <table:table-cell table:formula="of:=[.G72]*[.D72]-[.F72]*[.C72]" office:value-type="float" office:value="0.0872642473818037">
            <text:p>0,09</text:p>
          </table:table-cell>
          <table:table-cell table:formula="of:=-[.I72]/[.H72]" office:value-type="float" office:value="0.00872952688921236">
            <text:p>0,01</text:p>
          </table:table-cell>
          <table:table-cell table:formula="of:=ATAN([.J72])*180/PI()" office:value-type="float" office:value="0.500152343512953">
            <text:p>0,5</text:p>
          </table:table-cell>
          <table:table-cell table:formula="of:=-[.F72]/([.D71]*COS([.K72]*PI()/180)+[.C71]*SIN([.K72]*PI()/180))" office:value-type="float" office:value="10.0891864070298">
            <text:p>10,09</text:p>
          </table:table-cell>
        </table:table-row>
        <table:table-row table:style-name="ro1">
          <table:table-cell table:formula="of:=[.A72]+1" office:value-type="float" office:value="64">
            <text:p>64</text:p>
          </table:table-cell>
          <table:table-cell table:formula="of:=[.A73]*PI()/180" office:value-type="float" office:value="1.11701072127637">
            <text:p>1,12</text:p>
          </table:table-cell>
          <table:table-cell table:formula="of:=COS([.B73])" office:value-type="float" office:value="0.438371146789077">
            <text:p>0,44</text:p>
          </table:table-cell>
          <table:table-cell table:formula="of:=SIN([.B73])" office:value-type="float" office:value="0.898794046299167">
            <text:p>0,9</text:p>
          </table:table-cell>
          <table:table-cell table:formula="of:=[.$B$1]*COS([.B73]+[.$C$2])" office:value-type="float" office:value="4.22618261740699">
            <text:p>4,23</text:p>
          </table:table-cell>
          <table:table-cell table:formula="of:=([.E73]-[.E72])/([.B73]-[.B72])" office:value-type="float" office:value="-9.02573828426793">
            <text:p>-9,03</text:p>
          </table:table-cell>
          <table:table-cell table:formula="of:=[.F163]" office:value-type="float" office:value="-4.30505632613288">
            <text:p>-4,31</text:p>
          </table:table-cell>
          <table:table-cell table:formula="of:=([.G73]*[.C72]+[.F73]*[.D72])" office:value-type="float" office:value="-9.99644636980741">
            <text:p>-10</text:p>
          </table:table-cell>
          <table:table-cell table:formula="of:=[.G73]*[.D73]-[.F73]*[.C73]" office:value-type="float" office:value="0.0872642473818188">
            <text:p>0,09</text:p>
          </table:table-cell>
          <table:table-cell table:formula="of:=-[.I73]/[.H73]" office:value-type="float" office:value="0.00872952688921393">
            <text:p>0,01</text:p>
          </table:table-cell>
          <table:table-cell table:formula="of:=ATAN([.J73])*180/PI()" office:value-type="float" office:value="0.500152343513043">
            <text:p>0,5</text:p>
          </table:table-cell>
          <table:table-cell table:formula="of:=-[.F73]/([.D72]*COS([.K73]*PI()/180)+[.C72]*SIN([.K73]*PI()/180))" office:value-type="float" office:value="10.0853500618177">
            <text:p>10,09</text:p>
          </table:table-cell>
        </table:table-row>
        <table:table-row table:style-name="ro1">
          <table:table-cell table:formula="of:=[.A73]+1" office:value-type="float" office:value="65">
            <text:p>65</text:p>
          </table:table-cell>
          <table:table-cell table:formula="of:=[.A74]*PI()/180" office:value-type="float" office:value="1.13446401379631">
            <text:p>1,13</text:p>
          </table:table-cell>
          <table:table-cell table:formula="of:=COS([.B74])" office:value-type="float" office:value="0.422618261740699">
            <text:p>0,42</text:p>
          </table:table-cell>
          <table:table-cell table:formula="of:=SIN([.B74])" office:value-type="float" office:value="0.90630778703665">
            <text:p>0,91</text:p>
          </table:table-cell>
          <table:table-cell table:formula="of:=[.$B$1]*COS([.B74]+[.$C$2])" office:value-type="float" office:value="4.067366430758">
            <text:p>4,07</text:p>
          </table:table-cell>
          <table:table-cell table:formula="of:=([.E74]-[.E73])/([.B74]-[.B73])" office:value-type="float" office:value="-9.09949721334922">
            <text:p>-9,1</text:p>
          </table:table-cell>
          <table:table-cell table:formula="of:=[.F164]" office:value-type="float" office:value="-4.14687979226879">
            <text:p>-4,15</text:p>
          </table:table-cell>
          <table:table-cell table:formula="of:=([.G74]*[.C73]+[.F74]*[.D73])" office:value-type="float" office:value="-9.99644636980746">
            <text:p>-10</text:p>
          </table:table-cell>
          <table:table-cell table:formula="of:=[.G74]*[.D74]-[.F74]*[.C74]" office:value-type="float" office:value="0.0872642473818601">
            <text:p>0,09</text:p>
          </table:table-cell>
          <table:table-cell table:formula="of:=-[.I74]/[.H74]" office:value-type="float" office:value="0.00872952688921803">
            <text:p>0,01</text:p>
          </table:table-cell>
          <table:table-cell table:formula="of:=ATAN([.J74])*180/PI()" office:value-type="float" office:value="0.500152343513277">
            <text:p>0,5</text:p>
          </table:table-cell>
          <table:table-cell table:formula="of:=-[.F74]/([.D73]*COS([.K74]*PI()/180)+[.C73]*SIN([.K74]*PI()/180))" office:value-type="float" office:value="10.0815799137593">
            <text:p>10,08</text:p>
          </table:table-cell>
        </table:table-row>
        <table:table-row table:style-name="ro1">
          <table:table-cell table:formula="of:=[.A74]+1" office:value-type="float" office:value="66">
            <text:p>66</text:p>
          </table:table-cell>
          <table:table-cell table:formula="of:=[.A75]*PI()/180" office:value-type="float" office:value="1.15191730631626">
            <text:p>1,15</text:p>
          </table:table-cell>
          <table:table-cell table:formula="of:=COS([.B75])" office:value-type="float" office:value="0.4067366430758">
            <text:p>0,41</text:p>
          </table:table-cell>
          <table:table-cell table:formula="of:=SIN([.B75])" office:value-type="float" office:value="0.913545457642601">
            <text:p>0,91</text:p>
          </table:table-cell>
          <table:table-cell table:formula="of:=[.$B$1]*COS([.B75]+[.$C$2])" office:value-type="float" office:value="3.90731128489274">
            <text:p>3,91</text:p>
          </table:table-cell>
          <table:table-cell table:formula="of:=([.E75]-[.E74])/([.B75]-[.B74])" office:value-type="float" office:value="-9.17048434743042">
            <text:p>-9,17</text:p>
          </table:table-cell>
          <table:table-cell table:formula="of:=[.F165]" office:value-type="float" office:value="-3.98744007864835">
            <text:p>-3,99</text:p>
          </table:table-cell>
          <table:table-cell table:formula="of:=([.G75]*[.C74]+[.F75]*[.D74])" office:value-type="float" office:value="-9.99644636980746">
            <text:p>-10</text:p>
          </table:table-cell>
          <table:table-cell table:formula="of:=[.G75]*[.D75]-[.F75]*[.C75]" office:value-type="float" office:value="0.087264247381758">
            <text:p>0,09</text:p>
          </table:table-cell>
          <table:table-cell table:formula="of:=-[.I75]/[.H75]" office:value-type="float" office:value="0.0087295268892078">
            <text:p>0,01</text:p>
          </table:table-cell>
          <table:table-cell table:formula="of:=ATAN([.J75])*180/PI()" office:value-type="float" office:value="0.500152343512692">
            <text:p>0,5</text:p>
          </table:table-cell>
          <table:table-cell table:formula="of:=-[.F75]/([.D74]*COS([.K75]*PI()/180)+[.C74]*SIN([.K75]*PI()/180))" office:value-type="float" office:value="10.0778720247114">
            <text:p>10,08</text:p>
          </table:table-cell>
        </table:table-row>
        <table:table-row table:style-name="ro1">
          <table:table-cell table:formula="of:=[.A75]+1" office:value-type="float" office:value="67">
            <text:p>67</text:p>
          </table:table-cell>
          <table:table-cell table:formula="of:=[.A76]*PI()/180" office:value-type="float" office:value="1.1693705988362">
            <text:p>1,17</text:p>
          </table:table-cell>
          <table:table-cell table:formula="of:=COS([.B76])" office:value-type="float" office:value="0.390731128489274">
            <text:p>0,39</text:p>
          </table:table-cell>
          <table:table-cell table:formula="of:=SIN([.B76])" office:value-type="float" office:value="0.92050485345244">
            <text:p>0,92</text:p>
          </table:table-cell>
          <table:table-cell table:formula="of:=[.$B$1]*COS([.B76]+[.$C$2])" office:value-type="float" office:value="3.74606593415912">
            <text:p>3,75</text:p>
          </table:table-cell>
          <table:table-cell table:formula="of:=([.E76]-[.E75])/([.B76]-[.B75])" office:value-type="float" office:value="-9.23867806314294">
            <text:p>-9,24</text:p>
          </table:table-cell>
          <table:table-cell table:formula="of:=[.F166]" office:value-type="float" office:value="-3.82678575215268">
            <text:p>-3,83</text:p>
          </table:table-cell>
          <table:table-cell table:formula="of:=([.G76]*[.C75]+[.F76]*[.D75])" office:value-type="float" office:value="-9.99644636980746">
            <text:p>-10</text:p>
          </table:table-cell>
          <table:table-cell table:formula="of:=[.G76]*[.D76]-[.F76]*[.C76]" office:value-type="float" office:value="0.0872642473817535">
            <text:p>0,09</text:p>
          </table:table-cell>
          <table:table-cell table:formula="of:=-[.I76]/[.H76]" office:value-type="float" office:value="0.00872952688920736">
            <text:p>0,01</text:p>
          </table:table-cell>
          <table:table-cell table:formula="of:=ATAN([.J76])*180/PI()" office:value-type="float" office:value="0.500152343512667">
            <text:p>0,5</text:p>
          </table:table-cell>
          <table:table-cell table:formula="of:=-[.F76]/([.D75]*COS([.K76]*PI()/180)+[.C75]*SIN([.K76]*PI()/180))" office:value-type="float" office:value="10.0742226602266">
            <text:p>10,07</text:p>
          </table:table-cell>
        </table:table-row>
        <table:table-row table:style-name="ro1">
          <table:table-cell table:formula="of:=[.A76]+1" office:value-type="float" office:value="68">
            <text:p>68</text:p>
          </table:table-cell>
          <table:table-cell table:formula="of:=[.A77]*PI()/180" office:value-type="float" office:value="1.18682389135614">
            <text:p>1,19</text:p>
          </table:table-cell>
          <table:table-cell table:formula="of:=COS([.B77])" office:value-type="float" office:value="0.374606593415912">
            <text:p>0,37</text:p>
          </table:table-cell>
          <table:table-cell table:formula="of:=SIN([.B77])" office:value-type="float" office:value="0.927183854566787">
            <text:p>0,93</text:p>
          </table:table-cell>
          <table:table-cell table:formula="of:=[.$B$1]*COS([.B77]+[.$C$2])" office:value-type="float" office:value="3.583679495453">
            <text:p>3,58</text:p>
          </table:table-cell>
          <table:table-cell table:formula="of:=([.E77]-[.E76])/([.B77]-[.B76])" office:value-type="float" office:value="-9.3040575880204">
            <text:p>-9,3</text:p>
          </table:table-cell>
          <table:table-cell table:formula="of:=[.F167]" office:value-type="float" office:value="-3.66496574964584">
            <text:p>-3,66</text:p>
          </table:table-cell>
          <table:table-cell table:formula="of:=([.G77]*[.C76]+[.F77]*[.D76])" office:value-type="float" office:value="-9.99644636980744">
            <text:p>-10</text:p>
          </table:table-cell>
          <table:table-cell table:formula="of:=[.G77]*[.D77]-[.F77]*[.C77]" office:value-type="float" office:value="0.0872642473819072">
            <text:p>0,09</text:p>
          </table:table-cell>
          <table:table-cell table:formula="of:=-[.I77]/[.H77]" office:value-type="float" office:value="0.00872952688922275">
            <text:p>0,01</text:p>
          </table:table-cell>
          <table:table-cell table:formula="of:=ATAN([.J77])*180/PI()" office:value-type="float" office:value="0.500152343513548">
            <text:p>0,5</text:p>
          </table:table-cell>
          <table:table-cell table:formula="of:=-[.F77]/([.D76]*COS([.K77]*PI()/180)+[.C76]*SIN([.K77]*PI()/180))" office:value-type="float" office:value="10.0706282730862">
            <text:p>10,07</text:p>
          </table:table-cell>
        </table:table-row>
        <table:table-row table:style-name="ro1">
          <table:table-cell table:formula="of:=[.A77]+1" office:value-type="float" office:value="69">
            <text:p>69</text:p>
          </table:table-cell>
          <table:table-cell table:formula="of:=[.A78]*PI()/180" office:value-type="float" office:value="1.20427718387609">
            <text:p>1,2</text:p>
          </table:table-cell>
          <table:table-cell table:formula="of:=COS([.B78])" office:value-type="float" office:value="0.3583679495453">
            <text:p>0,36</text:p>
          </table:table-cell>
          <table:table-cell table:formula="of:=SIN([.B78])" office:value-type="float" office:value="0.933580426497202">
            <text:p>0,93</text:p>
          </table:table-cell>
          <table:table-cell table:formula="of:=[.$B$1]*COS([.B78]+[.$C$2])" office:value-type="float" office:value="3.42020143325669">
            <text:p>3,42</text:p>
          </table:table-cell>
          <table:table-cell table:formula="of:=([.E78]-[.E77])/([.B78]-[.B77])" office:value-type="float" office:value="-9.36660300682602">
            <text:p>-9,37</text:p>
          </table:table-cell>
          <table:table-cell table:formula="of:=[.F168]" office:value-type="float" office:value="-3.50202936306861">
            <text:p>-3,5</text:p>
          </table:table-cell>
          <table:table-cell table:formula="of:=([.G78]*[.C77]+[.F78]*[.D77])" office:value-type="float" office:value="-9.99644636980743">
            <text:p>-10</text:p>
          </table:table-cell>
          <table:table-cell table:formula="of:=[.G78]*[.D78]-[.F78]*[.C78]" office:value-type="float" office:value="0.0872642473817709">
            <text:p>0,09</text:p>
          </table:table-cell>
          <table:table-cell table:formula="of:=-[.I78]/[.H78]" office:value-type="float" office:value="0.00872952688920912">
            <text:p>0,01</text:p>
          </table:table-cell>
          <table:table-cell table:formula="of:=ATAN([.J78])*180/PI()" office:value-type="float" office:value="0.500152343512767">
            <text:p>0,5</text:p>
          </table:table-cell>
          <table:table-cell table:formula="of:=-[.F78]/([.D77]*COS([.K78]*PI()/180)+[.C77]*SIN([.K78]*PI()/180))" office:value-type="float" office:value="10.0670854882009">
            <text:p>10,07</text:p>
          </table:table-cell>
        </table:table-row>
        <table:table-row table:style-name="ro1">
          <table:table-cell table:formula="of:=[.A78]+1" office:value-type="float" office:value="70">
            <text:p>70</text:p>
          </table:table-cell>
          <table:table-cell table:formula="of:=[.A79]*PI()/180" office:value-type="float" office:value="1.22173047639603">
            <text:p>1,22</text:p>
          </table:table-cell>
          <table:table-cell table:formula="of:=COS([.B79])" office:value-type="float" office:value="0.342020143325669">
            <text:p>0,34</text:p>
          </table:table-cell>
          <table:table-cell table:formula="of:=SIN([.B79])" office:value-type="float" office:value="0.939692620785908">
            <text:p>0,94</text:p>
          </table:table-cell>
          <table:table-cell table:formula="of:=[.$B$1]*COS([.B79]+[.$C$2])" office:value-type="float" office:value="3.25568154457157">
            <text:p>3,26</text:p>
          </table:table-cell>
          <table:table-cell table:formula="of:=([.E79]-[.E78])/([.B79]-[.B78])" office:value-type="float" office:value="-9.42629526761952">
            <text:p>-9,43</text:p>
          </table:table-cell>
          <table:table-cell table:formula="of:=[.F169]" office:value-type="float" office:value="-3.33802622442229">
            <text:p>-3,34</text:p>
          </table:table-cell>
          <table:table-cell table:formula="of:=([.G79]*[.C78]+[.F79]*[.D78])" office:value-type="float" office:value="-9.99644636980745">
            <text:p>-10</text:p>
          </table:table-cell>
          <table:table-cell table:formula="of:=[.G79]*[.D79]-[.F79]*[.C79]" office:value-type="float" office:value="0.0872642473818268">
            <text:p>0,09</text:p>
          </table:table-cell>
          <table:table-cell table:formula="of:=-[.I79]/[.H79]" office:value-type="float" office:value="0.0087295268892147">
            <text:p>0,01</text:p>
          </table:table-cell>
          <table:table-cell table:formula="of:=ATAN([.J79])*180/PI()" office:value-type="float" office:value="0.500152343513087">
            <text:p>0,5</text:p>
          </table:table-cell>
          <table:table-cell table:formula="of:=-[.F79]/([.D78]*COS([.K79]*PI()/180)+[.C78]*SIN([.K79]*PI()/180))" office:value-type="float" office:value="10.0635910887385">
            <text:p>10,06</text:p>
          </table:table-cell>
        </table:table-row>
        <table:table-row table:style-name="ro1">
          <table:table-cell table:formula="of:=[.A79]+1" office:value-type="float" office:value="71">
            <text:p>71</text:p>
          </table:table-cell>
          <table:table-cell table:formula="of:=[.A80]*PI()/180" office:value-type="float" office:value="1.23918376891597">
            <text:p>1,24</text:p>
          </table:table-cell>
          <table:table-cell table:formula="of:=COS([.B80])" office:value-type="float" office:value="0.325568154457157">
            <text:p>0,33</text:p>
          </table:table-cell>
          <table:table-cell table:formula="of:=SIN([.B80])" office:value-type="float" office:value="0.945518575599317">
            <text:p>0,95</text:p>
          </table:table-cell>
          <table:table-cell table:formula="of:=[.$B$1]*COS([.B80]+[.$C$2])" office:value-type="float" office:value="3.09016994374947">
            <text:p>3,09</text:p>
          </table:table-cell>
          <table:table-cell table:formula="of:=([.E80]-[.E79])/([.B80]-[.B79])" office:value-type="float" office:value="-9.48311618755992">
            <text:p>-9,48</text:p>
          </table:table-cell>
          <table:table-cell table:formula="of:=[.F170]" office:value-type="float" office:value="-3.17300629065193">
            <text:p>-3,17</text:p>
          </table:table-cell>
          <table:table-cell table:formula="of:=([.G80]*[.C79]+[.F80]*[.D79])" office:value-type="float" office:value="-9.99644636980747">
            <text:p>-10</text:p>
          </table:table-cell>
          <table:table-cell table:formula="of:=[.G80]*[.D80]-[.F80]*[.C80]" office:value-type="float" office:value="0.0872642473817855">
            <text:p>0,09</text:p>
          </table:table-cell>
          <table:table-cell table:formula="of:=-[.I80]/[.H80]" office:value-type="float" office:value="0.00872952688921055">
            <text:p>0,01</text:p>
          </table:table-cell>
          <table:table-cell table:formula="of:=ATAN([.J80])*180/PI()" office:value-type="float" office:value="0.500152343512849">
            <text:p>0,5</text:p>
          </table:table-cell>
          <table:table-cell table:formula="of:=-[.F80]/([.D79]*COS([.K80]*PI()/180)+[.C79]*SIN([.K80]*PI()/180))" office:value-type="float" office:value="10.0601420033502">
            <text:p>10,06</text:p>
          </table:table-cell>
        </table:table-row>
        <table:table-row table:style-name="ro1">
          <table:table-cell table:formula="of:=[.A80]+1" office:value-type="float" office:value="72">
            <text:p>72</text:p>
          </table:table-cell>
          <table:table-cell table:formula="of:=[.A81]*PI()/180" office:value-type="float" office:value="1.25663706143592">
            <text:p>1,26</text:p>
          </table:table-cell>
          <table:table-cell table:formula="of:=COS([.B81])" office:value-type="float" office:value="0.309016994374947">
            <text:p>0,31</text:p>
          </table:table-cell>
          <table:table-cell table:formula="of:=SIN([.B81])" office:value-type="float" office:value="0.951056516295153">
            <text:p>0,95</text:p>
          </table:table-cell>
          <table:table-cell table:formula="of:=[.$B$1]*COS([.B81]+[.$C$2])" office:value-type="float" office:value="2.92371704722737">
            <text:p>2,92</text:p>
          </table:table-cell>
          <table:table-cell table:formula="of:=([.E81]-[.E80])/([.B81]-[.B80])" office:value-type="float" office:value="-9.53704845844453">
            <text:p>-9,54</text:p>
          </table:table-cell>
          <table:table-cell table:formula="of:=[.F171]" office:value-type="float" office:value="-3.0070198284277">
            <text:p>-3,01</text:p>
          </table:table-cell>
          <table:table-cell table:formula="of:=([.G81]*[.C80]+[.F81]*[.D80])" office:value-type="float" office:value="-9.99644636980741">
            <text:p>-10</text:p>
          </table:table-cell>
          <table:table-cell table:formula="of:=[.G81]*[.D81]-[.F81]*[.C81]" office:value-type="float" office:value="0.0872642473818575">
            <text:p>0,09</text:p>
          </table:table-cell>
          <table:table-cell table:formula="of:=-[.I81]/[.H81]" office:value-type="float" office:value="0.0087295268892178">
            <text:p>0,01</text:p>
          </table:table-cell>
          <table:table-cell table:formula="of:=ATAN([.J81])*180/PI()" office:value-type="float" office:value="0.500152343513265">
            <text:p>0,5</text:p>
          </table:table-cell>
          <table:table-cell table:formula="of:=-[.F81]/([.D80]*COS([.K81]*PI()/180)+[.C80]*SIN([.K81]*PI()/180))" office:value-type="float" office:value="10.0567352943839">
            <text:p>10,06</text:p>
          </table:table-cell>
        </table:table-row>
        <table:table-row table:style-name="ro1">
          <table:table-cell table:formula="of:=[.A81]+1" office:value-type="float" office:value="73">
            <text:p>73</text:p>
          </table:table-cell>
          <table:table-cell table:formula="of:=[.A82]*PI()/180" office:value-type="float" office:value="1.27409035395586">
            <text:p>1,27</text:p>
          </table:table-cell>
          <table:table-cell table:formula="of:=COS([.B82])" office:value-type="float" office:value="0.292371704722737">
            <text:p>0,29</text:p>
          </table:table-cell>
          <table:table-cell table:formula="of:=SIN([.B82])" office:value-type="float" office:value="0.956304755963035">
            <text:p>0,96</text:p>
          </table:table-cell>
          <table:table-cell table:formula="of:=[.$B$1]*COS([.B82]+[.$C$2])" office:value-type="float" office:value="2.75637355816999">
            <text:p>2,76</text:p>
          </table:table-cell>
          <table:table-cell table:formula="of:=([.E82]-[.E81])/([.B82]-[.B81])" office:value-type="float" office:value="-9.58807565198132">
            <text:p>-9,59</text:p>
          </table:table-cell>
          <table:table-cell table:formula="of:=[.F172]" office:value-type="float" office:value="-2.84011739883422">
            <text:p>-2,84</text:p>
          </table:table-cell>
          <table:table-cell table:formula="of:=([.G82]*[.C81]+[.F82]*[.D81])" office:value-type="float" office:value="-9.99644636980748">
            <text:p>-10</text:p>
          </table:table-cell>
          <table:table-cell table:formula="of:=[.G82]*[.D82]-[.F82]*[.C82]" office:value-type="float" office:value="0.087264247381817">
            <text:p>0,09</text:p>
          </table:table-cell>
          <table:table-cell table:formula="of:=-[.I82]/[.H82]" office:value-type="float" office:value="0.0087295268892137">
            <text:p>0,01</text:p>
          </table:table-cell>
          <table:table-cell table:formula="of:=ATAN([.J82])*180/PI()" office:value-type="float" office:value="0.50015234351303">
            <text:p>0,5</text:p>
          </table:table-cell>
          <table:table-cell table:formula="of:=-[.F82]/([.D81]*COS([.K82]*PI()/180)+[.C81]*SIN([.K82]*PI()/180))" office:value-type="float" office:value="10.0533681469839">
            <text:p>10,05</text:p>
          </table:table-cell>
        </table:table-row>
        <table:table-row table:style-name="ro1">
          <table:table-cell table:formula="of:=[.A82]+1" office:value-type="float" office:value="74">
            <text:p>74</text:p>
          </table:table-cell>
          <table:table-cell table:formula="of:=[.A83]*PI()/180" office:value-type="float" office:value="1.2915436464758">
            <text:p>1,29</text:p>
          </table:table-cell>
          <table:table-cell table:formula="of:=COS([.B83])" office:value-type="float" office:value="0.275637355816999">
            <text:p>0,28</text:p>
          </table:table-cell>
          <table:table-cell table:formula="of:=SIN([.B83])" office:value-type="float" office:value="0.961261695938319">
            <text:p>0,96</text:p>
          </table:table-cell>
          <table:table-cell table:formula="of:=[.$B$1]*COS([.B83]+[.$C$2])" office:value-type="float" office:value="2.58819045102521">
            <text:p>2,59</text:p>
          </table:table-cell>
          <table:table-cell table:formula="of:=([.E83]-[.E82])/([.B83]-[.B82])" office:value-type="float" office:value="-9.63618222479264">
            <text:p>-9,64</text:p>
          </table:table-cell>
          <table:table-cell table:formula="of:=[.F173]" office:value-type="float" office:value="-2.67234984196816">
            <text:p>-2,67</text:p>
          </table:table-cell>
          <table:table-cell table:formula="of:=([.G83]*[.C82]+[.F83]*[.D82])" office:value-type="float" office:value="-9.99644636980743">
            <text:p>-10</text:p>
          </table:table-cell>
          <table:table-cell table:formula="of:=[.G83]*[.D83]-[.F83]*[.C83]" office:value-type="float" office:value="0.0872642473818015">
            <text:p>0,09</text:p>
          </table:table-cell>
          <table:table-cell table:formula="of:=-[.I83]/[.H83]" office:value-type="float" office:value="0.00872952688921219">
            <text:p>0,01</text:p>
          </table:table-cell>
          <table:table-cell table:formula="of:=ATAN([.J83])*180/PI()" office:value-type="float" office:value="0.500152343512943">
            <text:p>0,5</text:p>
          </table:table-cell>
          <table:table-cell table:formula="of:=-[.F83]/([.D82]*COS([.K83]*PI()/180)+[.C82]*SIN([.K83]*PI()/180))" office:value-type="float" office:value="10.0500378589851">
            <text:p>10,05</text:p>
          </table:table-cell>
        </table:table-row>
        <table:table-row table:style-name="ro1">
          <table:table-cell table:formula="of:=[.A83]+1" office:value-type="float" office:value="75">
            <text:p>75</text:p>
          </table:table-cell>
          <table:table-cell table:formula="of:=[.A84]*PI()/180" office:value-type="float" office:value="1.30899693899575">
            <text:p>1,31</text:p>
          </table:table-cell>
          <table:table-cell table:formula="of:=COS([.B84])" office:value-type="float" office:value="0.258819045102521">
            <text:p>0,26</text:p>
          </table:table-cell>
          <table:table-cell table:formula="of:=SIN([.B84])" office:value-type="float" office:value="0.965925826289068">
            <text:p>0,97</text:p>
          </table:table-cell>
          <table:table-cell table:formula="of:=[.$B$1]*COS([.B84]+[.$C$2])" office:value-type="float" office:value="2.41921895599668">
            <text:p>2,42</text:p>
          </table:table-cell>
          <table:table-cell table:formula="of:=([.E84]-[.E83])/([.B84]-[.B83])" office:value-type="float" office:value="-9.68135352315056">
            <text:p>-9,68</text:p>
          </table:table-cell>
          <table:table-cell table:formula="of:=[.F174]" office:value-type="float" office:value="-2.50376826145254">
            <text:p>-2,5</text:p>
          </table:table-cell>
          <table:table-cell table:formula="of:=([.G84]*[.C83]+[.F84]*[.D83])" office:value-type="float" office:value="-9.99644636980743">
            <text:p>-10</text:p>
          </table:table-cell>
          <table:table-cell table:formula="of:=[.G84]*[.D84]-[.F84]*[.C84]" office:value-type="float" office:value="0.0872642473818672">
            <text:p>0,09</text:p>
          </table:table-cell>
          <table:table-cell table:formula="of:=-[.I84]/[.H84]" office:value-type="float" office:value="0.00872952688921876">
            <text:p>0,01</text:p>
          </table:table-cell>
          <table:table-cell table:formula="of:=ATAN([.J84])*180/PI()" office:value-type="float" office:value="0.50015234351332">
            <text:p>0,5</text:p>
          </table:table-cell>
          <table:table-cell table:formula="of:=-[.F84]/([.D83]*COS([.K84]*PI()/180)+[.C83]*SIN([.K84]*PI()/180))" office:value-type="float" office:value="10.0467418315242">
            <text:p>10,05</text:p>
          </table:table-cell>
        </table:table-row>
        <table:table-row table:style-name="ro1">
          <table:table-cell table:formula="of:=[.A84]+1" office:value-type="float" office:value="76">
            <text:p>76</text:p>
          </table:table-cell>
          <table:table-cell table:formula="of:=[.A85]*PI()/180" office:value-type="float" office:value="1.32645023151569">
            <text:p>1,33</text:p>
          </table:table-cell>
          <table:table-cell table:formula="of:=COS([.B85])" office:value-type="float" office:value="0.241921895599668">
            <text:p>0,24</text:p>
          </table:table-cell>
          <table:table-cell table:formula="of:=SIN([.B85])" office:value-type="float" office:value="0.970295726275996">
            <text:p>0,97</text:p>
          </table:table-cell>
          <table:table-cell table:formula="of:=[.$B$1]*COS([.B85]+[.$C$2])" office:value-type="float" office:value="2.24951054343865">
            <text:p>2,25</text:p>
          </table:table-cell>
          <table:table-cell table:formula="of:=([.E85]-[.E84])/([.B85]-[.B84])" office:value-type="float" office:value="-9.72357578743995">
            <text:p>-9,72</text:p>
          </table:table-cell>
          <table:table-cell table:formula="of:=[.F175]" office:value-type="float" office:value="-2.3344240088701">
            <text:p>-2,33</text:p>
          </table:table-cell>
          <table:table-cell table:formula="of:=([.G85]*[.C84]+[.F85]*[.D84])" office:value-type="float" office:value="-9.99644636980747">
            <text:p>-10</text:p>
          </table:table-cell>
          <table:table-cell table:formula="of:=[.G85]*[.D85]-[.F85]*[.C85]" office:value-type="float" office:value="0.0872642473817731">
            <text:p>0,09</text:p>
          </table:table-cell>
          <table:table-cell table:formula="of:=-[.I85]/[.H85]" office:value-type="float" office:value="0.00872952688920931">
            <text:p>0,01</text:p>
          </table:table-cell>
          <table:table-cell table:formula="of:=ATAN([.J85])*180/PI()" office:value-type="float" office:value="0.500152343512778">
            <text:p>0,5</text:p>
          </table:table-cell>
          <table:table-cell table:formula="of:=-[.F85]/([.D84]*COS([.K85]*PI()/180)+[.C84]*SIN([.K85]*PI()/180))" office:value-type="float" office:value="10.043477560291">
            <text:p>10,04</text:p>
          </table:table-cell>
        </table:table-row>
        <table:table-row table:style-name="ro1">
          <table:table-cell table:formula="of:=[.A85]+1" office:value-type="float" office:value="77">
            <text:p>77</text:p>
          </table:table-cell>
          <table:table-cell table:formula="of:=[.A86]*PI()/180" office:value-type="float" office:value="1.34390352403563">
            <text:p>1,34</text:p>
          </table:table-cell>
          <table:table-cell table:formula="of:=COS([.B86])" office:value-type="float" office:value="0.224951054343865">
            <text:p>0,22</text:p>
          </table:table-cell>
          <table:table-cell table:formula="of:=SIN([.B86])" office:value-type="float" office:value="0.974370064785235">
            <text:p>0,97</text:p>
          </table:table-cell>
          <table:table-cell table:formula="of:=[.$B$1]*COS([.B86]+[.$C$2])" office:value-type="float" office:value="2.07911690817759">
            <text:p>2,08</text:p>
          </table:table-cell>
          <table:table-cell table:formula="of:=([.E86]-[.E85])/([.B86]-[.B85])" office:value-type="float" office:value="-9.76283615635007">
            <text:p>-9,76</text:p>
          </table:table-cell>
          <table:table-cell table:formula="of:=[.F176]" office:value-type="float" office:value="-2.16436866812035">
            <text:p>-2,16</text:p>
          </table:table-cell>
          <table:table-cell table:formula="of:=([.G86]*[.C85]+[.F86]*[.D85])" office:value-type="float" office:value="-9.99644636980746">
            <text:p>-10</text:p>
          </table:table-cell>
          <table:table-cell table:formula="of:=[.G86]*[.D86]-[.F86]*[.C86]" office:value-type="float" office:value="0.0872642473817948">
            <text:p>0,09</text:p>
          </table:table-cell>
          <table:table-cell table:formula="of:=-[.I86]/[.H86]" office:value-type="float" office:value="0.00872952688921149">
            <text:p>0,01</text:p>
          </table:table-cell>
          <table:table-cell table:formula="of:=ATAN([.J86])*180/PI()" office:value-type="float" office:value="0.500152343512903">
            <text:p>0,5</text:p>
          </table:table-cell>
          <table:table-cell table:formula="of:=-[.F86]/([.D85]*COS([.K86]*PI()/180)+[.C85]*SIN([.K86]*PI()/180))" office:value-type="float" office:value="10.040242627357">
            <text:p>10,04</text:p>
          </table:table-cell>
        </table:table-row>
        <table:table-row table:style-name="ro1">
          <table:table-cell table:formula="of:=[.A86]+1" office:value-type="float" office:value="78">
            <text:p>78</text:p>
          </table:table-cell>
          <table:table-cell table:formula="of:=[.A87]*PI()/180" office:value-type="float" office:value="1.36135681655558">
            <text:p>1,36</text:p>
          </table:table-cell>
          <table:table-cell table:formula="of:=COS([.B87])" office:value-type="float" office:value="0.207911690817759">
            <text:p>0,21</text:p>
          </table:table-cell>
          <table:table-cell table:formula="of:=SIN([.B87])" office:value-type="float" office:value="0.978147600733806">
            <text:p>0,98</text:p>
          </table:table-cell>
          <table:table-cell table:formula="of:=[.$B$1]*COS([.B87]+[.$C$2])" office:value-type="float" office:value="1.90808995376545">
            <text:p>1,91</text:p>
          </table:table-cell>
          <table:table-cell table:formula="of:=([.E87]-[.E86])/([.B87]-[.B86])" office:value-type="float" office:value="-9.79912267079224">
            <text:p>-9,8</text:p>
          </table:table-cell>
          <table:table-cell table:formula="of:=[.F177]" office:value-type="float" office:value="-1.99365403970757">
            <text:p>-1,99</text:p>
          </table:table-cell>
          <table:table-cell table:formula="of:=([.G87]*[.C86]+[.F87]*[.D86])" office:value-type="float" office:value="-9.99644636980742">
            <text:p>-10</text:p>
          </table:table-cell>
          <table:table-cell table:formula="of:=[.G87]*[.D87]-[.F87]*[.C87]" office:value-type="float" office:value="0.0872642473818372">
            <text:p>0,09</text:p>
          </table:table-cell>
          <table:table-cell table:formula="of:=-[.I87]/[.H87]" office:value-type="float" office:value="0.00872952688921577">
            <text:p>0,01</text:p>
          </table:table-cell>
          <table:table-cell table:formula="of:=ATAN([.J87])*180/PI()" office:value-type="float" office:value="0.500152343513148">
            <text:p>0,5</text:p>
          </table:table-cell>
          <table:table-cell table:formula="of:=-[.F87]/([.D86]*COS([.K87]*PI()/180)+[.C86]*SIN([.K87]*PI()/180))" office:value-type="float" office:value="10.037034693522">
            <text:p>10,04</text:p>
          </table:table-cell>
        </table:table-row>
        <table:table-row table:style-name="ro1">
          <table:table-cell table:formula="of:=[.A87]+1" office:value-type="float" office:value="79">
            <text:p>79</text:p>
          </table:table-cell>
          <table:table-cell table:formula="of:=[.A88]*PI()/180" office:value-type="float" office:value="1.37881010907552">
            <text:p>1,38</text:p>
          </table:table-cell>
          <table:table-cell table:formula="of:=COS([.B88])" office:value-type="float" office:value="0.190808995376545">
            <text:p>0,19</text:p>
          </table:table-cell>
          <table:table-cell table:formula="of:=SIN([.B88])" office:value-type="float" office:value="0.981627183447664">
            <text:p>0,98</text:p>
          </table:table-cell>
          <table:table-cell table:formula="of:=[.$B$1]*COS([.B88]+[.$C$2])" office:value-type="float" office:value="1.7364817766693">
            <text:p>1,74</text:p>
          </table:table-cell>
          <table:table-cell table:formula="of:=([.E88]-[.E87])/([.B88]-[.B87])" office:value-type="float" office:value="-9.8324242775427">
            <text:p>-9,83</text:p>
          </table:table-cell>
          <table:table-cell table:formula="of:=[.F178]" office:value-type="float" office:value="-1.82233212496137">
            <text:p>-1,82</text:p>
          </table:table-cell>
          <table:table-cell table:formula="of:=([.G88]*[.C87]+[.F88]*[.D87])" office:value-type="float" office:value="-9.99644636980745">
            <text:p>-10</text:p>
          </table:table-cell>
          <table:table-cell table:formula="of:=[.G88]*[.D88]-[.F88]*[.C88]" office:value-type="float" office:value="0.0872642473818501">
            <text:p>0,09</text:p>
          </table:table-cell>
          <table:table-cell table:formula="of:=-[.I88]/[.H88]" office:value-type="float" office:value="0.00872952688921703">
            <text:p>0,01</text:p>
          </table:table-cell>
          <table:table-cell table:formula="of:=ATAN([.J88])*180/PI()" office:value-type="float" office:value="0.50015234351322">
            <text:p>0,5</text:p>
          </table:table-cell>
          <table:table-cell table:formula="of:=-[.F88]/([.D87]*COS([.K88]*PI()/180)+[.C87]*SIN([.K88]*PI()/180))" office:value-type="float" office:value="10.033851491122">
            <text:p>10,03</text:p>
          </table:table-cell>
        </table:table-row>
        <table:table-row table:style-name="ro1">
          <table:table-cell table:formula="of:=[.A88]+1" office:value-type="float" office:value="80">
            <text:p>80</text:p>
          </table:table-cell>
          <table:table-cell table:formula="of:=[.A89]*PI()/180" office:value-type="float" office:value="1.39626340159546">
            <text:p>1,4</text:p>
          </table:table-cell>
          <table:table-cell table:formula="of:=COS([.B89])" office:value-type="float" office:value="0.17364817766693">
            <text:p>0,17</text:p>
          </table:table-cell>
          <table:table-cell table:formula="of:=SIN([.B89])" office:value-type="float" office:value="0.984807753012208">
            <text:p>0,98</text:p>
          </table:table-cell>
          <table:table-cell table:formula="of:=[.$B$1]*COS([.B89]+[.$C$2])" office:value-type="float" office:value="1.56434465040231">
            <text:p>1,56</text:p>
          </table:table-cell>
          <table:table-cell table:formula="of:=([.E89]-[.E88])/([.B89]-[.B88])" office:value-type="float" office:value="-9.86273083260933">
            <text:p>-9,86</text:p>
          </table:table-cell>
          <table:table-cell table:formula="of:=[.F179]" office:value-type="float" office:value="-1.65045511019662">
            <text:p>-1,65</text:p>
          </table:table-cell>
          <table:table-cell table:formula="of:=([.G89]*[.C88]+[.F89]*[.D88])" office:value-type="float" office:value="-9.99644636980744">
            <text:p>-10</text:p>
          </table:table-cell>
          <table:table-cell table:formula="of:=[.G89]*[.D89]-[.F89]*[.C89]" office:value-type="float" office:value="0.0872642473818077">
            <text:p>0,09</text:p>
          </table:table-cell>
          <table:table-cell table:formula="of:=-[.I89]/[.H89]" office:value-type="float" office:value="0.0087295268892128">
            <text:p>0,01</text:p>
          </table:table-cell>
          <table:table-cell table:formula="of:=ATAN([.J89])*180/PI()" office:value-type="float" office:value="0.500152343512978">
            <text:p>0,5</text:p>
          </table:table-cell>
          <table:table-cell table:formula="of:=-[.F89]/([.D88]*COS([.K89]*PI()/180)+[.C88]*SIN([.K89]*PI()/180))" office:value-type="float" office:value="10.0306908172525">
            <text:p>10,03</text:p>
          </table:table-cell>
        </table:table-row>
        <table:table-row table:style-name="ro1">
          <table:table-cell table:formula="of:=[.A89]+1" office:value-type="float" office:value="81">
            <text:p>81</text:p>
          </table:table-cell>
          <table:table-cell table:formula="of:=[.A90]*PI()/180" office:value-type="float" office:value="1.41371669411541">
            <text:p>1,41</text:p>
          </table:table-cell>
          <table:table-cell table:formula="of:=COS([.B90])" office:value-type="float" office:value="0.156434465040231">
            <text:p>0,16</text:p>
          </table:table-cell>
          <table:table-cell table:formula="of:=SIN([.B90])" office:value-type="float" office:value="0.987688340595138">
            <text:p>0,99</text:p>
          </table:table-cell>
          <table:table-cell table:formula="of:=[.$B$1]*COS([.B90]+[.$C$2])" office:value-type="float" office:value="1.39173100960065">
            <text:p>1,39</text:p>
          </table:table-cell>
          <table:table-cell table:formula="of:=([.E90]-[.E89])/([.B90]-[.B89])" office:value-type="float" office:value="-9.89003310432199">
            <text:p>-9,89</text:p>
          </table:table-cell>
          <table:table-cell table:formula="of:=[.F180]" office:value-type="float" office:value="-1.47807535081699">
            <text:p>-1,48</text:p>
          </table:table-cell>
          <table:table-cell table:formula="of:=([.G90]*[.C89]+[.F90]*[.D89])" office:value-type="float" office:value="-9.99644636980747">
            <text:p>-10</text:p>
          </table:table-cell>
          <table:table-cell table:formula="of:=[.G90]*[.D90]-[.F90]*[.C90]" office:value-type="float" office:value="0.0872642473817804">
            <text:p>0,09</text:p>
          </table:table-cell>
          <table:table-cell table:formula="of:=-[.I90]/[.H90]" office:value-type="float" office:value="0.00872952688921004">
            <text:p>0,01</text:p>
          </table:table-cell>
          <table:table-cell table:formula="of:=ATAN([.J90])*180/PI()" office:value-type="float" office:value="0.50015234351282">
            <text:p>0,5</text:p>
          </table:table-cell>
          <table:table-cell table:formula="of:=-[.F90]/([.D89]*COS([.K90]*PI()/180)+[.C89]*SIN([.K90]*PI()/180))" office:value-type="float" office:value="10.0275505273603">
            <text:p>10,03</text:p>
          </table:table-cell>
        </table:table-row>
        <table:table-row table:style-name="ro1">
          <table:table-cell table:formula="of:=[.A90]+1" office:value-type="float" office:value="82">
            <text:p>82</text:p>
          </table:table-cell>
          <table:table-cell table:formula="of:=[.A91]*PI()/180" office:value-type="float" office:value="1.43116998663535">
            <text:p>1,43</text:p>
          </table:table-cell>
          <table:table-cell table:formula="of:=COS([.B91])" office:value-type="float" office:value="0.139173100960066">
            <text:p>0,14</text:p>
          </table:table-cell>
          <table:table-cell table:formula="of:=SIN([.B91])" office:value-type="float" office:value="0.99026806874157">
            <text:p>0,99</text:p>
          </table:table-cell>
          <table:table-cell table:formula="of:=[.$B$1]*COS([.B91]+[.$C$2])" office:value-type="float" office:value="1.21869343405148">
            <text:p>1,22</text:p>
          </table:table-cell>
          <table:table-cell table:formula="of:=([.E91]-[.E90])/([.B91]-[.B90])" office:value-type="float" office:value="-9.91432277614411">
            <text:p>-9,91</text:p>
          </table:table-cell>
          <table:table-cell table:formula="of:=[.F181]" office:value-type="float" office:value="-1.30524535536697">
            <text:p>-1,31</text:p>
          </table:table-cell>
          <table:table-cell table:formula="of:=([.G91]*[.C90]+[.F91]*[.D90])" office:value-type="float" office:value="-9.99644636980744">
            <text:p>-10</text:p>
          </table:table-cell>
          <table:table-cell table:formula="of:=[.G91]*[.D91]-[.F91]*[.C91]" office:value-type="float" office:value="0.0872642473818252">
            <text:p>0,09</text:p>
          </table:table-cell>
          <table:table-cell table:formula="of:=-[.I91]/[.H91]" office:value-type="float" office:value="0.00872952688921455">
            <text:p>0,01</text:p>
          </table:table-cell>
          <table:table-cell table:formula="of:=ATAN([.J91])*180/PI()" office:value-type="float" office:value="0.500152343513079">
            <text:p>0,5</text:p>
          </table:table-cell>
          <table:table-cell table:formula="of:=-[.F91]/([.D90]*COS([.K91]*PI()/180)+[.C90]*SIN([.K91]*PI()/180))" office:value-type="float" office:value="10.0244285291632">
            <text:p>10,02</text:p>
          </table:table-cell>
        </table:table-row>
        <table:table-row table:style-name="ro1">
          <table:table-cell table:formula="of:=[.A91]+1" office:value-type="float" office:value="83">
            <text:p>83</text:p>
          </table:table-cell>
          <table:table-cell table:formula="of:=[.A92]*PI()/180" office:value-type="float" office:value="1.44862327915529">
            <text:p>1,45</text:p>
          </table:table-cell>
          <table:table-cell table:formula="of:=COS([.B92])" office:value-type="float" office:value="0.121869343405147">
            <text:p>0,12</text:p>
          </table:table-cell>
          <table:table-cell table:formula="of:=SIN([.B92])" office:value-type="float" office:value="0.992546151641322">
            <text:p>0,99</text:p>
          </table:table-cell>
          <table:table-cell table:formula="of:=[.$B$1]*COS([.B92]+[.$C$2])" office:value-type="float" office:value="1.04528463267653">
            <text:p>1,05</text:p>
          </table:table-cell>
          <table:table-cell table:formula="of:=([.E92]-[.E91])/([.B92]-[.B91])" office:value-type="float" office:value="-9.93559244920646">
            <text:p>-9,94</text:p>
          </table:table-cell>
          <table:table-cell table:formula="of:=[.F182]" office:value-type="float" office:value="-1.13201776953757">
            <text:p>-1,13</text:p>
          </table:table-cell>
          <table:table-cell table:formula="of:=([.G92]*[.C91]+[.F92]*[.D91])" office:value-type="float" office:value="-9.99644636980745">
            <text:p>-10</text:p>
          </table:table-cell>
          <table:table-cell table:formula="of:=[.G92]*[.D92]-[.F92]*[.C92]" office:value-type="float" office:value="0.0872642473818217">
            <text:p>0,09</text:p>
          </table:table-cell>
          <table:table-cell table:formula="of:=-[.I92]/[.H92]" office:value-type="float" office:value="0.00872952688921419">
            <text:p>0,01</text:p>
          </table:table-cell>
          <table:table-cell table:formula="of:=ATAN([.J92])*180/PI()" office:value-type="float" office:value="0.500152343513058">
            <text:p>0,5</text:p>
          </table:table-cell>
          <table:table-cell table:formula="of:=-[.F92]/([.D91]*COS([.K92]*PI()/180)+[.C91]*SIN([.K92]*PI()/180))" office:value-type="float" office:value="10.0213227768597">
            <text:p>10,02</text:p>
          </table:table-cell>
        </table:table-row>
        <table:table-row table:style-name="ro1">
          <table:table-cell table:formula="of:=[.A92]+1" office:value-type="float" office:value="84">
            <text:p>84</text:p>
          </table:table-cell>
          <table:table-cell table:formula="of:=[.A93]*PI()/180" office:value-type="float" office:value="1.46607657167524">
            <text:p>1,47</text:p>
          </table:table-cell>
          <table:table-cell table:formula="of:=COS([.B93])" office:value-type="float" office:value="0.104528463267653">
            <text:p>0,1</text:p>
          </table:table-cell>
          <table:table-cell table:formula="of:=SIN([.B93])" office:value-type="float" office:value="0.994521895368273">
            <text:p>0,99</text:p>
          </table:table-cell>
          <table:table-cell table:formula="of:=[.$B$1]*COS([.B93]+[.$C$2])" office:value-type="float" office:value="0.871557427476581">
            <text:p>0,87</text:p>
          </table:table-cell>
          <table:table-cell table:formula="of:=([.E93]-[.E92])/([.B93]-[.B92])" office:value-type="float" office:value="-9.95383564456051">
            <text:p>-9,95</text:p>
          </table:table-cell>
          <table:table-cell table:formula="of:=[.F183]" office:value-type="float" office:value="-0.958445360129459">
            <text:p>-0,96</text:p>
          </table:table-cell>
          <table:table-cell table:formula="of:=([.G93]*[.C92]+[.F93]*[.D92])" office:value-type="float" office:value="-9.99644636980744">
            <text:p>-10</text:p>
          </table:table-cell>
          <table:table-cell table:formula="of:=[.G93]*[.D93]-[.F93]*[.C93]" office:value-type="float" office:value="0.0872642473818251">
            <text:p>0,09</text:p>
          </table:table-cell>
          <table:table-cell table:formula="of:=-[.I93]/[.H93]" office:value-type="float" office:value="0.00872952688921455">
            <text:p>0,01</text:p>
          </table:table-cell>
          <table:table-cell table:formula="of:=ATAN([.J93])*180/PI()" office:value-type="float" office:value="0.500152343513078">
            <text:p>0,5</text:p>
          </table:table-cell>
          <table:table-cell table:formula="of:=-[.F93]/([.D92]*COS([.K93]*PI()/180)+[.C92]*SIN([.K93]*PI()/180))" office:value-type="float" office:value="10.0182312655931">
            <text:p>10,02</text:p>
          </table:table-cell>
        </table:table-row>
        <table:table-row table:style-name="ro1">
          <table:table-cell table:formula="of:=[.A93]+1" office:value-type="float" office:value="85">
            <text:p>85</text:p>
          </table:table-cell>
          <table:table-cell table:formula="of:=[.A94]*PI()/180" office:value-type="float" office:value="1.48352986419518">
            <text:p>1,48</text:p>
          </table:table-cell>
          <table:table-cell table:formula="of:=COS([.B94])" office:value-type="float" office:value="0.0871557427476581">
            <text:p>0,09</text:p>
          </table:table-cell>
          <table:table-cell table:formula="of:=SIN([.B94])" office:value-type="float" office:value="0.996194698091746">
            <text:p>1</text:p>
          </table:table-cell>
          <table:table-cell table:formula="of:=[.$B$1]*COS([.B94]+[.$C$2])" office:value-type="float" office:value="0.697564737441252">
            <text:p>0,7</text:p>
          </table:table-cell>
          <table:table-cell table:formula="of:=([.E94]-[.E93])/([.B94]-[.B93])" office:value-type="float" office:value="-9.96904680515227">
            <text:p>-9,97</text:p>
          </table:table-cell>
          <table:table-cell table:formula="of:=[.F184]" office:value-type="float" office:value="-0.784580998980017">
            <text:p>-0,78</text:p>
          </table:table-cell>
          <table:table-cell table:formula="of:=([.G94]*[.C93]+[.F94]*[.D93])" office:value-type="float" office:value="-9.99644636980744">
            <text:p>-10</text:p>
          </table:table-cell>
          <table:table-cell table:formula="of:=[.G94]*[.D94]-[.F94]*[.C94]" office:value-type="float" office:value="0.0872642473817959">
            <text:p>0,09</text:p>
          </table:table-cell>
          <table:table-cell table:formula="of:=-[.I94]/[.H94]" office:value-type="float" office:value="0.00872952688921162">
            <text:p>0,01</text:p>
          </table:table-cell>
          <table:table-cell table:formula="of:=ATAN([.J94])*180/PI()" office:value-type="float" office:value="0.50015234351291">
            <text:p>0,5</text:p>
          </table:table-cell>
          <table:table-cell table:formula="of:=-[.F94]/([.D93]*COS([.K94]*PI()/180)+[.C93]*SIN([.K94]*PI()/180))" office:value-type="float" office:value="10.0151520261382">
            <text:p>10,02</text:p>
          </table:table-cell>
        </table:table-row>
        <table:table-row table:style-name="ro1">
          <table:table-cell table:formula="of:=[.A94]+1" office:value-type="float" office:value="86">
            <text:p>86</text:p>
          </table:table-cell>
          <table:table-cell table:formula="of:=[.A95]*PI()/180" office:value-type="float" office:value="1.50098315671512">
            <text:p>1,5</text:p>
          </table:table-cell>
          <table:table-cell table:formula="of:=COS([.B95])" office:value-type="float" office:value="0.0697564737441255">
            <text:p>0,07</text:p>
          </table:table-cell>
          <table:table-cell table:formula="of:=SIN([.B95])" office:value-type="float" office:value="0.997564050259824">
            <text:p>1</text:p>
          </table:table-cell>
          <table:table-cell table:formula="of:=[.$B$1]*COS([.B95]+[.$C$2])" office:value-type="float" office:value="0.52335956242944">
            <text:p>0,52</text:p>
          </table:table-cell>
          <table:table-cell table:formula="of:=([.E95]-[.E94])/([.B95]-[.B94])" office:value-type="float" office:value="-9.98122129751485">
            <text:p>-9,98</text:p>
          </table:table-cell>
          <table:table-cell table:formula="of:=[.F185]" office:value-type="float" office:value="-0.610477646857784">
            <text:p>-0,61</text:p>
          </table:table-cell>
          <table:table-cell table:formula="of:=([.G95]*[.C94]+[.F95]*[.D94])" office:value-type="float" office:value="-9.99644636980744">
            <text:p>-10</text:p>
          </table:table-cell>
          <table:table-cell table:formula="of:=[.G95]*[.D95]-[.F95]*[.C95]" office:value-type="float" office:value="0.0872642473818631">
            <text:p>0,09</text:p>
          </table:table-cell>
          <table:table-cell table:formula="of:=-[.I95]/[.H95]" office:value-type="float" office:value="0.00872952688921834">
            <text:p>0,01</text:p>
          </table:table-cell>
          <table:table-cell table:formula="of:=ATAN([.J95])*180/PI()" office:value-type="float" office:value="0.500152343513296">
            <text:p>0,5</text:p>
          </table:table-cell>
          <table:table-cell table:formula="of:=-[.F95]/([.D94]*COS([.K95]*PI()/180)+[.C94]*SIN([.K95]*PI()/180))" office:value-type="float" office:value="10.0120831197782">
            <text:p>10,01</text:p>
          </table:table-cell>
        </table:table-row>
        <table:table-row table:style-name="ro1">
          <table:table-cell table:formula="of:=[.A95]+1" office:value-type="float" office:value="87">
            <text:p>87</text:p>
          </table:table-cell>
          <table:table-cell table:formula="of:=[.A96]*PI()/180" office:value-type="float" office:value="1.51843644923507">
            <text:p>1,52</text:p>
          </table:table-cell>
          <table:table-cell table:formula="of:=COS([.B96])" office:value-type="float" office:value="0.052335956242944">
            <text:p>0,05</text:p>
          </table:table-cell>
          <table:table-cell table:formula="of:=SIN([.B96])" office:value-type="float" office:value="0.998629534754574">
            <text:p>1</text:p>
          </table:table-cell>
          <table:table-cell table:formula="of:=[.$B$1]*COS([.B96]+[.$C$2])" office:value-type="float" office:value="0.348994967025011">
            <text:p>0,35</text:p>
          </table:table-cell>
          <table:table-cell table:formula="of:=([.E96]-[.E95])/([.B96]-[.B95])" office:value-type="float" office:value="-9.99035541317995">
            <text:p>-9,99</text:p>
          </table:table-cell>
          <table:table-cell table:formula="of:=[.F186]" office:value-type="float" office:value="-0.436188337330604">
            <text:p>-0,44</text:p>
          </table:table-cell>
          <table:table-cell table:formula="of:=([.G96]*[.C95]+[.F96]*[.D95])" office:value-type="float" office:value="-9.99644636980745">
            <text:p>-10</text:p>
          </table:table-cell>
          <table:table-cell table:formula="of:=[.G96]*[.D96]-[.F96]*[.C96]" office:value-type="float" office:value="0.0872642473818119">
            <text:p>0,09</text:p>
          </table:table-cell>
          <table:table-cell table:formula="of:=-[.I96]/[.H96]" office:value-type="float" office:value="0.00872952688921321">
            <text:p>0,01</text:p>
          </table:table-cell>
          <table:table-cell table:formula="of:=ATAN([.J96])*180/PI()" office:value-type="float" office:value="0.500152343513002">
            <text:p>0,5</text:p>
          </table:table-cell>
          <table:table-cell table:formula="of:=-[.F96]/([.D95]*COS([.K96]*PI()/180)+[.C95]*SIN([.K96]*PI()/180))" office:value-type="float" office:value="10.0090226333449">
            <text:p>10,01</text:p>
          </table:table-cell>
        </table:table-row>
        <table:table-row table:style-name="ro1">
          <table:table-cell table:formula="of:=[.A96]+1" office:value-type="float" office:value="88">
            <text:p>88</text:p>
          </table:table-cell>
          <table:table-cell table:formula="of:=[.A97]*PI()/180" office:value-type="float" office:value="1.53588974175501">
            <text:p>1,54</text:p>
          </table:table-cell>
          <table:table-cell table:formula="of:=COS([.B97])" office:value-type="float" office:value="0.0348994967025011">
            <text:p>0,03</text:p>
          </table:table-cell>
          <table:table-cell table:formula="of:=SIN([.B97])" office:value-type="float" office:value="0.999390827019096">
            <text:p>1</text:p>
          </table:table-cell>
          <table:table-cell table:formula="of:=[.$B$1]*COS([.B97]+[.$C$2])" office:value-type="float" office:value="0.174524064372836">
            <text:p>0,17</text:p>
          </table:table-cell>
          <table:table-cell table:formula="of:=([.E97]-[.E96])/([.B97]-[.B96])" office:value-type="float" office:value="-9.99644636980744">
            <text:p>-10</text:p>
          </table:table-cell>
          <table:table-cell table:formula="of:=[.F187]" office:value-type="float" office:value="-0.261766160610369">
            <text:p>-0,26</text:p>
          </table:table-cell>
          <table:table-cell table:formula="of:=([.G97]*[.C96]+[.F97]*[.D96])" office:value-type="float" office:value="-9.99644636980744">
            <text:p>-10</text:p>
          </table:table-cell>
          <table:table-cell table:formula="of:=[.G97]*[.D97]-[.F97]*[.C97]" office:value-type="float" office:value="0.0872642473818134">
            <text:p>0,09</text:p>
          </table:table-cell>
          <table:table-cell table:formula="of:=-[.I97]/[.H97]" office:value-type="float" office:value="0.00872952688921337">
            <text:p>0,01</text:p>
          </table:table-cell>
          <table:table-cell table:formula="of:=ATAN([.J97])*180/PI()" office:value-type="float" office:value="0.500152343513011">
            <text:p>0,5</text:p>
          </table:table-cell>
          <table:table-cell table:formula="of:=-[.F97]/([.D96]*COS([.K97]*PI()/180)+[.C96]*SIN([.K97]*PI()/180))" office:value-type="float" office:value="10.0059686743933">
            <text:p>10,01</text:p>
          </table:table-cell>
        </table:table-row>
        <table:table-row table:style-name="ro1">
          <table:table-cell table:formula="of:=[.A97]+1" office:value-type="float" office:value="89">
            <text:p>89</text:p>
          </table:table-cell>
          <table:table-cell table:formula="of:=[.A98]*PI()/180" office:value-type="float" office:value="1.55334303427495">
            <text:p>1,55</text:p>
          </table:table-cell>
          <table:table-cell table:formula="of:=COS([.B98])" office:value-type="float" office:value="0.0174524064372834">
            <text:p>0,02</text:p>
          </table:table-cell>
          <table:table-cell table:formula="of:=SIN([.B98])" office:value-type="float" office:value="0.999847695156391">
            <text:p>1</text:p>
          </table:table-cell>
          <table:table-cell table:formula="of:=[.$B$1]*COS([.B98]+[.$C$2])" office:value-type="float" office:value="-1.60812264967664E-015">
            <text:p>0</text:p>
          </table:table-cell>
          <table:table-cell table:formula="of:=([.E98]-[.E97])/([.B98]-[.B97])" office:value-type="float" office:value="-9.99949231203295">
            <text:p>-10</text:p>
          </table:table-cell>
          <table:table-cell table:formula="of:=[.F188]" office:value-type="float" office:value="-0.0872642473818295">
            <text:p>-0,09</text:p>
          </table:table-cell>
          <table:table-cell table:formula="of:=([.G98]*[.C97]+[.F98]*[.D97])" office:value-type="float" office:value="-9.99644636980745">
            <text:p>-10</text:p>
          </table:table-cell>
          <table:table-cell table:formula="of:=[.G98]*[.D98]-[.F98]*[.C98]" office:value-type="float" office:value="0.0872642473818101">
            <text:p>0,09</text:p>
          </table:table-cell>
          <table:table-cell table:formula="of:=-[.I98]/[.H98]" office:value-type="float" office:value="0.00872952688921303">
            <text:p>0,01</text:p>
          </table:table-cell>
          <table:table-cell table:formula="of:=ATAN([.J98])*180/PI()" office:value-type="float" office:value="0.500152343512991">
            <text:p>0,5</text:p>
          </table:table-cell>
          <table:table-cell table:formula="of:=-[.F98]/([.D97]*COS([.K98]*PI()/180)+[.C97]*SIN([.K98]*PI()/180))" office:value-type="float" office:value="10.0029193664857">
            <text:p>10</text:p>
          </table:table-cell>
        </table:table-row>
        <table:table-row table:style-name="ro1">
          <table:table-cell table:formula="of:=[.A98]+1" office:value-type="float" office:value="90">
            <text:p>90</text:p>
          </table:table-cell>
          <table:table-cell table:formula="of:=[.A99]*PI()/180" office:value-type="float" office:value="1.5707963267949">
            <text:p>1,57</text:p>
          </table:table-cell>
          <table:table-cell table:formula="of:=COS([.B99])" office:value-type="float" office:value="6.12323399573677E-017">
            <text:p>0</text:p>
          </table:table-cell>
          <table:table-cell table:formula="of:=SIN([.B99])" office:value-type="float" office:value="1">
            <text:p>1</text:p>
          </table:table-cell>
          <table:table-cell table:formula="of:=[.$B$1]*COS([.B99]+[.$C$2])" office:value-type="float" office:value="-0.174524064372835">
            <text:p>-0,17</text:p>
          </table:table-cell>
          <table:table-cell table:formula="of:=([.E99]-[.E98])/([.B99]-[.B98])" office:value-type="float" office:value="-9.99949231203295">
            <text:p>-10</text:p>
          </table:table-cell>
          <table:table-cell table:formula="of:=[.F189]" office:value-type="float" office:value="0.0872642473818295">
            <text:p>0,09</text:p>
          </table:table-cell>
          <table:table-cell table:formula="of:=([.G99]*[.C98]+[.F99]*[.D98])" office:value-type="float" office:value="-9.99644636980745">
            <text:p>-10</text:p>
          </table:table-cell>
          <table:table-cell table:formula="of:=[.G99]*[.D99]-[.F99]*[.C99]" office:value-type="float" office:value="0.0872642473818301">
            <text:p>0,09</text:p>
          </table:table-cell>
          <table:table-cell table:formula="of:=-[.I99]/[.H99]" office:value-type="float" office:value="0.00872952688921503">
            <text:p>0,01</text:p>
          </table:table-cell>
          <table:table-cell table:formula="of:=ATAN([.J99])*180/PI()" office:value-type="float" office:value="0.500152343513106">
            <text:p>0,5</text:p>
          </table:table-cell>
          <table:table-cell table:formula="of:=-[.F99]/([.D98]*COS([.K99]*PI()/180)+[.C98]*SIN([.K99]*PI()/180))" office:value-type="float" office:value="9.99987284455835">
            <text:p>10</text:p>
          </table:table-cell>
        </table:table-row>
        <table:table-row table:style-name="ro1">
          <table:table-cell table:formula="of:=[.A99]+1" office:value-type="float" office:value="91">
            <text:p>91</text:p>
          </table:table-cell>
          <table:table-cell table:formula="of:=[.A100]*PI()/180" office:value-type="float" office:value="1.58824961931484">
            <text:p>1,59</text:p>
          </table:table-cell>
          <table:table-cell table:formula="of:=COS([.B100])" office:value-type="float" office:value="-0.0174524064372835">
            <text:p>-0,02</text:p>
          </table:table-cell>
          <table:table-cell table:formula="of:=SIN([.B100])" office:value-type="float" office:value="0.999847695156391">
            <text:p>1</text:p>
          </table:table-cell>
          <table:table-cell table:formula="of:=[.$B$1]*COS([.B100]+[.$C$2])" office:value-type="float" office:value="-0.34899496702501">
            <text:p>-0,35</text:p>
          </table:table-cell>
          <table:table-cell table:formula="of:=([.E100]-[.E99])/([.B100]-[.B99])" office:value-type="float" office:value="-9.99644636980744">
            <text:p>-10</text:p>
          </table:table-cell>
          <table:table-cell table:formula="of:=[.F190]" office:value-type="float" office:value="0.261766160610376">
            <text:p>0,26</text:p>
          </table:table-cell>
          <table:table-cell table:formula="of:=([.G100]*[.C99]+[.F100]*[.D99])" office:value-type="float" office:value="-9.99644636980744">
            <text:p>-10</text:p>
          </table:table-cell>
          <table:table-cell table:formula="of:=[.G100]*[.D100]-[.F100]*[.C100]" office:value-type="float" office:value="0.0872642473818357">
            <text:p>0,09</text:p>
          </table:table-cell>
          <table:table-cell table:formula="of:=-[.I100]/[.H100]" office:value-type="float" office:value="0.00872952688921559">
            <text:p>0,01</text:p>
          </table:table-cell>
          <table:table-cell table:formula="of:=ATAN([.J100])*180/PI()" office:value-type="float" office:value="0.500152343513138">
            <text:p>0,5</text:p>
          </table:table-cell>
          <table:table-cell table:formula="of:=-[.F100]/([.D99]*COS([.K100]*PI()/180)+[.C99]*SIN([.K100]*PI()/180))" office:value-type="float" office:value="9.99682725034836">
            <text:p>10</text:p>
          </table:table-cell>
        </table:table-row>
        <table:table-row table:style-name="ro1">
          <table:table-cell table:formula="of:=[.A100]+1" office:value-type="float" office:value="92">
            <text:p>92</text:p>
          </table:table-cell>
          <table:table-cell table:formula="of:=[.A101]*PI()/180" office:value-type="float" office:value="1.60570291183478">
            <text:p>1,61</text:p>
          </table:table-cell>
          <table:table-cell table:formula="of:=COS([.B101])" office:value-type="float" office:value="-0.0348994967025007">
            <text:p>-0,03</text:p>
          </table:table-cell>
          <table:table-cell table:formula="of:=SIN([.B101])" office:value-type="float" office:value="0.999390827019096">
            <text:p>1</text:p>
          </table:table-cell>
          <table:table-cell table:formula="of:=[.$B$1]*COS([.B101]+[.$C$2])" office:value-type="float" office:value="-0.523359562429436">
            <text:p>-0,52</text:p>
          </table:table-cell>
          <table:table-cell table:formula="of:=([.E101]-[.E100])/([.B101]-[.B100])" office:value-type="float" office:value="-9.99035541317995">
            <text:p>-9,99</text:p>
          </table:table-cell>
          <table:table-cell table:formula="of:=[.F191]" office:value-type="float" office:value="0.436188337330604">
            <text:p>0,44</text:p>
          </table:table-cell>
          <table:table-cell table:formula="of:=([.G101]*[.C100]+[.F101]*[.D100])" office:value-type="float" office:value="-9.99644636980745">
            <text:p>-10</text:p>
          </table:table-cell>
          <table:table-cell table:formula="of:=[.G101]*[.D101]-[.F101]*[.C101]" office:value-type="float" office:value="0.0872642473818329">
            <text:p>0,09</text:p>
          </table:table-cell>
          <table:table-cell table:formula="of:=-[.I101]/[.H101]" office:value-type="float" office:value="0.00872952688921531">
            <text:p>0,01</text:p>
          </table:table-cell>
          <table:table-cell table:formula="of:=ATAN([.J101])*180/PI()" office:value-type="float" office:value="0.500152343513122">
            <text:p>0,5</text:p>
          </table:table-cell>
          <table:table-cell table:formula="of:=-[.F101]/([.D100]*COS([.K101]*PI()/180)+[.C100]*SIN([.K101]*PI()/180))" office:value-type="float" office:value="9.99378072785539">
            <text:p>9,99</text:p>
          </table:table-cell>
        </table:table-row>
        <table:table-row table:style-name="ro1">
          <table:table-cell table:formula="of:=[.A101]+1" office:value-type="float" office:value="93">
            <text:p>93</text:p>
          </table:table-cell>
          <table:table-cell table:formula="of:=[.A102]*PI()/180" office:value-type="float" office:value="1.62315620435473">
            <text:p>1,62</text:p>
          </table:table-cell>
          <table:table-cell table:formula="of:=COS([.B102])" office:value-type="float" office:value="-0.0523359562429436">
            <text:p>-0,05</text:p>
          </table:table-cell>
          <table:table-cell table:formula="of:=SIN([.B102])" office:value-type="float" office:value="0.998629534754574">
            <text:p>1</text:p>
          </table:table-cell>
          <table:table-cell table:formula="of:=[.$B$1]*COS([.B102]+[.$C$2])" office:value-type="float" office:value="-0.697564737441251">
            <text:p>-0,7</text:p>
          </table:table-cell>
          <table:table-cell table:formula="of:=([.E102]-[.E101])/([.B102]-[.B101])" office:value-type="float" office:value="-9.98122129751486">
            <text:p>-9,98</text:p>
          </table:table-cell>
          <table:table-cell table:formula="of:=[.F192]" office:value-type="float" office:value="0.610477646857799">
            <text:p>0,61</text:p>
          </table:table-cell>
          <table:table-cell table:formula="of:=([.G102]*[.C101]+[.F102]*[.D101])" office:value-type="float" office:value="-9.99644636980745">
            <text:p>-10</text:p>
          </table:table-cell>
          <table:table-cell table:formula="of:=[.G102]*[.D102]-[.F102]*[.C102]" office:value-type="float" office:value="0.0872642473817962">
            <text:p>0,09</text:p>
          </table:table-cell>
          <table:table-cell table:formula="of:=-[.I102]/[.H102]" office:value-type="float" office:value="0.00872952688921163">
            <text:p>0,01</text:p>
          </table:table-cell>
          <table:table-cell table:formula="of:=ATAN([.J102])*180/PI()" office:value-type="float" office:value="0.500152343512911">
            <text:p>0,5</text:p>
          </table:table-cell>
          <table:table-cell table:formula="of:=-[.F102]/([.D101]*COS([.K102]*PI()/180)+[.C101]*SIN([.K102]*PI()/180))" office:value-type="float" office:value="9.99073141881516">
            <text:p>9,99</text:p>
          </table:table-cell>
        </table:table-row>
        <table:table-row table:style-name="ro1">
          <table:table-cell table:formula="of:=[.A102]+1" office:value-type="float" office:value="94">
            <text:p>94</text:p>
          </table:table-cell>
          <table:table-cell table:formula="of:=[.A103]*PI()/180" office:value-type="float" office:value="1.64060949687467">
            <text:p>1,64</text:p>
          </table:table-cell>
          <table:table-cell table:formula="of:=COS([.B103])" office:value-type="float" office:value="-0.0697564737441253">
            <text:p>-0,07</text:p>
          </table:table-cell>
          <table:table-cell table:formula="of:=SIN([.B103])" office:value-type="float" office:value="0.997564050259824">
            <text:p>1</text:p>
          </table:table-cell>
          <table:table-cell table:formula="of:=[.$B$1]*COS([.B103]+[.$C$2])" office:value-type="float" office:value="-0.871557427476582">
            <text:p>-0,87</text:p>
          </table:table-cell>
          <table:table-cell table:formula="of:=([.E103]-[.E102])/([.B103]-[.B102])" office:value-type="float" office:value="-9.96904680515227">
            <text:p>-9,97</text:p>
          </table:table-cell>
          <table:table-cell table:formula="of:=[.F193]" office:value-type="float" office:value="0.784580998980017">
            <text:p>0,78</text:p>
          </table:table-cell>
          <table:table-cell table:formula="of:=([.G103]*[.C102]+[.F103]*[.D102])" office:value-type="float" office:value="-9.99644636980744">
            <text:p>-10</text:p>
          </table:table-cell>
          <table:table-cell table:formula="of:=[.G103]*[.D103]-[.F103]*[.C103]" office:value-type="float" office:value="0.0872642473818439">
            <text:p>0,09</text:p>
          </table:table-cell>
          <table:table-cell table:formula="of:=-[.I103]/[.H103]" office:value-type="float" office:value="0.00872952688921642">
            <text:p>0,01</text:p>
          </table:table-cell>
          <table:table-cell table:formula="of:=ATAN([.J103])*180/PI()" office:value-type="float" office:value="0.500152343513185">
            <text:p>0,5</text:p>
          </table:table-cell>
          <table:table-cell table:formula="of:=-[.F103]/([.D102]*COS([.K103]*PI()/180)+[.C102]*SIN([.K103]*PI()/180))" office:value-type="float" office:value="9.98767745816125">
            <text:p>9,99</text:p>
          </table:table-cell>
        </table:table-row>
        <table:table-row table:style-name="ro1">
          <table:table-cell table:formula="of:=[.A103]+1" office:value-type="float" office:value="95">
            <text:p>95</text:p>
          </table:table-cell>
          <table:table-cell table:formula="of:=[.A104]*PI()/180" office:value-type="float" office:value="1.65806278939461">
            <text:p>1,66</text:p>
          </table:table-cell>
          <table:table-cell table:formula="of:=COS([.B104])" office:value-type="float" office:value="-0.0871557427476582">
            <text:p>-0,09</text:p>
          </table:table-cell>
          <table:table-cell table:formula="of:=SIN([.B104])" office:value-type="float" office:value="0.996194698091746">
            <text:p>1</text:p>
          </table:table-cell>
          <table:table-cell table:formula="of:=[.$B$1]*COS([.B104]+[.$C$2])" office:value-type="float" office:value="-1.04528463267654">
            <text:p>-1,05</text:p>
          </table:table-cell>
          <table:table-cell table:formula="of:=([.E104]-[.E103])/([.B104]-[.B103])" office:value-type="float" office:value="-9.95383564456051">
            <text:p>-9,95</text:p>
          </table:table-cell>
          <table:table-cell table:formula="of:=[.F194]" office:value-type="float" office:value="0.958445360129435">
            <text:p>0,96</text:p>
          </table:table-cell>
          <table:table-cell table:formula="of:=([.G104]*[.C103]+[.F104]*[.D103])" office:value-type="float" office:value="-9.99644636980744">
            <text:p>-10</text:p>
          </table:table-cell>
          <table:table-cell table:formula="of:=[.G104]*[.D104]-[.F104]*[.C104]" office:value-type="float" office:value="0.0872642473817905">
            <text:p>0,09</text:p>
          </table:table-cell>
          <table:table-cell table:formula="of:=-[.I104]/[.H104]" office:value-type="float" office:value="0.00872952688921108">
            <text:p>0,01</text:p>
          </table:table-cell>
          <table:table-cell table:formula="of:=ATAN([.J104])*180/PI()" office:value-type="float" office:value="0.500152343512879">
            <text:p>0,5</text:p>
          </table:table-cell>
          <table:table-cell table:formula="of:=-[.F104]/([.D103]*COS([.K104]*PI()/180)+[.C103]*SIN([.K104]*PI()/180))" office:value-type="float" office:value="9.98461696945161">
            <text:p>9,98</text:p>
          </table:table-cell>
        </table:table-row>
        <table:table-row table:style-name="ro1">
          <table:table-cell table:formula="of:=[.A104]+1" office:value-type="float" office:value="96">
            <text:p>96</text:p>
          </table:table-cell>
          <table:table-cell table:formula="of:=[.A105]*PI()/180" office:value-type="float" office:value="1.67551608191456">
            <text:p>1,68</text:p>
          </table:table-cell>
          <table:table-cell table:formula="of:=COS([.B105])" office:value-type="float" office:value="-0.104528463267653">
            <text:p>-0,1</text:p>
          </table:table-cell>
          <table:table-cell table:formula="of:=SIN([.B105])" office:value-type="float" office:value="0.994521895368273">
            <text:p>0,99</text:p>
          </table:table-cell>
          <table:table-cell table:formula="of:=[.$B$1]*COS([.B105]+[.$C$2])" office:value-type="float" office:value="-1.21869343405147">
            <text:p>-1,22</text:p>
          </table:table-cell>
          <table:table-cell table:formula="of:=([.E105]-[.E104])/([.B105]-[.B104])" office:value-type="float" office:value="-9.93559244920647">
            <text:p>-9,94</text:p>
          </table:table-cell>
          <table:table-cell table:formula="of:=[.F195]" office:value-type="float" office:value="1.1320177695375">
            <text:p>1,13</text:p>
          </table:table-cell>
          <table:table-cell table:formula="of:=([.G105]*[.C104]+[.F105]*[.D104])" office:value-type="float" office:value="-9.99644636980745">
            <text:p>-10</text:p>
          </table:table-cell>
          <table:table-cell table:formula="of:=[.G105]*[.D105]-[.F105]*[.C105]" office:value-type="float" office:value="0.0872642473817471">
            <text:p>0,09</text:p>
          </table:table-cell>
          <table:table-cell table:formula="of:=-[.I105]/[.H105]" office:value-type="float" office:value="0.00872952688920672">
            <text:p>0,01</text:p>
          </table:table-cell>
          <table:table-cell table:formula="of:=ATAN([.J105])*180/PI()" office:value-type="float" office:value="0.50015234351263">
            <text:p>0,5</text:p>
          </table:table-cell>
          <table:table-cell table:formula="of:=-[.F105]/([.D104]*COS([.K105]*PI()/180)+[.C104]*SIN([.K105]*PI()/180))" office:value-type="float" office:value="9.9815480602358">
            <text:p>9,98</text:p>
          </table:table-cell>
        </table:table-row>
        <table:table-row table:style-name="ro1">
          <table:table-cell table:formula="of:=[.A105]+1" office:value-type="float" office:value="97">
            <text:p>97</text:p>
          </table:table-cell>
          <table:table-cell table:formula="of:=[.A106]*PI()/180" office:value-type="float" office:value="1.6929693744345">
            <text:p>1,69</text:p>
          </table:table-cell>
          <table:table-cell table:formula="of:=COS([.B106])" office:value-type="float" office:value="-0.121869343405147">
            <text:p>-0,12</text:p>
          </table:table-cell>
          <table:table-cell table:formula="of:=SIN([.B106])" office:value-type="float" office:value="0.992546151641322">
            <text:p>0,99</text:p>
          </table:table-cell>
          <table:table-cell table:formula="of:=[.$B$1]*COS([.B106]+[.$C$2])" office:value-type="float" office:value="-1.39173100960065">
            <text:p>-1,39</text:p>
          </table:table-cell>
          <table:table-cell table:formula="of:=([.E106]-[.E105])/([.B106]-[.B105])" office:value-type="float" office:value="-9.91432277614411">
            <text:p>-9,91</text:p>
          </table:table-cell>
          <table:table-cell table:formula="of:=[.F196]" office:value-type="float" office:value="1.30524535536701">
            <text:p>1,31</text:p>
          </table:table-cell>
          <table:table-cell table:formula="of:=([.G106]*[.C105]+[.F106]*[.D105])" office:value-type="float" office:value="-9.99644636980744">
            <text:p>-10</text:p>
          </table:table-cell>
          <table:table-cell table:formula="of:=[.G106]*[.D106]-[.F106]*[.C106]" office:value-type="float" office:value="0.0872642473818537">
            <text:p>0,09</text:p>
          </table:table-cell>
          <table:table-cell table:formula="of:=-[.I106]/[.H106]" office:value-type="float" office:value="0.00872952688921739">
            <text:p>0,01</text:p>
          </table:table-cell>
          <table:table-cell table:formula="of:=ATAN([.J106])*180/PI()" office:value-type="float" office:value="0.500152343513241">
            <text:p>0,5</text:p>
          </table:table-cell>
          <table:table-cell table:formula="of:=-[.F105]/([.D104]*COS([.K105]*PI()/180)+[.C104]*SIN([.K105]*PI()/180))" office:value-type="float" office:value="9.9815480602358">
            <text:p>9,98</text:p>
          </table:table-cell>
        </table:table-row>
        <table:table-row table:style-name="ro1">
          <table:table-cell table:formula="of:=[.A106]+1" office:value-type="float" office:value="98">
            <text:p>98</text:p>
          </table:table-cell>
          <table:table-cell table:formula="of:=[.A107]*PI()/180" office:value-type="float" office:value="1.71042266695444">
            <text:p>1,71</text:p>
          </table:table-cell>
          <table:table-cell table:formula="of:=COS([.B107])" office:value-type="float" office:value="-0.139173100960065">
            <text:p>-0,14</text:p>
          </table:table-cell>
          <table:table-cell table:formula="of:=SIN([.B107])" office:value-type="float" office:value="0.99026806874157">
            <text:p>0,99</text:p>
          </table:table-cell>
          <table:table-cell table:formula="of:=[.$B$1]*COS([.B107]+[.$C$2])" office:value-type="float" office:value="-1.56434465040231">
            <text:p>-1,56</text:p>
          </table:table-cell>
          <table:table-cell table:formula="of:=([.E107]-[.E106])/([.B107]-[.B106])" office:value-type="float" office:value="-9.89003310432197">
            <text:p>-9,89</text:p>
          </table:table-cell>
          <table:table-cell table:formula="of:=[.F197]" office:value-type="float" office:value="1.47807535081688">
            <text:p>1,48</text:p>
          </table:table-cell>
          <table:table-cell table:formula="of:=([.G107]*[.C106]+[.F107]*[.D106])" office:value-type="float" office:value="-9.99644636980744">
            <text:p>-10</text:p>
          </table:table-cell>
          <table:table-cell table:formula="of:=[.G107]*[.D107]-[.F107]*[.C107]" office:value-type="float" office:value="0.0872642473817638">
            <text:p>0,09</text:p>
          </table:table-cell>
          <table:table-cell table:formula="of:=-[.I107]/[.H107]" office:value-type="float" office:value="0.0087295268892084">
            <text:p>0,01</text:p>
          </table:table-cell>
          <table:table-cell table:formula="of:=ATAN([.J107])*180/PI()" office:value-type="float" office:value="0.500152343512726">
            <text:p>0,5</text:p>
          </table:table-cell>
          <table:table-cell table:formula="of:=-[.F106]/([.D105]*COS([.K106]*PI()/180)+[.C105]*SIN([.K106]*PI()/180))" office:value-type="float" office:value="9.9784688173385">
            <text:p>9,98</text:p>
          </table:table-cell>
        </table:table-row>
        <table:table-row table:style-name="ro1">
          <table:table-cell table:formula="of:=[.A107]+1" office:value-type="float" office:value="99">
            <text:p>99</text:p>
          </table:table-cell>
          <table:table-cell table:formula="of:=[.A108]*PI()/180" office:value-type="float" office:value="1.72787595947439">
            <text:p>1,73</text:p>
          </table:table-cell>
          <table:table-cell table:formula="of:=COS([.B108])" office:value-type="float" office:value="-0.156434465040231">
            <text:p>-0,16</text:p>
          </table:table-cell>
          <table:table-cell table:formula="of:=SIN([.B108])" office:value-type="float" office:value="0.987688340595138">
            <text:p>0,99</text:p>
          </table:table-cell>
          <table:table-cell table:formula="of:=[.$B$1]*COS([.B108]+[.$C$2])" office:value-type="float" office:value="-1.73648177666931">
            <text:p>-1,74</text:p>
          </table:table-cell>
          <table:table-cell table:formula="of:=([.E108]-[.E107])/([.B108]-[.B107])" office:value-type="float" office:value="-9.86273083260934">
            <text:p>-9,86</text:p>
          </table:table-cell>
          <table:table-cell table:formula="of:=[.F198]" office:value-type="float" office:value="1.65045511019666">
            <text:p>1,65</text:p>
          </table:table-cell>
          <table:table-cell table:formula="of:=([.G108]*[.C107]+[.F108]*[.D107])" office:value-type="float" office:value="-9.99644636980744">
            <text:p>-10</text:p>
          </table:table-cell>
          <table:table-cell table:formula="of:=[.G108]*[.D108]-[.F108]*[.C108]" office:value-type="float" office:value="0.0872642473818732">
            <text:p>0,09</text:p>
          </table:table-cell>
          <table:table-cell table:formula="of:=-[.I108]/[.H108]" office:value-type="float" office:value="0.00872952688921935">
            <text:p>0,01</text:p>
          </table:table-cell>
          <table:table-cell table:formula="of:=ATAN([.J108])*180/PI()" office:value-type="float" office:value="0.500152343513353">
            <text:p>0,5</text:p>
          </table:table-cell>
          <table:table-cell table:formula="of:=-[.F107]/([.D106]*COS([.K107]*PI()/180)+[.C106]*SIN([.K107]*PI()/180))" office:value-type="float" office:value="9.9753773020345">
            <text:p>9,98</text:p>
          </table:table-cell>
        </table:table-row>
        <table:table-row table:style-name="ro1">
          <table:table-cell table:formula="of:=[.A108]+1" office:value-type="float" office:value="100">
            <text:p>100</text:p>
          </table:table-cell>
          <table:table-cell table:formula="of:=[.A109]*PI()/180" office:value-type="float" office:value="1.74532925199433">
            <text:p>1,75</text:p>
          </table:table-cell>
          <table:table-cell table:formula="of:=COS([.B109])" office:value-type="float" office:value="-0.17364817766693">
            <text:p>-0,17</text:p>
          </table:table-cell>
          <table:table-cell table:formula="of:=SIN([.B109])" office:value-type="float" office:value="0.984807753012208">
            <text:p>0,98</text:p>
          </table:table-cell>
          <table:table-cell table:formula="of:=[.$B$1]*COS([.B109]+[.$C$2])" office:value-type="float" office:value="-1.90808995376545">
            <text:p>-1,91</text:p>
          </table:table-cell>
          <table:table-cell table:formula="of:=([.E109]-[.E108])/([.B109]-[.B108])" office:value-type="float" office:value="-9.8324242775427">
            <text:p>-9,83</text:p>
          </table:table-cell>
          <table:table-cell table:formula="of:=[.F199]" office:value-type="float" office:value="1.82233212496142">
            <text:p>1,82</text:p>
          </table:table-cell>
          <table:table-cell table:formula="of:=([.G109]*[.C108]+[.F109]*[.D108])" office:value-type="float" office:value="-9.99644636980746">
            <text:p>-10</text:p>
          </table:table-cell>
          <table:table-cell table:formula="of:=[.G109]*[.D109]-[.F109]*[.C109]" office:value-type="float" office:value="0.087264247381847">
            <text:p>0,09</text:p>
          </table:table-cell>
          <table:table-cell table:formula="of:=-[.I109]/[.H109]" office:value-type="float" office:value="0.00872952688921671">
            <text:p>0,01</text:p>
          </table:table-cell>
          <table:table-cell table:formula="of:=ATAN([.J109])*180/PI()" office:value-type="float" office:value="0.500152343513202">
            <text:p>0,5</text:p>
          </table:table-cell>
          <table:table-cell table:formula="of:=-[.F108]/([.D107]*COS([.K108]*PI()/180)+[.C107]*SIN([.K108]*PI()/180))" office:value-type="float" office:value="9.97227154508834">
            <text:p>9,97</text:p>
          </table:table-cell>
        </table:table-row>
        <table:table-row table:style-name="ro1">
          <table:table-cell table:formula="of:=[.A109]+1" office:value-type="float" office:value="101">
            <text:p>101</text:p>
          </table:table-cell>
          <table:table-cell table:formula="of:=[.A110]*PI()/180" office:value-type="float" office:value="1.76278254451427">
            <text:p>1,76</text:p>
          </table:table-cell>
          <table:table-cell table:formula="of:=COS([.B110])" office:value-type="float" office:value="-0.190808995376545">
            <text:p>-0,19</text:p>
          </table:table-cell>
          <table:table-cell table:formula="of:=SIN([.B110])" office:value-type="float" office:value="0.981627183447664">
            <text:p>0,98</text:p>
          </table:table-cell>
          <table:table-cell table:formula="of:=[.$B$1]*COS([.B110]+[.$C$2])" office:value-type="float" office:value="-2.07911690817759">
            <text:p>-2,08</text:p>
          </table:table-cell>
          <table:table-cell table:formula="of:=([.E110]-[.E109])/([.B110]-[.B109])" office:value-type="float" office:value="-9.79912267079225">
            <text:p>-9,8</text:p>
          </table:table-cell>
          <table:table-cell table:formula="of:=[.F200]" office:value-type="float" office:value="1.99365403970757">
            <text:p>1,99</text:p>
          </table:table-cell>
          <table:table-cell table:formula="of:=([.G110]*[.C109]+[.F110]*[.D109])" office:value-type="float" office:value="-9.99644636980744">
            <text:p>-10</text:p>
          </table:table-cell>
          <table:table-cell table:formula="of:=[.G110]*[.D110]-[.F110]*[.C110]" office:value-type="float" office:value="0.0872642473818022">
            <text:p>0,09</text:p>
          </table:table-cell>
          <table:table-cell table:formula="of:=-[.I110]/[.H110]" office:value-type="float" office:value="0.00872952688921225">
            <text:p>0,01</text:p>
          </table:table-cell>
          <table:table-cell table:formula="of:=ATAN([.J110])*180/PI()" office:value-type="float" office:value="0.500152343512946">
            <text:p>0,5</text:p>
          </table:table-cell>
          <table:table-cell table:formula="of:=-[.F109]/([.D108]*COS([.K109]*PI()/180)+[.C108]*SIN([.K109]*PI()/180))" office:value-type="float" office:value="9.96914954163179">
            <text:p>9,97</text:p>
          </table:table-cell>
        </table:table-row>
        <table:table-row table:style-name="ro1">
          <table:table-cell table:formula="of:=[.A110]+1" office:value-type="float" office:value="102">
            <text:p>102</text:p>
          </table:table-cell>
          <table:table-cell table:formula="of:=[.A111]*PI()/180" office:value-type="float" office:value="1.78023583703422">
            <text:p>1,78</text:p>
          </table:table-cell>
          <table:table-cell table:formula="of:=COS([.B111])" office:value-type="float" office:value="-0.207911690817759">
            <text:p>-0,21</text:p>
          </table:table-cell>
          <table:table-cell table:formula="of:=SIN([.B111])" office:value-type="float" office:value="0.978147600733806">
            <text:p>0,98</text:p>
          </table:table-cell>
          <table:table-cell table:formula="of:=[.$B$1]*COS([.B111]+[.$C$2])" office:value-type="float" office:value="-2.24951054343865">
            <text:p>-2,25</text:p>
          </table:table-cell>
          <table:table-cell table:formula="of:=([.E111]-[.E110])/([.B111]-[.B110])" office:value-type="float" office:value="-9.76283615635007">
            <text:p>-9,76</text:p>
          </table:table-cell>
          <table:table-cell table:formula="of:=[.F201]" office:value-type="float" office:value="2.1643686681203">
            <text:p>2,16</text:p>
          </table:table-cell>
          <table:table-cell table:formula="of:=([.G111]*[.C110]+[.F111]*[.D110])" office:value-type="float" office:value="-9.99644636980744">
            <text:p>-10</text:p>
          </table:table-cell>
          <table:table-cell table:formula="of:=[.G111]*[.D111]-[.F111]*[.C111]" office:value-type="float" office:value="0.0872642473818042">
            <text:p>0,09</text:p>
          </table:table-cell>
          <table:table-cell table:formula="of:=-[.I111]/[.H111]" office:value-type="float" office:value="0.00872952688921244">
            <text:p>0,01</text:p>
          </table:table-cell>
          <table:table-cell table:formula="of:=ATAN([.J111])*180/PI()" office:value-type="float" office:value="0.500152343512958">
            <text:p>0,5</text:p>
          </table:table-cell>
          <table:table-cell table:formula="of:=-[.F110]/([.D109]*COS([.K110]*PI()/180)+[.C109]*SIN([.K110]*PI()/180))" office:value-type="float" office:value="9.96600924584998">
            <text:p>9,97</text:p>
          </table:table-cell>
        </table:table-row>
        <table:table-row table:style-name="ro1">
          <table:table-cell table:formula="of:=[.A111]+1" office:value-type="float" office:value="103">
            <text:p>103</text:p>
          </table:table-cell>
          <table:table-cell table:formula="of:=[.A112]*PI()/180" office:value-type="float" office:value="1.79768912955416">
            <text:p>1,8</text:p>
          </table:table-cell>
          <table:table-cell table:formula="of:=COS([.B112])" office:value-type="float" office:value="-0.224951054343865">
            <text:p>-0,22</text:p>
          </table:table-cell>
          <table:table-cell table:formula="of:=SIN([.B112])" office:value-type="float" office:value="0.974370064785235">
            <text:p>0,97</text:p>
          </table:table-cell>
          <table:table-cell table:formula="of:=[.$B$1]*COS([.B112]+[.$C$2])" office:value-type="float" office:value="-2.41921895599668">
            <text:p>-2,42</text:p>
          </table:table-cell>
          <table:table-cell table:formula="of:=([.E112]-[.E111])/([.B112]-[.B111])" office:value-type="float" office:value="-9.72357578743993">
            <text:p>-9,72</text:p>
          </table:table-cell>
          <table:table-cell table:formula="of:=[.F202]" office:value-type="float" office:value="2.3344240088701">
            <text:p>2,33</text:p>
          </table:table-cell>
          <table:table-cell table:formula="of:=([.G112]*[.C111]+[.F112]*[.D111])" office:value-type="float" office:value="-9.99644636980744">
            <text:p>-10</text:p>
          </table:table-cell>
          <table:table-cell table:formula="of:=[.G112]*[.D112]-[.F112]*[.C112]" office:value-type="float" office:value="0.087264247381877">
            <text:p>0,09</text:p>
          </table:table-cell>
          <table:table-cell table:formula="of:=-[.I112]/[.H112]" office:value-type="float" office:value="0.00872952688921973">
            <text:p>0,01</text:p>
          </table:table-cell>
          <table:table-cell table:formula="of:=ATAN([.J112])*180/PI()" office:value-type="float" office:value="0.500152343513375">
            <text:p>0,5</text:p>
          </table:table-cell>
          <table:table-cell table:formula="of:=-[.F111]/([.D110]*COS([.K111]*PI()/180)+[.C110]*SIN([.K111]*PI()/180))" office:value-type="float" office:value="9.96284856544575">
            <text:p>9,96</text:p>
          </table:table-cell>
        </table:table-row>
        <table:table-row table:style-name="ro1">
          <table:table-cell table:formula="of:=[.A112]+1" office:value-type="float" office:value="104">
            <text:p>104</text:p>
          </table:table-cell>
          <table:table-cell table:formula="of:=[.A113]*PI()/180" office:value-type="float" office:value="1.8151424220741">
            <text:p>1,82</text:p>
          </table:table-cell>
          <table:table-cell table:formula="of:=COS([.B113])" office:value-type="float" office:value="-0.241921895599668">
            <text:p>-0,24</text:p>
          </table:table-cell>
          <table:table-cell table:formula="of:=SIN([.B113])" office:value-type="float" office:value="0.970295726275996">
            <text:p>0,97</text:p>
          </table:table-cell>
          <table:table-cell table:formula="of:=[.$B$1]*COS([.B113]+[.$C$2])" office:value-type="float" office:value="-2.58819045102521">
            <text:p>-2,59</text:p>
          </table:table-cell>
          <table:table-cell table:formula="of:=([.E113]-[.E112])/([.B113]-[.B112])" office:value-type="float" office:value="-9.68135352315056">
            <text:p>-9,68</text:p>
          </table:table-cell>
          <table:table-cell table:formula="of:=[.F203]" office:value-type="float" office:value="2.5037682614525">
            <text:p>2,5</text:p>
          </table:table-cell>
          <table:table-cell table:formula="of:=([.G113]*[.C112]+[.F113]*[.D112])" office:value-type="float" office:value="-9.99644636980743">
            <text:p>-10</text:p>
          </table:table-cell>
          <table:table-cell table:formula="of:=[.G113]*[.D113]-[.F113]*[.C113]" office:value-type="float" office:value="0.0872642473817344">
            <text:p>0,09</text:p>
          </table:table-cell>
          <table:table-cell table:formula="of:=-[.I113]/[.H113]" office:value-type="float" office:value="0.00872952688920548">
            <text:p>0,01</text:p>
          </table:table-cell>
          <table:table-cell table:formula="of:=ATAN([.J113])*180/PI()" office:value-type="float" office:value="0.500152343512559">
            <text:p>0,5</text:p>
          </table:table-cell>
          <table:table-cell table:formula="of:=-[.F112]/([.D111]*COS([.K112]*PI()/180)+[.C111]*SIN([.K112]*PI()/180))" office:value-type="float" office:value="9.95966535584902">
            <text:p>9,96</text:p>
          </table:table-cell>
        </table:table-row>
        <table:table-row table:style-name="ro1">
          <table:table-cell table:formula="of:=[.A113]+1" office:value-type="float" office:value="105">
            <text:p>105</text:p>
          </table:table-cell>
          <table:table-cell table:formula="of:=[.A114]*PI()/180" office:value-type="float" office:value="1.83259571459405">
            <text:p>1,83</text:p>
          </table:table-cell>
          <table:table-cell table:formula="of:=COS([.B114])" office:value-type="float" office:value="-0.258819045102521">
            <text:p>-0,26</text:p>
          </table:table-cell>
          <table:table-cell table:formula="of:=SIN([.B114])" office:value-type="float" office:value="0.965925826289068">
            <text:p>0,97</text:p>
          </table:table-cell>
          <table:table-cell table:formula="of:=[.$B$1]*COS([.B114]+[.$C$2])" office:value-type="float" office:value="-2.75637355816999">
            <text:p>-2,76</text:p>
          </table:table-cell>
          <table:table-cell table:formula="of:=([.E114]-[.E113])/([.B114]-[.B113])" office:value-type="float" office:value="-9.63618222479266">
            <text:p>-9,64</text:p>
          </table:table-cell>
          <table:table-cell table:formula="of:=[.F204]" office:value-type="float" office:value="2.67234984196816">
            <text:p>2,67</text:p>
          </table:table-cell>
          <table:table-cell table:formula="of:=([.G114]*[.C113]+[.F114]*[.D113])" office:value-type="float" office:value="-9.99644636980745">
            <text:p>-10</text:p>
          </table:table-cell>
          <table:table-cell table:formula="of:=[.G114]*[.D114]-[.F114]*[.C114]" office:value-type="float" office:value="0.0872642473818308">
            <text:p>0,09</text:p>
          </table:table-cell>
          <table:table-cell table:formula="of:=-[.I114]/[.H114]" office:value-type="float" office:value="0.00872952688921509">
            <text:p>0,01</text:p>
          </table:table-cell>
          <table:table-cell table:formula="of:=ATAN([.J114])*180/PI()" office:value-type="float" office:value="0.500152343513109">
            <text:p>0,5</text:p>
          </table:table-cell>
          <table:table-cell table:formula="of:=-[.F113]/([.D112]*COS([.K113]*PI()/180)+[.C112]*SIN([.K113]*PI()/180))" office:value-type="float" office:value="9.95645741413652">
            <text:p>9,96</text:p>
          </table:table-cell>
        </table:table-row>
        <table:table-row table:style-name="ro1">
          <table:table-cell table:formula="of:=[.A114]+1" office:value-type="float" office:value="106">
            <text:p>106</text:p>
          </table:table-cell>
          <table:table-cell table:formula="of:=[.A115]*PI()/180" office:value-type="float" office:value="1.85004900711399">
            <text:p>1,85</text:p>
          </table:table-cell>
          <table:table-cell table:formula="of:=COS([.B115])" office:value-type="float" office:value="-0.275637355816999">
            <text:p>-0,28</text:p>
          </table:table-cell>
          <table:table-cell table:formula="of:=SIN([.B115])" office:value-type="float" office:value="0.961261695938319">
            <text:p>0,96</text:p>
          </table:table-cell>
          <table:table-cell table:formula="of:=[.$B$1]*COS([.B115]+[.$C$2])" office:value-type="float" office:value="-2.92371704722737">
            <text:p>-2,92</text:p>
          </table:table-cell>
          <table:table-cell table:formula="of:=([.E115]-[.E114])/([.B115]-[.B114])" office:value-type="float" office:value="-9.58807565198131">
            <text:p>-9,59</text:p>
          </table:table-cell>
          <table:table-cell table:formula="of:=[.F205]" office:value-type="float" office:value="2.84011739883425">
            <text:p>2,84</text:p>
          </table:table-cell>
          <table:table-cell table:formula="of:=([.G115]*[.C114]+[.F115]*[.D114])" office:value-type="float" office:value="-9.99644636980748">
            <text:p>-10</text:p>
          </table:table-cell>
          <table:table-cell table:formula="of:=[.G115]*[.D115]-[.F115]*[.C115]" office:value-type="float" office:value="0.0872642473818561">
            <text:p>0,09</text:p>
          </table:table-cell>
          <table:table-cell table:formula="of:=-[.I115]/[.H115]" office:value-type="float" office:value="0.0087295268892176">
            <text:p>0,01</text:p>
          </table:table-cell>
          <table:table-cell table:formula="of:=ATAN([.J115])*180/PI()" office:value-type="float" office:value="0.500152343513253">
            <text:p>0,5</text:p>
          </table:table-cell>
          <table:table-cell table:formula="of:=-[.F114]/([.D113]*COS([.K114]*PI()/180)+[.C113]*SIN([.K114]*PI()/180))" office:value-type="float" office:value="9.95322247262368">
            <text:p>9,95</text:p>
          </table:table-cell>
        </table:table-row>
        <table:table-row table:style-name="ro1">
          <table:table-cell table:formula="of:=[.A115]+1" office:value-type="float" office:value="107">
            <text:p>107</text:p>
          </table:table-cell>
          <table:table-cell table:formula="of:=[.A116]*PI()/180" office:value-type="float" office:value="1.86750229963393">
            <text:p>1,87</text:p>
          </table:table-cell>
          <table:table-cell table:formula="of:=COS([.B116])" office:value-type="float" office:value="-0.292371704722737">
            <text:p>-0,29</text:p>
          </table:table-cell>
          <table:table-cell table:formula="of:=SIN([.B116])" office:value-type="float" office:value="0.956304755963036">
            <text:p>0,96</text:p>
          </table:table-cell>
          <table:table-cell table:formula="of:=[.$B$1]*COS([.B116]+[.$C$2])" office:value-type="float" office:value="-3.09016994374947">
            <text:p>-3,09</text:p>
          </table:table-cell>
          <table:table-cell table:formula="of:=([.E116]-[.E115])/([.B116]-[.B115])" office:value-type="float" office:value="-9.53704845844453">
            <text:p>-9,54</text:p>
          </table:table-cell>
          <table:table-cell table:formula="of:=[.F206]" office:value-type="float" office:value="3.00701982842767">
            <text:p>3,01</text:p>
          </table:table-cell>
          <table:table-cell table:formula="of:=([.G116]*[.C115]+[.F116]*[.D115])" office:value-type="float" office:value="-9.9964463698074">
            <text:p>-10</text:p>
          </table:table-cell>
          <table:table-cell table:formula="of:=[.G116]*[.D116]-[.F116]*[.C116]" office:value-type="float" office:value="0.0872642473817602">
            <text:p>0,09</text:p>
          </table:table-cell>
          <table:table-cell table:formula="of:=-[.I116]/[.H116]" office:value-type="float" office:value="0.00872952688920808">
            <text:p>0,01</text:p>
          </table:table-cell>
          <table:table-cell table:formula="of:=ATAN([.J116])*180/PI()" office:value-type="float" office:value="0.500152343512707">
            <text:p>0,5</text:p>
          </table:table-cell>
          <table:table-cell table:formula="of:=-[.F115]/([.D114]*COS([.K115]*PI()/180)+[.C114]*SIN([.K115]*PI()/180))" office:value-type="float" office:value="9.94995819208713">
            <text:p>9,95</text:p>
          </table:table-cell>
        </table:table-row>
        <table:table-row table:style-name="ro1">
          <table:table-cell table:formula="of:=[.A116]+1" office:value-type="float" office:value="108">
            <text:p>108</text:p>
          </table:table-cell>
          <table:table-cell table:formula="of:=[.A117]*PI()/180" office:value-type="float" office:value="1.88495559215388">
            <text:p>1,88</text:p>
          </table:table-cell>
          <table:table-cell table:formula="of:=COS([.B117])" office:value-type="float" office:value="-0.309016994374947">
            <text:p>-0,31</text:p>
          </table:table-cell>
          <table:table-cell table:formula="of:=SIN([.B117])" office:value-type="float" office:value="0.951056516295154">
            <text:p>0,95</text:p>
          </table:table-cell>
          <table:table-cell table:formula="of:=[.$B$1]*COS([.B117]+[.$C$2])" office:value-type="float" office:value="-3.25568154457157">
            <text:p>-3,26</text:p>
          </table:table-cell>
          <table:table-cell table:formula="of:=([.E117]-[.E116])/([.B117]-[.B116])" office:value-type="float" office:value="-9.48311618755992">
            <text:p>-9,48</text:p>
          </table:table-cell>
          <table:table-cell table:formula="of:=[.F207]" office:value-type="float" office:value="3.17300629065197">
            <text:p>3,17</text:p>
          </table:table-cell>
          <table:table-cell table:formula="of:=([.G117]*[.C116]+[.F117]*[.D116])" office:value-type="float" office:value="-9.99644636980749">
            <text:p>-10</text:p>
          </table:table-cell>
          <table:table-cell table:formula="of:=[.G117]*[.D117]-[.F117]*[.C117]" office:value-type="float" office:value="0.0872642473818974">
            <text:p>0,09</text:p>
          </table:table-cell>
          <table:table-cell table:formula="of:=-[.I117]/[.H117]" office:value-type="float" office:value="0.00872952688922173">
            <text:p>0,01</text:p>
          </table:table-cell>
          <table:table-cell table:formula="of:=ATAN([.J117])*180/PI()" office:value-type="float" office:value="0.50015234351349">
            <text:p>0,5</text:p>
          </table:table-cell>
          <table:table-cell table:formula="of:=-[.F116]/([.D115]*COS([.K116]*PI()/180)+[.C115]*SIN([.K116]*PI()/180))" office:value-type="float" office:value="9.94666215457342">
            <text:p>9,95</text:p>
          </table:table-cell>
        </table:table-row>
        <table:table-row table:style-name="ro1">
          <table:table-cell table:formula="of:=[.A117]+1" office:value-type="float" office:value="109">
            <text:p>109</text:p>
          </table:table-cell>
          <table:table-cell table:formula="of:=[.A118]*PI()/180" office:value-type="float" office:value="1.90240888467382">
            <text:p>1,9</text:p>
          </table:table-cell>
          <table:table-cell table:formula="of:=COS([.B118])" office:value-type="float" office:value="-0.325568154457156">
            <text:p>-0,33</text:p>
          </table:table-cell>
          <table:table-cell table:formula="of:=SIN([.B118])" office:value-type="float" office:value="0.945518575599317">
            <text:p>0,95</text:p>
          </table:table-cell>
          <table:table-cell table:formula="of:=[.$B$1]*COS([.B118]+[.$C$2])" office:value-type="float" office:value="-3.42020143325668">
            <text:p>-3,42</text:p>
          </table:table-cell>
          <table:table-cell table:formula="of:=([.E118]-[.E117])/([.B118]-[.B117])" office:value-type="float" office:value="-9.42629526761949">
            <text:p>-9,43</text:p>
          </table:table-cell>
          <table:table-cell table:formula="of:=[.F208]" office:value-type="float" office:value="3.33802622442219">
            <text:p>3,34</text:p>
          </table:table-cell>
          <table:table-cell table:formula="of:=([.G118]*[.C117]+[.F118]*[.D117])" office:value-type="float" office:value="-9.99644636980738">
            <text:p>-10</text:p>
          </table:table-cell>
          <table:table-cell table:formula="of:=[.G118]*[.D118]-[.F118]*[.C118]" office:value-type="float" office:value="0.0872642473817318">
            <text:p>0,09</text:p>
          </table:table-cell>
          <table:table-cell table:formula="of:=-[.I118]/[.H118]" office:value-type="float" office:value="0.00872952688920525">
            <text:p>0,01</text:p>
          </table:table-cell>
          <table:table-cell table:formula="of:=ATAN([.J118])*180/PI()" office:value-type="float" office:value="0.500152343512545">
            <text:p>0,5</text:p>
          </table:table-cell>
          <table:table-cell table:formula="of:=-[.F117]/([.D116]*COS([.K117]*PI()/180)+[.C116]*SIN([.K117]*PI()/180))" office:value-type="float" office:value="9.94333185574505">
            <text:p>9,94</text:p>
          </table:table-cell>
        </table:table-row>
        <table:table-row table:style-name="ro1">
          <table:table-cell table:formula="of:=[.A118]+1" office:value-type="float" office:value="110">
            <text:p>110</text:p>
          </table:table-cell>
          <table:table-cell table:formula="of:=[.A119]*PI()/180" office:value-type="float" office:value="1.91986217719376">
            <text:p>1,92</text:p>
          </table:table-cell>
          <table:table-cell table:formula="of:=COS([.B119])" office:value-type="float" office:value="-0.342020143325669">
            <text:p>-0,34</text:p>
          </table:table-cell>
          <table:table-cell table:formula="of:=SIN([.B119])" office:value-type="float" office:value="0.939692620785908">
            <text:p>0,94</text:p>
          </table:table-cell>
          <table:table-cell table:formula="of:=[.$B$1]*COS([.B119]+[.$C$2])" office:value-type="float" office:value="-3.583679495453">
            <text:p>-3,58</text:p>
          </table:table-cell>
          <table:table-cell table:formula="of:=([.E119]-[.E118])/([.B119]-[.B118])" office:value-type="float" office:value="-9.36660300682606">
            <text:p>-9,37</text:p>
          </table:table-cell>
          <table:table-cell table:formula="of:=[.F209]" office:value-type="float" office:value="3.50202936306859">
            <text:p>3,5</text:p>
          </table:table-cell>
          <table:table-cell table:formula="of:=([.G119]*[.C118]+[.F119]*[.D118])" office:value-type="float" office:value="-9.99644636980746">
            <text:p>-10</text:p>
          </table:table-cell>
          <table:table-cell table:formula="of:=[.G119]*[.D119]-[.F119]*[.C119]" office:value-type="float" office:value="0.0872642473818455">
            <text:p>0,09</text:p>
          </table:table-cell>
          <table:table-cell table:formula="of:=-[.I119]/[.H119]" office:value-type="float" office:value="0.00872952688921655">
            <text:p>0,01</text:p>
          </table:table-cell>
          <table:table-cell table:formula="of:=ATAN([.J119])*180/PI()" office:value-type="float" office:value="0.500152343513193">
            <text:p>0,5</text:p>
          </table:table-cell>
          <table:table-cell table:formula="of:=-[.F118]/([.D117]*COS([.K118]*PI()/180)+[.C117]*SIN([.K118]*PI()/180))" office:value-type="float" office:value="9.93996469670797">
            <text:p>9,94</text:p>
          </table:table-cell>
        </table:table-row>
        <table:table-row table:style-name="ro1">
          <table:table-cell table:formula="of:=[.A119]+1" office:value-type="float" office:value="111">
            <text:p>111</text:p>
          </table:table-cell>
          <table:table-cell table:formula="of:=[.A120]*PI()/180" office:value-type="float" office:value="1.93731546971371">
            <text:p>1,94</text:p>
          </table:table-cell>
          <table:table-cell table:formula="of:=COS([.B120])" office:value-type="float" office:value="-0.3583679495453">
            <text:p>-0,36</text:p>
          </table:table-cell>
          <table:table-cell table:formula="of:=SIN([.B120])" office:value-type="float" office:value="0.933580426497202">
            <text:p>0,93</text:p>
          </table:table-cell>
          <table:table-cell table:formula="of:=[.$B$1]*COS([.B120]+[.$C$2])" office:value-type="float" office:value="-3.74606593415912">
            <text:p>-3,75</text:p>
          </table:table-cell>
          <table:table-cell table:formula="of:=([.E120]-[.E119])/([.B120]-[.B119])" office:value-type="float" office:value="-9.30405758802037">
            <text:p>-9,3</text:p>
          </table:table-cell>
          <table:table-cell table:formula="of:=[.F210]" office:value-type="float" office:value="3.66496574964594">
            <text:p>3,66</text:p>
          </table:table-cell>
          <table:table-cell table:formula="of:=([.G120]*[.C119]+[.F120]*[.D119])" office:value-type="float" office:value="-9.99644636980745">
            <text:p>-10</text:p>
          </table:table-cell>
          <table:table-cell table:formula="of:=[.G120]*[.D120]-[.F120]*[.C120]" office:value-type="float" office:value="0.087264247381841">
            <text:p>0,09</text:p>
          </table:table-cell>
          <table:table-cell table:formula="of:=-[.I120]/[.H120]" office:value-type="float" office:value="0.00872952688921612">
            <text:p>0,01</text:p>
          </table:table-cell>
          <table:table-cell table:formula="of:=ATAN([.J120])*180/PI()" office:value-type="float" office:value="0.500152343513168">
            <text:p>0,5</text:p>
          </table:table-cell>
          <table:table-cell table:formula="of:=-[.F119]/([.D118]*COS([.K119]*PI()/180)+[.C118]*SIN([.K119]*PI()/180))" office:value-type="float" office:value="9.93655797526492">
            <text:p>9,94</text:p>
          </table:table-cell>
        </table:table-row>
        <table:table-row table:style-name="ro1">
          <table:table-cell table:formula="of:=[.A120]+1" office:value-type="float" office:value="112">
            <text:p>112</text:p>
          </table:table-cell>
          <table:table-cell table:formula="of:=[.A121]*PI()/180" office:value-type="float" office:value="1.95476876223365">
            <text:p>1,95</text:p>
          </table:table-cell>
          <table:table-cell table:formula="of:=COS([.B121])" office:value-type="float" office:value="-0.374606593415912">
            <text:p>-0,37</text:p>
          </table:table-cell>
          <table:table-cell table:formula="of:=SIN([.B121])" office:value-type="float" office:value="0.927183854566787">
            <text:p>0,93</text:p>
          </table:table-cell>
          <table:table-cell table:formula="of:=[.$B$1]*COS([.B121]+[.$C$2])" office:value-type="float" office:value="-3.90731128489274">
            <text:p>-3,91</text:p>
          </table:table-cell>
          <table:table-cell table:formula="of:=([.E121]-[.E120])/([.B121]-[.B120])" office:value-type="float" office:value="-9.23867806314298">
            <text:p>-9,24</text:p>
          </table:table-cell>
          <table:table-cell table:formula="of:=[.F211]" office:value-type="float" office:value="3.82678575215268">
            <text:p>3,83</text:p>
          </table:table-cell>
          <table:table-cell table:formula="of:=([.G121]*[.C120]+[.F121]*[.D120])" office:value-type="float" office:value="-9.99644636980749">
            <text:p>-10</text:p>
          </table:table-cell>
          <table:table-cell table:formula="of:=[.G121]*[.D121]-[.F121]*[.C121]" office:value-type="float" office:value="0.0872642473818757">
            <text:p>0,09</text:p>
          </table:table-cell>
          <table:table-cell table:formula="of:=-[.I121]/[.H121]" office:value-type="float" office:value="0.00872952688921955">
            <text:p>0,01</text:p>
          </table:table-cell>
          <table:table-cell table:formula="of:=ATAN([.J121])*180/PI()" office:value-type="float" office:value="0.500152343513365">
            <text:p>0,5</text:p>
          </table:table-cell>
          <table:table-cell table:formula="of:=-[.F120]/([.D119]*COS([.K120]*PI()/180)+[.C119]*SIN([.K120]*PI()/180))" office:value-type="float" office:value="9.93310887652385">
            <text:p>9,93</text:p>
          </table:table-cell>
        </table:table-row>
        <table:table-row table:style-name="ro1">
          <table:table-cell table:formula="of:=[.A121]+1" office:value-type="float" office:value="113">
            <text:p>113</text:p>
          </table:table-cell>
          <table:table-cell table:formula="of:=[.A122]*PI()/180" office:value-type="float" office:value="1.97222205475359">
            <text:p>1,97</text:p>
          </table:table-cell>
          <table:table-cell table:formula="of:=COS([.B122])" office:value-type="float" office:value="-0.390731128489274">
            <text:p>-0,39</text:p>
          </table:table-cell>
          <table:table-cell table:formula="of:=SIN([.B122])" office:value-type="float" office:value="0.92050485345244">
            <text:p>0,92</text:p>
          </table:table-cell>
          <table:table-cell table:formula="of:=[.$B$1]*COS([.B122]+[.$C$2])" office:value-type="float" office:value="-4.067366430758">
            <text:p>-4,07</text:p>
          </table:table-cell>
          <table:table-cell table:formula="of:=([.E122]-[.E121])/([.B122]-[.B121])" office:value-type="float" office:value="-9.17048434743041">
            <text:p>-9,17</text:p>
          </table:table-cell>
          <table:table-cell table:formula="of:=[.F212]" office:value-type="float" office:value="3.98744007864825">
            <text:p>3,99</text:p>
          </table:table-cell>
          <table:table-cell table:formula="of:=([.G122]*[.C121]+[.F122]*[.D121])" office:value-type="float" office:value="-9.99644636980741">
            <text:p>-10</text:p>
          </table:table-cell>
          <table:table-cell table:formula="of:=[.G122]*[.D122]-[.F122]*[.C122]" office:value-type="float" office:value="0.0872642473817944">
            <text:p>0,09</text:p>
          </table:table-cell>
          <table:table-cell table:formula="of:=-[.I122]/[.H122]" office:value-type="float" office:value="0.00872952688921149">
            <text:p>0,01</text:p>
          </table:table-cell>
          <table:table-cell table:formula="of:=ATAN([.J122])*180/PI()" office:value-type="float" office:value="0.500152343512903">
            <text:p>0,5</text:p>
          </table:table-cell>
          <table:table-cell table:formula="of:=-[.F121]/([.D120]*COS([.K121]*PI()/180)+[.C120]*SIN([.K121]*PI()/180))" office:value-type="float" office:value="9.92961446279389">
            <text:p>9,93</text:p>
          </table:table-cell>
        </table:table-row>
        <table:table-row table:style-name="ro1">
          <table:table-cell table:formula="of:=[.A122]+1" office:value-type="float" office:value="114">
            <text:p>114</text:p>
          </table:table-cell>
          <table:table-cell table:formula="of:=[.A123]*PI()/180" office:value-type="float" office:value="1.98967534727354">
            <text:p>1,99</text:p>
          </table:table-cell>
          <table:table-cell table:formula="of:=COS([.B123])" office:value-type="float" office:value="-0.4067366430758">
            <text:p>-0,41</text:p>
          </table:table-cell>
          <table:table-cell table:formula="of:=SIN([.B123])" office:value-type="float" office:value="0.913545457642601">
            <text:p>0,91</text:p>
          </table:table-cell>
          <table:table-cell table:formula="of:=[.$B$1]*COS([.B123]+[.$C$2])" office:value-type="float" office:value="-4.22618261740699">
            <text:p>-4,23</text:p>
          </table:table-cell>
          <table:table-cell table:formula="of:=([.E123]-[.E122])/([.B123]-[.B122])" office:value-type="float" office:value="-9.09949721334922">
            <text:p>-9,1</text:p>
          </table:table-cell>
          <table:table-cell table:formula="of:=[.F213]" office:value-type="float" office:value="4.14687979226879">
            <text:p>4,15</text:p>
          </table:table-cell>
          <table:table-cell table:formula="of:=([.G123]*[.C122]+[.F123]*[.D122])" office:value-type="float" office:value="-9.99644636980746">
            <text:p>-10</text:p>
          </table:table-cell>
          <table:table-cell table:formula="of:=[.G123]*[.D123]-[.F123]*[.C123]" office:value-type="float" office:value="0.0872642473817824">
            <text:p>0,09</text:p>
          </table:table-cell>
          <table:table-cell table:formula="of:=-[.I123]/[.H123]" office:value-type="float" office:value="0.00872952688921025">
            <text:p>0,01</text:p>
          </table:table-cell>
          <table:table-cell table:formula="of:=ATAN([.J123])*180/PI()" office:value-type="float" office:value="0.500152343512832">
            <text:p>0,5</text:p>
          </table:table-cell>
          <table:table-cell table:formula="of:=-[.F122]/([.D121]*COS([.K122]*PI()/180)+[.C121]*SIN([.K122]*PI()/180))" office:value-type="float" office:value="9.92607166268362">
            <text:p>9,93</text:p>
          </table:table-cell>
        </table:table-row>
        <table:table-row table:style-name="ro1">
          <table:table-cell table:formula="of:=[.A123]+1" office:value-type="float" office:value="115">
            <text:p>115</text:p>
          </table:table-cell>
          <table:table-cell table:formula="of:=[.A124]*PI()/180" office:value-type="float" office:value="2.00712863979348">
            <text:p>2,01</text:p>
          </table:table-cell>
          <table:table-cell table:formula="of:=COS([.B124])" office:value-type="float" office:value="-0.422618261740699">
            <text:p>-0,42</text:p>
          </table:table-cell>
          <table:table-cell table:formula="of:=SIN([.B124])" office:value-type="float" office:value="0.90630778703665">
            <text:p>0,91</text:p>
          </table:table-cell>
          <table:table-cell table:formula="of:=[.$B$1]*COS([.B124]+[.$C$2])" office:value-type="float" office:value="-4.38371146789077">
            <text:p>-4,38</text:p>
          </table:table-cell>
          <table:table-cell table:formula="of:=([.E124]-[.E123])/([.B124]-[.B123])" office:value-type="float" office:value="-9.02573828426783">
            <text:p>-9,03</text:p>
          </table:table-cell>
          <table:table-cell table:formula="of:=[.F214]" office:value-type="float" office:value="4.30505632613288">
            <text:p>4,31</text:p>
          </table:table-cell>
          <table:table-cell table:formula="of:=([.G124]*[.C123]+[.F124]*[.D123])" office:value-type="float" office:value="-9.99644636980732">
            <text:p>-10</text:p>
          </table:table-cell>
          <table:table-cell table:formula="of:=[.G124]*[.D124]-[.F124]*[.C124]" office:value-type="float" office:value="0.0872642473818663">
            <text:p>0,09</text:p>
          </table:table-cell>
          <table:table-cell table:formula="of:=-[.I124]/[.H124]" office:value-type="float" office:value="0.00872952688921877">
            <text:p>0,01</text:p>
          </table:table-cell>
          <table:table-cell table:formula="of:=ATAN([.J124])*180/PI()" office:value-type="float" office:value="0.50015234351332">
            <text:p>0,5</text:p>
          </table:table-cell>
          <table:table-cell table:formula="of:=-[.F123]/([.D122]*COS([.K123]*PI()/180)+[.C122]*SIN([.K123]*PI()/180))" office:value-type="float" office:value="9.92247725931475">
            <text:p>9,92</text:p>
          </table:table-cell>
        </table:table-row>
        <table:table-row table:style-name="ro1">
          <table:table-cell table:formula="of:=[.A124]+1" office:value-type="float" office:value="116">
            <text:p>116</text:p>
          </table:table-cell>
          <table:table-cell table:formula="of:=[.A125]*PI()/180" office:value-type="float" office:value="2.02458193231342">
            <text:p>2,02</text:p>
          </table:table-cell>
          <table:table-cell table:formula="of:=COS([.B125])" office:value-type="float" office:value="-0.438371146789078">
            <text:p>-0,44</text:p>
          </table:table-cell>
          <table:table-cell table:formula="of:=SIN([.B125])" office:value-type="float" office:value="0.898794046299167">
            <text:p>0,9</text:p>
          </table:table-cell>
          <table:table-cell table:formula="of:=[.$B$1]*COS([.B125]+[.$C$2])" office:value-type="float" office:value="-4.53990499739547">
            <text:p>-4,54</text:p>
          </table:table-cell>
          <table:table-cell table:formula="of:=([.E125]-[.E124])/([.B125]-[.B124])" office:value-type="float" office:value="-8.94923002787106">
            <text:p>-8,95</text:p>
          </table:table-cell>
          <table:table-cell table:formula="of:=[.F215]" office:value-type="float" office:value="4.46192149813605">
            <text:p>4,46</text:p>
          </table:table-cell>
          <table:table-cell table:formula="of:=([.G125]*[.C124]+[.F125]*[.D124])" office:value-type="float" office:value="-9.99644636980747">
            <text:p>-10</text:p>
          </table:table-cell>
          <table:table-cell table:formula="of:=[.G125]*[.D125]-[.F125]*[.C125]" office:value-type="float" office:value="0.087264247381853">
            <text:p>0,09</text:p>
          </table:table-cell>
          <table:table-cell table:formula="of:=-[.I125]/[.H125]" office:value-type="float" office:value="0.0087295268892173">
            <text:p>0,01</text:p>
          </table:table-cell>
          <table:table-cell table:formula="of:=ATAN([.J125])*180/PI()" office:value-type="float" office:value="0.500152343513236">
            <text:p>0,5</text:p>
          </table:table-cell>
          <table:table-cell table:formula="of:=-[.F124]/([.D123]*COS([.K124]*PI()/180)+[.C123]*SIN([.K124]*PI()/180))" office:value-type="float" office:value="9.91882787754755">
            <text:p>9,92</text:p>
          </table:table-cell>
        </table:table-row>
        <table:table-row table:style-name="ro1">
          <table:table-cell table:formula="of:=[.A125]+1" office:value-type="float" office:value="117">
            <text:p>117</text:p>
          </table:table-cell>
          <table:table-cell table:formula="of:=[.A126]*PI()/180" office:value-type="float" office:value="2.04203522483337">
            <text:p>2,04</text:p>
          </table:table-cell>
          <table:table-cell table:formula="of:=COS([.B126])" office:value-type="float" office:value="-0.453990499739547">
            <text:p>-0,45</text:p>
          </table:table-cell>
          <table:table-cell table:formula="of:=SIN([.B126])" office:value-type="float" office:value="0.891006524188368">
            <text:p>0,89</text:p>
          </table:table-cell>
          <table:table-cell table:formula="of:=[.$B$1]*COS([.B126]+[.$C$2])" office:value-type="float" office:value="-4.69471562785891">
            <text:p>-4,69</text:p>
          </table:table-cell>
          <table:table-cell table:formula="of:=([.E126]-[.E125])/([.B126]-[.B125])" office:value-type="float" office:value="-8.86999574931447">
            <text:p>-8,87</text:p>
          </table:table-cell>
          <table:table-cell table:formula="of:=[.F216]" office:value-type="float" office:value="4.61742752562712">
            <text:p>4,62</text:p>
          </table:table-cell>
          <table:table-cell table:formula="of:=([.G126]*[.C125]+[.F126]*[.D125])" office:value-type="float" office:value="-9.99644636980738">
            <text:p>-10</text:p>
          </table:table-cell>
          <table:table-cell table:formula="of:=[.G126]*[.D126]-[.F126]*[.C126]" office:value-type="float" office:value="0.0872642473817784">
            <text:p>0,09</text:p>
          </table:table-cell>
          <table:table-cell table:formula="of:=-[.I126]/[.H126]" office:value-type="float" office:value="0.00872952688920992">
            <text:p>0,01</text:p>
          </table:table-cell>
          <table:table-cell table:formula="of:=ATAN([.J126])*180/PI()" office:value-type="float" office:value="0.500152343512813">
            <text:p>0,5</text:p>
          </table:table-cell>
          <table:table-cell table:formula="of:=-[.F125]/([.D124]*COS([.K125]*PI()/180)+[.C124]*SIN([.K125]*PI()/180))" office:value-type="float" office:value="9.91511997010895">
            <text:p>9,92</text:p>
          </table:table-cell>
        </table:table-row>
        <table:table-row table:style-name="ro1">
          <table:table-cell table:formula="of:=[.A126]+1" office:value-type="float" office:value="118">
            <text:p>118</text:p>
          </table:table-cell>
          <table:table-cell table:formula="of:=[.A127]*PI()/180" office:value-type="float" office:value="2.05948851735331">
            <text:p>2,06</text:p>
          </table:table-cell>
          <table:table-cell table:formula="of:=COS([.B127])" office:value-type="float" office:value="-0.469471562785891">
            <text:p>-0,47</text:p>
          </table:table-cell>
          <table:table-cell table:formula="of:=SIN([.B127])" office:value-type="float" office:value="0.882947592858927">
            <text:p>0,88</text:p>
          </table:table-cell>
          <table:table-cell table:formula="of:=[.$B$1]*COS([.B127]+[.$C$2])" office:value-type="float" office:value="-4.84809620246337">
            <text:p>-4,85</text:p>
          </table:table-cell>
          <table:table-cell table:formula="of:=([.E127]-[.E126])/([.B127]-[.B126])" office:value-type="float" office:value="-8.78805958412713">
            <text:p>-8,79</text:p>
          </table:table-cell>
          <table:table-cell table:formula="of:=[.F217]" office:value-type="float" office:value="4.77152703996408">
            <text:p>4,77</text:p>
          </table:table-cell>
          <table:table-cell table:formula="of:=([.G127]*[.C126]+[.F127]*[.D126])" office:value-type="float" office:value="-9.99644636980744">
            <text:p>-10</text:p>
          </table:table-cell>
          <table:table-cell table:formula="of:=[.G127]*[.D127]-[.F127]*[.C127]" office:value-type="float" office:value="0.0872642473818805">
            <text:p>0,09</text:p>
          </table:table-cell>
          <table:table-cell table:formula="of:=-[.I127]/[.H127]" office:value-type="float" office:value="0.00872952688922008">
            <text:p>0,01</text:p>
          </table:table-cell>
          <table:table-cell table:formula="of:=ATAN([.J127])*180/PI()" office:value-type="float" office:value="0.500152343513395">
            <text:p>0,5</text:p>
          </table:table-cell>
          <table:table-cell table:formula="of:=-[.F126]/([.D125]*COS([.K126]*PI()/180)+[.C125]*SIN([.K126]*PI()/180))" office:value-type="float" office:value="9.91134980249155">
            <text:p>9,91</text:p>
          </table:table-cell>
        </table:table-row>
        <table:table-row table:style-name="ro1">
          <table:table-cell table:formula="of:=[.A127]+1" office:value-type="float" office:value="119">
            <text:p>119</text:p>
          </table:table-cell>
          <table:table-cell table:formula="of:=[.A128]*PI()/180" office:value-type="float" office:value="2.07694180987325">
            <text:p>2,08</text:p>
          </table:table-cell>
          <table:table-cell table:formula="of:=COS([.B128])" office:value-type="float" office:value="-0.484809620246337">
            <text:p>-0,48</text:p>
          </table:table-cell>
          <table:table-cell table:formula="of:=SIN([.B128])" office:value-type="float" office:value="0.874619707139396">
            <text:p>0,87</text:p>
          </table:table-cell>
          <table:table-cell table:formula="of:=[.$B$1]*COS([.B128]+[.$C$2])" office:value-type="float" office:value="-5">
            <text:p>-5</text:p>
          </table:table-cell>
          <table:table-cell table:formula="of:=([.E128]-[.E127])/([.B128]-[.B127])" office:value-type="float" office:value="-8.7034464908587">
            <text:p>-8,7</text:p>
          </table:table-cell>
          <table:table-cell table:formula="of:=[.F218]" office:value-type="float" office:value="4.92417310094159">
            <text:p>4,92</text:p>
          </table:table-cell>
          <table:table-cell table:formula="of:=([.G128]*[.C127]+[.F128]*[.D127])" office:value-type="float" office:value="-9.99644636980746">
            <text:p>-10</text:p>
          </table:table-cell>
          <table:table-cell table:formula="of:=[.G128]*[.D128]-[.F128]*[.C128]" office:value-type="float" office:value="0.0872642473816985">
            <text:p>0,09</text:p>
          </table:table-cell>
          <table:table-cell table:formula="of:=-[.I128]/[.H128]" office:value-type="float" office:value="0.00872952688920185">
            <text:p>0,01</text:p>
          </table:table-cell>
          <table:table-cell table:formula="of:=ATAN([.J128])*180/PI()" office:value-type="float" office:value="0.500152343512351">
            <text:p>0,5</text:p>
          </table:table-cell>
          <table:table-cell table:formula="of:=-[.F127]/([.D126]*COS([.K127]*PI()/180)+[.C126]*SIN([.K127]*PI()/180))" office:value-type="float" office:value="9.9075134364879">
            <text:p>9,91</text:p>
          </table:table-cell>
        </table:table-row>
        <table:table-row table:style-name="ro1">
          <table:table-cell table:formula="of:=[.A128]+1" office:value-type="float" office:value="120">
            <text:p>120</text:p>
          </table:table-cell>
          <table:table-cell table:formula="of:=[.A129]*PI()/180" office:value-type="float" office:value="2.0943951023932">
            <text:p>2,09</text:p>
          </table:table-cell>
          <table:table-cell table:formula="of:=COS([.B129])" office:value-type="float" office:value="-0.5">
            <text:p>-0,5</text:p>
          </table:table-cell>
          <table:table-cell table:formula="of:=SIN([.B129])" office:value-type="float" office:value="0.866025403784439">
            <text:p>0,87</text:p>
          </table:table-cell>
          <table:table-cell table:formula="of:=[.$B$1]*COS([.B129]+[.$C$2])" office:value-type="float" office:value="-5.15038074910054">
            <text:p>-5,15</text:p>
          </table:table-cell>
          <table:table-cell table:formula="of:=([.E129]-[.E128])/([.B129]-[.B128])" office:value-type="float" office:value="-8.61618224347679">
            <text:p>-8,62</text:p>
          </table:table-cell>
          <table:table-cell table:formula="of:=[.F219]" office:value-type="float" office:value="5.07531921109129">
            <text:p>5,08</text:p>
          </table:table-cell>
          <table:table-cell table:formula="of:=([.G129]*[.C128]+[.F129]*[.D128])" office:value-type="float" office:value="-9.99644636980744">
            <text:p>-10</text:p>
          </table:table-cell>
          <table:table-cell table:formula="of:=[.G129]*[.D129]-[.F129]*[.C129]" office:value-type="float" office:value="0.0872642473818557">
            <text:p>0,09</text:p>
          </table:table-cell>
          <table:table-cell table:formula="of:=-[.I129]/[.H129]" office:value-type="float" office:value="0.0087295268892176">
            <text:p>0,01</text:p>
          </table:table-cell>
          <table:table-cell table:formula="of:=ATAN([.J129])*180/PI()" office:value-type="float" office:value="0.500152343513253">
            <text:p>0,5</text:p>
          </table:table-cell>
          <table:table-cell table:formula="of:=-[.F128]/([.D127]*COS([.K128]*PI()/180)+[.C127]*SIN([.K128]*PI()/180))" office:value-type="float" office:value="9.90360671219225">
            <text:p>9,9</text:p>
          </table:table-cell>
        </table:table-row>
        <table:table-row table:style-name="ro1">
          <table:table-cell table:formula="of:=[.A129]+1" office:value-type="float" office:value="121">
            <text:p>121</text:p>
          </table:table-cell>
          <table:table-cell table:formula="of:=[.A130]*PI()/180" office:value-type="float" office:value="2.11184839491314">
            <text:p>2,11</text:p>
          </table:table-cell>
          <table:table-cell table:formula="of:=COS([.B130])" office:value-type="float" office:value="-0.515038074910054">
            <text:p>-0,52</text:p>
          </table:table-cell>
          <table:table-cell table:formula="of:=SIN([.B130])" office:value-type="float" office:value="0.857167300702112">
            <text:p>0,86</text:p>
          </table:table-cell>
          <table:table-cell table:formula="of:=[.$B$1]*COS([.B130]+[.$C$2])" office:value-type="float" office:value="-5.29919264233205">
            <text:p>-5,3</text:p>
          </table:table-cell>
          <table:table-cell table:formula="of:=([.E130]-[.E129])/([.B130]-[.B129])" office:value-type="float" office:value="-8.52629342351679">
            <text:p>-8,53</text:p>
          </table:table-cell>
          <table:table-cell table:formula="of:=[.F220]" office:value-type="float" office:value="5.22491932984344">
            <text:p>5,22</text:p>
          </table:table-cell>
          <table:table-cell table:formula="of:=([.G130]*[.C129]+[.F130]*[.D129])" office:value-type="float" office:value="-9.99644636980745">
            <text:p>-10</text:p>
          </table:table-cell>
          <table:table-cell table:formula="of:=[.G130]*[.D130]-[.F130]*[.C130]" office:value-type="float" office:value="0.0872642473818495">
            <text:p>0,09</text:p>
          </table:table-cell>
          <table:table-cell table:formula="of:=-[.I130]/[.H130]" office:value-type="float" office:value="0.00872952688921696">
            <text:p>0,01</text:p>
          </table:table-cell>
          <table:table-cell table:formula="of:=ATAN([.J130])*180/PI()" office:value-type="float" office:value="0.500152343513216">
            <text:p>0,5</text:p>
          </table:table-cell>
          <table:table-cell table:formula="of:=-[.F129]/([.D128]*COS([.K129]*PI()/180)+[.C128]*SIN([.K129]*PI()/180))" office:value-type="float" office:value="9.89962522829411">
            <text:p>9,9</text:p>
          </table:table-cell>
        </table:table-row>
        <table:table-row table:style-name="ro1">
          <table:table-cell table:formula="of:=[.A130]+1" office:value-type="float" office:value="122">
            <text:p>122</text:p>
          </table:table-cell>
          <table:table-cell table:formula="of:=[.A131]*PI()/180" office:value-type="float" office:value="2.12930168743308">
            <text:p>2,13</text:p>
          </table:table-cell>
          <table:table-cell table:formula="of:=COS([.B131])" office:value-type="float" office:value="-0.529919264233205">
            <text:p>-0,53</text:p>
          </table:table-cell>
          <table:table-cell table:formula="of:=SIN([.B131])" office:value-type="float" office:value="0.848048096156426">
            <text:p>0,85</text:p>
          </table:table-cell>
          <table:table-cell table:formula="of:=[.$B$1]*COS([.B131]+[.$C$2])" office:value-type="float" office:value="-5.44639035015027">
            <text:p>-5,45</text:p>
          </table:table-cell>
          <table:table-cell table:formula="of:=([.E131]-[.E130])/([.B131]-[.B130])" office:value-type="float" office:value="-8.43380741198391">
            <text:p>-8,43</text:p>
          </table:table-cell>
          <table:table-cell table:formula="of:=[.F221]" office:value-type="float" office:value="5.37292788755274">
            <text:p>5,37</text:p>
          </table:table-cell>
          <table:table-cell table:formula="of:=([.G131]*[.C130]+[.F131]*[.D130])" office:value-type="float" office:value="-9.99644636980742">
            <text:p>-10</text:p>
          </table:table-cell>
          <table:table-cell table:formula="of:=[.G131]*[.D131]-[.F131]*[.C131]" office:value-type="float" office:value="0.0872642473818104">
            <text:p>0,09</text:p>
          </table:table-cell>
          <table:table-cell table:formula="of:=-[.I131]/[.H131]" office:value-type="float" office:value="0.00872952688921308">
            <text:p>0,01</text:p>
          </table:table-cell>
          <table:table-cell table:formula="of:=ATAN([.J131])*180/PI()" office:value-type="float" office:value="0.500152343512994">
            <text:p>0,5</text:p>
          </table:table-cell>
          <table:table-cell table:formula="of:=-[.F130]/([.D129]*COS([.K130]*PI()/180)+[.C129]*SIN([.K130]*PI()/180))" office:value-type="float" office:value="9.89556432045478">
            <text:p>9,9</text:p>
          </table:table-cell>
        </table:table-row>
        <table:table-row table:style-name="ro1">
          <table:table-cell table:formula="of:=[.A131]+1" office:value-type="float" office:value="123">
            <text:p>123</text:p>
          </table:table-cell>
          <table:table-cell table:formula="of:=[.A132]*PI()/180" office:value-type="float" office:value="2.14675497995303">
            <text:p>2,15</text:p>
          </table:table-cell>
          <table:table-cell table:formula="of:=COS([.B132])" office:value-type="float" office:value="-0.544639035015027">
            <text:p>-0,54</text:p>
          </table:table-cell>
          <table:table-cell table:formula="of:=SIN([.B132])" office:value-type="float" office:value="0.838670567945424">
            <text:p>0,84</text:p>
          </table:table-cell>
          <table:table-cell table:formula="of:=[.$B$1]*COS([.B132]+[.$C$2])" office:value-type="float" office:value="-5.59192903470747">
            <text:p>-5,59</text:p>
          </table:table-cell>
          <table:table-cell table:formula="of:=([.E132]-[.E131])/([.B132]-[.B131])" office:value-type="float" office:value="-8.33875238101323">
            <text:p>-8,34</text:p>
          </table:table-cell>
          <table:table-cell table:formula="of:=[.F222]" office:value-type="float" office:value="5.51929979937882">
            <text:p>5,52</text:p>
          </table:table-cell>
          <table:table-cell table:formula="of:=([.G132]*[.C131]+[.F132]*[.D131])" office:value-type="float" office:value="-9.99644636980743">
            <text:p>-10</text:p>
          </table:table-cell>
          <table:table-cell table:formula="of:=[.G132]*[.D132]-[.F132]*[.C132]" office:value-type="float" office:value="0.0872642473817988">
            <text:p>0,09</text:p>
          </table:table-cell>
          <table:table-cell table:formula="of:=-[.I132]/[.H132]" office:value-type="float" office:value="0.00872952688921192">
            <text:p>0,01</text:p>
          </table:table-cell>
          <table:table-cell table:formula="of:=ATAN([.J132])*180/PI()" office:value-type="float" office:value="0.500152343512928">
            <text:p>0,5</text:p>
          </table:table-cell>
          <table:table-cell table:formula="of:=-[.F131]/([.D130]*COS([.K131]*PI()/180)+[.C130]*SIN([.K131]*PI()/180))" office:value-type="float" office:value="9.89141903753427">
            <text:p>9,89</text:p>
          </table:table-cell>
        </table:table-row>
        <table:table-row table:style-name="ro1">
          <table:table-cell table:formula="of:=[.A132]+1" office:value-type="float" office:value="124">
            <text:p>124</text:p>
          </table:table-cell>
          <table:table-cell table:formula="of:=[.A133]*PI()/180" office:value-type="float" office:value="2.16420827247297">
            <text:p>2,16</text:p>
          </table:table-cell>
          <table:table-cell table:formula="of:=COS([.B133])" office:value-type="float" office:value="-0.559192903470747">
            <text:p>-0,56</text:p>
          </table:table-cell>
          <table:table-cell table:formula="of:=SIN([.B133])" office:value-type="float" office:value="0.829037572555042">
            <text:p>0,83</text:p>
          </table:table-cell>
          <table:table-cell table:formula="of:=[.$B$1]*COS([.B133]+[.$C$2])" office:value-type="float" office:value="-5.73576436351046">
            <text:p>-5,74</text:p>
          </table:table-cell>
          <table:table-cell table:formula="of:=([.E133]-[.E132])/([.B133]-[.B132])" office:value-type="float" office:value="-8.24115728528803">
            <text:p>-8,24</text:p>
          </table:table-cell>
          <table:table-cell table:formula="of:=[.F223]" office:value-type="float" office:value="5.66399047901939">
            <text:p>5,66</text:p>
          </table:table-cell>
          <table:table-cell table:formula="of:=([.G133]*[.C132]+[.F133]*[.D132])" office:value-type="float" office:value="-9.9964463698075">
            <text:p>-10</text:p>
          </table:table-cell>
          <table:table-cell table:formula="of:=[.G133]*[.D133]-[.F133]*[.C133]" office:value-type="float" office:value="0.0872642473817953">
            <text:p>0,09</text:p>
          </table:table-cell>
          <table:table-cell table:formula="of:=-[.I133]/[.H133]" office:value-type="float" office:value="0.0087295268892115">
            <text:p>0,01</text:p>
          </table:table-cell>
          <table:table-cell table:formula="of:=ATAN([.J133])*180/PI()" office:value-type="float" office:value="0.500152343512904">
            <text:p>0,5</text:p>
          </table:table-cell>
          <table:table-cell table:formula="of:=-[.F132]/([.D131]*COS([.K132]*PI()/180)+[.C131]*SIN([.K132]*PI()/180))" office:value-type="float" office:value="9.88718411540365">
            <text:p>9,89</text:p>
          </table:table-cell>
        </table:table-row>
        <table:table-row table:style-name="ro1">
          <table:table-cell table:formula="of:=[.A133]+1" office:value-type="float" office:value="125">
            <text:p>125</text:p>
          </table:table-cell>
          <table:table-cell table:formula="of:=[.A134]*PI()/180" office:value-type="float" office:value="2.18166156499291">
            <text:p>2,18</text:p>
          </table:table-cell>
          <table:table-cell table:formula="of:=COS([.B134])" office:value-type="float" office:value="-0.573576436351046">
            <text:p>-0,57</text:p>
          </table:table-cell>
          <table:table-cell table:formula="of:=SIN([.B134])" office:value-type="float" office:value="0.819152044288992">
            <text:p>0,82</text:p>
          </table:table-cell>
          <table:table-cell table:formula="of:=[.$B$1]*COS([.B134]+[.$C$2])" office:value-type="float" office:value="-5.87785252292473">
            <text:p>-5,88</text:p>
          </table:table-cell>
          <table:table-cell table:formula="of:=([.E134]-[.E133])/([.B134]-[.B133])" office:value-type="float" office:value="-8.14105185321967">
            <text:p>-8,14</text:p>
          </table:table-cell>
          <table:table-cell table:formula="of:=[.F224]" office:value-type="float" office:value="5.80695585229172">
            <text:p>5,81</text:p>
          </table:table-cell>
          <table:table-cell table:formula="of:=([.G134]*[.C133]+[.F134]*[.D133])" office:value-type="float" office:value="-9.99644636980741">
            <text:p>-10</text:p>
          </table:table-cell>
          <table:table-cell table:formula="of:=[.G134]*[.D134]-[.F134]*[.C134]" office:value-type="float" office:value="0.087264247381869">
            <text:p>0,09</text:p>
          </table:table-cell>
          <table:table-cell table:formula="of:=-[.I134]/[.H134]" office:value-type="float" office:value="0.00872952688921895">
            <text:p>0,01</text:p>
          </table:table-cell>
          <table:table-cell table:formula="of:=ATAN([.J134])*180/PI()" office:value-type="float" office:value="0.500152343513331">
            <text:p>0,5</text:p>
          </table:table-cell>
          <table:table-cell table:formula="of:=-[.F133]/([.D132]*COS([.K133]*PI()/180)+[.C132]*SIN([.K133]*PI()/180))" office:value-type="float" office:value="9.88285394803885">
            <text:p>9,88</text:p>
          </table:table-cell>
        </table:table-row>
        <table:table-row table:style-name="ro1">
          <table:table-cell table:formula="of:=[.A134]+1" office:value-type="float" office:value="126">
            <text:p>126</text:p>
          </table:table-cell>
          <table:table-cell table:formula="of:=[.A135]*PI()/180" office:value-type="float" office:value="2.19911485751286">
            <text:p>2,2</text:p>
          </table:table-cell>
          <table:table-cell table:formula="of:=COS([.B135])" office:value-type="float" office:value="-0.587785252292473">
            <text:p>-0,59</text:p>
          </table:table-cell>
          <table:table-cell table:formula="of:=SIN([.B135])" office:value-type="float" office:value="0.809016994374947">
            <text:p>0,81</text:p>
          </table:table-cell>
          <table:table-cell table:formula="of:=[.$B$1]*COS([.B135]+[.$C$2])" office:value-type="float" office:value="-6.01815023152048">
            <text:p>-6,02</text:p>
          </table:table-cell>
          <table:table-cell table:formula="of:=([.E135]-[.E134])/([.B135]-[.B134])" office:value-type="float" office:value="-8.03846657789288">
            <text:p>-8,04</text:p>
          </table:table-cell>
          <table:table-cell table:formula="of:=[.F225]" office:value-type="float" office:value="5.94815237055816">
            <text:p>5,95</text:p>
          </table:table-cell>
          <table:table-cell table:formula="of:=([.G135]*[.C134]+[.F135]*[.D134])" office:value-type="float" office:value="-9.99644636980746">
            <text:p>-10</text:p>
          </table:table-cell>
          <table:table-cell table:formula="of:=[.G135]*[.D135]-[.F135]*[.C135]" office:value-type="float" office:value="0.0872642473817988">
            <text:p>0,09</text:p>
          </table:table-cell>
          <table:table-cell table:formula="of:=-[.I135]/[.H135]" office:value-type="float" office:value="0.00872952688921189">
            <text:p>0,01</text:p>
          </table:table-cell>
          <table:table-cell table:formula="of:=ATAN([.J135])*180/PI()" office:value-type="float" office:value="0.500152343512926">
            <text:p>0,5</text:p>
          </table:table-cell>
          <table:table-cell table:formula="of:=-[.F134]/([.D133]*COS([.K134]*PI()/180)+[.C133]*SIN([.K134]*PI()/180))" office:value-type="float" office:value="9.87842255555002">
            <text:p>9,88</text:p>
          </table:table-cell>
        </table:table-row>
        <table:table-row table:style-name="ro1">
          <table:table-cell table:formula="of:=[.A135]+1" office:value-type="float" office:value="127">
            <text:p>127</text:p>
          </table:table-cell>
          <table:table-cell table:formula="of:=[.A136]*PI()/180" office:value-type="float" office:value="2.2165681500328">
            <text:p>2,22</text:p>
          </table:table-cell>
          <table:table-cell table:formula="of:=COS([.B136])" office:value-type="float" office:value="-0.601815023152048">
            <text:p>-0,6</text:p>
          </table:table-cell>
          <table:table-cell table:formula="of:=SIN([.B136])" office:value-type="float" office:value="0.798635510047293">
            <text:p>0,8</text:p>
          </table:table-cell>
          <table:table-cell table:formula="of:=[.$B$1]*COS([.B136]+[.$C$2])" office:value-type="float" office:value="-6.15661475325658">
            <text:p>-6,16</text:p>
          </table:table-cell>
          <table:table-cell table:formula="of:=([.E136]-[.E135])/([.B136]-[.B135])" office:value-type="float" office:value="-7.93343270777595">
            <text:p>-7,93</text:p>
          </table:table-cell>
          <table:table-cell table:formula="of:=[.F226]" office:value-type="float" office:value="6.08753702399156">
            <text:p>6,09</text:p>
          </table:table-cell>
          <table:table-cell table:formula="of:=([.G136]*[.C135]+[.F136]*[.D135])" office:value-type="float" office:value="-9.99644636980745">
            <text:p>-10</text:p>
          </table:table-cell>
          <table:table-cell table:formula="of:=[.G136]*[.D136]-[.F136]*[.C136]" office:value-type="float" office:value="0.0872642473818814">
            <text:p>0,09</text:p>
          </table:table-cell>
          <table:table-cell table:formula="of:=-[.I136]/[.H136]" office:value-type="float" office:value="0.00872952688922017">
            <text:p>0,01</text:p>
          </table:table-cell>
          <table:table-cell table:formula="of:=ATAN([.J136])*180/PI()" office:value-type="float" office:value="0.5001523435134">
            <text:p>0,5</text:p>
          </table:table-cell>
          <table:table-cell table:formula="of:=-[.F135]/([.D134]*COS([.K135]*PI()/180)+[.C134]*SIN([.K135]*PI()/180))" office:value-type="float" office:value="9.87388354875047">
            <text:p>9,87</text:p>
          </table:table-cell>
        </table:table-row>
        <table:table-row table:style-name="ro1">
          <table:table-cell table:formula="of:=[.A136]+1" office:value-type="float" office:value="128">
            <text:p>128</text:p>
          </table:table-cell>
          <table:table-cell table:formula="of:=[.A137]*PI()/180" office:value-type="float" office:value="2.23402144255274">
            <text:p>2,23</text:p>
          </table:table-cell>
          <table:table-cell table:formula="of:=COS([.B137])" office:value-type="float" office:value="-0.615661475325658">
            <text:p>-0,62</text:p>
          </table:table-cell>
          <table:table-cell table:formula="of:=SIN([.B137])" office:value-type="float" office:value="0.788010753606722">
            <text:p>0,79</text:p>
          </table:table-cell>
          <table:table-cell table:formula="of:=[.$B$1]*COS([.B137]+[.$C$2])" office:value-type="float" office:value="-6.29320391049837">
            <text:p>-6,29</text:p>
          </table:table-cell>
          <table:table-cell table:formula="of:=([.E137]-[.E136])/([.B137]-[.B136])" office:value-type="float" office:value="-7.82598223720348">
            <text:p>-7,83</text:p>
          </table:table-cell>
          <table:table-cell table:formula="of:=[.F227]" office:value-type="float" office:value="6.22506735467602">
            <text:p>6,23</text:p>
          </table:table-cell>
          <table:table-cell table:formula="of:=([.G137]*[.C136]+[.F137]*[.D136])" office:value-type="float" office:value="-9.99644636980746">
            <text:p>-10</text:p>
          </table:table-cell>
          <table:table-cell table:formula="of:=[.G137]*[.D137]-[.F137]*[.C137]" office:value-type="float" office:value="0.0872642473817642">
            <text:p>0,09</text:p>
          </table:table-cell>
          <table:table-cell table:formula="of:=-[.I137]/[.H137]" office:value-type="float" office:value="0.00872952688920843">
            <text:p>0,01</text:p>
          </table:table-cell>
          <table:table-cell table:formula="of:=ATAN([.J137])*180/PI()" office:value-type="float" office:value="0.500152343512727">
            <text:p>0,5</text:p>
          </table:table-cell>
          <table:table-cell table:formula="of:=-[.F136]/([.D135]*COS([.K136]*PI()/180)+[.C135]*SIN([.K136]*PI()/180))" office:value-type="float" office:value="9.86923008980632">
            <text:p>9,87</text:p>
          </table:table-cell>
        </table:table-row>
        <table:table-row table:style-name="ro1">
          <table:table-cell table:formula="of:=[.A137]+1" office:value-type="float" office:value="129">
            <text:p>129</text:p>
          </table:table-cell>
          <table:table-cell table:formula="of:=[.A138]*PI()/180" office:value-type="float" office:value="2.25147473507268">
            <text:p>2,25</text:p>
          </table:table-cell>
          <table:table-cell table:formula="of:=COS([.B138])" office:value-type="float" office:value="-0.629320391049837">
            <text:p>-0,63</text:p>
          </table:table-cell>
          <table:table-cell table:formula="of:=SIN([.B138])" office:value-type="float" office:value="0.777145961456971">
            <text:p>0,78</text:p>
          </table:table-cell>
          <table:table-cell table:formula="of:=[.$B$1]*COS([.B138]+[.$C$2])" office:value-type="float" office:value="-6.42787609686539">
            <text:p>-6,43</text:p>
          </table:table-cell>
          <table:table-cell table:formula="of:=([.E138]-[.E137])/([.B138]-[.B137])" office:value-type="float" office:value="-7.71614789662938">
            <text:p>-7,72</text:p>
          </table:table-cell>
          <table:table-cell table:formula="of:=[.F228]" office:value-type="float" office:value="6.36070146954077">
            <text:p>6,36</text:p>
          </table:table-cell>
          <table:table-cell table:formula="of:=([.G138]*[.C137]+[.F138]*[.D137])" office:value-type="float" office:value="-9.99644636980739">
            <text:p>-10</text:p>
          </table:table-cell>
          <table:table-cell table:formula="of:=[.G138]*[.D138]-[.F138]*[.C138]" office:value-type="float" office:value="0.087264247381853">
            <text:p>0,09</text:p>
          </table:table-cell>
          <table:table-cell table:formula="of:=-[.I138]/[.H138]" office:value-type="float" office:value="0.00872952688921737">
            <text:p>0,01</text:p>
          </table:table-cell>
          <table:table-cell table:formula="of:=ATAN([.J138])*180/PI()" office:value-type="float" office:value="0.50015234351324">
            <text:p>0,5</text:p>
          </table:table-cell>
          <table:table-cell table:formula="of:=-[.F137]/([.D136]*COS([.K137]*PI()/180)+[.C136]*SIN([.K137]*PI()/180))" office:value-type="float" office:value="9.86445484844495">
            <text:p>9,86</text:p>
          </table:table-cell>
        </table:table-row>
        <table:table-row table:style-name="ro1">
          <table:table-cell table:formula="of:=[.A138]+1" office:value-type="float" office:value="130">
            <text:p>130</text:p>
          </table:table-cell>
          <table:table-cell table:formula="of:=[.A139]*PI()/180" office:value-type="float" office:value="2.26892802759263">
            <text:p>2,27</text:p>
          </table:table-cell>
          <table:table-cell table:formula="of:=COS([.B139])" office:value-type="float" office:value="-0.642787609686539">
            <text:p>-0,64</text:p>
          </table:table-cell>
          <table:table-cell table:formula="of:=SIN([.B139])" office:value-type="float" office:value="0.766044443118978">
            <text:p>0,77</text:p>
          </table:table-cell>
          <table:table-cell table:formula="of:=[.$B$1]*COS([.B139]+[.$C$2])" office:value-type="float" office:value="-6.56059028990507">
            <text:p>-6,56</text:p>
          </table:table-cell>
          <table:table-cell table:formula="of:=([.E139]-[.E138])/([.B139]-[.B138])" office:value-type="float" office:value="-7.60396314265821">
            <text:p>-7,6</text:p>
          </table:table-cell>
          <table:table-cell table:formula="of:=[.F229]" office:value-type="float" office:value="6.49439805312042">
            <text:p>6,49</text:p>
          </table:table-cell>
          <table:table-cell table:formula="of:=([.G139]*[.C138]+[.F139]*[.D138])" office:value-type="float" office:value="-9.99644636980753">
            <text:p>-10</text:p>
          </table:table-cell>
          <table:table-cell table:formula="of:=[.G139]*[.D139]-[.F139]*[.C139]" office:value-type="float" office:value="0.0872642473817891">
            <text:p>0,09</text:p>
          </table:table-cell>
          <table:table-cell table:formula="of:=-[.I139]/[.H139]" office:value-type="float" office:value="0.00872952688921086">
            <text:p>0,01</text:p>
          </table:table-cell>
          <table:table-cell table:formula="of:=ATAN([.J139])*180/PI()" office:value-type="float" office:value="0.500152343512867">
            <text:p>0,5</text:p>
          </table:table-cell>
          <table:table-cell table:formula="of:=-[.F138]/([.D137]*COS([.K138]*PI()/180)+[.C137]*SIN([.K138]*PI()/180))" office:value-type="float" office:value="9.85954995311248">
            <text:p>9,86</text:p>
          </table:table-cell>
        </table:table-row>
        <table:table-row table:style-name="ro1">
          <table:table-cell table:formula="of:=[.A139]+1" office:value-type="float" office:value="131">
            <text:p>131</text:p>
          </table:table-cell>
          <table:table-cell table:formula="of:=[.A140]*PI()/180" office:value-type="float" office:value="2.28638132011257">
            <text:p>2,29</text:p>
          </table:table-cell>
          <table:table-cell table:formula="of:=COS([.B140])" office:value-type="float" office:value="-0.656059028990507">
            <text:p>-0,66</text:p>
          </table:table-cell>
          <table:table-cell table:formula="of:=SIN([.B140])" office:value-type="float" office:value="0.754709580222772">
            <text:p>0,75</text:p>
          </table:table-cell>
          <table:table-cell table:formula="of:=[.$B$1]*COS([.B140]+[.$C$2])" office:value-type="float" office:value="-6.69130606358858">
            <text:p>-6,69</text:p>
          </table:table-cell>
          <table:table-cell table:formula="of:=([.E140]-[.E139])/([.B140]-[.B139])" office:value-type="float" office:value="-7.48946214785228">
            <text:p>-7,49</text:p>
          </table:table-cell>
          <table:table-cell table:formula="of:=[.F230]" office:value-type="float" office:value="6.62611638014037">
            <text:p>6,63</text:p>
          </table:table-cell>
          <table:table-cell table:formula="of:=([.G140]*[.C139]+[.F140]*[.D139])" office:value-type="float" office:value="-9.99644636980742">
            <text:p>-10</text:p>
          </table:table-cell>
          <table:table-cell table:formula="of:=[.G140]*[.D140]-[.F140]*[.C140]" office:value-type="float" office:value="0.0872642473818415">
            <text:p>0,09</text:p>
          </table:table-cell>
          <table:table-cell table:formula="of:=-[.I140]/[.H140]" office:value-type="float" office:value="0.0087295268892162">
            <text:p>0,01</text:p>
          </table:table-cell>
          <table:table-cell table:formula="of:=ATAN([.J140])*180/PI()" office:value-type="float" office:value="0.500152343513173">
            <text:p>0,5</text:p>
          </table:table-cell>
          <table:table-cell table:formula="of:=-[.F139]/([.D138]*COS([.K139]*PI()/180)+[.C138]*SIN([.K139]*PI()/180))" office:value-type="float" office:value="9.85450693637963">
            <text:p>9,85</text:p>
          </table:table-cell>
        </table:table-row>
        <table:table-row table:style-name="ro1">
          <table:table-cell table:formula="of:=[.A140]+1" office:value-type="float" office:value="132">
            <text:p>132</text:p>
          </table:table-cell>
          <table:table-cell table:formula="of:=[.A141]*PI()/180" office:value-type="float" office:value="2.30383461263251">
            <text:p>2,3</text:p>
          </table:table-cell>
          <table:table-cell table:formula="of:=COS([.B141])" office:value-type="float" office:value="-0.669130606358858">
            <text:p>-0,67</text:p>
          </table:table-cell>
          <table:table-cell table:formula="of:=SIN([.B141])" office:value-type="float" office:value="0.743144825477394">
            <text:p>0,74</text:p>
          </table:table-cell>
          <table:table-cell table:formula="of:=[.$B$1]*COS([.B141]+[.$C$2])" office:value-type="float" office:value="-6.81998360062498">
            <text:p>-6,82</text:p>
          </table:table-cell>
          <table:table-cell table:formula="of:=([.E141]-[.E140])/([.B141]-[.B140])" office:value-type="float" office:value="-7.37267979032419">
            <text:p>-7,37</text:p>
          </table:table-cell>
          <table:table-cell table:formula="of:=[.F231]" office:value-type="float" office:value="6.75581632792227">
            <text:p>6,76</text:p>
          </table:table-cell>
          <table:table-cell table:formula="of:=([.G141]*[.C140]+[.F141]*[.D140])" office:value-type="float" office:value="-9.99644636980738">
            <text:p>-10</text:p>
          </table:table-cell>
          <table:table-cell table:formula="of:=[.G141]*[.D141]-[.F141]*[.C141]" office:value-type="float" office:value="0.0872642473817997">
            <text:p>0,09</text:p>
          </table:table-cell>
          <table:table-cell table:formula="of:=-[.I141]/[.H141]" office:value-type="float" office:value="0.00872952688921205">
            <text:p>0,01</text:p>
          </table:table-cell>
          <table:table-cell table:formula="of:=ATAN([.J141])*180/PI()" office:value-type="float" office:value="0.500152343512935">
            <text:p>0,5</text:p>
          </table:table-cell>
          <table:table-cell table:formula="of:=-[.F140]/([.D139]*COS([.K140]*PI()/180)+[.C139]*SIN([.K140]*PI()/180))" office:value-type="float" office:value="9.84931667377727">
            <text:p>9,85</text:p>
          </table:table-cell>
        </table:table-row>
        <table:table-row table:style-name="ro1">
          <table:table-cell table:formula="of:=[.A141]+1" office:value-type="float" office:value="133">
            <text:p>133</text:p>
          </table:table-cell>
          <table:table-cell table:formula="of:=[.A142]*PI()/180" office:value-type="float" office:value="2.32128790515246">
            <text:p>2,32</text:p>
          </table:table-cell>
          <table:table-cell table:formula="of:=COS([.B142])" office:value-type="float" office:value="-0.681998360062498">
            <text:p>-0,68</text:p>
          </table:table-cell>
          <table:table-cell table:formula="of:=SIN([.B142])" office:value-type="float" office:value="0.731353701619171">
            <text:p>0,73</text:p>
          </table:table-cell>
          <table:table-cell table:formula="of:=[.$B$1]*COS([.B142]+[.$C$2])" office:value-type="float" office:value="-6.94658370458997">
            <text:p>-6,95</text:p>
          </table:table-cell>
          <table:table-cell table:formula="of:=([.E142]-[.E141])/([.B142]-[.B141])" office:value-type="float" office:value="-7.25365164311131">
            <text:p>-7,25</text:p>
          </table:table-cell>
          <table:table-cell table:formula="of:=[.F232]" office:value-type="float" office:value="6.88345838860576">
            <text:p>6,88</text:p>
          </table:table-cell>
          <table:table-cell table:formula="of:=([.G142]*[.C141]+[.F142]*[.D141])" office:value-type="float" office:value="-9.99644636980751">
            <text:p>-10</text:p>
          </table:table-cell>
          <table:table-cell table:formula="of:=[.G142]*[.D142]-[.F142]*[.C142]" office:value-type="float" office:value="0.0872642473817944">
            <text:p>0,09</text:p>
          </table:table-cell>
          <table:table-cell table:formula="of:=-[.I142]/[.H142]" office:value-type="float" office:value="0.00872952688921141">
            <text:p>0,01</text:p>
          </table:table-cell>
          <table:table-cell table:formula="of:=ATAN([.J142])*180/PI()" office:value-type="float" office:value="0.500152343512898">
            <text:p>0,5</text:p>
          </table:table-cell>
          <table:table-cell table:formula="of:=-[.F141]/([.D140]*COS([.K141]*PI()/180)+[.C140]*SIN([.K141]*PI()/180))" office:value-type="float" office:value="9.84396931511499">
            <text:p>9,84</text:p>
          </table:table-cell>
        </table:table-row>
        <table:table-row table:style-name="ro1">
          <table:table-cell table:formula="of:=[.A142]+1" office:value-type="float" office:value="134">
            <text:p>134</text:p>
          </table:table-cell>
          <table:table-cell table:formula="of:=[.A143]*PI()/180" office:value-type="float" office:value="2.3387411976724">
            <text:p>2,34</text:p>
          </table:table-cell>
          <table:table-cell table:formula="of:=COS([.B143])" office:value-type="float" office:value="-0.694658370458997">
            <text:p>-0,69</text:p>
          </table:table-cell>
          <table:table-cell table:formula="of:=SIN([.B143])" office:value-type="float" office:value="0.719339800338651">
            <text:p>0,72</text:p>
          </table:table-cell>
          <table:table-cell table:formula="of:=[.$B$1]*COS([.B143]+[.$C$2])" office:value-type="float" office:value="-7.07106781186547">
            <text:p>-7,07</text:p>
          </table:table-cell>
          <table:table-cell table:formula="of:=([.E143]-[.E142])/([.B143]-[.B142])" office:value-type="float" office:value="-7.13241396334003">
            <text:p>-7,13</text:p>
          </table:table-cell>
          <table:table-cell table:formula="of:=[.F233]" office:value-type="float" office:value="7.00900368118237">
            <text:p>7,01</text:p>
          </table:table-cell>
          <table:table-cell table:formula="of:=([.G143]*[.C142]+[.F143]*[.D142])" office:value-type="float" office:value="-9.99644636980739">
            <text:p>-10</text:p>
          </table:table-cell>
          <table:table-cell table:formula="of:=[.G143]*[.D143]-[.F143]*[.C143]" office:value-type="float" office:value="0.0872642473818184">
            <text:p>0,09</text:p>
          </table:table-cell>
          <table:table-cell table:formula="of:=-[.I143]/[.H143]" office:value-type="float" office:value="0.00872952688921391">
            <text:p>0,01</text:p>
          </table:table-cell>
          <table:table-cell table:formula="of:=ATAN([.J143])*180/PI()" office:value-type="float" office:value="0.500152343513042">
            <text:p>0,5</text:p>
          </table:table-cell>
          <table:table-cell table:formula="of:=-[.F142]/([.D141]*COS([.K142]*PI()/180)+[.C141]*SIN([.K142]*PI()/180))" office:value-type="float" office:value="9.83845420716728">
            <text:p>9,84</text:p>
          </table:table-cell>
        </table:table-row>
        <table:table-row table:style-name="ro1">
          <table:table-cell table:formula="of:=[.A143]+1" office:value-type="float" office:value="135">
            <text:p>135</text:p>
          </table:table-cell>
          <table:table-cell table:formula="of:=[.A144]*PI()/180" office:value-type="float" office:value="2.35619449019234">
            <text:p>2,36</text:p>
          </table:table-cell>
          <table:table-cell table:formula="of:=COS([.B144])" office:value-type="float" office:value="-0.707106781186547">
            <text:p>-0,71</text:p>
          </table:table-cell>
          <table:table-cell table:formula="of:=SIN([.B144])" office:value-type="float" office:value="0.707106781186548">
            <text:p>0,71</text:p>
          </table:table-cell>
          <table:table-cell table:formula="of:=[.$B$1]*COS([.B144]+[.$C$2])" office:value-type="float" office:value="-7.19339800338651">
            <text:p>-7,19</text:p>
          </table:table-cell>
          <table:table-cell table:formula="of:=([.E144]-[.E143])/([.B144]-[.B143])" office:value-type="float" office:value="-7.00900368118248">
            <text:p>-7,01</text:p>
          </table:table-cell>
          <table:table-cell table:formula="of:=[.F234]" office:value-type="float" office:value="7.13241396334008">
            <text:p>7,13</text:p>
          </table:table-cell>
          <table:table-cell table:formula="of:=([.G144]*[.C143]+[.F144]*[.D143])" office:value-type="float" office:value="-9.99644636980749">
            <text:p>-10</text:p>
          </table:table-cell>
          <table:table-cell table:formula="of:=[.G144]*[.D144]-[.F144]*[.C144]" office:value-type="float" office:value="0.0872642473817908">
            <text:p>0,09</text:p>
          </table:table-cell>
          <table:table-cell table:formula="of:=-[.I144]/[.H144]" office:value-type="float" office:value="0.00872952688921106">
            <text:p>0,01</text:p>
          </table:table-cell>
          <table:table-cell table:formula="of:=ATAN([.J144])*180/PI()" office:value-type="float" office:value="0.500152343512879">
            <text:p>0,5</text:p>
          </table:table-cell>
          <table:table-cell table:formula="of:=-[.F143]/([.D142]*COS([.K143]*PI()/180)+[.C142]*SIN([.K143]*PI()/180))" office:value-type="float" office:value="9.83275980642887">
            <text:p>9,83</text:p>
          </table:table-cell>
        </table:table-row>
        <table:table-row table:style-name="ro1">
          <table:table-cell table:formula="of:=[.A144]+1" office:value-type="float" office:value="136">
            <text:p>136</text:p>
          </table:table-cell>
          <table:table-cell table:formula="of:=[.A145]*PI()/180" office:value-type="float" office:value="2.37364778271229">
            <text:p>2,37</text:p>
          </table:table-cell>
          <table:table-cell table:formula="of:=COS([.B145])" office:value-type="float" office:value="-0.719339800338651">
            <text:p>-0,72</text:p>
          </table:table-cell>
          <table:table-cell table:formula="of:=SIN([.B145])" office:value-type="float" office:value="0.694658370458997">
            <text:p>0,69</text:p>
          </table:table-cell>
          <table:table-cell table:formula="of:=[.$B$1]*COS([.B145]+[.$C$2])" office:value-type="float" office:value="-7.3135370161917">
            <text:p>-7,31</text:p>
          </table:table-cell>
          <table:table-cell table:formula="of:=([.E145]-[.E144])/([.B145]-[.B144])" office:value-type="float" office:value="-6.88345838860569">
            <text:p>-6,88</text:p>
          </table:table-cell>
          <table:table-cell table:formula="of:=[.F235]" office:value-type="float" office:value="7.25365164311126">
            <text:p>7,25</text:p>
          </table:table-cell>
          <table:table-cell table:formula="of:=([.G145]*[.C144]+[.F145]*[.D144])" office:value-type="float" office:value="-9.99644636980742">
            <text:p>-10</text:p>
          </table:table-cell>
          <table:table-cell table:formula="of:=[.G145]*[.D145]-[.F145]*[.C145]" office:value-type="float" office:value="0.0872642473818654">
            <text:p>0,09</text:p>
          </table:table-cell>
          <table:table-cell table:formula="of:=-[.I145]/[.H145]" office:value-type="float" office:value="0.00872952688921859">
            <text:p>0,01</text:p>
          </table:table-cell>
          <table:table-cell table:formula="of:=ATAN([.J145])*180/PI()" office:value-type="float" office:value="0.50015234351331">
            <text:p>0,5</text:p>
          </table:table-cell>
          <table:table-cell table:formula="of:=-[.F144]/([.D143]*COS([.K144]*PI()/180)+[.C143]*SIN([.K144]*PI()/180))" office:value-type="float" office:value="9.82687358040994">
            <text:p>9,83</text:p>
          </table:table-cell>
        </table:table-row>
        <table:table-row table:style-name="ro1">
          <table:table-cell table:formula="of:=[.A145]+1" office:value-type="float" office:value="137">
            <text:p>137</text:p>
          </table:table-cell>
          <table:table-cell table:formula="of:=[.A146]*PI()/180" office:value-type="float" office:value="2.39110107523223">
            <text:p>2,39</text:p>
          </table:table-cell>
          <table:table-cell table:formula="of:=COS([.B146])" office:value-type="float" office:value="-0.73135370161917">
            <text:p>-0,73</text:p>
          </table:table-cell>
          <table:table-cell table:formula="of:=SIN([.B146])" office:value-type="float" office:value="0.681998360062498">
            <text:p>0,68</text:p>
          </table:table-cell>
          <table:table-cell table:formula="of:=[.$B$1]*COS([.B146]+[.$C$2])" office:value-type="float" office:value="-7.43144825477394">
            <text:p>-7,43</text:p>
          </table:table-cell>
          <table:table-cell table:formula="of:=([.E146]-[.E145])/([.B146]-[.B145])" office:value-type="float" office:value="-6.75581632792232">
            <text:p>-6,76</text:p>
          </table:table-cell>
          <table:table-cell table:formula="of:=[.F236]" office:value-type="float" office:value="7.37267979032424">
            <text:p>7,37</text:p>
          </table:table-cell>
          <table:table-cell table:formula="of:=([.G146]*[.C145]+[.F146]*[.D145])" office:value-type="float" office:value="-9.99644636980745">
            <text:p>-10</text:p>
          </table:table-cell>
          <table:table-cell table:formula="of:=[.G146]*[.D146]-[.F146]*[.C146]" office:value-type="float" office:value="0.087264247381837">
            <text:p>0,09</text:p>
          </table:table-cell>
          <table:table-cell table:formula="of:=-[.I146]/[.H146]" office:value-type="float" office:value="0.00872952688921572">
            <text:p>0,01</text:p>
          </table:table-cell>
          <table:table-cell table:formula="of:=ATAN([.J146])*180/PI()" office:value-type="float" office:value="0.500152343513145">
            <text:p>0,5</text:p>
          </table:table-cell>
          <table:table-cell table:formula="of:=-[.F145]/([.D144]*COS([.K145]*PI()/180)+[.C144]*SIN([.K145]*PI()/180))" office:value-type="float" office:value="9.82078189566128">
            <text:p>9,82</text:p>
          </table:table-cell>
        </table:table-row>
        <table:table-row table:style-name="ro1">
          <table:table-cell table:formula="of:=[.A146]+1" office:value-type="float" office:value="138">
            <text:p>138</text:p>
          </table:table-cell>
          <table:table-cell table:formula="of:=[.A147]*PI()/180" office:value-type="float" office:value="2.40855436775217">
            <text:p>2,41</text:p>
          </table:table-cell>
          <table:table-cell table:formula="of:=COS([.B147])" office:value-type="float" office:value="-0.743144825477394">
            <text:p>-0,74</text:p>
          </table:table-cell>
          <table:table-cell table:formula="of:=SIN([.B147])" office:value-type="float" office:value="0.669130606358858">
            <text:p>0,67</text:p>
          </table:table-cell>
          <table:table-cell table:formula="of:=[.$B$1]*COS([.B147]+[.$C$2])" office:value-type="float" office:value="-7.54709580222772">
            <text:p>-7,55</text:p>
          </table:table-cell>
          <table:table-cell table:formula="of:=([.E147]-[.E146])/([.B147]-[.B146])" office:value-type="float" office:value="-6.62611638014038">
            <text:p>-6,63</text:p>
          </table:table-cell>
          <table:table-cell table:formula="of:=[.F237]" office:value-type="float" office:value="7.48946214785228">
            <text:p>7,49</text:p>
          </table:table-cell>
          <table:table-cell table:formula="of:=([.G147]*[.C146]+[.F147]*[.D146])" office:value-type="float" office:value="-9.99644636980743">
            <text:p>-10</text:p>
          </table:table-cell>
          <table:table-cell table:formula="of:=[.G147]*[.D147]-[.F147]*[.C147]" office:value-type="float" office:value="0.0872642473817873">
            <text:p>0,09</text:p>
          </table:table-cell>
          <table:table-cell table:formula="of:=-[.I147]/[.H147]" office:value-type="float" office:value="0.00872952688921076">
            <text:p>0,01</text:p>
          </table:table-cell>
          <table:table-cell table:formula="of:=ATAN([.J147])*180/PI()" office:value-type="float" office:value="0.500152343512861">
            <text:p>0,5</text:p>
          </table:table-cell>
          <table:table-cell table:formula="of:=-[.F146]/([.D145]*COS([.K146]*PI()/180)+[.C145]*SIN([.K146]*PI()/180))" office:value-type="float" office:value="9.81446989039884">
            <text:p>9,81</text:p>
          </table:table-cell>
        </table:table-row>
        <table:table-row table:style-name="ro1">
          <table:table-cell table:formula="of:=[.A147]+1" office:value-type="float" office:value="139">
            <text:p>139</text:p>
          </table:table-cell>
          <table:table-cell table:formula="of:=[.A148]*PI()/180" office:value-type="float" office:value="2.42600766027212">
            <text:p>2,43</text:p>
          </table:table-cell>
          <table:table-cell table:formula="of:=COS([.B148])" office:value-type="float" office:value="-0.754709580222772">
            <text:p>-0,75</text:p>
          </table:table-cell>
          <table:table-cell table:formula="of:=SIN([.B148])" office:value-type="float" office:value="0.656059028990507">
            <text:p>0,66</text:p>
          </table:table-cell>
          <table:table-cell table:formula="of:=[.$B$1]*COS([.B148]+[.$C$2])" office:value-type="float" office:value="-7.66044443118978">
            <text:p>-7,66</text:p>
          </table:table-cell>
          <table:table-cell table:formula="of:=([.E148]-[.E147])/([.B148]-[.B147])" office:value-type="float" office:value="-6.4943980531204">
            <text:p>-6,49</text:p>
          </table:table-cell>
          <table:table-cell table:formula="of:=[.F238]" office:value-type="float" office:value="7.6039631426583">
            <text:p>7,6</text:p>
          </table:table-cell>
          <table:table-cell table:formula="of:=([.G148]*[.C147]+[.F148]*[.D147])" office:value-type="float" office:value="-9.99644636980758">
            <text:p>-10</text:p>
          </table:table-cell>
          <table:table-cell table:formula="of:=[.G148]*[.D148]-[.F148]*[.C148]" office:value-type="float" office:value="0.087264247381925">
            <text:p>0,09</text:p>
          </table:table-cell>
          <table:table-cell table:formula="of:=-[.I148]/[.H148]" office:value-type="float" office:value="0.0087295268892244">
            <text:p>0,01</text:p>
          </table:table-cell>
          <table:table-cell table:formula="of:=ATAN([.J148])*180/PI()" office:value-type="float" office:value="0.500152343513643">
            <text:p>0,5</text:p>
          </table:table-cell>
          <table:table-cell table:formula="of:=-[.F147]/([.D146]*COS([.K147]*PI()/180)+[.C146]*SIN([.K147]*PI()/180))" office:value-type="float" office:value="9.80792132918244">
            <text:p>9,81</text:p>
          </table:table-cell>
        </table:table-row>
        <table:table-row table:style-name="ro1">
          <table:table-cell table:formula="of:=[.A148]+1" office:value-type="float" office:value="140">
            <text:p>140</text:p>
          </table:table-cell>
          <table:table-cell table:formula="of:=[.A149]*PI()/180" office:value-type="float" office:value="2.44346095279206">
            <text:p>2,44</text:p>
          </table:table-cell>
          <table:table-cell table:formula="of:=COS([.B149])" office:value-type="float" office:value="-0.766044443118978">
            <text:p>-0,77</text:p>
          </table:table-cell>
          <table:table-cell table:formula="of:=SIN([.B149])" office:value-type="float" office:value="0.642787609686539">
            <text:p>0,64</text:p>
          </table:table-cell>
          <table:table-cell table:formula="of:=[.$B$1]*COS([.B149]+[.$C$2])" office:value-type="float" office:value="-7.77145961456971">
            <text:p>-7,77</text:p>
          </table:table-cell>
          <table:table-cell table:formula="of:=([.E149]-[.E148])/([.B149]-[.B148])" office:value-type="float" office:value="-6.36070146954084">
            <text:p>-6,36</text:p>
          </table:table-cell>
          <table:table-cell table:formula="of:=[.F239]" office:value-type="float" office:value="7.71614789662928">
            <text:p>7,72</text:p>
          </table:table-cell>
          <table:table-cell table:formula="of:=([.G149]*[.C148]+[.F149]*[.D148])" office:value-type="float" office:value="-9.99644636980737">
            <text:p>-10</text:p>
          </table:table-cell>
          <table:table-cell table:formula="of:=[.G149]*[.D149]-[.F149]*[.C149]" office:value-type="float" office:value="0.087264247381678">
            <text:p>0,09</text:p>
          </table:table-cell>
          <table:table-cell table:formula="of:=-[.I149]/[.H149]" office:value-type="float" office:value="0.00872952688919989">
            <text:p>0,01</text:p>
          </table:table-cell>
          <table:table-cell table:formula="of:=ATAN([.J149])*180/PI()" office:value-type="float" office:value="0.500152343512238">
            <text:p>0,5</text:p>
          </table:table-cell>
          <table:table-cell table:formula="of:=-[.F148]/([.D147]*COS([.K148]*PI()/180)+[.C147]*SIN([.K148]*PI()/180))" office:value-type="float" office:value="9.80111843662491">
            <text:p>9,8</text:p>
          </table:table-cell>
        </table:table-row>
        <table:table-row table:style-name="ro1">
          <table:table-cell table:formula="of:=[.A149]+1" office:value-type="float" office:value="141">
            <text:p>141</text:p>
          </table:table-cell>
          <table:table-cell table:formula="of:=[.A150]*PI()/180" office:value-type="float" office:value="2.460914245312">
            <text:p>2,46</text:p>
          </table:table-cell>
          <table:table-cell table:formula="of:=COS([.B150])" office:value-type="float" office:value="-0.777145961456971">
            <text:p>-0,78</text:p>
          </table:table-cell>
          <table:table-cell table:formula="of:=SIN([.B150])" office:value-type="float" office:value="0.629320391049838">
            <text:p>0,63</text:p>
          </table:table-cell>
          <table:table-cell table:formula="of:=[.$B$1]*COS([.B150]+[.$C$2])" office:value-type="float" office:value="-7.88010753606722">
            <text:p>-7,88</text:p>
          </table:table-cell>
          <table:table-cell table:formula="of:=([.E150]-[.E149])/([.B150]-[.B149])" office:value-type="float" office:value="-6.22506735467602">
            <text:p>-6,23</text:p>
          </table:table-cell>
          <table:table-cell table:formula="of:=[.F240]" office:value-type="float" office:value="7.82598223720338">
            <text:p>7,83</text:p>
          </table:table-cell>
          <table:table-cell table:formula="of:=([.G150]*[.C149]+[.F150]*[.D149])" office:value-type="float" office:value="-9.99644636980739">
            <text:p>-10</text:p>
          </table:table-cell>
          <table:table-cell table:formula="of:=[.G150]*[.D150]-[.F150]*[.C150]" office:value-type="float" office:value="0.0872642473818228">
            <text:p>0,09</text:p>
          </table:table-cell>
          <table:table-cell table:formula="of:=-[.I150]/[.H150]" office:value-type="float" office:value="0.00872952688921435">
            <text:p>0,01</text:p>
          </table:table-cell>
          <table:table-cell table:formula="of:=ATAN([.J150])*180/PI()" office:value-type="float" office:value="0.500152343513067">
            <text:p>0,5</text:p>
          </table:table-cell>
          <table:table-cell table:formula="of:=-[.F149]/([.D148]*COS([.K149]*PI()/180)+[.C148]*SIN([.K149]*PI()/180))" office:value-type="float" office:value="9.79404170650095">
            <text:p>9,79</text:p>
          </table:table-cell>
        </table:table-row>
        <table:table-row table:style-name="ro1">
          <table:table-cell table:formula="of:=[.A150]+1" office:value-type="float" office:value="142">
            <text:p>142</text:p>
          </table:table-cell>
          <table:table-cell table:formula="of:=[.A151]*PI()/180" office:value-type="float" office:value="2.47836753783195">
            <text:p>2,48</text:p>
          </table:table-cell>
          <table:table-cell table:formula="of:=COS([.B151])" office:value-type="float" office:value="-0.788010753606722">
            <text:p>-0,79</text:p>
          </table:table-cell>
          <table:table-cell table:formula="of:=SIN([.B151])" office:value-type="float" office:value="0.615661475325658">
            <text:p>0,62</text:p>
          </table:table-cell>
          <table:table-cell table:formula="of:=[.$B$1]*COS([.B151]+[.$C$2])" office:value-type="float" office:value="-7.98635510047293">
            <text:p>-7,99</text:p>
          </table:table-cell>
          <table:table-cell table:formula="of:=([.E151]-[.E150])/([.B151]-[.B150])" office:value-type="float" office:value="-6.08753702399146">
            <text:p>-6,09</text:p>
          </table:table-cell>
          <table:table-cell table:formula="of:=[.F241]" office:value-type="float" office:value="7.933432707776">
            <text:p>7,93</text:p>
          </table:table-cell>
          <table:table-cell table:formula="of:=([.G151]*[.C150]+[.F151]*[.D150])" office:value-type="float" office:value="-9.99644636980742">
            <text:p>-10</text:p>
          </table:table-cell>
          <table:table-cell table:formula="of:=[.G151]*[.D151]-[.F151]*[.C151]" office:value-type="float" office:value="0.0872642473818726">
            <text:p>0,09</text:p>
          </table:table-cell>
          <table:table-cell table:formula="of:=-[.I151]/[.H151]" office:value-type="float" office:value="0.0087295268892193">
            <text:p>0,01</text:p>
          </table:table-cell>
          <table:table-cell table:formula="of:=ATAN([.J151])*180/PI()" office:value-type="float" office:value="0.50015234351335">
            <text:p>0,5</text:p>
          </table:table-cell>
          <table:table-cell table:formula="of:=-[.F150]/([.D149]*COS([.K150]*PI()/180)+[.C149]*SIN([.K150]*PI()/180))" office:value-type="float" office:value="9.78666968189971">
            <text:p>9,79</text:p>
          </table:table-cell>
        </table:table-row>
        <table:table-row table:style-name="ro1">
          <table:table-cell table:formula="of:=[.A151]+1" office:value-type="float" office:value="143">
            <text:p>143</text:p>
          </table:table-cell>
          <table:table-cell table:formula="of:=[.A152]*PI()/180" office:value-type="float" office:value="2.49582083035189">
            <text:p>2,5</text:p>
          </table:table-cell>
          <table:table-cell table:formula="of:=COS([.B152])" office:value-type="float" office:value="-0.798635510047293">
            <text:p>-0,8</text:p>
          </table:table-cell>
          <table:table-cell table:formula="of:=SIN([.B152])" office:value-type="float" office:value="0.601815023152048">
            <text:p>0,6</text:p>
          </table:table-cell>
          <table:table-cell table:formula="of:=[.$B$1]*COS([.B152]+[.$C$2])" office:value-type="float" office:value="-8.09016994374947">
            <text:p>-8,09</text:p>
          </table:table-cell>
          <table:table-cell table:formula="of:=([.E152]-[.E151])/([.B152]-[.B151])" office:value-type="float" office:value="-5.94815237055816">
            <text:p>-5,95</text:p>
          </table:table-cell>
          <table:table-cell table:formula="of:=[.F242]" office:value-type="float" office:value="8.03846657789288">
            <text:p>8,04</text:p>
          </table:table-cell>
          <table:table-cell table:formula="of:=([.G152]*[.C151]+[.F152]*[.D151])" office:value-type="float" office:value="-9.99644636980746">
            <text:p>-10</text:p>
          </table:table-cell>
          <table:table-cell table:formula="of:=[.G152]*[.D152]-[.F152]*[.C152]" office:value-type="float" office:value="0.0872642473818424">
            <text:p>0,09</text:p>
          </table:table-cell>
          <table:table-cell table:formula="of:=-[.I152]/[.H152]" office:value-type="float" office:value="0.00872952688921624">
            <text:p>0,01</text:p>
          </table:table-cell>
          <table:table-cell table:formula="of:=ATAN([.J152])*180/PI()" office:value-type="float" office:value="0.500152343513175">
            <text:p>0,5</text:p>
          </table:table-cell>
          <table:table-cell table:formula="of:=-[.F151]/([.D150]*COS([.K151]*PI()/180)+[.C150]*SIN([.K151]*PI()/180))" office:value-type="float" office:value="9.7789787011474">
            <text:p>9,78</text:p>
          </table:table-cell>
        </table:table-row>
        <table:table-row table:style-name="ro1">
          <table:table-cell table:formula="of:=[.A152]+1" office:value-type="float" office:value="144">
            <text:p>144</text:p>
          </table:table-cell>
          <table:table-cell table:formula="of:=[.A153]*PI()/180" office:value-type="float" office:value="2.51327412287183">
            <text:p>2,51</text:p>
          </table:table-cell>
          <table:table-cell table:formula="of:=COS([.B153])" office:value-type="float" office:value="-0.809016994374947">
            <text:p>-0,81</text:p>
          </table:table-cell>
          <table:table-cell table:formula="of:=SIN([.B153])" office:value-type="float" office:value="0.587785252292473">
            <text:p>0,59</text:p>
          </table:table-cell>
          <table:table-cell table:formula="of:=[.$B$1]*COS([.B153]+[.$C$2])" office:value-type="float" office:value="-8.19152044288992">
            <text:p>-8,19</text:p>
          </table:table-cell>
          <table:table-cell table:formula="of:=([.E153]-[.E152])/([.B153]-[.B152])" office:value-type="float" office:value="-5.80695585229182">
            <text:p>-5,81</text:p>
          </table:table-cell>
          <table:table-cell table:formula="of:=[.F243]" office:value-type="float" office:value="8.14105185321972">
            <text:p>8,14</text:p>
          </table:table-cell>
          <table:table-cell table:formula="of:=([.G153]*[.C152]+[.F153]*[.D152])" office:value-type="float" office:value="-9.99644636980752">
            <text:p>-10</text:p>
          </table:table-cell>
          <table:table-cell table:formula="of:=[.G153]*[.D153]-[.F153]*[.C153]" office:value-type="float" office:value="0.0872642473817233">
            <text:p>0,09</text:p>
          </table:table-cell>
          <table:table-cell table:formula="of:=-[.I153]/[.H153]" office:value-type="float" office:value="0.00872952688920429">
            <text:p>0,01</text:p>
          </table:table-cell>
          <table:table-cell table:formula="of:=ATAN([.J153])*180/PI()" office:value-type="float" office:value="0.500152343512491">
            <text:p>0,5</text:p>
          </table:table-cell>
          <table:table-cell table:formula="of:=-[.F152]/([.D151]*COS([.K152]*PI()/180)+[.C151]*SIN([.K152]*PI()/180))" office:value-type="float" office:value="9.77094260311565">
            <text:p>9,77</text:p>
          </table:table-cell>
        </table:table-row>
        <table:table-row table:style-name="ro1">
          <table:table-cell table:formula="of:=[.A153]+1" office:value-type="float" office:value="145">
            <text:p>145</text:p>
          </table:table-cell>
          <table:table-cell table:formula="of:=[.A154]*PI()/180" office:value-type="float" office:value="2.53072741539178">
            <text:p>2,53</text:p>
          </table:table-cell>
          <table:table-cell table:formula="of:=COS([.B154])" office:value-type="float" office:value="-0.819152044288992">
            <text:p>-0,82</text:p>
          </table:table-cell>
          <table:table-cell table:formula="of:=SIN([.B154])" office:value-type="float" office:value="0.573576436351046">
            <text:p>0,57</text:p>
          </table:table-cell>
          <table:table-cell table:formula="of:=[.$B$1]*COS([.B154]+[.$C$2])" office:value-type="float" office:value="-8.29037572555041">
            <text:p>-8,29</text:p>
          </table:table-cell>
          <table:table-cell table:formula="of:=([.E154]-[.E153])/([.B154]-[.B153])" office:value-type="float" office:value="-5.66399047901929">
            <text:p>-5,66</text:p>
          </table:table-cell>
          <table:table-cell table:formula="of:=[.F244]" office:value-type="float" office:value="8.24115728528793">
            <text:p>8,24</text:p>
          </table:table-cell>
          <table:table-cell table:formula="of:=([.G154]*[.C153]+[.F154]*[.D153])" office:value-type="float" office:value="-9.99644636980736">
            <text:p>-10</text:p>
          </table:table-cell>
          <table:table-cell table:formula="of:=[.G154]*[.D154]-[.F154]*[.C154]" office:value-type="float" office:value="0.0872642473818779">
            <text:p>0,09</text:p>
          </table:table-cell>
          <table:table-cell table:formula="of:=-[.I154]/[.H154]" office:value-type="float" office:value="0.00872952688921989">
            <text:p>0,01</text:p>
          </table:table-cell>
          <table:table-cell table:formula="of:=ATAN([.J154])*180/PI()" office:value-type="float" office:value="0.500152343513384">
            <text:p>0,5</text:p>
          </table:table-cell>
          <table:table-cell table:formula="of:=-[.F153]/([.D152]*COS([.K153]*PI()/180)+[.C152]*SIN([.K153]*PI()/180))" office:value-type="float" office:value="9.76253238412053">
            <text:p>9,76</text:p>
          </table:table-cell>
        </table:table-row>
        <table:table-row table:style-name="ro1">
          <table:table-cell table:formula="of:=[.A154]+1" office:value-type="float" office:value="146">
            <text:p>146</text:p>
          </table:table-cell>
          <table:table-cell table:formula="of:=[.A155]*PI()/180" office:value-type="float" office:value="2.54818070791172">
            <text:p>2,55</text:p>
          </table:table-cell>
          <table:table-cell table:formula="of:=COS([.B155])" office:value-type="float" office:value="-0.829037572555042">
            <text:p>-0,83</text:p>
          </table:table-cell>
          <table:table-cell table:formula="of:=SIN([.B155])" office:value-type="float" office:value="0.559192903470747">
            <text:p>0,56</text:p>
          </table:table-cell>
          <table:table-cell table:formula="of:=[.$B$1]*COS([.B155]+[.$C$2])" office:value-type="float" office:value="-8.38670567945424">
            <text:p>-8,39</text:p>
          </table:table-cell>
          <table:table-cell table:formula="of:=([.E155]-[.E154])/([.B155]-[.B154])" office:value-type="float" office:value="-5.51929979937892">
            <text:p>-5,52</text:p>
          </table:table-cell>
          <table:table-cell table:formula="of:=[.F245]" office:value-type="float" office:value="8.33875238101324">
            <text:p>8,34</text:p>
          </table:table-cell>
          <table:table-cell table:formula="of:=([.G155]*[.C154]+[.F155]*[.D154])" office:value-type="float" office:value="-9.9964463698075">
            <text:p>-10</text:p>
          </table:table-cell>
          <table:table-cell table:formula="of:=[.G155]*[.D155]-[.F155]*[.C155]" office:value-type="float" office:value="0.0872642473817651">
            <text:p>0,09</text:p>
          </table:table-cell>
          <table:table-cell table:formula="of:=-[.I155]/[.H155]" office:value-type="float" office:value="0.00872952688920849">
            <text:p>0,01</text:p>
          </table:table-cell>
          <table:table-cell table:formula="of:=ATAN([.J155])*180/PI()" office:value-type="float" office:value="0.500152343512731">
            <text:p>0,5</text:p>
          </table:table-cell>
          <table:table-cell table:formula="of:=-[.F154]/([.D153]*COS([.K154]*PI()/180)+[.C153]*SIN([.K154]*PI()/180))" office:value-type="float" office:value="9.75371579686632">
            <text:p>9,75</text:p>
          </table:table-cell>
        </table:table-row>
        <table:table-row table:style-name="ro1">
          <table:table-cell table:formula="of:=[.A155]+1" office:value-type="float" office:value="147">
            <text:p>147</text:p>
          </table:table-cell>
          <table:table-cell table:formula="of:=[.A156]*PI()/180" office:value-type="float" office:value="2.56563400043166">
            <text:p>2,57</text:p>
          </table:table-cell>
          <table:table-cell table:formula="of:=COS([.B156])" office:value-type="float" office:value="-0.838670567945424">
            <text:p>-0,84</text:p>
          </table:table-cell>
          <table:table-cell table:formula="of:=SIN([.B156])" office:value-type="float" office:value="0.544639035015027">
            <text:p>0,54</text:p>
          </table:table-cell>
          <table:table-cell table:formula="of:=[.$B$1]*COS([.B156]+[.$C$2])" office:value-type="float" office:value="-8.48048096156426">
            <text:p>-8,48</text:p>
          </table:table-cell>
          <table:table-cell table:formula="of:=([.E156]-[.E155])/([.B156]-[.B155])" office:value-type="float" office:value="-5.37292788755271">
            <text:p>-5,37</text:p>
          </table:table-cell>
          <table:table-cell table:formula="of:=[.F246]" office:value-type="float" office:value="8.43380741198394">
            <text:p>8,43</text:p>
          </table:table-cell>
          <table:table-cell table:formula="of:=([.G156]*[.C155]+[.F156]*[.D155])" office:value-type="float" office:value="-9.99644636980743">
            <text:p>-10</text:p>
          </table:table-cell>
          <table:table-cell table:formula="of:=[.G156]*[.D156]-[.F156]*[.C156]" office:value-type="float" office:value="0.0872642473818752">
            <text:p>0,09</text:p>
          </table:table-cell>
          <table:table-cell table:formula="of:=-[.I156]/[.H156]" office:value-type="float" office:value="0.00872952688921956">
            <text:p>0,01</text:p>
          </table:table-cell>
          <table:table-cell table:formula="of:=ATAN([.J156])*180/PI()" office:value-type="float" office:value="0.500152343513366">
            <text:p>0,5</text:p>
          </table:table-cell>
          <table:table-cell table:formula="of:=-[.F155]/([.D154]*COS([.K155]*PI()/180)+[.C154]*SIN([.K155]*PI()/180))" office:value-type="float" office:value="9.74445687967482">
            <text:p>9,74</text:p>
          </table:table-cell>
        </table:table-row>
        <table:table-row table:style-name="ro1">
          <table:table-cell table:formula="of:=[.A156]+1" office:value-type="float" office:value="148">
            <text:p>148</text:p>
          </table:table-cell>
          <table:table-cell table:formula="of:=[.A157]*PI()/180" office:value-type="float" office:value="2.58308729295161">
            <text:p>2,58</text:p>
          </table:table-cell>
          <table:table-cell table:formula="of:=COS([.B157])" office:value-type="float" office:value="-0.848048096156426">
            <text:p>-0,85</text:p>
          </table:table-cell>
          <table:table-cell table:formula="of:=SIN([.B157])" office:value-type="float" office:value="0.529919264233205">
            <text:p>0,53</text:p>
          </table:table-cell>
          <table:table-cell table:formula="of:=[.$B$1]*COS([.B157]+[.$C$2])" office:value-type="float" office:value="-8.57167300702112">
            <text:p>-8,57</text:p>
          </table:table-cell>
          <table:table-cell table:formula="of:=([.E157]-[.E156])/([.B157]-[.B156])" office:value-type="float" office:value="-5.22491932984344">
            <text:p>-5,22</text:p>
          </table:table-cell>
          <table:table-cell table:formula="of:=[.F247]" office:value-type="float" office:value="8.52629342351676">
            <text:p>8,53</text:p>
          </table:table-cell>
          <table:table-cell table:formula="of:=([.G157]*[.C156]+[.F157]*[.D156])" office:value-type="float" office:value="-9.99644636980742">
            <text:p>-10</text:p>
          </table:table-cell>
          <table:table-cell table:formula="of:=[.G157]*[.D157]-[.F157]*[.C157]" office:value-type="float" office:value="0.0872642473817722">
            <text:p>0,09</text:p>
          </table:table-cell>
          <table:table-cell table:formula="of:=-[.I157]/[.H157]" office:value-type="float" office:value="0.00872952688920926">
            <text:p>0,01</text:p>
          </table:table-cell>
          <table:table-cell table:formula="of:=ATAN([.J157])*180/PI()" office:value-type="float" office:value="0.500152343512775">
            <text:p>0,5</text:p>
          </table:table-cell>
          <table:table-cell table:formula="of:=-[.F156]/([.D155]*COS([.K156]*PI()/180)+[.C155]*SIN([.K156]*PI()/180))" office:value-type="float" office:value="9.73471540142704">
            <text:p>9,73</text:p>
          </table:table-cell>
        </table:table-row>
        <table:table-row table:style-name="ro1">
          <table:table-cell table:formula="of:=[.A157]+1" office:value-type="float" office:value="149">
            <text:p>149</text:p>
          </table:table-cell>
          <table:table-cell table:formula="of:=[.A158]*PI()/180" office:value-type="float" office:value="2.60054058547155">
            <text:p>2,6</text:p>
          </table:table-cell>
          <table:table-cell table:formula="of:=COS([.B158])" office:value-type="float" office:value="-0.857167300702112">
            <text:p>-0,86</text:p>
          </table:table-cell>
          <table:table-cell table:formula="of:=SIN([.B158])" office:value-type="float" office:value="0.515038074910054">
            <text:p>0,52</text:p>
          </table:table-cell>
          <table:table-cell table:formula="of:=[.$B$1]*COS([.B158]+[.$C$2])" office:value-type="float" office:value="-8.66025403784439">
            <text:p>-8,66</text:p>
          </table:table-cell>
          <table:table-cell table:formula="of:=([.E158]-[.E157])/([.B158]-[.B157])" office:value-type="float" office:value="-5.07531921109131">
            <text:p>-5,08</text:p>
          </table:table-cell>
          <table:table-cell table:formula="of:=[.F248]" office:value-type="float" office:value="8.61618224347684">
            <text:p>8,62</text:p>
          </table:table-cell>
          <table:table-cell table:formula="of:=([.G158]*[.C157]+[.F158]*[.D157])" office:value-type="float" office:value="-9.9964463698075">
            <text:p>-10</text:p>
          </table:table-cell>
          <table:table-cell table:formula="of:=[.G158]*[.D158]-[.F158]*[.C158]" office:value-type="float" office:value="0.0872642473817917">
            <text:p>0,09</text:p>
          </table:table-cell>
          <table:table-cell table:formula="of:=-[.I158]/[.H158]" office:value-type="float" office:value="0.00872952688921115">
            <text:p>0,01</text:p>
          </table:table-cell>
          <table:table-cell table:formula="of:=ATAN([.J158])*180/PI()" office:value-type="float" office:value="0.500152343512883">
            <text:p>0,5</text:p>
          </table:table-cell>
          <table:table-cell table:formula="of:=-[.F157]/([.D156]*COS([.K157]*PI()/180)+[.C156]*SIN([.K157]*PI()/180))" office:value-type="float" office:value="9.72444620406852">
            <text:p>9,72</text:p>
          </table:table-cell>
        </table:table-row>
        <table:table-row table:style-name="ro1">
          <table:table-cell table:formula="of:=[.A158]+1" office:value-type="float" office:value="150">
            <text:p>150</text:p>
          </table:table-cell>
          <table:table-cell table:formula="of:=[.A159]*PI()/180" office:value-type="float" office:value="2.61799387799149">
            <text:p>2,62</text:p>
          </table:table-cell>
          <table:table-cell table:formula="of:=COS([.B159])" office:value-type="float" office:value="-0.866025403784439">
            <text:p>-0,87</text:p>
          </table:table-cell>
          <table:table-cell table:formula="of:=SIN([.B159])" office:value-type="float" office:value="0.5">
            <text:p>0,5</text:p>
          </table:table-cell>
          <table:table-cell table:formula="of:=[.$B$1]*COS([.B159]+[.$C$2])" office:value-type="float" office:value="-8.74619707139396">
            <text:p>-8,75</text:p>
          </table:table-cell>
          <table:table-cell table:formula="of:=([.E159]-[.E158])/([.B159]-[.B158])" office:value-type="float" office:value="-4.92417310094166">
            <text:p>-4,92</text:p>
          </table:table-cell>
          <table:table-cell table:formula="of:=[.F249]" office:value-type="float" office:value="8.70344649085862">
            <text:p>8,7</text:p>
          </table:table-cell>
          <table:table-cell table:formula="of:=([.G159]*[.C158]+[.F159]*[.D158])" office:value-type="float" office:value="-9.99644636980742">
            <text:p>-10</text:p>
          </table:table-cell>
          <table:table-cell table:formula="of:=[.G159]*[.D159]-[.F159]*[.C159]" office:value-type="float" office:value="0.0872642473818326">
            <text:p>0,09</text:p>
          </table:table-cell>
          <table:table-cell table:formula="of:=-[.I159]/[.H159]" office:value-type="float" office:value="0.00872952688921531">
            <text:p>0,01</text:p>
          </table:table-cell>
          <table:table-cell table:formula="of:=ATAN([.J159])*180/PI()" office:value-type="float" office:value="0.500152343513121">
            <text:p>0,5</text:p>
          </table:table-cell>
          <table:table-cell table:formula="of:=-[.F158]/([.D157]*COS([.K158]*PI()/180)+[.C157]*SIN([.K158]*PI()/180))" office:value-type="float" office:value="9.71359841990576">
            <text:p>9,71</text:p>
          </table:table-cell>
        </table:table-row>
        <table:table-row table:style-name="ro1">
          <table:table-cell table:formula="of:=[.A159]+1" office:value-type="float" office:value="151">
            <text:p>151</text:p>
          </table:table-cell>
          <table:table-cell table:formula="of:=[.A160]*PI()/180" office:value-type="float" office:value="2.63544717051144">
            <text:p>2,64</text:p>
          </table:table-cell>
          <table:table-cell table:formula="of:=COS([.B160])" office:value-type="float" office:value="-0.874619707139396">
            <text:p>-0,87</text:p>
          </table:table-cell>
          <table:table-cell table:formula="of:=SIN([.B160])" office:value-type="float" office:value="0.484809620246337">
            <text:p>0,48</text:p>
          </table:table-cell>
          <table:table-cell table:formula="of:=[.$B$1]*COS([.B160]+[.$C$2])" office:value-type="float" office:value="-8.82947592858927">
            <text:p>-8,83</text:p>
          </table:table-cell>
          <table:table-cell table:formula="of:=([.E160]-[.E159])/([.B160]-[.B159])" office:value-type="float" office:value="-4.77152703996402">
            <text:p>-4,77</text:p>
          </table:table-cell>
          <table:table-cell table:formula="of:=[.F250]" office:value-type="float" office:value="8.78805958412719">
            <text:p>8,79</text:p>
          </table:table-cell>
          <table:table-cell table:formula="of:=([.G160]*[.C159]+[.F160]*[.D159])" office:value-type="float" office:value="-9.99644636980747">
            <text:p>-10</text:p>
          </table:table-cell>
          <table:table-cell table:formula="of:=[.G160]*[.D160]-[.F160]*[.C160]" office:value-type="float" office:value="0.0872642473818503">
            <text:p>0,09</text:p>
          </table:table-cell>
          <table:table-cell table:formula="of:=-[.I160]/[.H160]" office:value-type="float" office:value="0.00872952688921704">
            <text:p>0,01</text:p>
          </table:table-cell>
          <table:table-cell table:formula="of:=ATAN([.J160])*180/PI()" office:value-type="float" office:value="0.500152343513221">
            <text:p>0,5</text:p>
          </table:table-cell>
          <table:table-cell table:formula="of:=-[.F159]/([.D158]*COS([.K159]*PI()/180)+[.C158]*SIN([.K159]*PI()/180))" office:value-type="float" office:value="9.70211453496061">
            <text:p>9,7</text:p>
          </table:table-cell>
        </table:table-row>
        <table:table-row table:style-name="ro1">
          <table:table-cell table:formula="of:=[.A160]+1" office:value-type="float" office:value="152">
            <text:p>152</text:p>
          </table:table-cell>
          <table:table-cell table:formula="of:=[.A161]*PI()/180" office:value-type="float" office:value="2.65290046303138">
            <text:p>2,65</text:p>
          </table:table-cell>
          <table:table-cell table:formula="of:=COS([.B161])" office:value-type="float" office:value="-0.882947592858927">
            <text:p>-0,88</text:p>
          </table:table-cell>
          <table:table-cell table:formula="of:=SIN([.B161])" office:value-type="float" office:value="0.469471562785891">
            <text:p>0,47</text:p>
          </table:table-cell>
          <table:table-cell table:formula="of:=[.$B$1]*COS([.B161]+[.$C$2])" office:value-type="float" office:value="-8.91006524188368">
            <text:p>-8,91</text:p>
          </table:table-cell>
          <table:table-cell table:formula="of:=([.E161]-[.E160])/([.B161]-[.B160])" office:value-type="float" office:value="-4.61742752562712">
            <text:p>-4,62</text:p>
          </table:table-cell>
          <table:table-cell table:formula="of:=[.F251]" office:value-type="float" office:value="8.86999574931452">
            <text:p>8,87</text:p>
          </table:table-cell>
          <table:table-cell table:formula="of:=([.G161]*[.C160]+[.F161]*[.D160])" office:value-type="float" office:value="-9.99644636980742">
            <text:p>-10</text:p>
          </table:table-cell>
          <table:table-cell table:formula="of:=[.G161]*[.D161]-[.F161]*[.C161]" office:value-type="float" office:value="0.0872642473818885">
            <text:p>0,09</text:p>
          </table:table-cell>
          <table:table-cell table:formula="of:=-[.I161]/[.H161]" office:value-type="float" office:value="0.0087295268892209">
            <text:p>0,01</text:p>
          </table:table-cell>
          <table:table-cell table:formula="of:=ATAN([.J161])*180/PI()" office:value-type="float" office:value="0.500152343513442">
            <text:p>0,5</text:p>
          </table:table-cell>
          <table:table-cell table:formula="of:=-[.F160]/([.D159]*COS([.K160]*PI()/180)+[.C159]*SIN([.K160]*PI()/180))" office:value-type="float" office:value="9.68992926185152">
            <text:p>9,69</text:p>
          </table:table-cell>
        </table:table-row>
        <table:table-row table:style-name="ro1">
          <table:table-cell table:formula="of:=[.A161]+1" office:value-type="float" office:value="153">
            <text:p>153</text:p>
          </table:table-cell>
          <table:table-cell table:formula="of:=[.A162]*PI()/180" office:value-type="float" office:value="2.67035375555132">
            <text:p>2,67</text:p>
          </table:table-cell>
          <table:table-cell table:formula="of:=COS([.B162])" office:value-type="float" office:value="-0.891006524188368">
            <text:p>-0,89</text:p>
          </table:table-cell>
          <table:table-cell table:formula="of:=SIN([.B162])" office:value-type="float" office:value="0.453990499739547">
            <text:p>0,45</text:p>
          </table:table-cell>
          <table:table-cell table:formula="of:=[.$B$1]*COS([.B162]+[.$C$2])" office:value-type="float" office:value="-8.98794046299167">
            <text:p>-8,99</text:p>
          </table:table-cell>
          <table:table-cell table:formula="of:=([.E162]-[.E161])/([.B162]-[.B161])" office:value-type="float" office:value="-4.46192149813604">
            <text:p>-4,46</text:p>
          </table:table-cell>
          <table:table-cell table:formula="of:=[.F252]" office:value-type="float" office:value="8.94923002787103">
            <text:p>8,95</text:p>
          </table:table-cell>
          <table:table-cell table:formula="of:=([.G162]*[.C161]+[.F162]*[.D161])" office:value-type="float" office:value="-9.99644636980744">
            <text:p>-10</text:p>
          </table:table-cell>
          <table:table-cell table:formula="of:=[.G162]*[.D162]-[.F162]*[.C162]" office:value-type="float" office:value="0.087264247381786">
            <text:p>0,09</text:p>
          </table:table-cell>
          <table:table-cell table:formula="of:=-[.I162]/[.H162]" office:value-type="float" office:value="0.00872952688921062">
            <text:p>0,01</text:p>
          </table:table-cell>
          <table:table-cell table:formula="of:=ATAN([.J162])*180/PI()" office:value-type="float" office:value="0.500152343512853">
            <text:p>0,5</text:p>
          </table:table-cell>
          <table:table-cell table:formula="of:=-[.F161]/([.D160]*COS([.K161]*PI()/180)+[.C160]*SIN([.K161]*PI()/180))" office:value-type="float" office:value="9.67696817541478">
            <text:p>9,68</text:p>
          </table:table-cell>
        </table:table-row>
        <table:table-row table:style-name="ro1">
          <table:table-cell table:formula="of:=[.A162]+1" office:value-type="float" office:value="154">
            <text:p>154</text:p>
          </table:table-cell>
          <table:table-cell table:formula="of:=[.A163]*PI()/180" office:value-type="float" office:value="2.68780704807127">
            <text:p>2,69</text:p>
          </table:table-cell>
          <table:table-cell table:formula="of:=COS([.B163])" office:value-type="float" office:value="-0.898794046299167">
            <text:p>-0,9</text:p>
          </table:table-cell>
          <table:table-cell table:formula="of:=SIN([.B163])" office:value-type="float" office:value="0.438371146789077">
            <text:p>0,44</text:p>
          </table:table-cell>
          <table:table-cell table:formula="of:=[.$B$1]*COS([.B163]+[.$C$2])" office:value-type="float" office:value="-9.0630778703665">
            <text:p>-9,06</text:p>
          </table:table-cell>
          <table:table-cell table:formula="of:=([.E163]-[.E162])/([.B163]-[.B162])" office:value-type="float" office:value="-4.30505632613288">
            <text:p>-4,31</text:p>
          </table:table-cell>
          <table:table-cell table:formula="of:=[.F253]" office:value-type="float" office:value="9.02573828426794">
            <text:p>9,03</text:p>
          </table:table-cell>
          <table:table-cell table:formula="of:=([.G163]*[.C162]+[.F163]*[.D162])" office:value-type="float" office:value="-9.99644636980742">
            <text:p>-10</text:p>
          </table:table-cell>
          <table:table-cell table:formula="of:=[.G163]*[.D163]-[.F163]*[.C163]" office:value-type="float" office:value="0.0872642473818233">
            <text:p>0,09</text:p>
          </table:table-cell>
          <table:table-cell table:formula="of:=-[.I163]/[.H163]" office:value-type="float" office:value="0.00872952688921437">
            <text:p>0,01</text:p>
          </table:table-cell>
          <table:table-cell table:formula="of:=ATAN([.J163])*180/PI()" office:value-type="float" office:value="0.500152343513068">
            <text:p>0,5</text:p>
          </table:table-cell>
          <table:table-cell table:formula="of:=-[.F162]/([.D161]*COS([.K162]*PI()/180)+[.C161]*SIN([.K162]*PI()/180))" office:value-type="float" office:value="9.66314605067477">
            <text:p>9,66</text:p>
          </table:table-cell>
        </table:table-row>
        <table:table-row table:style-name="ro1">
          <table:table-cell table:formula="of:=[.A163]+1" office:value-type="float" office:value="155">
            <text:p>155</text:p>
          </table:table-cell>
          <table:table-cell table:formula="of:=[.A164]*PI()/180" office:value-type="float" office:value="2.70526034059121">
            <text:p>2,71</text:p>
          </table:table-cell>
          <table:table-cell table:formula="of:=COS([.B164])" office:value-type="float" office:value="-0.90630778703665">
            <text:p>-0,91</text:p>
          </table:table-cell>
          <table:table-cell table:formula="of:=SIN([.B164])" office:value-type="float" office:value="0.422618261740699">
            <text:p>0,42</text:p>
          </table:table-cell>
          <table:table-cell table:formula="of:=[.$B$1]*COS([.B164]+[.$C$2])" office:value-type="float" office:value="-9.13545457642601">
            <text:p>-9,14</text:p>
          </table:table-cell>
          <table:table-cell table:formula="of:=([.E164]-[.E163])/([.B164]-[.B163])" office:value-type="float" office:value="-4.14687979226879">
            <text:p>-4,15</text:p>
          </table:table-cell>
          <table:table-cell table:formula="of:=[.F254]" office:value-type="float" office:value="9.09949721334923">
            <text:p>9,1</text:p>
          </table:table-cell>
          <table:table-cell table:formula="of:=([.G164]*[.C163]+[.F164]*[.D163])" office:value-type="float" office:value="-9.99644636980747">
            <text:p>-10</text:p>
          </table:table-cell>
          <table:table-cell table:formula="of:=[.G164]*[.D164]-[.F164]*[.C164]" office:value-type="float" office:value="0.0872642473818668">
            <text:p>0,09</text:p>
          </table:table-cell>
          <table:table-cell table:formula="of:=-[.I164]/[.H164]" office:value-type="float" office:value="0.00872952688921868">
            <text:p>0,01</text:p>
          </table:table-cell>
          <table:table-cell table:formula="of:=ATAN([.J164])*180/PI()" office:value-type="float" office:value="0.500152343513315">
            <text:p>0,5</text:p>
          </table:table-cell>
          <table:table-cell table:formula="of:=-[.F163]/([.D162]*COS([.K163]*PI()/180)+[.C162]*SIN([.K163]*PI()/180))" office:value-type="float" office:value="9.64836482453271">
            <text:p>9,65</text:p>
          </table:table-cell>
        </table:table-row>
        <table:table-row table:style-name="ro1">
          <table:table-cell table:formula="of:=[.A164]+1" office:value-type="float" office:value="156">
            <text:p>156</text:p>
          </table:table-cell>
          <table:table-cell table:formula="of:=[.A165]*PI()/180" office:value-type="float" office:value="2.72271363311115">
            <text:p>2,72</text:p>
          </table:table-cell>
          <table:table-cell table:formula="of:=COS([.B165])" office:value-type="float" office:value="-0.913545457642601">
            <text:p>-0,91</text:p>
          </table:table-cell>
          <table:table-cell table:formula="of:=SIN([.B165])" office:value-type="float" office:value="0.4067366430758">
            <text:p>0,41</text:p>
          </table:table-cell>
          <table:table-cell table:formula="of:=[.$B$1]*COS([.B165]+[.$C$2])" office:value-type="float" office:value="-9.2050485345244">
            <text:p>-9,21</text:p>
          </table:table-cell>
          <table:table-cell table:formula="of:=([.E165]-[.E164])/([.B165]-[.B164])" office:value-type="float" office:value="-3.98744007864835">
            <text:p>-3,99</text:p>
          </table:table-cell>
          <table:table-cell table:formula="of:=[.F255]" office:value-type="float" office:value="9.1704843474304">
            <text:p>9,17</text:p>
          </table:table-cell>
          <table:table-cell table:formula="of:=([.G165]*[.C164]+[.F165]*[.D164])" office:value-type="float" office:value="-9.99644636980745">
            <text:p>-10</text:p>
          </table:table-cell>
          <table:table-cell table:formula="of:=[.G165]*[.D165]-[.F165]*[.C165]" office:value-type="float" office:value="0.0872642473817531">
            <text:p>0,09</text:p>
          </table:table-cell>
          <table:table-cell table:formula="of:=-[.I165]/[.H165]" office:value-type="float" office:value="0.00872952688920733">
            <text:p>0,01</text:p>
          </table:table-cell>
          <table:table-cell table:formula="of:=ATAN([.J165])*180/PI()" office:value-type="float" office:value="0.500152343512665">
            <text:p>0,5</text:p>
          </table:table-cell>
          <table:table-cell table:formula="of:=-[.F164]/([.D163]*COS([.K164]*PI()/180)+[.C163]*SIN([.K164]*PI()/180))" office:value-type="float" office:value="9.63251107788227">
            <text:p>9,63</text:p>
          </table:table-cell>
        </table:table-row>
        <table:table-row table:style-name="ro1">
          <table:table-cell table:formula="of:=[.A165]+1" office:value-type="float" office:value="157">
            <text:p>157</text:p>
          </table:table-cell>
          <table:table-cell table:formula="of:=[.A166]*PI()/180" office:value-type="float" office:value="2.7401669256311">
            <text:p>2,74</text:p>
          </table:table-cell>
          <table:table-cell table:formula="of:=COS([.B166])" office:value-type="float" office:value="-0.92050485345244">
            <text:p>-0,92</text:p>
          </table:table-cell>
          <table:table-cell table:formula="of:=SIN([.B166])" office:value-type="float" office:value="0.390731128489274">
            <text:p>0,39</text:p>
          </table:table-cell>
          <table:table-cell table:formula="of:=[.$B$1]*COS([.B166]+[.$C$2])" office:value-type="float" office:value="-9.27183854566787">
            <text:p>-9,27</text:p>
          </table:table-cell>
          <table:table-cell table:formula="of:=([.E166]-[.E165])/([.B166]-[.B165])" office:value-type="float" office:value="-3.82678575215268">
            <text:p>-3,83</text:p>
          </table:table-cell>
          <table:table-cell table:formula="of:=[.F256]" office:value-type="float" office:value="9.23867806314294">
            <text:p>9,24</text:p>
          </table:table-cell>
          <table:table-cell table:formula="of:=([.G166]*[.C165]+[.F166]*[.D165])" office:value-type="float" office:value="-9.99644636980746">
            <text:p>-10</text:p>
          </table:table-cell>
          <table:table-cell table:formula="of:=[.G166]*[.D166]-[.F166]*[.C166]" office:value-type="float" office:value="0.0872642473817566">
            <text:p>0,09</text:p>
          </table:table-cell>
          <table:table-cell table:formula="of:=-[.I166]/[.H166]" office:value-type="float" office:value="0.00872952688920767">
            <text:p>0,01</text:p>
          </table:table-cell>
          <table:table-cell table:formula="of:=ATAN([.J166])*180/PI()" office:value-type="float" office:value="0.500152343512684">
            <text:p>0,5</text:p>
          </table:table-cell>
          <table:table-cell table:formula="of:=-[.F165]/([.D164]*COS([.K165]*PI()/180)+[.C164]*SIN([.K165]*PI()/180))" office:value-type="float" office:value="9.61545290112663">
            <text:p>9,62</text:p>
          </table:table-cell>
        </table:table-row>
        <table:table-row table:style-name="ro1">
          <table:table-cell table:formula="of:=[.A166]+1" office:value-type="float" office:value="158">
            <text:p>158</text:p>
          </table:table-cell>
          <table:table-cell table:formula="of:=[.A167]*PI()/180" office:value-type="float" office:value="2.75762021815104">
            <text:p>2,76</text:p>
          </table:table-cell>
          <table:table-cell table:formula="of:=COS([.B167])" office:value-type="float" office:value="-0.927183854566787">
            <text:p>-0,93</text:p>
          </table:table-cell>
          <table:table-cell table:formula="of:=SIN([.B167])" office:value-type="float" office:value="0.374606593415912">
            <text:p>0,37</text:p>
          </table:table-cell>
          <table:table-cell table:formula="of:=[.$B$1]*COS([.B167]+[.$C$2])" office:value-type="float" office:value="-9.33580426497202">
            <text:p>-9,34</text:p>
          </table:table-cell>
          <table:table-cell table:formula="of:=([.E167]-[.E166])/([.B167]-[.B166])" office:value-type="float" office:value="-3.66496574964584">
            <text:p>-3,66</text:p>
          </table:table-cell>
          <table:table-cell table:formula="of:=[.F257]" office:value-type="float" office:value="9.30405758802039">
            <text:p>9,3</text:p>
          </table:table-cell>
          <table:table-cell table:formula="of:=([.G167]*[.C166]+[.F167]*[.D166])" office:value-type="float" office:value="-9.99644636980743">
            <text:p>-10</text:p>
          </table:table-cell>
          <table:table-cell table:formula="of:=[.G167]*[.D167]-[.F167]*[.C167]" office:value-type="float" office:value="0.0872642473819036">
            <text:p>0,09</text:p>
          </table:table-cell>
          <table:table-cell table:formula="of:=-[.I167]/[.H167]" office:value-type="float" office:value="0.00872952688922241">
            <text:p>0,01</text:p>
          </table:table-cell>
          <table:table-cell table:formula="of:=ATAN([.J167])*180/PI()" office:value-type="float" office:value="0.500152343513528">
            <text:p>0,5</text:p>
          </table:table-cell>
          <table:table-cell table:formula="of:=-[.F166]/([.D165]*COS([.K166]*PI()/180)+[.C165]*SIN([.K166]*PI()/180))" office:value-type="float" office:value="9.59703595942922">
            <text:p>9,6</text:p>
          </table:table-cell>
        </table:table-row>
        <table:table-row table:style-name="ro1">
          <table:table-cell table:formula="of:=[.A167]+1" office:value-type="float" office:value="159">
            <text:p>159</text:p>
          </table:table-cell>
          <table:table-cell table:formula="of:=[.A168]*PI()/180" office:value-type="float" office:value="2.77507351067098">
            <text:p>2,78</text:p>
          </table:table-cell>
          <table:table-cell table:formula="of:=COS([.B168])" office:value-type="float" office:value="-0.933580426497202">
            <text:p>-0,93</text:p>
          </table:table-cell>
          <table:table-cell table:formula="of:=SIN([.B168])" office:value-type="float" office:value="0.3583679495453">
            <text:p>0,36</text:p>
          </table:table-cell>
          <table:table-cell table:formula="of:=[.$B$1]*COS([.B168]+[.$C$2])" office:value-type="float" office:value="-9.39692620785908">
            <text:p>-9,4</text:p>
          </table:table-cell>
          <table:table-cell table:formula="of:=([.E168]-[.E167])/([.B168]-[.B167])" office:value-type="float" office:value="-3.50202936306861">
            <text:p>-3,5</text:p>
          </table:table-cell>
          <table:table-cell table:formula="of:=[.F258]" office:value-type="float" office:value="9.36660300682606">
            <text:p>9,37</text:p>
          </table:table-cell>
          <table:table-cell table:formula="of:=([.G168]*[.C167]+[.F168]*[.D167])" office:value-type="float" office:value="-9.99644636980748">
            <text:p>-10</text:p>
          </table:table-cell>
          <table:table-cell table:formula="of:=[.G168]*[.D168]-[.F168]*[.C168]" office:value-type="float" office:value="0.0872642473817873">
            <text:p>0,09</text:p>
          </table:table-cell>
          <table:table-cell table:formula="of:=-[.I168]/[.H168]" office:value-type="float" office:value="0.00872952688921072">
            <text:p>0,01</text:p>
          </table:table-cell>
          <table:table-cell table:formula="of:=ATAN([.J168])*180/PI()" office:value-type="float" office:value="0.500152343512859">
            <text:p>0,5</text:p>
          </table:table-cell>
          <table:table-cell table:formula="of:=-[.F167]/([.D166]*COS([.K167]*PI()/180)+[.C166]*SIN([.K167]*PI()/180))" office:value-type="float" office:value="9.57707850872133">
            <text:p>9,58</text:p>
          </table:table-cell>
        </table:table-row>
        <table:table-row table:style-name="ro1">
          <table:table-cell table:formula="of:=[.A168]+1" office:value-type="float" office:value="160">
            <text:p>160</text:p>
          </table:table-cell>
          <table:table-cell table:formula="of:=[.A169]*PI()/180" office:value-type="float" office:value="2.79252680319093">
            <text:p>2,79</text:p>
          </table:table-cell>
          <table:table-cell table:formula="of:=COS([.B169])" office:value-type="float" office:value="-0.939692620785908">
            <text:p>-0,94</text:p>
          </table:table-cell>
          <table:table-cell table:formula="of:=SIN([.B169])" office:value-type="float" office:value="0.342020143325669">
            <text:p>0,34</text:p>
          </table:table-cell>
          <table:table-cell table:formula="of:=[.$B$1]*COS([.B169]+[.$C$2])" office:value-type="float" office:value="-9.45518575599317">
            <text:p>-9,46</text:p>
          </table:table-cell>
          <table:table-cell table:formula="of:=([.E169]-[.E168])/([.B169]-[.B168])" office:value-type="float" office:value="-3.33802622442229">
            <text:p>-3,34</text:p>
          </table:table-cell>
          <table:table-cell table:formula="of:=[.F259]" office:value-type="float" office:value="9.42629526761951">
            <text:p>9,43</text:p>
          </table:table-cell>
          <table:table-cell table:formula="of:=([.G169]*[.C168]+[.F169]*[.D168])" office:value-type="float" office:value="-9.99644636980744">
            <text:p>-10</text:p>
          </table:table-cell>
          <table:table-cell table:formula="of:=[.G169]*[.D169]-[.F169]*[.C169]" office:value-type="float" office:value="0.0872642473818246">
            <text:p>0,09</text:p>
          </table:table-cell>
          <table:table-cell table:formula="of:=-[.I169]/[.H169]" office:value-type="float" office:value="0.00872952688921449">
            <text:p>0,01</text:p>
          </table:table-cell>
          <table:table-cell table:formula="of:=ATAN([.J169])*180/PI()" office:value-type="float" office:value="0.500152343513075">
            <text:p>0,5</text:p>
          </table:table-cell>
          <table:table-cell table:formula="of:=-[.F168]/([.D167]*COS([.K168]*PI()/180)+[.C167]*SIN([.K168]*PI()/180))" office:value-type="float" office:value="9.55536502085112">
            <text:p>9,56</text:p>
          </table:table-cell>
        </table:table-row>
        <table:table-row table:style-name="ro1">
          <table:table-cell table:formula="of:=[.A169]+1" office:value-type="float" office:value="161">
            <text:p>161</text:p>
          </table:table-cell>
          <table:table-cell table:formula="of:=[.A170]*PI()/180" office:value-type="float" office:value="2.80998009571087">
            <text:p>2,81</text:p>
          </table:table-cell>
          <table:table-cell table:formula="of:=COS([.B170])" office:value-type="float" office:value="-0.945518575599317">
            <text:p>-0,95</text:p>
          </table:table-cell>
          <table:table-cell table:formula="of:=SIN([.B170])" office:value-type="float" office:value="0.325568154457157">
            <text:p>0,33</text:p>
          </table:table-cell>
          <table:table-cell table:formula="of:=[.$B$1]*COS([.B170]+[.$C$2])" office:value-type="float" office:value="-9.51056516295153">
            <text:p>-9,51</text:p>
          </table:table-cell>
          <table:table-cell table:formula="of:=([.E170]-[.E169])/([.B170]-[.B169])" office:value-type="float" office:value="-3.17300629065193">
            <text:p>-3,17</text:p>
          </table:table-cell>
          <table:table-cell table:formula="of:=[.F260]" office:value-type="float" office:value="9.48311618755991">
            <text:p>9,48</text:p>
          </table:table-cell>
          <table:table-cell table:formula="of:=([.G170]*[.C169]+[.F170]*[.D169])" office:value-type="float" office:value="-9.99644636980747">
            <text:p>-10</text:p>
          </table:table-cell>
          <table:table-cell table:formula="of:=[.G170]*[.D170]-[.F170]*[.C170]" office:value-type="float" office:value="0.087264247381786">
            <text:p>0,09</text:p>
          </table:table-cell>
          <table:table-cell table:formula="of:=-[.I170]/[.H170]" office:value-type="float" office:value="0.0087295268892106">
            <text:p>0,01</text:p>
          </table:table-cell>
          <table:table-cell table:formula="of:=ATAN([.J170])*180/PI()" office:value-type="float" office:value="0.500152343512852">
            <text:p>0,5</text:p>
          </table:table-cell>
          <table:table-cell table:formula="of:=-[.F169]/([.D168]*COS([.K169]*PI()/180)+[.C168]*SIN([.K169]*PI()/180))" office:value-type="float" office:value="9.53163794293978">
            <text:p>9,53</text:p>
          </table:table-cell>
        </table:table-row>
        <table:table-row table:style-name="ro1">
          <table:table-cell table:formula="of:=[.A170]+1" office:value-type="float" office:value="162">
            <text:p>162</text:p>
          </table:table-cell>
          <table:table-cell table:formula="of:=[.A171]*PI()/180" office:value-type="float" office:value="2.82743338823081">
            <text:p>2,83</text:p>
          </table:table-cell>
          <table:table-cell table:formula="of:=COS([.B171])" office:value-type="float" office:value="-0.951056516295153">
            <text:p>-0,95</text:p>
          </table:table-cell>
          <table:table-cell table:formula="of:=SIN([.B171])" office:value-type="float" office:value="0.309016994374947">
            <text:p>0,31</text:p>
          </table:table-cell>
          <table:table-cell table:formula="of:=[.$B$1]*COS([.B171]+[.$C$2])" office:value-type="float" office:value="-9.56304755963035">
            <text:p>-9,56</text:p>
          </table:table-cell>
          <table:table-cell table:formula="of:=([.E171]-[.E170])/([.B171]-[.B170])" office:value-type="float" office:value="-3.0070198284277">
            <text:p>-3,01</text:p>
          </table:table-cell>
          <table:table-cell table:formula="of:=[.F261]" office:value-type="float" office:value="9.53704845844455">
            <text:p>9,54</text:p>
          </table:table-cell>
          <table:table-cell table:formula="of:=([.G171]*[.C170]+[.F171]*[.D170])" office:value-type="float" office:value="-9.99644636980743">
            <text:p>-10</text:p>
          </table:table-cell>
          <table:table-cell table:formula="of:=[.G171]*[.D171]-[.F171]*[.C171]" office:value-type="float" office:value="0.0872642473818641">
            <text:p>0,09</text:p>
          </table:table-cell>
          <table:table-cell table:formula="of:=-[.I171]/[.H171]" office:value-type="float" office:value="0.00872952688921845">
            <text:p>0,01</text:p>
          </table:table-cell>
          <table:table-cell table:formula="of:=ATAN([.J171])*180/PI()" office:value-type="float" office:value="0.500152343513302">
            <text:p>0,5</text:p>
          </table:table-cell>
          <table:table-cell table:formula="of:=-[.F170]/([.D169]*COS([.K170]*PI()/180)+[.C169]*SIN([.K170]*PI()/180))" office:value-type="float" office:value="9.50558692116957">
            <text:p>9,51</text:p>
          </table:table-cell>
        </table:table-row>
        <table:table-row table:style-name="ro1">
          <table:table-cell table:formula="of:=[.A171]+1" office:value-type="float" office:value="163">
            <text:p>163</text:p>
          </table:table-cell>
          <table:table-cell table:formula="of:=[.A172]*PI()/180" office:value-type="float" office:value="2.84488668075076">
            <text:p>2,84</text:p>
          </table:table-cell>
          <table:table-cell table:formula="of:=COS([.B172])" office:value-type="float" office:value="-0.956304755963035">
            <text:p>-0,96</text:p>
          </table:table-cell>
          <table:table-cell table:formula="of:=SIN([.B172])" office:value-type="float" office:value="0.292371704722737">
            <text:p>0,29</text:p>
          </table:table-cell>
          <table:table-cell table:formula="of:=[.$B$1]*COS([.B172]+[.$C$2])" office:value-type="float" office:value="-9.61261695938319">
            <text:p>-9,61</text:p>
          </table:table-cell>
          <table:table-cell table:formula="of:=([.E172]-[.E171])/([.B172]-[.B171])" office:value-type="float" office:value="-2.84011739883422">
            <text:p>-2,84</text:p>
          </table:table-cell>
          <table:table-cell table:formula="of:=[.F262]" office:value-type="float" office:value="9.58807565198126">
            <text:p>9,59</text:p>
          </table:table-cell>
          <table:table-cell table:formula="of:=([.G172]*[.C171]+[.F172]*[.D171])" office:value-type="float" office:value="-9.99644636980742">
            <text:p>-10</text:p>
          </table:table-cell>
          <table:table-cell table:formula="of:=[.G172]*[.D172]-[.F172]*[.C172]" office:value-type="float" office:value="0.0872642473818028">
            <text:p>0,09</text:p>
          </table:table-cell>
          <table:table-cell table:formula="of:=-[.I172]/[.H172]" office:value-type="float" office:value="0.00872952688921233">
            <text:p>0,01</text:p>
          </table:table-cell>
          <table:table-cell table:formula="of:=ATAN([.J172])*180/PI()" office:value-type="float" office:value="0.500152343512951">
            <text:p>0,5</text:p>
          </table:table-cell>
          <table:table-cell table:formula="of:=-[.F171]/([.D170]*COS([.K171]*PI()/180)+[.C170]*SIN([.K171]*PI()/180))" office:value-type="float" office:value="9.47683452958723">
            <text:p>9,48</text:p>
          </table:table-cell>
        </table:table-row>
        <table:table-row table:style-name="ro1">
          <table:table-cell table:formula="of:=[.A172]+1" office:value-type="float" office:value="164">
            <text:p>164</text:p>
          </table:table-cell>
          <table:table-cell table:formula="of:=[.A173]*PI()/180" office:value-type="float" office:value="2.8623399732707">
            <text:p>2,86</text:p>
          </table:table-cell>
          <table:table-cell table:formula="of:=COS([.B173])" office:value-type="float" office:value="-0.961261695938319">
            <text:p>-0,96</text:p>
          </table:table-cell>
          <table:table-cell table:formula="of:=SIN([.B173])" office:value-type="float" office:value="0.275637355817">
            <text:p>0,28</text:p>
          </table:table-cell>
          <table:table-cell table:formula="of:=[.$B$1]*COS([.B173]+[.$C$2])" office:value-type="float" office:value="-9.65925826289068">
            <text:p>-9,66</text:p>
          </table:table-cell>
          <table:table-cell table:formula="of:=([.E173]-[.E172])/([.B173]-[.B172])" office:value-type="float" office:value="-2.67234984196816">
            <text:p>-2,67</text:p>
          </table:table-cell>
          <table:table-cell table:formula="of:=[.F263]" office:value-type="float" office:value="9.63618222479265">
            <text:p>9,64</text:p>
          </table:table-cell>
          <table:table-cell table:formula="of:=([.G173]*[.C172]+[.F173]*[.D172])" office:value-type="float" office:value="-9.99644636980744">
            <text:p>-10</text:p>
          </table:table-cell>
          <table:table-cell table:formula="of:=[.G173]*[.D173]-[.F173]*[.C173]" office:value-type="float" office:value="0.0872642473818113">
            <text:p>0,09</text:p>
          </table:table-cell>
          <table:table-cell table:formula="of:=-[.I173]/[.H173]" office:value-type="float" office:value="0.00872952688921315">
            <text:p>0,01</text:p>
          </table:table-cell>
          <table:table-cell table:formula="of:=ATAN([.J173])*180/PI()" office:value-type="float" office:value="0.500152343512998">
            <text:p>0,5</text:p>
          </table:table-cell>
          <table:table-cell table:formula="of:=-[.F172]/([.D171]*COS([.K172]*PI()/180)+[.C171]*SIN([.K172]*PI()/180))" office:value-type="float" office:value="9.44491710591909">
            <text:p>9,44</text:p>
          </table:table-cell>
        </table:table-row>
        <table:table-row table:style-name="ro1">
          <table:table-cell table:formula="of:=[.A173]+1" office:value-type="float" office:value="165">
            <text:p>165</text:p>
          </table:table-cell>
          <table:table-cell table:formula="of:=[.A174]*PI()/180" office:value-type="float" office:value="2.87979326579064">
            <text:p>2,88</text:p>
          </table:table-cell>
          <table:table-cell table:formula="of:=COS([.B174])" office:value-type="float" office:value="-0.965925826289068">
            <text:p>-0,97</text:p>
          </table:table-cell>
          <table:table-cell table:formula="of:=SIN([.B174])" office:value-type="float" office:value="0.258819045102521">
            <text:p>0,26</text:p>
          </table:table-cell>
          <table:table-cell table:formula="of:=[.$B$1]*COS([.B174]+[.$C$2])" office:value-type="float" office:value="-9.70295726275996">
            <text:p>-9,7</text:p>
          </table:table-cell>
          <table:table-cell table:formula="of:=([.E174]-[.E173])/([.B174]-[.B173])" office:value-type="float" office:value="-2.50376826145254">
            <text:p>-2,5</text:p>
          </table:table-cell>
          <table:table-cell table:formula="of:=[.F264]" office:value-type="float" office:value="9.68135352315056">
            <text:p>9,68</text:p>
          </table:table-cell>
          <table:table-cell table:formula="of:=([.G174]*[.C173]+[.F174]*[.D173])" office:value-type="float" office:value="-9.99644636980743">
            <text:p>-10</text:p>
          </table:table-cell>
          <table:table-cell table:formula="of:=[.G174]*[.D174]-[.F174]*[.C174]" office:value-type="float" office:value="0.0872642473818694">
            <text:p>0,09</text:p>
          </table:table-cell>
          <table:table-cell table:formula="of:=-[.I174]/[.H174]" office:value-type="float" office:value="0.00872952688921899">
            <text:p>0,01</text:p>
          </table:table-cell>
          <table:table-cell table:formula="of:=ATAN([.J174])*180/PI()" office:value-type="float" office:value="0.500152343513332">
            <text:p>0,5</text:p>
          </table:table-cell>
          <table:table-cell table:formula="of:=-[.F173]/([.D172]*COS([.K173]*PI()/180)+[.C172]*SIN([.K173]*PI()/180))" office:value-type="float" office:value="9.40925861856117">
            <text:p>9,41</text:p>
          </table:table-cell>
        </table:table-row>
        <table:table-row table:style-name="ro1">
          <table:table-cell table:formula="of:=[.A174]+1" office:value-type="float" office:value="166">
            <text:p>166</text:p>
          </table:table-cell>
          <table:table-cell table:formula="of:=[.A175]*PI()/180" office:value-type="float" office:value="2.89724655831059">
            <text:p>2,9</text:p>
          </table:table-cell>
          <table:table-cell table:formula="of:=COS([.B175])" office:value-type="float" office:value="-0.970295726275996">
            <text:p>-0,97</text:p>
          </table:table-cell>
          <table:table-cell table:formula="of:=SIN([.B175])" office:value-type="float" office:value="0.241921895599668">
            <text:p>0,24</text:p>
          </table:table-cell>
          <table:table-cell table:formula="of:=[.$B$1]*COS([.B175]+[.$C$2])" office:value-type="float" office:value="-9.74370064785235">
            <text:p>-9,74</text:p>
          </table:table-cell>
          <table:table-cell table:formula="of:=([.E175]-[.E174])/([.B175]-[.B174])" office:value-type="float" office:value="-2.3344240088701">
            <text:p>-2,33</text:p>
          </table:table-cell>
          <table:table-cell table:formula="of:=[.F265]" office:value-type="float" office:value="9.72357578743995">
            <text:p>9,72</text:p>
          </table:table-cell>
          <table:table-cell table:formula="of:=([.G175]*[.C174]+[.F175]*[.D174])" office:value-type="float" office:value="-9.99644636980747">
            <text:p>-10</text:p>
          </table:table-cell>
          <table:table-cell table:formula="of:=[.G175]*[.D175]-[.F175]*[.C175]" office:value-type="float" office:value="0.0872642473817717">
            <text:p>0,09</text:p>
          </table:table-cell>
          <table:table-cell table:formula="of:=-[.I175]/[.H175]" office:value-type="float" office:value="0.00872952688920917">
            <text:p>0,01</text:p>
          </table:table-cell>
          <table:table-cell table:formula="of:=ATAN([.J175])*180/PI()" office:value-type="float" office:value="0.50015234351277">
            <text:p>0,5</text:p>
          </table:table-cell>
          <table:table-cell table:formula="of:=-[.F174]/([.D173]*COS([.K174]*PI()/180)+[.C173]*SIN([.K174]*PI()/180))" office:value-type="float" office:value="9.36913441750369">
            <text:p>9,37</text:p>
          </table:table-cell>
        </table:table-row>
        <table:table-row table:style-name="ro1">
          <table:table-cell table:formula="of:=[.A175]+1" office:value-type="float" office:value="167">
            <text:p>167</text:p>
          </table:table-cell>
          <table:table-cell table:formula="of:=[.A176]*PI()/180" office:value-type="float" office:value="2.91469985083053">
            <text:p>2,91</text:p>
          </table:table-cell>
          <table:table-cell table:formula="of:=COS([.B176])" office:value-type="float" office:value="-0.974370064785235">
            <text:p>-0,97</text:p>
          </table:table-cell>
          <table:table-cell table:formula="of:=SIN([.B176])" office:value-type="float" office:value="0.224951054343865">
            <text:p>0,22</text:p>
          </table:table-cell>
          <table:table-cell table:formula="of:=[.$B$1]*COS([.B176]+[.$C$2])" office:value-type="float" office:value="-9.78147600733806">
            <text:p>-9,78</text:p>
          </table:table-cell>
          <table:table-cell table:formula="of:=([.E176]-[.E175])/([.B176]-[.B175])" office:value-type="float" office:value="-2.16436866812035">
            <text:p>-2,16</text:p>
          </table:table-cell>
          <table:table-cell table:formula="of:=[.F266]" office:value-type="float" office:value="9.76283615635007">
            <text:p>9,76</text:p>
          </table:table-cell>
          <table:table-cell table:formula="of:=([.G176]*[.C175]+[.F176]*[.D175])" office:value-type="float" office:value="-9.99644636980745">
            <text:p>-10</text:p>
          </table:table-cell>
          <table:table-cell table:formula="of:=[.G176]*[.D176]-[.F176]*[.C176]" office:value-type="float" office:value="0.0872642473817913">
            <text:p>0,09</text:p>
          </table:table-cell>
          <table:table-cell table:formula="of:=-[.I176]/[.H176]" office:value-type="float" office:value="0.00872952688921115">
            <text:p>0,01</text:p>
          </table:table-cell>
          <table:table-cell table:formula="of:=ATAN([.J176])*180/PI()" office:value-type="float" office:value="0.500152343512883">
            <text:p>0,5</text:p>
          </table:table-cell>
          <table:table-cell table:formula="of:=-[.F175]/([.D174]*COS([.K175]*PI()/180)+[.C174]*SIN([.K175]*PI()/180))" office:value-type="float" office:value="9.32361998551849">
            <text:p>9,32</text:p>
          </table:table-cell>
        </table:table-row>
        <table:table-row table:style-name="ro1">
          <table:table-cell table:formula="of:=[.A176]+1" office:value-type="float" office:value="168">
            <text:p>168</text:p>
          </table:table-cell>
          <table:table-cell table:formula="of:=[.A177]*PI()/180" office:value-type="float" office:value="2.93215314335047">
            <text:p>2,93</text:p>
          </table:table-cell>
          <table:table-cell table:formula="of:=COS([.B177])" office:value-type="float" office:value="-0.978147600733806">
            <text:p>-0,98</text:p>
          </table:table-cell>
          <table:table-cell table:formula="of:=SIN([.B177])" office:value-type="float" office:value="0.207911690817759">
            <text:p>0,21</text:p>
          </table:table-cell>
          <table:table-cell table:formula="of:=[.$B$1]*COS([.B177]+[.$C$2])" office:value-type="float" office:value="-9.81627183447664">
            <text:p>-9,82</text:p>
          </table:table-cell>
          <table:table-cell table:formula="of:=([.E177]-[.E176])/([.B177]-[.B176])" office:value-type="float" office:value="-1.99365403970757">
            <text:p>-1,99</text:p>
          </table:table-cell>
          <table:table-cell table:formula="of:=[.F267]" office:value-type="float" office:value="9.79912267079225">
            <text:p>9,8</text:p>
          </table:table-cell>
          <table:table-cell table:formula="of:=([.G177]*[.C176]+[.F177]*[.D176])" office:value-type="float" office:value="-9.99644636980744">
            <text:p>-10</text:p>
          </table:table-cell>
          <table:table-cell table:formula="of:=[.G177]*[.D177]-[.F177]*[.C177]" office:value-type="float" office:value="0.0872642473818379">
            <text:p>0,09</text:p>
          </table:table-cell>
          <table:table-cell table:formula="of:=-[.I177]/[.H177]" office:value-type="float" office:value="0.00872952688921582">
            <text:p>0,01</text:p>
          </table:table-cell>
          <table:table-cell table:formula="of:=ATAN([.J177])*180/PI()" office:value-type="float" office:value="0.500152343513151">
            <text:p>0,5</text:p>
          </table:table-cell>
          <table:table-cell table:formula="of:=-[.F176]/([.D175]*COS([.K176]*PI()/180)+[.C175]*SIN([.K176]*PI()/180))" office:value-type="float" office:value="9.27151691187815">
            <text:p>9,27</text:p>
          </table:table-cell>
        </table:table-row>
        <table:table-row table:style-name="ro1">
          <table:table-cell table:formula="of:=[.A177]+1" office:value-type="float" office:value="169">
            <text:p>169</text:p>
          </table:table-cell>
          <table:table-cell table:formula="of:=[.A178]*PI()/180" office:value-type="float" office:value="2.94960643587042">
            <text:p>2,95</text:p>
          </table:table-cell>
          <table:table-cell table:formula="of:=COS([.B178])" office:value-type="float" office:value="-0.981627183447664">
            <text:p>-0,98</text:p>
          </table:table-cell>
          <table:table-cell table:formula="of:=SIN([.B178])" office:value-type="float" office:value="0.190808995376545">
            <text:p>0,19</text:p>
          </table:table-cell>
          <table:table-cell table:formula="of:=[.$B$1]*COS([.B178]+[.$C$2])" office:value-type="float" office:value="-9.84807753012208">
            <text:p>-9,85</text:p>
          </table:table-cell>
          <table:table-cell table:formula="of:=([.E178]-[.E177])/([.B178]-[.B177])" office:value-type="float" office:value="-1.82233212496137">
            <text:p>-1,82</text:p>
          </table:table-cell>
          <table:table-cell table:formula="of:=[.F268]" office:value-type="float" office:value="9.83242427754268">
            <text:p>9,83</text:p>
          </table:table-cell>
          <table:table-cell table:formula="of:=([.G178]*[.C177]+[.F178]*[.D177])" office:value-type="float" office:value="-9.99644636980744">
            <text:p>-10</text:p>
          </table:table-cell>
          <table:table-cell table:formula="of:=[.G178]*[.D178]-[.F178]*[.C178]" office:value-type="float" office:value="0.0872642473818481">
            <text:p>0,09</text:p>
          </table:table-cell>
          <table:table-cell table:formula="of:=-[.I178]/[.H178]" office:value-type="float" office:value="0.00872952688921684">
            <text:p>0,01</text:p>
          </table:table-cell>
          <table:table-cell table:formula="of:=ATAN([.J178])*180/PI()" office:value-type="float" office:value="0.50015234351321">
            <text:p>0,5</text:p>
          </table:table-cell>
          <table:table-cell table:formula="of:=-[.F177]/([.D176]*COS([.K177]*PI()/180)+[.C176]*SIN([.K177]*PI()/180))" office:value-type="float" office:value="9.21124333307083">
            <text:p>9,21</text:p>
          </table:table-cell>
        </table:table-row>
        <table:table-row table:style-name="ro1">
          <table:table-cell table:formula="of:=[.A178]+1" office:value-type="float" office:value="170">
            <text:p>170</text:p>
          </table:table-cell>
          <table:table-cell table:formula="of:=[.A179]*PI()/180" office:value-type="float" office:value="2.96705972839036">
            <text:p>2,97</text:p>
          </table:table-cell>
          <table:table-cell table:formula="of:=COS([.B179])" office:value-type="float" office:value="-0.984807753012208">
            <text:p>-0,98</text:p>
          </table:table-cell>
          <table:table-cell table:formula="of:=SIN([.B179])" office:value-type="float" office:value="0.17364817766693">
            <text:p>0,17</text:p>
          </table:table-cell>
          <table:table-cell table:formula="of:=[.$B$1]*COS([.B179]+[.$C$2])" office:value-type="float" office:value="-9.87688340595138">
            <text:p>-9,88</text:p>
          </table:table-cell>
          <table:table-cell table:formula="of:=([.E179]-[.E178])/([.B179]-[.B178])" office:value-type="float" office:value="-1.65045511019662">
            <text:p>-1,65</text:p>
          </table:table-cell>
          <table:table-cell table:formula="of:=[.F269]" office:value-type="float" office:value="9.86273083260934">
            <text:p>9,86</text:p>
          </table:table-cell>
          <table:table-cell table:formula="of:=([.G179]*[.C178]+[.F179]*[.D178])" office:value-type="float" office:value="-9.99644636980744">
            <text:p>-10</text:p>
          </table:table-cell>
          <table:table-cell table:formula="of:=[.G179]*[.D179]-[.F179]*[.C179]" office:value-type="float" office:value="0.0872642473818068">
            <text:p>0,09</text:p>
          </table:table-cell>
          <table:table-cell table:formula="of:=-[.I179]/[.H179]" office:value-type="float" office:value="0.00872952688921271">
            <text:p>0,01</text:p>
          </table:table-cell>
          <table:table-cell table:formula="of:=ATAN([.J179])*180/PI()" office:value-type="float" office:value="0.500152343512973">
            <text:p>0,5</text:p>
          </table:table-cell>
          <table:table-cell table:formula="of:=-[.F178]/([.D177]*COS([.K178]*PI()/180)+[.C177]*SIN([.K178]*PI()/180))" office:value-type="float" office:value="9.14066721143471">
            <text:p>9,14</text:p>
          </table:table-cell>
        </table:table-row>
        <table:table-row table:style-name="ro1">
          <table:table-cell table:formula="of:=[.A179]+1" office:value-type="float" office:value="171">
            <text:p>171</text:p>
          </table:table-cell>
          <table:table-cell table:formula="of:=[.A180]*PI()/180" office:value-type="float" office:value="2.9845130209103">
            <text:p>2,98</text:p>
          </table:table-cell>
          <table:table-cell table:formula="of:=COS([.B180])" office:value-type="float" office:value="-0.987688340595138">
            <text:p>-0,99</text:p>
          </table:table-cell>
          <table:table-cell table:formula="of:=SIN([.B180])" office:value-type="float" office:value="0.156434465040231">
            <text:p>0,16</text:p>
          </table:table-cell>
          <table:table-cell table:formula="of:=[.$B$1]*COS([.B180]+[.$C$2])" office:value-type="float" office:value="-9.9026806874157">
            <text:p>-9,9</text:p>
          </table:table-cell>
          <table:table-cell table:formula="of:=([.E180]-[.E179])/([.B180]-[.B179])" office:value-type="float" office:value="-1.47807535081699">
            <text:p>-1,48</text:p>
          </table:table-cell>
          <table:table-cell table:formula="of:=[.F270]" office:value-type="float" office:value="9.89003310432197">
            <text:p>9,89</text:p>
          </table:table-cell>
          <table:table-cell table:formula="of:=([.G180]*[.C179]+[.F180]*[.D179])" office:value-type="float" office:value="-9.99644636980745">
            <text:p>-10</text:p>
          </table:table-cell>
          <table:table-cell table:formula="of:=[.G180]*[.D180]-[.F180]*[.C180]" office:value-type="float" office:value="0.0872642473817789">
            <text:p>0,09</text:p>
          </table:table-cell>
          <table:table-cell table:formula="of:=-[.I180]/[.H180]" office:value-type="float" office:value="0.0087295268892099">
            <text:p>0,01</text:p>
          </table:table-cell>
          <table:table-cell table:formula="of:=ATAN([.J180])*180/PI()" office:value-type="float" office:value="0.500152343512812">
            <text:p>0,5</text:p>
          </table:table-cell>
          <table:table-cell table:formula="of:=-[.F179]/([.D178]*COS([.K179]*PI()/180)+[.C178]*SIN([.K179]*PI()/180))" office:value-type="float" office:value="9.05684434310695">
            <text:p>9,06</text:p>
          </table:table-cell>
        </table:table-row>
        <table:table-row table:style-name="ro1">
          <table:table-cell table:formula="of:=[.A180]+1" office:value-type="float" office:value="172">
            <text:p>172</text:p>
          </table:table-cell>
          <table:table-cell table:formula="of:=[.A181]*PI()/180" office:value-type="float" office:value="3.00196631343025">
            <text:p>3</text:p>
          </table:table-cell>
          <table:table-cell table:formula="of:=COS([.B181])" office:value-type="float" office:value="-0.99026806874157">
            <text:p>-0,99</text:p>
          </table:table-cell>
          <table:table-cell table:formula="of:=SIN([.B181])" office:value-type="float" office:value="0.139173100960066">
            <text:p>0,14</text:p>
          </table:table-cell>
          <table:table-cell table:formula="of:=[.$B$1]*COS([.B181]+[.$C$2])" office:value-type="float" office:value="-9.92546151641322">
            <text:p>-9,93</text:p>
          </table:table-cell>
          <table:table-cell table:formula="of:=([.E181]-[.E180])/([.B181]-[.B180])" office:value-type="float" office:value="-1.30524535536697">
            <text:p>-1,31</text:p>
          </table:table-cell>
          <table:table-cell table:formula="of:=[.F271]" office:value-type="float" office:value="9.91432277614413">
            <text:p>9,91</text:p>
          </table:table-cell>
          <table:table-cell table:formula="of:=([.G181]*[.C180]+[.F181]*[.D180])" office:value-type="float" office:value="-9.99644636980745">
            <text:p>-10</text:p>
          </table:table-cell>
          <table:table-cell table:formula="of:=[.G181]*[.D181]-[.F181]*[.C181]" office:value-type="float" office:value="0.0872642473818284">
            <text:p>0,09</text:p>
          </table:table-cell>
          <table:table-cell table:formula="of:=-[.I181]/[.H181]" office:value-type="float" office:value="0.00872952688921485">
            <text:p>0,01</text:p>
          </table:table-cell>
          <table:table-cell table:formula="of:=ATAN([.J181])*180/PI()" office:value-type="float" office:value="0.500152343513095">
            <text:p>0,5</text:p>
          </table:table-cell>
          <table:table-cell table:formula="of:=-[.F180]/([.D179]*COS([.K180]*PI()/180)+[.C179]*SIN([.K180]*PI()/180))" office:value-type="float" office:value="8.95559089470669">
            <text:p>8,96</text:p>
          </table:table-cell>
        </table:table-row>
        <table:table-row table:style-name="ro1">
          <table:table-cell table:formula="of:=[.A181]+1" office:value-type="float" office:value="173">
            <text:p>173</text:p>
          </table:table-cell>
          <table:table-cell table:formula="of:=[.A182]*PI()/180" office:value-type="float" office:value="3.01941960595019">
            <text:p>3,02</text:p>
          </table:table-cell>
          <table:table-cell table:formula="of:=COS([.B182])" office:value-type="float" office:value="-0.992546151641322">
            <text:p>-0,99</text:p>
          </table:table-cell>
          <table:table-cell table:formula="of:=SIN([.B182])" office:value-type="float" office:value="0.121869343405148">
            <text:p>0,12</text:p>
          </table:table-cell>
          <table:table-cell table:formula="of:=[.$B$1]*COS([.B182]+[.$C$2])" office:value-type="float" office:value="-9.94521895368273">
            <text:p>-9,95</text:p>
          </table:table-cell>
          <table:table-cell table:formula="of:=([.E182]-[.E181])/([.B182]-[.B181])" office:value-type="float" office:value="-1.13201776953757">
            <text:p>-1,13</text:p>
          </table:table-cell>
          <table:table-cell table:formula="of:=[.F272]" office:value-type="float" office:value="9.93559244920646">
            <text:p>9,94</text:p>
          </table:table-cell>
          <table:table-cell table:formula="of:=([.G182]*[.C181]+[.F182]*[.D181])" office:value-type="float" office:value="-9.99644636980745">
            <text:p>-10</text:p>
          </table:table-cell>
          <table:table-cell table:formula="of:=[.G182]*[.D182]-[.F182]*[.C182]" office:value-type="float" office:value="0.0872642473818221">
            <text:p>0,09</text:p>
          </table:table-cell>
          <table:table-cell table:formula="of:=-[.I182]/[.H182]" office:value-type="float" office:value="0.00872952688921424">
            <text:p>0,01</text:p>
          </table:table-cell>
          <table:table-cell table:formula="of:=ATAN([.J182])*180/PI()" office:value-type="float" office:value="0.50015234351306">
            <text:p>0,5</text:p>
          </table:table-cell>
          <table:table-cell table:formula="of:=-[.F181]/([.D180]*COS([.K181]*PI()/180)+[.C180]*SIN([.K181]*PI()/180))" office:value-type="float" office:value="8.83075419585419">
            <text:p>8,83</text:p>
          </table:table-cell>
        </table:table-row>
        <table:table-row table:style-name="ro1">
          <table:table-cell table:formula="of:=[.A182]+1" office:value-type="float" office:value="174">
            <text:p>174</text:p>
          </table:table-cell>
          <table:table-cell table:formula="of:=[.A183]*PI()/180" office:value-type="float" office:value="3.03687289847013">
            <text:p>3,04</text:p>
          </table:table-cell>
          <table:table-cell table:formula="of:=COS([.B183])" office:value-type="float" office:value="-0.994521895368273">
            <text:p>-0,99</text:p>
          </table:table-cell>
          <table:table-cell table:formula="of:=SIN([.B183])" office:value-type="float" office:value="0.104528463267654">
            <text:p>0,1</text:p>
          </table:table-cell>
          <table:table-cell table:formula="of:=[.$B$1]*COS([.B183]+[.$C$2])" office:value-type="float" office:value="-9.96194698091746">
            <text:p>-9,96</text:p>
          </table:table-cell>
          <table:table-cell table:formula="of:=([.E183]-[.E182])/([.B183]-[.B182])" office:value-type="float" office:value="-0.958445360129459">
            <text:p>-0,96</text:p>
          </table:table-cell>
          <table:table-cell table:formula="of:=[.F273]" office:value-type="float" office:value="9.95383564456051">
            <text:p>9,95</text:p>
          </table:table-cell>
          <table:table-cell table:formula="of:=([.G183]*[.C182]+[.F183]*[.D182])" office:value-type="float" office:value="-9.99644636980744">
            <text:p>-10</text:p>
          </table:table-cell>
          <table:table-cell table:formula="of:=[.G183]*[.D183]-[.F183]*[.C183]" office:value-type="float" office:value="0.0872642473818287">
            <text:p>0,09</text:p>
          </table:table-cell>
          <table:table-cell table:formula="of:=-[.I183]/[.H183]" office:value-type="float" office:value="0.0087295268892149">
            <text:p>0,01</text:p>
          </table:table-cell>
          <table:table-cell table:formula="of:=ATAN([.J183])*180/PI()" office:value-type="float" office:value="0.500152343513098">
            <text:p>0,5</text:p>
          </table:table-cell>
          <table:table-cell table:formula="of:=-[.F182]/([.D181]*COS([.K182]*PI()/180)+[.C181]*SIN([.K182]*PI()/180))" office:value-type="float" office:value="8.6729001539195">
            <text:p>8,67</text:p>
          </table:table-cell>
        </table:table-row>
        <table:table-row table:style-name="ro1">
          <table:table-cell table:formula="of:=[.A183]+1" office:value-type="float" office:value="175">
            <text:p>175</text:p>
          </table:table-cell>
          <table:table-cell table:formula="of:=[.A184]*PI()/180" office:value-type="float" office:value="3.05432619099008">
            <text:p>3,05</text:p>
          </table:table-cell>
          <table:table-cell table:formula="of:=COS([.B184])" office:value-type="float" office:value="-0.996194698091746">
            <text:p>-1</text:p>
          </table:table-cell>
          <table:table-cell table:formula="of:=SIN([.B184])" office:value-type="float" office:value="0.0871557427476586">
            <text:p>0,09</text:p>
          </table:table-cell>
          <table:table-cell table:formula="of:=[.$B$1]*COS([.B184]+[.$C$2])" office:value-type="float" office:value="-9.97564050259824">
            <text:p>-9,98</text:p>
          </table:table-cell>
          <table:table-cell table:formula="of:=([.E184]-[.E183])/([.B184]-[.B183])" office:value-type="float" office:value="-0.784580998980017">
            <text:p>-0,78</text:p>
          </table:table-cell>
          <table:table-cell table:formula="of:=[.F274]" office:value-type="float" office:value="9.96904680515227">
            <text:p>9,97</text:p>
          </table:table-cell>
          <table:table-cell table:formula="of:=([.G184]*[.C183]+[.F184]*[.D183])" office:value-type="float" office:value="-9.99644636980744">
            <text:p>-10</text:p>
          </table:table-cell>
          <table:table-cell table:formula="of:=[.G184]*[.D184]-[.F184]*[.C184]" office:value-type="float" office:value="0.0872642473818011">
            <text:p>0,09</text:p>
          </table:table-cell>
          <table:table-cell table:formula="of:=-[.I184]/[.H184]" office:value-type="float" office:value="0.00872952688921213">
            <text:p>0,01</text:p>
          </table:table-cell>
          <table:table-cell table:formula="of:=ATAN([.J184])*180/PI()" office:value-type="float" office:value="0.50015234351294">
            <text:p>0,5</text:p>
          </table:table-cell>
          <table:table-cell table:formula="of:=-[.F183]/([.D182]*COS([.K183]*PI()/180)+[.C182]*SIN([.K183]*PI()/180))" office:value-type="float" office:value="8.46678902328825">
            <text:p>8,47</text:p>
          </table:table-cell>
        </table:table-row>
        <table:table-row table:style-name="ro1">
          <table:table-cell table:formula="of:=[.A184]+1" office:value-type="float" office:value="176">
            <text:p>176</text:p>
          </table:table-cell>
          <table:table-cell table:formula="of:=[.A185]*PI()/180" office:value-type="float" office:value="3.07177948351002">
            <text:p>3,07</text:p>
          </table:table-cell>
          <table:table-cell table:formula="of:=COS([.B185])" office:value-type="float" office:value="-0.997564050259824">
            <text:p>-1</text:p>
          </table:table-cell>
          <table:table-cell table:formula="of:=SIN([.B185])" office:value-type="float" office:value="0.0697564737441255">
            <text:p>0,07</text:p>
          </table:table-cell>
          <table:table-cell table:formula="of:=[.$B$1]*COS([.B185]+[.$C$2])" office:value-type="float" office:value="-9.98629534754574">
            <text:p>-9,99</text:p>
          </table:table-cell>
          <table:table-cell table:formula="of:=([.E185]-[.E184])/([.B185]-[.B184])" office:value-type="float" office:value="-0.610477646857784">
            <text:p>-0,61</text:p>
          </table:table-cell>
          <table:table-cell table:formula="of:=[.F275]" office:value-type="float" office:value="9.98122129751486">
            <text:p>9,98</text:p>
          </table:table-cell>
          <table:table-cell table:formula="of:=([.G185]*[.C184]+[.F185]*[.D184])" office:value-type="float" office:value="-9.99644636980744">
            <text:p>-10</text:p>
          </table:table-cell>
          <table:table-cell table:formula="of:=[.G185]*[.D185]-[.F185]*[.C185]" office:value-type="float" office:value="0.0872642473818643">
            <text:p>0,09</text:p>
          </table:table-cell>
          <table:table-cell table:formula="of:=-[.I185]/[.H185]" office:value-type="float" office:value="0.00872952688921846">
            <text:p>0,01</text:p>
          </table:table-cell>
          <table:table-cell table:formula="of:=ATAN([.J185])*180/PI()" office:value-type="float" office:value="0.500152343513302">
            <text:p>0,5</text:p>
          </table:table-cell>
          <table:table-cell table:formula="of:=-[.F184]/([.D183]*COS([.K184]*PI()/180)+[.C183]*SIN([.K184]*PI()/180))" office:value-type="float" office:value="8.18609739217944">
            <text:p>8,19</text:p>
          </table:table-cell>
        </table:table-row>
        <table:table-row table:style-name="ro1">
          <table:table-cell table:formula="of:=[.A185]+1" office:value-type="float" office:value="177">
            <text:p>177</text:p>
          </table:table-cell>
          <table:table-cell table:formula="of:=[.A186]*PI()/180" office:value-type="float" office:value="3.08923277602996">
            <text:p>3,09</text:p>
          </table:table-cell>
          <table:table-cell table:formula="of:=COS([.B186])" office:value-type="float" office:value="-0.998629534754574">
            <text:p>-1</text:p>
          </table:table-cell>
          <table:table-cell table:formula="of:=SIN([.B186])" office:value-type="float" office:value="0.0523359562429438">
            <text:p>0,05</text:p>
          </table:table-cell>
          <table:table-cell table:formula="of:=[.$B$1]*COS([.B186]+[.$C$2])" office:value-type="float" office:value="-9.99390827019096">
            <text:p>-9,99</text:p>
          </table:table-cell>
          <table:table-cell table:formula="of:=([.E186]-[.E185])/([.B186]-[.B185])" office:value-type="float" office:value="-0.436188337330604">
            <text:p>-0,44</text:p>
          </table:table-cell>
          <table:table-cell table:formula="of:=[.F276]" office:value-type="float" office:value="9.99035541317995">
            <text:p>9,99</text:p>
          </table:table-cell>
          <table:table-cell table:formula="of:=([.G186]*[.C185]+[.F186]*[.D185])" office:value-type="float" office:value="-9.99644636980744">
            <text:p>-10</text:p>
          </table:table-cell>
          <table:table-cell table:formula="of:=[.G186]*[.D186]-[.F186]*[.C186]" office:value-type="float" office:value="0.0872642473818102">
            <text:p>0,09</text:p>
          </table:table-cell>
          <table:table-cell table:formula="of:=-[.I186]/[.H186]" office:value-type="float" office:value="0.00872952688921304">
            <text:p>0,01</text:p>
          </table:table-cell>
          <table:table-cell table:formula="of:=ATAN([.J186])*180/PI()" office:value-type="float" office:value="0.500152343512992">
            <text:p>0,5</text:p>
          </table:table-cell>
          <table:table-cell table:formula="of:=-[.F185]/([.D184]*COS([.K185]*PI()/180)+[.C184]*SIN([.K185]*PI()/180))" office:value-type="float" office:value="7.78110258040244">
            <text:p>7,78</text:p>
          </table:table-cell>
        </table:table-row>
        <table:table-row table:style-name="ro1">
          <table:table-cell table:formula="of:=[.A186]+1" office:value-type="float" office:value="178">
            <text:p>178</text:p>
          </table:table-cell>
          <table:table-cell table:formula="of:=[.A187]*PI()/180" office:value-type="float" office:value="3.10668606854991">
            <text:p>3,11</text:p>
          </table:table-cell>
          <table:table-cell table:formula="of:=COS([.B187])" office:value-type="float" office:value="-0.999390827019096">
            <text:p>-1</text:p>
          </table:table-cell>
          <table:table-cell table:formula="of:=SIN([.B187])" office:value-type="float" office:value="0.0348994967025007">
            <text:p>0,03</text:p>
          </table:table-cell>
          <table:table-cell table:formula="of:=[.$B$1]*COS([.B187]+[.$C$2])" office:value-type="float" office:value="-9.99847695156391">
            <text:p>-10</text:p>
          </table:table-cell>
          <table:table-cell table:formula="of:=([.E187]-[.E186])/([.B187]-[.B186])" office:value-type="float" office:value="-0.261766160610369">
            <text:p>-0,26</text:p>
          </table:table-cell>
          <table:table-cell table:formula="of:=[.F277]" office:value-type="float" office:value="9.99644636980744">
            <text:p>10</text:p>
          </table:table-cell>
          <table:table-cell table:formula="of:=([.G187]*[.C186]+[.F187]*[.D186])" office:value-type="float" office:value="-9.99644636980744">
            <text:p>-10</text:p>
          </table:table-cell>
          <table:table-cell table:formula="of:=[.G187]*[.D187]-[.F187]*[.C187]" office:value-type="float" office:value="0.0872642473818095">
            <text:p>0,09</text:p>
          </table:table-cell>
          <table:table-cell table:formula="of:=-[.I187]/[.H187]" office:value-type="float" office:value="0.00872952688921298">
            <text:p>0,01</text:p>
          </table:table-cell>
          <table:table-cell table:formula="of:=ATAN([.J187])*180/PI()" office:value-type="float" office:value="0.500152343512988">
            <text:p>0,5</text:p>
          </table:table-cell>
          <table:table-cell table:formula="of:=-[.F186]/([.D185]*COS([.K186]*PI()/180)+[.C185]*SIN([.K186]*PI()/180))" office:value-type="float" office:value="7.1452536572591">
            <text:p>7,15</text:p>
          </table:table-cell>
        </table:table-row>
        <table:table-row table:style-name="ro1">
          <table:table-cell table:formula="of:=[.A187]+1" office:value-type="float" office:value="179">
            <text:p>179</text:p>
          </table:table-cell>
          <table:table-cell table:formula="of:=[.A188]*PI()/180" office:value-type="float" office:value="3.12413936106985">
            <text:p>3,12</text:p>
          </table:table-cell>
          <table:table-cell table:formula="of:=COS([.B188])" office:value-type="float" office:value="-0.999847695156391">
            <text:p>-1</text:p>
          </table:table-cell>
          <table:table-cell table:formula="of:=SIN([.B188])" office:value-type="float" office:value="0.0174524064372834">
            <text:p>0,02</text:p>
          </table:table-cell>
          <table:table-cell table:formula="of:=[.$B$1]*COS([.B188]+[.$C$2])" office:value-type="float" office:value="-10">
            <text:p>-10</text:p>
          </table:table-cell>
          <table:table-cell table:formula="of:=([.E188]-[.E187])/([.B188]-[.B187])" office:value-type="float" office:value="-0.0872642473818295">
            <text:p>-0,09</text:p>
          </table:table-cell>
          <table:table-cell table:formula="of:=[.F278]" office:value-type="float" office:value="9.99949231203295">
            <text:p>10</text:p>
          </table:table-cell>
          <table:table-cell table:formula="of:=([.G188]*[.C187]+[.F188]*[.D187])" office:value-type="float" office:value="-9.99644636980745">
            <text:p>-10</text:p>
          </table:table-cell>
          <table:table-cell table:formula="of:=[.G188]*[.D188]-[.F188]*[.C188]" office:value-type="float" office:value="0.0872642473818107">
            <text:p>0,09</text:p>
          </table:table-cell>
          <table:table-cell table:formula="of:=-[.I188]/[.H188]" office:value-type="float" office:value="0.00872952688921309">
            <text:p>0,01</text:p>
          </table:table-cell>
          <table:table-cell table:formula="of:=ATAN([.J188])*180/PI()" office:value-type="float" office:value="0.500152343512995">
            <text:p>0,5</text:p>
          </table:table-cell>
          <table:table-cell table:formula="of:=-[.F187]/([.D186]*COS([.K187]*PI()/180)+[.C186]*SIN([.K187]*PI()/180))" office:value-type="float" office:value="6.00150801330284">
            <text:p>6</text:p>
          </table:table-cell>
        </table:table-row>
        <table:table-row table:style-name="ro1">
          <table:table-cell table:formula="of:=[.A188]+1" office:value-type="float" office:value="180">
            <text:p>180</text:p>
          </table:table-cell>
          <table:table-cell table:formula="of:=[.A189]*PI()/180" office:value-type="float" office:value="3.14159265358979">
            <text:p>3,14</text:p>
          </table:table-cell>
          <table:table-cell table:formula="of:=COS([.B189])" office:value-type="float" office:value="-1">
            <text:p>-1</text:p>
          </table:table-cell>
          <table:table-cell table:formula="of:=SIN([.B189])" office:value-type="float" office:value="1.22464679914735E-016">
            <text:p>0</text:p>
          </table:table-cell>
          <table:table-cell table:formula="of:=[.$B$1]*COS([.B189]+[.$C$2])" office:value-type="float" office:value="-9.99847695156391">
            <text:p>-10</text:p>
          </table:table-cell>
          <table:table-cell table:formula="of:=([.E189]-[.E188])/([.B189]-[.B188])" office:value-type="float" office:value="0.0872642473818295">
            <text:p>0,09</text:p>
          </table:table-cell>
          <table:table-cell table:formula="of:=[.F279]" office:value-type="float" office:value="9.99949231203295">
            <text:p>10</text:p>
          </table:table-cell>
          <table:table-cell table:formula="of:=([.G189]*[.C188]+[.F189]*[.D188])" office:value-type="float" office:value="-9.99644636980745">
            <text:p>-10</text:p>
          </table:table-cell>
          <table:table-cell table:formula="of:=[.G189]*[.D189]-[.F189]*[.C189]" office:value-type="float" office:value="0.0872642473818307">
            <text:p>0,09</text:p>
          </table:table-cell>
          <table:table-cell table:formula="of:=-[.I189]/[.H189]" office:value-type="float" office:value="0.00872952688921509">
            <text:p>0,01</text:p>
          </table:table-cell>
          <table:table-cell table:formula="of:=ATAN([.J189])*180/PI()" office:value-type="float" office:value="0.500152343513109">
            <text:p>0,5</text:p>
          </table:table-cell>
          <table:table-cell table:formula="of:=-[.F188]/([.D187]*COS([.K188]*PI()/180)+[.C187]*SIN([.K188]*PI()/180))" office:value-type="float" office:value="3.33396803905226">
            <text:p>3,33</text:p>
          </table:table-cell>
        </table:table-row>
        <table:table-row table:style-name="ro1">
          <table:table-cell table:formula="of:=[.A189]+1" office:value-type="float" office:value="181">
            <text:p>181</text:p>
          </table:table-cell>
          <table:table-cell table:formula="of:=[.A190]*PI()/180" office:value-type="float" office:value="3.15904594610974">
            <text:p>3,16</text:p>
          </table:table-cell>
          <table:table-cell table:formula="of:=COS([.B190])" office:value-type="float" office:value="-0.999847695156391">
            <text:p>-1</text:p>
          </table:table-cell>
          <table:table-cell table:formula="of:=SIN([.B190])" office:value-type="float" office:value="-0.0174524064372832">
            <text:p>-0,02</text:p>
          </table:table-cell>
          <table:table-cell table:formula="of:=[.$B$1]*COS([.B190]+[.$C$2])" office:value-type="float" office:value="-9.99390827019096">
            <text:p>-9,99</text:p>
          </table:table-cell>
          <table:table-cell table:formula="of:=([.E190]-[.E189])/([.B190]-[.B189])" office:value-type="float" office:value="0.261766160610376">
            <text:p>0,26</text:p>
          </table:table-cell>
          <table:table-cell table:formula="of:=[.F280]" office:value-type="float" office:value="9.99644636980745">
            <text:p>10</text:p>
          </table:table-cell>
          <table:table-cell table:formula="of:=([.G190]*[.C189]+[.F190]*[.D189])" office:value-type="float" office:value="-9.99644636980745">
            <text:p>-10</text:p>
          </table:table-cell>
          <table:table-cell table:formula="of:=[.G190]*[.D190]-[.F190]*[.C190]" office:value-type="float" office:value="0.0872642473818384">
            <text:p>0,09</text:p>
          </table:table-cell>
          <table:table-cell table:formula="of:=-[.I190]/[.H190]" office:value-type="float" office:value="0.00872952688921586">
            <text:p>0,01</text:p>
          </table:table-cell>
          <table:table-cell table:formula="of:=ATAN([.J190])*180/PI()" office:value-type="float" office:value="0.500152343513154">
            <text:p>0,5</text:p>
          </table:table-cell>
          <table:table-cell table:formula="of:=-[.F189]/([.D188]*COS([.K189]*PI()/180)+[.C188]*SIN([.K189]*PI()/180))" office:value-type="float" office:value="-10.0029207594074">
            <text:p>-10</text:p>
          </table:table-cell>
        </table:table-row>
        <table:table-row table:style-name="ro1">
          <table:table-cell table:formula="of:=[.A190]+1" office:value-type="float" office:value="182">
            <text:p>182</text:p>
          </table:table-cell>
          <table:table-cell table:formula="of:=[.A191]*PI()/180" office:value-type="float" office:value="3.17649923862968">
            <text:p>3,18</text:p>
          </table:table-cell>
          <table:table-cell table:formula="of:=COS([.B191])" office:value-type="float" office:value="-0.999390827019096">
            <text:p>-1</text:p>
          </table:table-cell>
          <table:table-cell table:formula="of:=SIN([.B191])" office:value-type="float" office:value="-0.0348994967025009">
            <text:p>-0,03</text:p>
          </table:table-cell>
          <table:table-cell table:formula="of:=[.$B$1]*COS([.B191]+[.$C$2])" office:value-type="float" office:value="-9.98629534754574">
            <text:p>-9,99</text:p>
          </table:table-cell>
          <table:table-cell table:formula="of:=([.E191]-[.E190])/([.B191]-[.B190])" office:value-type="float" office:value="0.436188337330604">
            <text:p>0,44</text:p>
          </table:table-cell>
          <table:table-cell table:formula="of:=[.F281]" office:value-type="float" office:value="9.99035541317995">
            <text:p>9,99</text:p>
          </table:table-cell>
          <table:table-cell table:formula="of:=([.G191]*[.C190]+[.F191]*[.D190])" office:value-type="float" office:value="-9.99644636980745">
            <text:p>-10</text:p>
          </table:table-cell>
          <table:table-cell table:formula="of:=[.G191]*[.D191]-[.F191]*[.C191]" office:value-type="float" office:value="0.0872642473818312">
            <text:p>0,09</text:p>
          </table:table-cell>
          <table:table-cell table:formula="of:=-[.I191]/[.H191]" office:value-type="float" office:value="0.00872952688921514">
            <text:p>0,01</text:p>
          </table:table-cell>
          <table:table-cell table:formula="of:=ATAN([.J191])*180/PI()" office:value-type="float" office:value="0.500152343513112">
            <text:p>0,5</text:p>
          </table:table-cell>
          <table:table-cell table:formula="of:=-[.F190]/([.D189]*COS([.K190]*PI()/180)+[.C189]*SIN([.K190]*PI()/180))" office:value-type="float" office:value="29.9874366206191">
            <text:p>29,99</text:p>
          </table:table-cell>
        </table:table-row>
        <table:table-row table:style-name="ro1">
          <table:table-cell table:formula="of:=[.A191]+1" office:value-type="float" office:value="183">
            <text:p>183</text:p>
          </table:table-cell>
          <table:table-cell table:formula="of:=[.A192]*PI()/180" office:value-type="float" office:value="3.19395253114962">
            <text:p>3,19</text:p>
          </table:table-cell>
          <table:table-cell table:formula="of:=COS([.B192])" office:value-type="float" office:value="-0.998629534754574">
            <text:p>-1</text:p>
          </table:table-cell>
          <table:table-cell table:formula="of:=SIN([.B192])" office:value-type="float" office:value="-0.0523359562429436">
            <text:p>-0,05</text:p>
          </table:table-cell>
          <table:table-cell table:formula="of:=[.$B$1]*COS([.B192]+[.$C$2])" office:value-type="float" office:value="-9.97564050259824">
            <text:p>-9,98</text:p>
          </table:table-cell>
          <table:table-cell table:formula="of:=([.E192]-[.E191])/([.B192]-[.B191])" office:value-type="float" office:value="0.610477646857799">
            <text:p>0,61</text:p>
          </table:table-cell>
          <table:table-cell table:formula="of:=[.F282]" office:value-type="float" office:value="9.98122129751485">
            <text:p>9,98</text:p>
          </table:table-cell>
          <table:table-cell table:formula="of:=([.G192]*[.C191]+[.F192]*[.D191])" office:value-type="float" office:value="-9.99644636980744">
            <text:p>-10</text:p>
          </table:table-cell>
          <table:table-cell table:formula="of:=[.G192]*[.D192]-[.F192]*[.C192]" office:value-type="float" office:value="0.0872642473817975">
            <text:p>0,09</text:p>
          </table:table-cell>
          <table:table-cell table:formula="of:=-[.I192]/[.H192]" office:value-type="float" office:value="0.00872952688921178">
            <text:p>0,01</text:p>
          </table:table-cell>
          <table:table-cell table:formula="of:=ATAN([.J192])*180/PI()" office:value-type="float" office:value="0.500152343512919">
            <text:p>0,5</text:p>
          </table:table-cell>
          <table:table-cell table:formula="of:=-[.F191]/([.D190]*COS([.K191]*PI()/180)+[.C190]*SIN([.K191]*PI()/180))" office:value-type="float" office:value="16.6613788021282">
            <text:p>16,66</text:p>
          </table:table-cell>
        </table:table-row>
        <table:table-row table:style-name="ro1">
          <table:table-cell table:formula="of:=[.A192]+1" office:value-type="float" office:value="184">
            <text:p>184</text:p>
          </table:table-cell>
          <table:table-cell table:formula="of:=[.A193]*PI()/180" office:value-type="float" office:value="3.21140582366957">
            <text:p>3,21</text:p>
          </table:table-cell>
          <table:table-cell table:formula="of:=COS([.B193])" office:value-type="float" office:value="-0.997564050259824">
            <text:p>-1</text:p>
          </table:table-cell>
          <table:table-cell table:formula="of:=SIN([.B193])" office:value-type="float" office:value="-0.0697564737441248">
            <text:p>-0,07</text:p>
          </table:table-cell>
          <table:table-cell table:formula="of:=[.$B$1]*COS([.B193]+[.$C$2])" office:value-type="float" office:value="-9.96194698091746">
            <text:p>-9,96</text:p>
          </table:table-cell>
          <table:table-cell table:formula="of:=([.E193]-[.E192])/([.B193]-[.B192])" office:value-type="float" office:value="0.784580998980017">
            <text:p>0,78</text:p>
          </table:table-cell>
          <table:table-cell table:formula="of:=[.F283]" office:value-type="float" office:value="9.96904680515227">
            <text:p>9,97</text:p>
          </table:table-cell>
          <table:table-cell table:formula="of:=([.G193]*[.C192]+[.F193]*[.D192])" office:value-type="float" office:value="-9.99644636980745">
            <text:p>-10</text:p>
          </table:table-cell>
          <table:table-cell table:formula="of:=[.G193]*[.D193]-[.F193]*[.C193]" office:value-type="float" office:value="0.0872642473818488">
            <text:p>0,09</text:p>
          </table:table-cell>
          <table:table-cell table:formula="of:=-[.I193]/[.H193]" office:value-type="float" office:value="0.0087295268892169">
            <text:p>0,01</text:p>
          </table:table-cell>
          <table:table-cell table:formula="of:=ATAN([.J193])*180/PI()" office:value-type="float" office:value="0.500152343513213">
            <text:p>0,5</text:p>
          </table:table-cell>
          <table:table-cell table:formula="of:=-[.F192]/([.D191]*COS([.K192]*PI()/180)+[.C191]*SIN([.K192]*PI()/180))" office:value-type="float" office:value="13.9947053061251">
            <text:p>13,99</text:p>
          </table:table-cell>
        </table:table-row>
        <table:table-row table:style-name="ro1">
          <table:table-cell table:formula="of:=[.A193]+1" office:value-type="float" office:value="185">
            <text:p>185</text:p>
          </table:table-cell>
          <table:table-cell table:formula="of:=[.A194]*PI()/180" office:value-type="float" office:value="3.22885911618951">
            <text:p>3,23</text:p>
          </table:table-cell>
          <table:table-cell table:formula="of:=COS([.B194])" office:value-type="float" office:value="-0.996194698091746">
            <text:p>-1</text:p>
          </table:table-cell>
          <table:table-cell table:formula="of:=SIN([.B194])" office:value-type="float" office:value="-0.0871557427476579">
            <text:p>-0,09</text:p>
          </table:table-cell>
          <table:table-cell table:formula="of:=[.$B$1]*COS([.B194]+[.$C$2])" office:value-type="float" office:value="-9.94521895368273">
            <text:p>-9,95</text:p>
          </table:table-cell>
          <table:table-cell table:formula="of:=([.E194]-[.E193])/([.B194]-[.B193])" office:value-type="float" office:value="0.958445360129435">
            <text:p>0,96</text:p>
          </table:table-cell>
          <table:table-cell table:formula="of:=[.F284]" office:value-type="float" office:value="9.95383564456051">
            <text:p>9,95</text:p>
          </table:table-cell>
          <table:table-cell table:formula="of:=([.G194]*[.C193]+[.F194]*[.D193])" office:value-type="float" office:value="-9.99644636980744">
            <text:p>-10</text:p>
          </table:table-cell>
          <table:table-cell table:formula="of:=[.G194]*[.D194]-[.F194]*[.C194]" office:value-type="float" office:value="0.0872642473817928">
            <text:p>0,09</text:p>
          </table:table-cell>
          <table:table-cell table:formula="of:=-[.I194]/[.H194]" office:value-type="float" office:value="0.00872952688921131">
            <text:p>0,01</text:p>
          </table:table-cell>
          <table:table-cell table:formula="of:=ATAN([.J194])*180/PI()" office:value-type="float" office:value="0.500152343512893">
            <text:p>0,5</text:p>
          </table:table-cell>
          <table:table-cell table:formula="of:=-[.F193]/([.D192]*COS([.K193]*PI()/180)+[.C192]*SIN([.K193]*PI()/180))" office:value-type="float" office:value="12.8511983856728">
            <text:p>12,85</text:p>
          </table:table-cell>
        </table:table-row>
        <table:table-row table:style-name="ro1">
          <table:table-cell table:formula="of:=[.A194]+1" office:value-type="float" office:value="186">
            <text:p>186</text:p>
          </table:table-cell>
          <table:table-cell table:formula="of:=[.A195]*PI()/180" office:value-type="float" office:value="3.24631240870945">
            <text:p>3,25</text:p>
          </table:table-cell>
          <table:table-cell table:formula="of:=COS([.B195])" office:value-type="float" office:value="-0.994521895368273">
            <text:p>-0,99</text:p>
          </table:table-cell>
          <table:table-cell table:formula="of:=SIN([.B195])" office:value-type="float" office:value="-0.104528463267653">
            <text:p>-0,1</text:p>
          </table:table-cell>
          <table:table-cell table:formula="of:=[.$B$1]*COS([.B195]+[.$C$2])" office:value-type="float" office:value="-9.92546151641322">
            <text:p>-9,93</text:p>
          </table:table-cell>
          <table:table-cell table:formula="of:=([.E195]-[.E194])/([.B195]-[.B194])" office:value-type="float" office:value="1.1320177695375">
            <text:p>1,13</text:p>
          </table:table-cell>
          <table:table-cell table:formula="of:=[.F285]" office:value-type="float" office:value="9.93559244920646">
            <text:p>9,94</text:p>
          </table:table-cell>
          <table:table-cell table:formula="of:=([.G195]*[.C194]+[.F195]*[.D194])" office:value-type="float" office:value="-9.99644636980744">
            <text:p>-10</text:p>
          </table:table-cell>
          <table:table-cell table:formula="of:=[.G195]*[.D195]-[.F195]*[.C195]" office:value-type="float" office:value="0.0872642473817511">
            <text:p>0,09</text:p>
          </table:table-cell>
          <table:table-cell table:formula="of:=-[.I195]/[.H195]" office:value-type="float" office:value="0.00872952688920713">
            <text:p>0,01</text:p>
          </table:table-cell>
          <table:table-cell table:formula="of:=ATAN([.J195])*180/PI()" office:value-type="float" office:value="0.500152343512653">
            <text:p>0,5</text:p>
          </table:table-cell>
          <table:table-cell table:formula="of:=-[.F194]/([.D193]*COS([.K194]*PI()/180)+[.C193]*SIN([.K194]*PI()/180))" office:value-type="float" office:value="12.2154477025502">
            <text:p>12,22</text:p>
          </table:table-cell>
        </table:table-row>
        <table:table-row table:style-name="ro1">
          <table:table-cell table:formula="of:=[.A195]+1" office:value-type="float" office:value="187">
            <text:p>187</text:p>
          </table:table-cell>
          <table:table-cell table:formula="of:=[.A196]*PI()/180" office:value-type="float" office:value="3.2637657012294">
            <text:p>3,26</text:p>
          </table:table-cell>
          <table:table-cell table:formula="of:=COS([.B196])" office:value-type="float" office:value="-0.992546151641322">
            <text:p>-0,99</text:p>
          </table:table-cell>
          <table:table-cell table:formula="of:=SIN([.B196])" office:value-type="float" office:value="-0.121869343405148">
            <text:p>-0,12</text:p>
          </table:table-cell>
          <table:table-cell table:formula="of:=[.$B$1]*COS([.B196]+[.$C$2])" office:value-type="float" office:value="-9.9026806874157">
            <text:p>-9,9</text:p>
          </table:table-cell>
          <table:table-cell table:formula="of:=([.E196]-[.E195])/([.B196]-[.B195])" office:value-type="float" office:value="1.30524535536701">
            <text:p>1,31</text:p>
          </table:table-cell>
          <table:table-cell table:formula="of:=[.F286]" office:value-type="float" office:value="9.9143227761441">
            <text:p>9,91</text:p>
          </table:table-cell>
          <table:table-cell table:formula="of:=([.G196]*[.C195]+[.F196]*[.D195])" office:value-type="float" office:value="-9.99644636980743">
            <text:p>-10</text:p>
          </table:table-cell>
          <table:table-cell table:formula="of:=[.G196]*[.D196]-[.F196]*[.C196]" office:value-type="float" office:value="0.0872642473818515">
            <text:p>0,09</text:p>
          </table:table-cell>
          <table:table-cell table:formula="of:=-[.I196]/[.H196]" office:value-type="float" office:value="0.00872952688921718">
            <text:p>0,01</text:p>
          </table:table-cell>
          <table:table-cell table:formula="of:=ATAN([.J196])*180/PI()" office:value-type="float" office:value="0.500152343513229">
            <text:p>0,5</text:p>
          </table:table-cell>
          <table:table-cell table:formula="of:=-[.F195]/([.D194]*COS([.K195]*PI()/180)+[.C194]*SIN([.K195]*PI()/180))" office:value-type="float" office:value="11.8105026195969">
            <text:p>11,81</text:p>
          </table:table-cell>
        </table:table-row>
        <table:table-row table:style-name="ro1">
          <table:table-cell table:formula="of:=[.A196]+1" office:value-type="float" office:value="188">
            <text:p>188</text:p>
          </table:table-cell>
          <table:table-cell table:formula="of:=[.A197]*PI()/180" office:value-type="float" office:value="3.28121899374934">
            <text:p>3,28</text:p>
          </table:table-cell>
          <table:table-cell table:formula="of:=COS([.B197])" office:value-type="float" office:value="-0.99026806874157">
            <text:p>-0,99</text:p>
          </table:table-cell>
          <table:table-cell table:formula="of:=SIN([.B197])" office:value-type="float" office:value="-0.139173100960066">
            <text:p>-0,14</text:p>
          </table:table-cell>
          <table:table-cell table:formula="of:=[.$B$1]*COS([.B197]+[.$C$2])" office:value-type="float" office:value="-9.87688340595138">
            <text:p>-9,88</text:p>
          </table:table-cell>
          <table:table-cell table:formula="of:=([.E197]-[.E196])/([.B197]-[.B196])" office:value-type="float" office:value="1.47807535081688">
            <text:p>1,48</text:p>
          </table:table-cell>
          <table:table-cell table:formula="of:=[.F287]" office:value-type="float" office:value="9.89003310432199">
            <text:p>9,89</text:p>
          </table:table-cell>
          <table:table-cell table:formula="of:=([.G197]*[.C196]+[.F197]*[.D196])" office:value-type="float" office:value="-9.99644636980745">
            <text:p>-10</text:p>
          </table:table-cell>
          <table:table-cell table:formula="of:=[.G197]*[.D197]-[.F197]*[.C197]" office:value-type="float" office:value="0.0872642473817602">
            <text:p>0,09</text:p>
          </table:table-cell>
          <table:table-cell table:formula="of:=-[.I197]/[.H197]" office:value-type="float" office:value="0.00872952688920804">
            <text:p>0,01</text:p>
          </table:table-cell>
          <table:table-cell table:formula="of:=ATAN([.J197])*180/PI()" office:value-type="float" office:value="0.500152343512705">
            <text:p>0,5</text:p>
          </table:table-cell>
          <table:table-cell table:formula="of:=-[.F196]/([.D195]*COS([.K196]*PI()/180)+[.C195]*SIN([.K196]*PI()/180))" office:value-type="float" office:value="11.5298395897995">
            <text:p>11,53</text:p>
          </table:table-cell>
        </table:table-row>
        <table:table-row table:style-name="ro1">
          <table:table-cell table:formula="of:=[.A197]+1" office:value-type="float" office:value="189">
            <text:p>189</text:p>
          </table:table-cell>
          <table:table-cell table:formula="of:=[.A198]*PI()/180" office:value-type="float" office:value="3.29867228626928">
            <text:p>3,3</text:p>
          </table:table-cell>
          <table:table-cell table:formula="of:=COS([.B198])" office:value-type="float" office:value="-0.987688340595138">
            <text:p>-0,99</text:p>
          </table:table-cell>
          <table:table-cell table:formula="of:=SIN([.B198])" office:value-type="float" office:value="-0.156434465040231">
            <text:p>-0,16</text:p>
          </table:table-cell>
          <table:table-cell table:formula="of:=[.$B$1]*COS([.B198]+[.$C$2])" office:value-type="float" office:value="-9.84807753012208">
            <text:p>-9,85</text:p>
          </table:table-cell>
          <table:table-cell table:formula="of:=([.E198]-[.E197])/([.B198]-[.B197])" office:value-type="float" office:value="1.65045511019666">
            <text:p>1,65</text:p>
          </table:table-cell>
          <table:table-cell table:formula="of:=[.F288]" office:value-type="float" office:value="9.86273083260935">
            <text:p>9,86</text:p>
          </table:table-cell>
          <table:table-cell table:formula="of:=([.G198]*[.C197]+[.F198]*[.D197])" office:value-type="float" office:value="-9.99644636980745">
            <text:p>-10</text:p>
          </table:table-cell>
          <table:table-cell table:formula="of:=[.G198]*[.D198]-[.F198]*[.C198]" office:value-type="float" office:value="0.0872642473818745">
            <text:p>0,09</text:p>
          </table:table-cell>
          <table:table-cell table:formula="of:=-[.I198]/[.H198]" office:value-type="float" office:value="0.00872952688921947">
            <text:p>0,01</text:p>
          </table:table-cell>
          <table:table-cell table:formula="of:=ATAN([.J198])*180/PI()" office:value-type="float" office:value="0.50015234351336">
            <text:p>0,5</text:p>
          </table:table-cell>
          <table:table-cell table:formula="of:=-[.F197]/([.D196]*COS([.K197]*PI()/180)+[.C196]*SIN([.K197]*PI()/180))" office:value-type="float" office:value="11.3237464037203">
            <text:p>11,32</text:p>
          </table:table-cell>
        </table:table-row>
        <table:table-row table:style-name="ro1">
          <table:table-cell table:formula="of:=[.A198]+1" office:value-type="float" office:value="190">
            <text:p>190</text:p>
          </table:table-cell>
          <table:table-cell table:formula="of:=[.A199]*PI()/180" office:value-type="float" office:value="3.31612557878923">
            <text:p>3,32</text:p>
          </table:table-cell>
          <table:table-cell table:formula="of:=COS([.B199])" office:value-type="float" office:value="-0.984807753012208">
            <text:p>-0,98</text:p>
          </table:table-cell>
          <table:table-cell table:formula="of:=SIN([.B199])" office:value-type="float" office:value="-0.17364817766693">
            <text:p>-0,17</text:p>
          </table:table-cell>
          <table:table-cell table:formula="of:=[.$B$1]*COS([.B199]+[.$C$2])" office:value-type="float" office:value="-9.81627183447664">
            <text:p>-9,82</text:p>
          </table:table-cell>
          <table:table-cell table:formula="of:=([.E199]-[.E198])/([.B199]-[.B198])" office:value-type="float" office:value="1.82233212496142">
            <text:p>1,82</text:p>
          </table:table-cell>
          <table:table-cell table:formula="of:=[.F289]" office:value-type="float" office:value="9.83242427754267">
            <text:p>9,83</text:p>
          </table:table-cell>
          <table:table-cell table:formula="of:=([.G199]*[.C198]+[.F199]*[.D198])" office:value-type="float" office:value="-9.99644636980743">
            <text:p>-10</text:p>
          </table:table-cell>
          <table:table-cell table:formula="of:=[.G199]*[.D199]-[.F199]*[.C199]" office:value-type="float" office:value="0.0872642473818501">
            <text:p>0,09</text:p>
          </table:table-cell>
          <table:table-cell table:formula="of:=-[.I199]/[.H199]" office:value-type="float" office:value="0.00872952688921705">
            <text:p>0,01</text:p>
          </table:table-cell>
          <table:table-cell table:formula="of:=ATAN([.J199])*180/PI()" office:value-type="float" office:value="0.500152343513221">
            <text:p>0,5</text:p>
          </table:table-cell>
          <table:table-cell table:formula="of:=-[.F198]/([.D197]*COS([.K198]*PI()/180)+[.C197]*SIN([.K198]*PI()/180))" office:value-type="float" office:value="11.1659043542615">
            <text:p>11,17</text:p>
          </table:table-cell>
        </table:table-row>
        <table:table-row table:style-name="ro1">
          <table:table-cell table:formula="of:=[.A199]+1" office:value-type="float" office:value="191">
            <text:p>191</text:p>
          </table:table-cell>
          <table:table-cell table:formula="of:=[.A200]*PI()/180" office:value-type="float" office:value="3.33357887130917">
            <text:p>3,33</text:p>
          </table:table-cell>
          <table:table-cell table:formula="of:=COS([.B200])" office:value-type="float" office:value="-0.981627183447664">
            <text:p>-0,98</text:p>
          </table:table-cell>
          <table:table-cell table:formula="of:=SIN([.B200])" office:value-type="float" office:value="-0.190808995376545">
            <text:p>-0,19</text:p>
          </table:table-cell>
          <table:table-cell table:formula="of:=[.$B$1]*COS([.B200]+[.$C$2])" office:value-type="float" office:value="-9.78147600733806">
            <text:p>-9,78</text:p>
          </table:table-cell>
          <table:table-cell table:formula="of:=([.E200]-[.E199])/([.B200]-[.B199])" office:value-type="float" office:value="1.99365403970757">
            <text:p>1,99</text:p>
          </table:table-cell>
          <table:table-cell table:formula="of:=[.F290]" office:value-type="float" office:value="9.79912267079226">
            <text:p>9,8</text:p>
          </table:table-cell>
          <table:table-cell table:formula="of:=([.G200]*[.C199]+[.F200]*[.D199])" office:value-type="float" office:value="-9.99644636980745">
            <text:p>-10</text:p>
          </table:table-cell>
          <table:table-cell table:formula="of:=[.G200]*[.D200]-[.F200]*[.C200]" office:value-type="float" office:value="0.0872642473818006">
            <text:p>0,09</text:p>
          </table:table-cell>
          <table:table-cell table:formula="of:=-[.I200]/[.H200]" office:value-type="float" office:value="0.00872952688921208">
            <text:p>0,01</text:p>
          </table:table-cell>
          <table:table-cell table:formula="of:=ATAN([.J200])*180/PI()" office:value-type="float" office:value="0.500152343512937">
            <text:p>0,5</text:p>
          </table:table-cell>
          <table:table-cell table:formula="of:=-[.F199]/([.D198]*COS([.K199]*PI()/180)+[.C198]*SIN([.K199]*PI()/180))" office:value-type="float" office:value="11.0410760641317">
            <text:p>11,04</text:p>
          </table:table-cell>
        </table:table-row>
        <table:table-row table:style-name="ro1">
          <table:table-cell table:formula="of:=[.A200]+1" office:value-type="float" office:value="192">
            <text:p>192</text:p>
          </table:table-cell>
          <table:table-cell table:formula="of:=[.A201]*PI()/180" office:value-type="float" office:value="3.35103216382911">
            <text:p>3,35</text:p>
          </table:table-cell>
          <table:table-cell table:formula="of:=COS([.B201])" office:value-type="float" office:value="-0.978147600733806">
            <text:p>-0,98</text:p>
          </table:table-cell>
          <table:table-cell table:formula="of:=SIN([.B201])" office:value-type="float" office:value="-0.207911690817759">
            <text:p>-0,21</text:p>
          </table:table-cell>
          <table:table-cell table:formula="of:=[.$B$1]*COS([.B201]+[.$C$2])" office:value-type="float" office:value="-9.74370064785235">
            <text:p>-9,74</text:p>
          </table:table-cell>
          <table:table-cell table:formula="of:=([.E201]-[.E200])/([.B201]-[.B200])" office:value-type="float" office:value="2.1643686681203">
            <text:p>2,16</text:p>
          </table:table-cell>
          <table:table-cell table:formula="of:=[.F291]" office:value-type="float" office:value="9.76283615635007">
            <text:p>9,76</text:p>
          </table:table-cell>
          <table:table-cell table:formula="of:=([.G201]*[.C200]+[.F201]*[.D200])" office:value-type="float" office:value="-9.99644636980744">
            <text:p>-10</text:p>
          </table:table-cell>
          <table:table-cell table:formula="of:=[.G201]*[.D201]-[.F201]*[.C201]" office:value-type="float" office:value="0.0872642473818046">
            <text:p>0,09</text:p>
          </table:table-cell>
          <table:table-cell table:formula="of:=-[.I201]/[.H201]" office:value-type="float" office:value="0.00872952688921249">
            <text:p>0,01</text:p>
          </table:table-cell>
          <table:table-cell table:formula="of:=ATAN([.J201])*180/PI()" office:value-type="float" office:value="0.50015234351296">
            <text:p>0,5</text:p>
          </table:table-cell>
          <table:table-cell table:formula="of:=-[.F200]/([.D199]*COS([.K200]*PI()/180)+[.C199]*SIN([.K200]*PI()/180))" office:value-type="float" office:value="10.9398287383532">
            <text:p>10,94</text:p>
          </table:table-cell>
        </table:table-row>
        <table:table-row table:style-name="ro1">
          <table:table-cell table:formula="of:=[.A201]+1" office:value-type="float" office:value="193">
            <text:p>193</text:p>
          </table:table-cell>
          <table:table-cell table:formula="of:=[.A202]*PI()/180" office:value-type="float" office:value="3.36848545634906">
            <text:p>3,37</text:p>
          </table:table-cell>
          <table:table-cell table:formula="of:=COS([.B202])" office:value-type="float" office:value="-0.974370064785235">
            <text:p>-0,97</text:p>
          </table:table-cell>
          <table:table-cell table:formula="of:=SIN([.B202])" office:value-type="float" office:value="-0.224951054343865">
            <text:p>-0,22</text:p>
          </table:table-cell>
          <table:table-cell table:formula="of:=[.$B$1]*COS([.B202]+[.$C$2])" office:value-type="float" office:value="-9.70295726275996">
            <text:p>-9,7</text:p>
          </table:table-cell>
          <table:table-cell table:formula="of:=([.E202]-[.E201])/([.B202]-[.B201])" office:value-type="float" office:value="2.3344240088701">
            <text:p>2,33</text:p>
          </table:table-cell>
          <table:table-cell table:formula="of:=[.F292]" office:value-type="float" office:value="9.72357578743994">
            <text:p>9,72</text:p>
          </table:table-cell>
          <table:table-cell table:formula="of:=([.G202]*[.C201]+[.F202]*[.D201])" office:value-type="float" office:value="-9.99644636980745">
            <text:p>-10</text:p>
          </table:table-cell>
          <table:table-cell table:formula="of:=[.G202]*[.D202]-[.F202]*[.C202]" office:value-type="float" office:value="0.087264247381873">
            <text:p>0,09</text:p>
          </table:table-cell>
          <table:table-cell table:formula="of:=-[.I202]/[.H202]" office:value-type="float" office:value="0.00872952688921932">
            <text:p>0,01</text:p>
          </table:table-cell>
          <table:table-cell table:formula="of:=ATAN([.J202])*180/PI()" office:value-type="float" office:value="0.500152343513351">
            <text:p>0,5</text:p>
          </table:table-cell>
          <table:table-cell table:formula="of:=-[.F201]/([.D200]*COS([.K201]*PI()/180)+[.C200]*SIN([.K201]*PI()/180))" office:value-type="float" office:value="10.8560104659089">
            <text:p>10,86</text:p>
          </table:table-cell>
        </table:table-row>
        <table:table-row table:style-name="ro1">
          <table:table-cell table:formula="of:=[.A202]+1" office:value-type="float" office:value="194">
            <text:p>194</text:p>
          </table:table-cell>
          <table:table-cell table:formula="of:=[.A203]*PI()/180" office:value-type="float" office:value="3.385938748869">
            <text:p>3,39</text:p>
          </table:table-cell>
          <table:table-cell table:formula="of:=COS([.B203])" office:value-type="float" office:value="-0.970295726275996">
            <text:p>-0,97</text:p>
          </table:table-cell>
          <table:table-cell table:formula="of:=SIN([.B203])" office:value-type="float" office:value="-0.241921895599667">
            <text:p>-0,24</text:p>
          </table:table-cell>
          <table:table-cell table:formula="of:=[.$B$1]*COS([.B203]+[.$C$2])" office:value-type="float" office:value="-9.65925826289069">
            <text:p>-9,66</text:p>
          </table:table-cell>
          <table:table-cell table:formula="of:=([.E203]-[.E202])/([.B203]-[.B202])" office:value-type="float" office:value="2.5037682614525">
            <text:p>2,5</text:p>
          </table:table-cell>
          <table:table-cell table:formula="of:=[.F293]" office:value-type="float" office:value="9.68135352315058">
            <text:p>9,68</text:p>
          </table:table-cell>
          <table:table-cell table:formula="of:=([.G203]*[.C202]+[.F203]*[.D202])" office:value-type="float" office:value="-9.99644636980744">
            <text:p>-10</text:p>
          </table:table-cell>
          <table:table-cell table:formula="of:=[.G203]*[.D203]-[.F203]*[.C203]" office:value-type="float" office:value="0.0872642473817331">
            <text:p>0,09</text:p>
          </table:table-cell>
          <table:table-cell table:formula="of:=-[.I203]/[.H203]" office:value-type="float" office:value="0.00872952688920533">
            <text:p>0,01</text:p>
          </table:table-cell>
          <table:table-cell table:formula="of:=ATAN([.J203])*180/PI()" office:value-type="float" office:value="0.50015234351255">
            <text:p>0,5</text:p>
          </table:table-cell>
          <table:table-cell table:formula="of:=-[.F202]/([.D201]*COS([.K202]*PI()/180)+[.C201]*SIN([.K202]*PI()/180))" office:value-type="float" office:value="10.7854378817974">
            <text:p>10,79</text:p>
          </table:table-cell>
        </table:table-row>
        <table:table-row table:style-name="ro1">
          <table:table-cell table:formula="of:=[.A203]+1" office:value-type="float" office:value="195">
            <text:p>195</text:p>
          </table:table-cell>
          <table:table-cell table:formula="of:=[.A204]*PI()/180" office:value-type="float" office:value="3.40339204138894">
            <text:p>3,4</text:p>
          </table:table-cell>
          <table:table-cell table:formula="of:=COS([.B204])" office:value-type="float" office:value="-0.965925826289068">
            <text:p>-0,97</text:p>
          </table:table-cell>
          <table:table-cell table:formula="of:=SIN([.B204])" office:value-type="float" office:value="-0.25881904510252">
            <text:p>-0,26</text:p>
          </table:table-cell>
          <table:table-cell table:formula="of:=[.$B$1]*COS([.B204]+[.$C$2])" office:value-type="float" office:value="-9.61261695938319">
            <text:p>-9,61</text:p>
          </table:table-cell>
          <table:table-cell table:formula="of:=([.E204]-[.E203])/([.B204]-[.B203])" office:value-type="float" office:value="2.67234984196816">
            <text:p>2,67</text:p>
          </table:table-cell>
          <table:table-cell table:formula="of:=[.F294]" office:value-type="float" office:value="9.63618222479265">
            <text:p>9,64</text:p>
          </table:table-cell>
          <table:table-cell table:formula="of:=([.G204]*[.C203]+[.F204]*[.D203])" office:value-type="float" office:value="-9.99644636980744">
            <text:p>-10</text:p>
          </table:table-cell>
          <table:table-cell table:formula="of:=[.G204]*[.D204]-[.F204]*[.C204]" office:value-type="float" office:value="0.0872642473818392">
            <text:p>0,09</text:p>
          </table:table-cell>
          <table:table-cell table:formula="of:=-[.I204]/[.H204]" office:value-type="float" office:value="0.00872952688921595">
            <text:p>0,01</text:p>
          </table:table-cell>
          <table:table-cell table:formula="of:=ATAN([.J204])*180/PI()" office:value-type="float" office:value="0.500152343513159">
            <text:p>0,5</text:p>
          </table:table-cell>
          <table:table-cell table:formula="of:=-[.F203]/([.D202]*COS([.K203]*PI()/180)+[.C202]*SIN([.K203]*PI()/180))" office:value-type="float" office:value="10.7251670837805">
            <text:p>10,73</text:p>
          </table:table-cell>
        </table:table-row>
        <table:table-row table:style-name="ro1">
          <table:table-cell table:formula="of:=[.A204]+1" office:value-type="float" office:value="196">
            <text:p>196</text:p>
          </table:table-cell>
          <table:table-cell table:formula="of:=[.A205]*PI()/180" office:value-type="float" office:value="3.42084533390889">
            <text:p>3,42</text:p>
          </table:table-cell>
          <table:table-cell table:formula="of:=COS([.B205])" office:value-type="float" office:value="-0.961261695938319">
            <text:p>-0,96</text:p>
          </table:table-cell>
          <table:table-cell table:formula="of:=SIN([.B205])" office:value-type="float" office:value="-0.275637355816999">
            <text:p>-0,28</text:p>
          </table:table-cell>
          <table:table-cell table:formula="of:=[.$B$1]*COS([.B205]+[.$C$2])" office:value-type="float" office:value="-9.56304755963036">
            <text:p>-9,56</text:p>
          </table:table-cell>
          <table:table-cell table:formula="of:=([.E205]-[.E204])/([.B205]-[.B204])" office:value-type="float" office:value="2.84011739883425">
            <text:p>2,84</text:p>
          </table:table-cell>
          <table:table-cell table:formula="of:=[.F295]" office:value-type="float" office:value="9.58807565198131">
            <text:p>9,59</text:p>
          </table:table-cell>
          <table:table-cell table:formula="of:=([.G205]*[.C204]+[.F205]*[.D204])" office:value-type="float" office:value="-9.99644636980748">
            <text:p>-10</text:p>
          </table:table-cell>
          <table:table-cell table:formula="of:=[.G205]*[.D205]-[.F205]*[.C205]" office:value-type="float" office:value="0.0872642473818566">
            <text:p>0,09</text:p>
          </table:table-cell>
          <table:table-cell table:formula="of:=-[.I205]/[.H205]" office:value-type="float" office:value="0.00872952688921765">
            <text:p>0,01</text:p>
          </table:table-cell>
          <table:table-cell table:formula="of:=ATAN([.J205])*180/PI()" office:value-type="float" office:value="0.500152343513256">
            <text:p>0,5</text:p>
          </table:table-cell>
          <table:table-cell table:formula="of:=-[.F204]/([.D203]*COS([.K204]*PI()/180)+[.C203]*SIN([.K204]*PI()/180))" office:value-type="float" office:value="10.6730662355489">
            <text:p>10,67</text:p>
          </table:table-cell>
        </table:table-row>
        <table:table-row table:style-name="ro1">
          <table:table-cell table:formula="of:=[.A205]+1" office:value-type="float" office:value="197">
            <text:p>197</text:p>
          </table:table-cell>
          <table:table-cell table:formula="of:=[.A206]*PI()/180" office:value-type="float" office:value="3.43829862642883">
            <text:p>3,44</text:p>
          </table:table-cell>
          <table:table-cell table:formula="of:=COS([.B206])" office:value-type="float" office:value="-0.956304755963036">
            <text:p>-0,96</text:p>
          </table:table-cell>
          <table:table-cell table:formula="of:=SIN([.B206])" office:value-type="float" office:value="-0.292371704722736">
            <text:p>-0,29</text:p>
          </table:table-cell>
          <table:table-cell table:formula="of:=[.$B$1]*COS([.B206]+[.$C$2])" office:value-type="float" office:value="-9.51056516295154">
            <text:p>-9,51</text:p>
          </table:table-cell>
          <table:table-cell table:formula="of:=([.E206]-[.E205])/([.B206]-[.B205])" office:value-type="float" office:value="3.00701982842767">
            <text:p>3,01</text:p>
          </table:table-cell>
          <table:table-cell table:formula="of:=[.F296]" office:value-type="float" office:value="9.53704845844452">
            <text:p>9,54</text:p>
          </table:table-cell>
          <table:table-cell table:formula="of:=([.G206]*[.C205]+[.F206]*[.D205])" office:value-type="float" office:value="-9.9964463698074">
            <text:p>-10</text:p>
          </table:table-cell>
          <table:table-cell table:formula="of:=[.G206]*[.D206]-[.F206]*[.C206]" office:value-type="float" office:value="0.0872642473817642">
            <text:p>0,09</text:p>
          </table:table-cell>
          <table:table-cell table:formula="of:=-[.I206]/[.H206]" office:value-type="float" office:value="0.00872952688920848">
            <text:p>0,01</text:p>
          </table:table-cell>
          <table:table-cell table:formula="of:=ATAN([.J206])*180/PI()" office:value-type="float" office:value="0.500152343512731">
            <text:p>0,5</text:p>
          </table:table-cell>
          <table:table-cell table:formula="of:=-[.F205]/([.D204]*COS([.K205]*PI()/180)+[.C204]*SIN([.K205]*PI()/180))" office:value-type="float" office:value="10.6275536121672">
            <text:p>10,63</text:p>
          </table:table-cell>
        </table:table-row>
        <table:table-row table:style-name="ro1">
          <table:table-cell table:formula="of:=[.A206]+1" office:value-type="float" office:value="198">
            <text:p>198</text:p>
          </table:table-cell>
          <table:table-cell table:formula="of:=[.A207]*PI()/180" office:value-type="float" office:value="3.45575191894877">
            <text:p>3,46</text:p>
          </table:table-cell>
          <table:table-cell table:formula="of:=COS([.B207])" office:value-type="float" office:value="-0.951056516295153">
            <text:p>-0,95</text:p>
          </table:table-cell>
          <table:table-cell table:formula="of:=SIN([.B207])" office:value-type="float" office:value="-0.309016994374948">
            <text:p>-0,31</text:p>
          </table:table-cell>
          <table:table-cell table:formula="of:=[.$B$1]*COS([.B207]+[.$C$2])" office:value-type="float" office:value="-9.45518575599317">
            <text:p>-9,46</text:p>
          </table:table-cell>
          <table:table-cell table:formula="of:=([.E207]-[.E206])/([.B207]-[.B206])" office:value-type="float" office:value="3.17300629065197">
            <text:p>3,17</text:p>
          </table:table-cell>
          <table:table-cell table:formula="of:=[.F297]" office:value-type="float" office:value="9.48311618755991">
            <text:p>9,48</text:p>
          </table:table-cell>
          <table:table-cell table:formula="of:=([.G207]*[.C206]+[.F207]*[.D206])" office:value-type="float" office:value="-9.99644636980748">
            <text:p>-10</text:p>
          </table:table-cell>
          <table:table-cell table:formula="of:=[.G207]*[.D207]-[.F207]*[.C207]" office:value-type="float" office:value="0.0872642473818952">
            <text:p>0,09</text:p>
          </table:table-cell>
          <table:table-cell table:formula="of:=-[.I207]/[.H207]" office:value-type="float" office:value="0.00872952688922152">
            <text:p>0,01</text:p>
          </table:table-cell>
          <table:table-cell table:formula="of:=ATAN([.J207])*180/PI()" office:value-type="float" office:value="0.500152343513477">
            <text:p>0,5</text:p>
          </table:table-cell>
          <table:table-cell table:formula="of:=-[.F206]/([.D205]*COS([.K206]*PI()/180)+[.C205]*SIN([.K206]*PI()/180))" office:value-type="float" office:value="10.5874309008094">
            <text:p>10,59</text:p>
          </table:table-cell>
        </table:table-row>
        <table:table-row table:style-name="ro1">
          <table:table-cell table:formula="of:=[.A207]+1" office:value-type="float" office:value="199">
            <text:p>199</text:p>
          </table:table-cell>
          <table:table-cell table:formula="of:=[.A208]*PI()/180" office:value-type="float" office:value="3.47320521146872">
            <text:p>3,47</text:p>
          </table:table-cell>
          <table:table-cell table:formula="of:=COS([.B208])" office:value-type="float" office:value="-0.945518575599317">
            <text:p>-0,95</text:p>
          </table:table-cell>
          <table:table-cell table:formula="of:=SIN([.B208])" office:value-type="float" office:value="-0.325568154457157">
            <text:p>-0,33</text:p>
          </table:table-cell>
          <table:table-cell table:formula="of:=[.$B$1]*COS([.B208]+[.$C$2])" office:value-type="float" office:value="-9.39692620785909">
            <text:p>-9,4</text:p>
          </table:table-cell>
          <table:table-cell table:formula="of:=([.E208]-[.E207])/([.B208]-[.B207])" office:value-type="float" office:value="3.33802622442219">
            <text:p>3,34</text:p>
          </table:table-cell>
          <table:table-cell table:formula="of:=[.F298]" office:value-type="float" office:value="9.42629526761954">
            <text:p>9,43</text:p>
          </table:table-cell>
          <table:table-cell table:formula="of:=([.G208]*[.C207]+[.F208]*[.D207])" office:value-type="float" office:value="-9.99644636980743">
            <text:p>-10</text:p>
          </table:table-cell>
          <table:table-cell table:formula="of:=[.G208]*[.D208]-[.F208]*[.C208]" office:value-type="float" office:value="0.0872642473817109">
            <text:p>0,09</text:p>
          </table:table-cell>
          <table:table-cell table:formula="of:=-[.I208]/[.H208]" office:value-type="float" office:value="0.00872952688920312">
            <text:p>0,01</text:p>
          </table:table-cell>
          <table:table-cell table:formula="of:=ATAN([.J208])*180/PI()" office:value-type="float" office:value="0.500152343512423">
            <text:p>0,5</text:p>
          </table:table-cell>
          <table:table-cell table:formula="of:=-[.F207]/([.D206]*COS([.K207]*PI()/180)+[.C206]*SIN([.K207]*PI()/180))" office:value-type="float" office:value="10.551773655003">
            <text:p>10,55</text:p>
          </table:table-cell>
        </table:table-row>
        <table:table-row table:style-name="ro1">
          <table:table-cell table:formula="of:=[.A208]+1" office:value-type="float" office:value="200">
            <text:p>200</text:p>
          </table:table-cell>
          <table:table-cell table:formula="of:=[.A209]*PI()/180" office:value-type="float" office:value="3.49065850398866">
            <text:p>3,49</text:p>
          </table:table-cell>
          <table:table-cell table:formula="of:=COS([.B209])" office:value-type="float" office:value="-0.939692620785908">
            <text:p>-0,94</text:p>
          </table:table-cell>
          <table:table-cell table:formula="of:=SIN([.B209])" office:value-type="float" office:value="-0.342020143325669">
            <text:p>-0,34</text:p>
          </table:table-cell>
          <table:table-cell table:formula="of:=[.$B$1]*COS([.B209]+[.$C$2])" office:value-type="float" office:value="-9.33580426497202">
            <text:p>-9,34</text:p>
          </table:table-cell>
          <table:table-cell table:formula="of:=([.E209]-[.E208])/([.B209]-[.B208])" office:value-type="float" office:value="3.50202936306859">
            <text:p>3,5</text:p>
          </table:table-cell>
          <table:table-cell table:formula="of:=[.F299]" office:value-type="float" office:value="9.36660300682604">
            <text:p>9,37</text:p>
          </table:table-cell>
          <table:table-cell table:formula="of:=([.G209]*[.C208]+[.F209]*[.D208])" office:value-type="float" office:value="-9.99644636980745">
            <text:p>-10</text:p>
          </table:table-cell>
          <table:table-cell table:formula="of:=[.G209]*[.D209]-[.F209]*[.C209]" office:value-type="float" office:value="0.0872642473818517">
            <text:p>0,09</text:p>
          </table:table-cell>
          <table:table-cell table:formula="of:=-[.I209]/[.H209]" office:value-type="float" office:value="0.00872952688921719">
            <text:p>0,01</text:p>
          </table:table-cell>
          <table:table-cell table:formula="of:=ATAN([.J209])*180/PI()" office:value-type="float" office:value="0.500152343513229">
            <text:p>0,5</text:p>
          </table:table-cell>
          <table:table-cell table:formula="of:=-[.F208]/([.D207]*COS([.K208]*PI()/180)+[.C207]*SIN([.K208]*PI()/180))" office:value-type="float" office:value="10.5198572769033">
            <text:p>10,52</text:p>
          </table:table-cell>
        </table:table-row>
        <table:table-row table:style-name="ro1">
          <table:table-cell table:formula="of:=[.A209]+1" office:value-type="float" office:value="201">
            <text:p>201</text:p>
          </table:table-cell>
          <table:table-cell table:formula="of:=[.A210]*PI()/180" office:value-type="float" office:value="3.5081117965086">
            <text:p>3,51</text:p>
          </table:table-cell>
          <table:table-cell table:formula="of:=COS([.B210])" office:value-type="float" office:value="-0.933580426497202">
            <text:p>-0,93</text:p>
          </table:table-cell>
          <table:table-cell table:formula="of:=SIN([.B210])" office:value-type="float" office:value="-0.3583679495453">
            <text:p>-0,36</text:p>
          </table:table-cell>
          <table:table-cell table:formula="of:=[.$B$1]*COS([.B210]+[.$C$2])" office:value-type="float" office:value="-9.27183854566787">
            <text:p>-9,27</text:p>
          </table:table-cell>
          <table:table-cell table:formula="of:=([.E210]-[.E209])/([.B210]-[.B209])" office:value-type="float" office:value="3.66496574964594">
            <text:p>3,66</text:p>
          </table:table-cell>
          <table:table-cell table:formula="of:=[.F300]" office:value-type="float" office:value="9.30405758802036">
            <text:p>9,3</text:p>
          </table:table-cell>
          <table:table-cell table:formula="of:=([.G210]*[.C209]+[.F210]*[.D209])" office:value-type="float" office:value="-9.99644636980744">
            <text:p>-10</text:p>
          </table:table-cell>
          <table:table-cell table:formula="of:=[.G210]*[.D210]-[.F210]*[.C210]" office:value-type="float" office:value="0.0872642473818424">
            <text:p>0,09</text:p>
          </table:table-cell>
          <table:table-cell table:formula="of:=-[.I210]/[.H210]" office:value-type="float" office:value="0.00872952688921626">
            <text:p>0,01</text:p>
          </table:table-cell>
          <table:table-cell table:formula="of:=ATAN([.J210])*180/PI()" office:value-type="float" office:value="0.500152343513176">
            <text:p>0,5</text:p>
          </table:table-cell>
          <table:table-cell table:formula="of:=-[.F209]/([.D208]*COS([.K209]*PI()/180)+[.C208]*SIN([.K209]*PI()/180))" office:value-type="float" office:value="10.491105774049">
            <text:p>10,49</text:p>
          </table:table-cell>
        </table:table-row>
        <table:table-row table:style-name="ro1">
          <table:table-cell table:formula="of:=[.A210]+1" office:value-type="float" office:value="202">
            <text:p>202</text:p>
          </table:table-cell>
          <table:table-cell table:formula="of:=[.A211]*PI()/180" office:value-type="float" office:value="3.52556508902855">
            <text:p>3,53</text:p>
          </table:table-cell>
          <table:table-cell table:formula="of:=COS([.B211])" office:value-type="float" office:value="-0.927183854566787">
            <text:p>-0,93</text:p>
          </table:table-cell>
          <table:table-cell table:formula="of:=SIN([.B211])" office:value-type="float" office:value="-0.374606593415912">
            <text:p>-0,37</text:p>
          </table:table-cell>
          <table:table-cell table:formula="of:=[.$B$1]*COS([.B211]+[.$C$2])" office:value-type="float" office:value="-9.2050485345244">
            <text:p>-9,21</text:p>
          </table:table-cell>
          <table:table-cell table:formula="of:=([.E211]-[.E210])/([.B211]-[.B210])" office:value-type="float" office:value="3.82678575215268">
            <text:p>3,83</text:p>
          </table:table-cell>
          <table:table-cell table:formula="of:=[.F301]" office:value-type="float" office:value="9.23867806314298">
            <text:p>9,24</text:p>
          </table:table-cell>
          <table:table-cell table:formula="of:=([.G211]*[.C210]+[.F211]*[.D210])" office:value-type="float" office:value="-9.99644636980749">
            <text:p>-10</text:p>
          </table:table-cell>
          <table:table-cell table:formula="of:=[.G211]*[.D211]-[.F211]*[.C211]" office:value-type="float" office:value="0.0872642473818748">
            <text:p>0,09</text:p>
          </table:table-cell>
          <table:table-cell table:formula="of:=-[.I211]/[.H211]" office:value-type="float" office:value="0.00872952688921946">
            <text:p>0,01</text:p>
          </table:table-cell>
          <table:table-cell table:formula="of:=ATAN([.J211])*180/PI()" office:value-type="float" office:value="0.50015234351336">
            <text:p>0,5</text:p>
          </table:table-cell>
          <table:table-cell table:formula="of:=-[.F210]/([.D209]*COS([.K210]*PI()/180)+[.C209]*SIN([.K210]*PI()/180))" office:value-type="float" office:value="10.4650555140011">
            <text:p>10,47</text:p>
          </table:table-cell>
        </table:table-row>
        <table:table-row table:style-name="ro1">
          <table:table-cell table:formula="of:=[.A211]+1" office:value-type="float" office:value="203">
            <text:p>203</text:p>
          </table:table-cell>
          <table:table-cell table:formula="of:=[.A212]*PI()/180" office:value-type="float" office:value="3.54301838154849">
            <text:p>3,54</text:p>
          </table:table-cell>
          <table:table-cell table:formula="of:=COS([.B212])" office:value-type="float" office:value="-0.92050485345244">
            <text:p>-0,92</text:p>
          </table:table-cell>
          <table:table-cell table:formula="of:=SIN([.B212])" office:value-type="float" office:value="-0.390731128489274">
            <text:p>-0,39</text:p>
          </table:table-cell>
          <table:table-cell table:formula="of:=[.$B$1]*COS([.B212]+[.$C$2])" office:value-type="float" office:value="-9.13545457642601">
            <text:p>-9,14</text:p>
          </table:table-cell>
          <table:table-cell table:formula="of:=([.E212]-[.E211])/([.B212]-[.B211])" office:value-type="float" office:value="3.98744007864825">
            <text:p>3,99</text:p>
          </table:table-cell>
          <table:table-cell table:formula="of:=[.F302]" office:value-type="float" office:value="9.17048434743043">
            <text:p>9,17</text:p>
          </table:table-cell>
          <table:table-cell table:formula="of:=([.G212]*[.C211]+[.F212]*[.D211])" office:value-type="float" office:value="-9.99644636980744">
            <text:p>-10</text:p>
          </table:table-cell>
          <table:table-cell table:formula="of:=[.G212]*[.D212]-[.F212]*[.C212]" office:value-type="float" office:value="0.0872642473817851">
            <text:p>0,09</text:p>
          </table:table-cell>
          <table:table-cell table:formula="of:=-[.I212]/[.H212]" office:value-type="float" office:value="0.00872952688921054">
            <text:p>0,01</text:p>
          </table:table-cell>
          <table:table-cell table:formula="of:=ATAN([.J212])*180/PI()" office:value-type="float" office:value="0.500152343512848">
            <text:p>0,5</text:p>
          </table:table-cell>
          <table:table-cell table:formula="of:=-[.F211]/([.D210]*COS([.K211]*PI()/180)+[.C210]*SIN([.K211]*PI()/180))" office:value-type="float" office:value="10.4413290938684">
            <text:p>10,44</text:p>
          </table:table-cell>
        </table:table-row>
        <table:table-row table:style-name="ro1">
          <table:table-cell table:formula="of:=[.A212]+1" office:value-type="float" office:value="204">
            <text:p>204</text:p>
          </table:table-cell>
          <table:table-cell table:formula="of:=[.A213]*PI()/180" office:value-type="float" office:value="3.56047167406843">
            <text:p>3,56</text:p>
          </table:table-cell>
          <table:table-cell table:formula="of:=COS([.B213])" office:value-type="float" office:value="-0.913545457642601">
            <text:p>-0,91</text:p>
          </table:table-cell>
          <table:table-cell table:formula="of:=SIN([.B213])" office:value-type="float" office:value="-0.4067366430758">
            <text:p>-0,41</text:p>
          </table:table-cell>
          <table:table-cell table:formula="of:=[.$B$1]*COS([.B213]+[.$C$2])" office:value-type="float" office:value="-9.0630778703665">
            <text:p>-9,06</text:p>
          </table:table-cell>
          <table:table-cell table:formula="of:=([.E213]-[.E212])/([.B213]-[.B212])" office:value-type="float" office:value="4.14687979226879">
            <text:p>4,15</text:p>
          </table:table-cell>
          <table:table-cell table:formula="of:=[.F303]" office:value-type="float" office:value="9.09949721334918">
            <text:p>9,1</text:p>
          </table:table-cell>
          <table:table-cell table:formula="of:=([.G213]*[.C212]+[.F213]*[.D212])" office:value-type="float" office:value="-9.99644636980742">
            <text:p>-10</text:p>
          </table:table-cell>
          <table:table-cell table:formula="of:=[.G213]*[.D213]-[.F213]*[.C213]" office:value-type="float" office:value="0.0872642473818028">
            <text:p>0,09</text:p>
          </table:table-cell>
          <table:table-cell table:formula="of:=-[.I213]/[.H213]" office:value-type="float" office:value="0.00872952688921233">
            <text:p>0,01</text:p>
          </table:table-cell>
          <table:table-cell table:formula="of:=ATAN([.J213])*180/PI()" office:value-type="float" office:value="0.500152343512951">
            <text:p>0,5</text:p>
          </table:table-cell>
          <table:table-cell table:formula="of:=-[.F212]/([.D211]*COS([.K212]*PI()/180)+[.C211]*SIN([.K212]*PI()/180))" office:value-type="float" office:value="10.4196161778866">
            <text:p>10,42</text:p>
          </table:table-cell>
        </table:table-row>
        <table:table-row table:style-name="ro1">
          <table:table-cell table:formula="of:=[.A213]+1" office:value-type="float" office:value="205">
            <text:p>205</text:p>
          </table:table-cell>
          <table:table-cell table:formula="of:=[.A214]*PI()/180" office:value-type="float" office:value="3.57792496658838">
            <text:p>3,58</text:p>
          </table:table-cell>
          <table:table-cell table:formula="of:=COS([.B214])" office:value-type="float" office:value="-0.90630778703665">
            <text:p>-0,91</text:p>
          </table:table-cell>
          <table:table-cell table:formula="of:=SIN([.B214])" office:value-type="float" office:value="-0.422618261740699">
            <text:p>-0,42</text:p>
          </table:table-cell>
          <table:table-cell table:formula="of:=[.$B$1]*COS([.B214]+[.$C$2])" office:value-type="float" office:value="-8.98794046299167">
            <text:p>-8,99</text:p>
          </table:table-cell>
          <table:table-cell table:formula="of:=([.E214]-[.E213])/([.B214]-[.B213])" office:value-type="float" office:value="4.30505632613288">
            <text:p>4,31</text:p>
          </table:table-cell>
          <table:table-cell table:formula="of:=[.F304]" office:value-type="float" office:value="9.02573828426794">
            <text:p>9,03</text:p>
          </table:table-cell>
          <table:table-cell table:formula="of:=([.G214]*[.C213]+[.F214]*[.D213])" office:value-type="float" office:value="-9.99644636980743">
            <text:p>-10</text:p>
          </table:table-cell>
          <table:table-cell table:formula="of:=[.G214]*[.D214]-[.F214]*[.C214]" office:value-type="float" office:value="0.0872642473818179">
            <text:p>0,09</text:p>
          </table:table-cell>
          <table:table-cell table:formula="of:=-[.I214]/[.H214]" office:value-type="float" office:value="0.00872952688921383">
            <text:p>0,01</text:p>
          </table:table-cell>
          <table:table-cell table:formula="of:=ATAN([.J214])*180/PI()" office:value-type="float" office:value="0.500152343513037">
            <text:p>0,5</text:p>
          </table:table-cell>
          <table:table-cell table:formula="of:=-[.F213]/([.D212]*COS([.K213]*PI()/180)+[.C212]*SIN([.K213]*PI()/180))" office:value-type="float" office:value="10.3996592274732">
            <text:p>10,4</text:p>
          </table:table-cell>
        </table:table-row>
        <table:table-row table:style-name="ro1">
          <table:table-cell table:formula="of:=[.A214]+1" office:value-type="float" office:value="206">
            <text:p>206</text:p>
          </table:table-cell>
          <table:table-cell table:formula="of:=[.A215]*PI()/180" office:value-type="float" office:value="3.59537825910832">
            <text:p>3,6</text:p>
          </table:table-cell>
          <table:table-cell table:formula="of:=COS([.B215])" office:value-type="float" office:value="-0.898794046299167">
            <text:p>-0,9</text:p>
          </table:table-cell>
          <table:table-cell table:formula="of:=SIN([.B215])" office:value-type="float" office:value="-0.438371146789077">
            <text:p>-0,44</text:p>
          </table:table-cell>
          <table:table-cell table:formula="of:=[.$B$1]*COS([.B215]+[.$C$2])" office:value-type="float" office:value="-8.91006524188368">
            <text:p>-8,91</text:p>
          </table:table-cell>
          <table:table-cell table:formula="of:=([.E215]-[.E214])/([.B215]-[.B214])" office:value-type="float" office:value="4.46192149813605">
            <text:p>4,46</text:p>
          </table:table-cell>
          <table:table-cell table:formula="of:=[.F305]" office:value-type="float" office:value="8.94923002787109">
            <text:p>8,95</text:p>
          </table:table-cell>
          <table:table-cell table:formula="of:=([.G215]*[.C214]+[.F215]*[.D214])" office:value-type="float" office:value="-9.99644636980749">
            <text:p>-10</text:p>
          </table:table-cell>
          <table:table-cell table:formula="of:=[.G215]*[.D215]-[.F215]*[.C215]" office:value-type="float" office:value="0.0872642473818468">
            <text:p>0,09</text:p>
          </table:table-cell>
          <table:table-cell table:formula="of:=-[.I215]/[.H215]" office:value-type="float" office:value="0.00872952688921666">
            <text:p>0,01</text:p>
          </table:table-cell>
          <table:table-cell table:formula="of:=ATAN([.J215])*180/PI()" office:value-type="float" office:value="0.500152343513199">
            <text:p>0,5</text:p>
          </table:table-cell>
          <table:table-cell table:formula="of:=-[.F214]/([.D213]*COS([.K214]*PI()/180)+[.C213]*SIN([.K214]*PI()/180))" office:value-type="float" office:value="10.3812427259154">
            <text:p>10,38</text:p>
          </table:table-cell>
        </table:table-row>
        <table:table-row table:style-name="ro1">
          <table:table-cell table:formula="of:=[.A215]+1" office:value-type="float" office:value="207">
            <text:p>207</text:p>
          </table:table-cell>
          <table:table-cell table:formula="of:=[.A216]*PI()/180" office:value-type="float" office:value="3.61283155162826">
            <text:p>3,61</text:p>
          </table:table-cell>
          <table:table-cell table:formula="of:=COS([.B216])" office:value-type="float" office:value="-0.891006524188368">
            <text:p>-0,89</text:p>
          </table:table-cell>
          <table:table-cell table:formula="of:=SIN([.B216])" office:value-type="float" office:value="-0.453990499739546">
            <text:p>-0,45</text:p>
          </table:table-cell>
          <table:table-cell table:formula="of:=[.$B$1]*COS([.B216]+[.$C$2])" office:value-type="float" office:value="-8.82947592858927">
            <text:p>-8,83</text:p>
          </table:table-cell>
          <table:table-cell table:formula="of:=([.E216]-[.E215])/([.B216]-[.B215])" office:value-type="float" office:value="4.61742752562712">
            <text:p>4,62</text:p>
          </table:table-cell>
          <table:table-cell table:formula="of:=[.F306]" office:value-type="float" office:value="8.86999574931447">
            <text:p>8,87</text:p>
          </table:table-cell>
          <table:table-cell table:formula="of:=([.G216]*[.C215]+[.F216]*[.D215])" office:value-type="float" office:value="-9.99644636980738">
            <text:p>-10</text:p>
          </table:table-cell>
          <table:table-cell table:formula="of:=[.G216]*[.D216]-[.F216]*[.C216]" office:value-type="float" office:value="0.0872642473817837">
            <text:p>0,09</text:p>
          </table:table-cell>
          <table:table-cell table:formula="of:=-[.I216]/[.H216]" office:value-type="float" office:value="0.00872952688921045">
            <text:p>0,01</text:p>
          </table:table-cell>
          <table:table-cell table:formula="of:=ATAN([.J216])*180/PI()" office:value-type="float" office:value="0.500152343512844">
            <text:p>0,5</text:p>
          </table:table-cell>
          <table:table-cell table:formula="of:=-[.F215]/([.D214]*COS([.K215]*PI()/180)+[.C214]*SIN([.K215]*PI()/180))" office:value-type="float" office:value="10.3641849383857">
            <text:p>10,36</text:p>
          </table:table-cell>
        </table:table-row>
        <table:table-row table:style-name="ro1">
          <table:table-cell table:formula="of:=[.A216]+1" office:value-type="float" office:value="208">
            <text:p>208</text:p>
          </table:table-cell>
          <table:table-cell table:formula="of:=[.A217]*PI()/180" office:value-type="float" office:value="3.63028484414821">
            <text:p>3,63</text:p>
          </table:table-cell>
          <table:table-cell table:formula="of:=COS([.B217])" office:value-type="float" office:value="-0.882947592858927">
            <text:p>-0,88</text:p>
          </table:table-cell>
          <table:table-cell table:formula="of:=SIN([.B217])" office:value-type="float" office:value="-0.469471562785891">
            <text:p>-0,47</text:p>
          </table:table-cell>
          <table:table-cell table:formula="of:=[.$B$1]*COS([.B217]+[.$C$2])" office:value-type="float" office:value="-8.74619707139396">
            <text:p>-8,75</text:p>
          </table:table-cell>
          <table:table-cell table:formula="of:=([.E217]-[.E216])/([.B217]-[.B216])" office:value-type="float" office:value="4.77152703996408">
            <text:p>4,77</text:p>
          </table:table-cell>
          <table:table-cell table:formula="of:=[.F307]" office:value-type="float" office:value="8.78805958412713">
            <text:p>8,79</text:p>
          </table:table-cell>
          <table:table-cell table:formula="of:=([.G217]*[.C216]+[.F217]*[.D216])" office:value-type="float" office:value="-9.99644636980744">
            <text:p>-10</text:p>
          </table:table-cell>
          <table:table-cell table:formula="of:=[.G217]*[.D217]-[.F217]*[.C217]" office:value-type="float" office:value="0.0872642473818761">
            <text:p>0,09</text:p>
          </table:table-cell>
          <table:table-cell table:formula="of:=-[.I217]/[.H217]" office:value-type="float" office:value="0.00872952688921964">
            <text:p>0,01</text:p>
          </table:table-cell>
          <table:table-cell table:formula="of:=ATAN([.J217])*180/PI()" office:value-type="float" office:value="0.50015234351337">
            <text:p>0,5</text:p>
          </table:table-cell>
          <table:table-cell table:formula="of:=-[.F216]/([.D215]*COS([.K216]*PI()/180)+[.C215]*SIN([.K216]*PI()/180))" office:value-type="float" office:value="10.348331537578">
            <text:p>10,35</text:p>
          </table:table-cell>
        </table:table-row>
        <table:table-row table:style-name="ro1">
          <table:table-cell table:formula="of:=[.A217]+1" office:value-type="float" office:value="209">
            <text:p>209</text:p>
          </table:table-cell>
          <table:table-cell table:formula="of:=[.A218]*PI()/180" office:value-type="float" office:value="3.64773813666815">
            <text:p>3,65</text:p>
          </table:table-cell>
          <table:table-cell table:formula="of:=COS([.B218])" office:value-type="float" office:value="-0.874619707139396">
            <text:p>-0,87</text:p>
          </table:table-cell>
          <table:table-cell table:formula="of:=SIN([.B218])" office:value-type="float" office:value="-0.484809620246337">
            <text:p>-0,48</text:p>
          </table:table-cell>
          <table:table-cell table:formula="of:=[.$B$1]*COS([.B218]+[.$C$2])" office:value-type="float" office:value="-8.66025403784439">
            <text:p>-8,66</text:p>
          </table:table-cell>
          <table:table-cell table:formula="of:=([.E218]-[.E217])/([.B218]-[.B217])" office:value-type="float" office:value="4.92417310094159">
            <text:p>4,92</text:p>
          </table:table-cell>
          <table:table-cell table:formula="of:=[.F308]" office:value-type="float" office:value="8.70344649085867">
            <text:p>8,7</text:p>
          </table:table-cell>
          <table:table-cell table:formula="of:=([.G218]*[.C217]+[.F218]*[.D217])" office:value-type="float" office:value="-9.99644636980743">
            <text:p>-10</text:p>
          </table:table-cell>
          <table:table-cell table:formula="of:=[.G218]*[.D218]-[.F218]*[.C218]" office:value-type="float" office:value="0.0872642473817145">
            <text:p>0,09</text:p>
          </table:table-cell>
          <table:table-cell table:formula="of:=-[.I218]/[.H218]" office:value-type="float" office:value="0.00872952688920348">
            <text:p>0,01</text:p>
          </table:table-cell>
          <table:table-cell table:formula="of:=ATAN([.J218])*180/PI()" office:value-type="float" office:value="0.500152343512444">
            <text:p>0,5</text:p>
          </table:table-cell>
          <table:table-cell table:formula="of:=-[.F217]/([.D216]*COS([.K217]*PI()/180)+[.C216]*SIN([.K217]*PI()/180))" office:value-type="float" office:value="10.3335506200829">
            <text:p>10,33</text:p>
          </table:table-cell>
        </table:table-row>
        <table:table-row table:style-name="ro1">
          <table:table-cell table:formula="of:=[.A218]+1" office:value-type="float" office:value="210">
            <text:p>210</text:p>
          </table:table-cell>
          <table:table-cell table:formula="of:=[.A219]*PI()/180" office:value-type="float" office:value="3.66519142918809">
            <text:p>3,67</text:p>
          </table:table-cell>
          <table:table-cell table:formula="of:=COS([.B219])" office:value-type="float" office:value="-0.866025403784439">
            <text:p>-0,87</text:p>
          </table:table-cell>
          <table:table-cell table:formula="of:=SIN([.B219])" office:value-type="float" office:value="-0.5">
            <text:p>-0,5</text:p>
          </table:table-cell>
          <table:table-cell table:formula="of:=[.$B$1]*COS([.B219]+[.$C$2])" office:value-type="float" office:value="-8.57167300702112">
            <text:p>-8,57</text:p>
          </table:table-cell>
          <table:table-cell table:formula="of:=([.E219]-[.E218])/([.B219]-[.B218])" office:value-type="float" office:value="5.07531921109129">
            <text:p>5,08</text:p>
          </table:table-cell>
          <table:table-cell table:formula="of:=[.F309]" office:value-type="float" office:value="8.61618224347676">
            <text:p>8,62</text:p>
          </table:table-cell>
          <table:table-cell table:formula="of:=([.G219]*[.C218]+[.F219]*[.D218])" office:value-type="float" office:value="-9.99644636980741">
            <text:p>-10</text:p>
          </table:table-cell>
          <table:table-cell table:formula="of:=[.G219]*[.D219]-[.F219]*[.C219]" office:value-type="float" office:value="0.0872642473818681">
            <text:p>0,09</text:p>
          </table:table-cell>
          <table:table-cell table:formula="of:=-[.I219]/[.H219]" office:value-type="float" office:value="0.00872952688921887">
            <text:p>0,01</text:p>
          </table:table-cell>
          <table:table-cell table:formula="of:=ATAN([.J219])*180/PI()" office:value-type="float" office:value="0.500152343513325">
            <text:p>0,5</text:p>
          </table:table-cell>
          <table:table-cell table:formula="of:=-[.F218]/([.D217]*COS([.K218]*PI()/180)+[.C217]*SIN([.K218]*PI()/180))" office:value-type="float" office:value="10.3197287719144">
            <text:p>10,32</text:p>
          </table:table-cell>
        </table:table-row>
        <table:table-row table:style-name="ro1">
          <table:table-cell table:formula="of:=[.A219]+1" office:value-type="float" office:value="211">
            <text:p>211</text:p>
          </table:table-cell>
          <table:table-cell table:formula="of:=[.A220]*PI()/180" office:value-type="float" office:value="3.68264472170804">
            <text:p>3,68</text:p>
          </table:table-cell>
          <table:table-cell table:formula="of:=COS([.B220])" office:value-type="float" office:value="-0.857167300702112">
            <text:p>-0,86</text:p>
          </table:table-cell>
          <table:table-cell table:formula="of:=SIN([.B220])" office:value-type="float" office:value="-0.515038074910054">
            <text:p>-0,52</text:p>
          </table:table-cell>
          <table:table-cell table:formula="of:=[.$B$1]*COS([.B220]+[.$C$2])" office:value-type="float" office:value="-8.48048096156426">
            <text:p>-8,48</text:p>
          </table:table-cell>
          <table:table-cell table:formula="of:=([.E220]-[.E219])/([.B220]-[.B219])" office:value-type="float" office:value="5.22491932984344">
            <text:p>5,22</text:p>
          </table:table-cell>
          <table:table-cell table:formula="of:=[.F310]" office:value-type="float" office:value="8.52629342351686">
            <text:p>8,53</text:p>
          </table:table-cell>
          <table:table-cell table:formula="of:=([.G220]*[.C219]+[.F220]*[.D219])" office:value-type="float" office:value="-9.99644636980751">
            <text:p>-10</text:p>
          </table:table-cell>
          <table:table-cell table:formula="of:=[.G220]*[.D220]-[.F220]*[.C220]" office:value-type="float" office:value="0.0872642473818166">
            <text:p>0,09</text:p>
          </table:table-cell>
          <table:table-cell table:formula="of:=-[.I220]/[.H220]" office:value-type="float" office:value="0.00872952688921362">
            <text:p>0,01</text:p>
          </table:table-cell>
          <table:table-cell table:formula="of:=ATAN([.J220])*180/PI()" office:value-type="float" office:value="0.500152343513025">
            <text:p>0,5</text:p>
          </table:table-cell>
          <table:table-cell table:formula="of:=-[.F219]/([.D218]*COS([.K219]*PI()/180)+[.C218]*SIN([.K219]*PI()/180))" office:value-type="float" office:value="10.3067679342416">
            <text:p>10,31</text:p>
          </table:table-cell>
        </table:table-row>
        <table:table-row table:style-name="ro1">
          <table:table-cell table:formula="of:=[.A220]+1" office:value-type="float" office:value="212">
            <text:p>212</text:p>
          </table:table-cell>
          <table:table-cell table:formula="of:=[.A221]*PI()/180" office:value-type="float" office:value="3.70009801422798">
            <text:p>3,7</text:p>
          </table:table-cell>
          <table:table-cell table:formula="of:=COS([.B221])" office:value-type="float" office:value="-0.848048096156426">
            <text:p>-0,85</text:p>
          </table:table-cell>
          <table:table-cell table:formula="of:=SIN([.B221])" office:value-type="float" office:value="-0.529919264233205">
            <text:p>-0,53</text:p>
          </table:table-cell>
          <table:table-cell table:formula="of:=[.$B$1]*COS([.B221]+[.$C$2])" office:value-type="float" office:value="-8.38670567945424">
            <text:p>-8,39</text:p>
          </table:table-cell>
          <table:table-cell table:formula="of:=([.E221]-[.E220])/([.B221]-[.B220])" office:value-type="float" office:value="5.37292788755274">
            <text:p>5,37</text:p>
          </table:table-cell>
          <table:table-cell table:formula="of:=[.F311]" office:value-type="float" office:value="8.43380741198391">
            <text:p>8,43</text:p>
          </table:table-cell>
          <table:table-cell table:formula="of:=([.G221]*[.C220]+[.F221]*[.D220])" office:value-type="float" office:value="-9.99644636980742">
            <text:p>-10</text:p>
          </table:table-cell>
          <table:table-cell table:formula="of:=[.G221]*[.D221]-[.F221]*[.C221]" office:value-type="float" office:value="0.0872642473818104">
            <text:p>0,09</text:p>
          </table:table-cell>
          <table:table-cell table:formula="of:=-[.I221]/[.H221]" office:value-type="float" office:value="0.00872952688921308">
            <text:p>0,01</text:p>
          </table:table-cell>
          <table:table-cell table:formula="of:=ATAN([.J221])*180/PI()" office:value-type="float" office:value="0.500152343512994">
            <text:p>0,5</text:p>
          </table:table-cell>
          <table:table-cell table:formula="of:=-[.F220]/([.D219]*COS([.K220]*PI()/180)+[.C219]*SIN([.K220]*PI()/180))" office:value-type="float" office:value="10.2945828856683">
            <text:p>10,29</text:p>
          </table:table-cell>
        </table:table-row>
        <table:table-row table:style-name="ro1">
          <table:table-cell table:formula="of:=[.A221]+1" office:value-type="float" office:value="213">
            <text:p>213</text:p>
          </table:table-cell>
          <table:table-cell table:formula="of:=[.A222]*PI()/180" office:value-type="float" office:value="3.71755130674792">
            <text:p>3,72</text:p>
          </table:table-cell>
          <table:table-cell table:formula="of:=COS([.B222])" office:value-type="float" office:value="-0.838670567945424">
            <text:p>-0,84</text:p>
          </table:table-cell>
          <table:table-cell table:formula="of:=SIN([.B222])" office:value-type="float" office:value="-0.544639035015027">
            <text:p>-0,54</text:p>
          </table:table-cell>
          <table:table-cell table:formula="of:=[.$B$1]*COS([.B222]+[.$C$2])" office:value-type="float" office:value="-8.29037572555042">
            <text:p>-8,29</text:p>
          </table:table-cell>
          <table:table-cell table:formula="of:=([.E222]-[.E221])/([.B222]-[.B221])" office:value-type="float" office:value="5.51929979937882">
            <text:p>5,52</text:p>
          </table:table-cell>
          <table:table-cell table:formula="of:=[.F312]" office:value-type="float" office:value="8.33875238101324">
            <text:p>8,34</text:p>
          </table:table-cell>
          <table:table-cell table:formula="of:=([.G222]*[.C221]+[.F222]*[.D221])" office:value-type="float" office:value="-9.99644636980744">
            <text:p>-10</text:p>
          </table:table-cell>
          <table:table-cell table:formula="of:=[.G222]*[.D222]-[.F222]*[.C222]" office:value-type="float" office:value="0.0872642473817935">
            <text:p>0,09</text:p>
          </table:table-cell>
          <table:table-cell table:formula="of:=-[.I222]/[.H222]" office:value-type="float" office:value="0.00872952688921138">
            <text:p>0,01</text:p>
          </table:table-cell>
          <table:table-cell table:formula="of:=ATAN([.J222])*180/PI()" office:value-type="float" office:value="0.500152343512897">
            <text:p>0,5</text:p>
          </table:table-cell>
          <table:table-cell table:formula="of:=-[.F221]/([.D220]*COS([.K221]*PI()/180)+[.C220]*SIN([.K221]*PI()/180))" office:value-type="float" office:value="10.2830992040512">
            <text:p>10,28</text:p>
          </table:table-cell>
        </table:table-row>
        <table:table-row table:style-name="ro1">
          <table:table-cell table:formula="of:=[.A222]+1" office:value-type="float" office:value="214">
            <text:p>214</text:p>
          </table:table-cell>
          <table:table-cell table:formula="of:=[.A223]*PI()/180" office:value-type="float" office:value="3.73500459926786">
            <text:p>3,74</text:p>
          </table:table-cell>
          <table:table-cell table:formula="of:=COS([.B223])" office:value-type="float" office:value="-0.829037572555042">
            <text:p>-0,83</text:p>
          </table:table-cell>
          <table:table-cell table:formula="of:=SIN([.B223])" office:value-type="float" office:value="-0.559192903470747">
            <text:p>-0,56</text:p>
          </table:table-cell>
          <table:table-cell table:formula="of:=[.$B$1]*COS([.B223]+[.$C$2])" office:value-type="float" office:value="-8.19152044288992">
            <text:p>-8,19</text:p>
          </table:table-cell>
          <table:table-cell table:formula="of:=([.E223]-[.E222])/([.B223]-[.B222])" office:value-type="float" office:value="5.66399047901939">
            <text:p>5,66</text:p>
          </table:table-cell>
          <table:table-cell table:formula="of:=[.F313]" office:value-type="float" office:value="8.24115728528798">
            <text:p>8,24</text:p>
          </table:table-cell>
          <table:table-cell table:formula="of:=([.G223]*[.C222]+[.F223]*[.D222])" office:value-type="float" office:value="-9.99644636980746">
            <text:p>-10</text:p>
          </table:table-cell>
          <table:table-cell table:formula="of:=[.G223]*[.D223]-[.F223]*[.C223]" office:value-type="float" office:value="0.0872642473818228">
            <text:p>0,09</text:p>
          </table:table-cell>
          <table:table-cell table:formula="of:=-[.I223]/[.H223]" office:value-type="float" office:value="0.00872952688921429">
            <text:p>0,01</text:p>
          </table:table-cell>
          <table:table-cell table:formula="of:=ATAN([.J223])*180/PI()" office:value-type="float" office:value="0.500152343513064">
            <text:p>0,5</text:p>
          </table:table-cell>
          <table:table-cell table:formula="of:=-[.F222]/([.D221]*COS([.K222]*PI()/180)+[.C221]*SIN([.K222]*PI()/180))" office:value-type="float" office:value="10.2722516045715">
            <text:p>10,27</text:p>
          </table:table-cell>
        </table:table-row>
        <table:table-row table:style-name="ro1">
          <table:table-cell table:formula="of:=[.A223]+1" office:value-type="float" office:value="215">
            <text:p>215</text:p>
          </table:table-cell>
          <table:table-cell table:formula="of:=[.A224]*PI()/180" office:value-type="float" office:value="3.75245789178781">
            <text:p>3,75</text:p>
          </table:table-cell>
          <table:table-cell table:formula="of:=COS([.B224])" office:value-type="float" office:value="-0.819152044288992">
            <text:p>-0,82</text:p>
          </table:table-cell>
          <table:table-cell table:formula="of:=SIN([.B224])" office:value-type="float" office:value="-0.573576436351046">
            <text:p>-0,57</text:p>
          </table:table-cell>
          <table:table-cell table:formula="of:=[.$B$1]*COS([.B224]+[.$C$2])" office:value-type="float" office:value="-8.09016994374948">
            <text:p>-8,09</text:p>
          </table:table-cell>
          <table:table-cell table:formula="of:=([.E224]-[.E223])/([.B224]-[.B223])" office:value-type="float" office:value="5.80695585229172">
            <text:p>5,81</text:p>
          </table:table-cell>
          <table:table-cell table:formula="of:=[.F314]" office:value-type="float" office:value="8.14105185321971">
            <text:p>8,14</text:p>
          </table:table-cell>
          <table:table-cell table:formula="of:=([.G224]*[.C223]+[.F224]*[.D223])" office:value-type="float" office:value="-9.99644636980745">
            <text:p>-10</text:p>
          </table:table-cell>
          <table:table-cell table:formula="of:=[.G224]*[.D224]-[.F224]*[.C224]" office:value-type="float" office:value="0.087264247381845">
            <text:p>0,09</text:p>
          </table:table-cell>
          <table:table-cell table:formula="of:=-[.I224]/[.H224]" office:value-type="float" office:value="0.00872952688921652">
            <text:p>0,01</text:p>
          </table:table-cell>
          <table:table-cell table:formula="of:=ATAN([.J224])*180/PI()" office:value-type="float" office:value="0.500152343513191">
            <text:p>0,5</text:p>
          </table:table-cell>
          <table:table-cell table:formula="of:=-[.F223]/([.D222]*COS([.K223]*PI()/180)+[.C222]*SIN([.K223]*PI()/180))" office:value-type="float" office:value="10.2619825754372">
            <text:p>10,26</text:p>
          </table:table-cell>
        </table:table-row>
        <table:table-row table:style-name="ro1">
          <table:table-cell table:formula="of:=[.A224]+1" office:value-type="float" office:value="216">
            <text:p>216</text:p>
          </table:table-cell>
          <table:table-cell table:formula="of:=[.A225]*PI()/180" office:value-type="float" office:value="3.76991118430775">
            <text:p>3,77</text:p>
          </table:table-cell>
          <table:table-cell table:formula="of:=COS([.B225])" office:value-type="float" office:value="-0.809016994374947">
            <text:p>-0,81</text:p>
          </table:table-cell>
          <table:table-cell table:formula="of:=SIN([.B225])" office:value-type="float" office:value="-0.587785252292473">
            <text:p>-0,59</text:p>
          </table:table-cell>
          <table:table-cell table:formula="of:=[.$B$1]*COS([.B225]+[.$C$2])" office:value-type="float" office:value="-7.98635510047293">
            <text:p>-7,99</text:p>
          </table:table-cell>
          <table:table-cell table:formula="of:=([.E225]-[.E224])/([.B225]-[.B224])" office:value-type="float" office:value="5.94815237055816">
            <text:p>5,95</text:p>
          </table:table-cell>
          <table:table-cell table:formula="of:=[.F315]" office:value-type="float" office:value="8.03846657789288">
            <text:p>8,04</text:p>
          </table:table-cell>
          <table:table-cell table:formula="of:=([.G225]*[.C224]+[.F225]*[.D224])" office:value-type="float" office:value="-9.99644636980747">
            <text:p>-10</text:p>
          </table:table-cell>
          <table:table-cell table:formula="of:=[.G225]*[.D225]-[.F225]*[.C225]" office:value-type="float" office:value="0.0872642473817979">
            <text:p>0,09</text:p>
          </table:table-cell>
          <table:table-cell table:formula="of:=-[.I225]/[.H225]" office:value-type="float" office:value="0.0087295268892118">
            <text:p>0,01</text:p>
          </table:table-cell>
          <table:table-cell table:formula="of:=ATAN([.J225])*180/PI()" office:value-type="float" office:value="0.500152343512921">
            <text:p>0,5</text:p>
          </table:table-cell>
          <table:table-cell table:formula="of:=-[.F224]/([.D223]*COS([.K224]*PI()/180)+[.C223]*SIN([.K224]*PI()/180))" office:value-type="float" office:value="10.2522412508283">
            <text:p>10,25</text:p>
          </table:table-cell>
        </table:table-row>
        <table:table-row table:style-name="ro1">
          <table:table-cell table:formula="of:=[.A225]+1" office:value-type="float" office:value="217">
            <text:p>217</text:p>
          </table:table-cell>
          <table:table-cell table:formula="of:=[.A226]*PI()/180" office:value-type="float" office:value="3.78736447682769">
            <text:p>3,79</text:p>
          </table:table-cell>
          <table:table-cell table:formula="of:=COS([.B226])" office:value-type="float" office:value="-0.798635510047293">
            <text:p>-0,8</text:p>
          </table:table-cell>
          <table:table-cell table:formula="of:=SIN([.B226])" office:value-type="float" office:value="-0.601815023152048">
            <text:p>-0,6</text:p>
          </table:table-cell>
          <table:table-cell table:formula="of:=[.$B$1]*COS([.B226]+[.$C$2])" office:value-type="float" office:value="-7.88010753606722">
            <text:p>-7,88</text:p>
          </table:table-cell>
          <table:table-cell table:formula="of:=([.E226]-[.E225])/([.B226]-[.B225])" office:value-type="float" office:value="6.08753702399156">
            <text:p>6,09</text:p>
          </table:table-cell>
          <table:table-cell table:formula="of:=[.F316]" office:value-type="float" office:value="7.93343270777594">
            <text:p>7,93</text:p>
          </table:table-cell>
          <table:table-cell table:formula="of:=([.G226]*[.C225]+[.F226]*[.D225])" office:value-type="float" office:value="-9.99644636980745">
            <text:p>-10</text:p>
          </table:table-cell>
          <table:table-cell table:formula="of:=[.G226]*[.D226]-[.F226]*[.C226]" office:value-type="float" office:value="0.0872642473818868">
            <text:p>0,09</text:p>
          </table:table-cell>
          <table:table-cell table:formula="of:=-[.I226]/[.H226]" office:value-type="float" office:value="0.0087295268892207">
            <text:p>0,01</text:p>
          </table:table-cell>
          <table:table-cell table:formula="of:=ATAN([.J226])*180/PI()" office:value-type="float" office:value="0.500152343513431">
            <text:p>0,5</text:p>
          </table:table-cell>
          <table:table-cell table:formula="of:=-[.F225]/([.D224]*COS([.K225]*PI()/180)+[.C224]*SIN([.K225]*PI()/180))" office:value-type="float" office:value="10.2429824743036">
            <text:p>10,24</text:p>
          </table:table-cell>
        </table:table-row>
        <table:table-row table:style-name="ro1">
          <table:table-cell table:formula="of:=[.A226]+1" office:value-type="float" office:value="218">
            <text:p>218</text:p>
          </table:table-cell>
          <table:table-cell table:formula="of:=[.A227]*PI()/180" office:value-type="float" office:value="3.80481776934764">
            <text:p>3,8</text:p>
          </table:table-cell>
          <table:table-cell table:formula="of:=COS([.B227])" office:value-type="float" office:value="-0.788010753606722">
            <text:p>-0,79</text:p>
          </table:table-cell>
          <table:table-cell table:formula="of:=SIN([.B227])" office:value-type="float" office:value="-0.615661475325658">
            <text:p>-0,62</text:p>
          </table:table-cell>
          <table:table-cell table:formula="of:=[.$B$1]*COS([.B227]+[.$C$2])" office:value-type="float" office:value="-7.77145961456971">
            <text:p>-7,77</text:p>
          </table:table-cell>
          <table:table-cell table:formula="of:=([.E227]-[.E226])/([.B227]-[.B226])" office:value-type="float" office:value="6.22506735467602">
            <text:p>6,23</text:p>
          </table:table-cell>
          <table:table-cell table:formula="of:=[.F317]" office:value-type="float" office:value="7.82598223720349">
            <text:p>7,83</text:p>
          </table:table-cell>
          <table:table-cell table:formula="of:=([.G227]*[.C226]+[.F227]*[.D226])" office:value-type="float" office:value="-9.99644636980747">
            <text:p>-10</text:p>
          </table:table-cell>
          <table:table-cell table:formula="of:=[.G227]*[.D227]-[.F227]*[.C227]" office:value-type="float" office:value="0.0872642473817633">
            <text:p>0,09</text:p>
          </table:table-cell>
          <table:table-cell table:formula="of:=-[.I227]/[.H227]" office:value-type="float" office:value="0.00872952688920833">
            <text:p>0,01</text:p>
          </table:table-cell>
          <table:table-cell table:formula="of:=ATAN([.J227])*180/PI()" office:value-type="float" office:value="0.500152343512722">
            <text:p>0,5</text:p>
          </table:table-cell>
          <table:table-cell table:formula="of:=-[.F226]/([.D225]*COS([.K226]*PI()/180)+[.C225]*SIN([.K226]*PI()/180))" office:value-type="float" office:value="10.2341660161398">
            <text:p>10,23</text:p>
          </table:table-cell>
        </table:table-row>
        <table:table-row table:style-name="ro1">
          <table:table-cell table:formula="of:=[.A227]+1" office:value-type="float" office:value="219">
            <text:p>219</text:p>
          </table:table-cell>
          <table:table-cell table:formula="of:=[.A228]*PI()/180" office:value-type="float" office:value="3.82227106186758">
            <text:p>3,82</text:p>
          </table:table-cell>
          <table:table-cell table:formula="of:=COS([.B228])" office:value-type="float" office:value="-0.777145961456971">
            <text:p>-0,78</text:p>
          </table:table-cell>
          <table:table-cell table:formula="of:=SIN([.B228])" office:value-type="float" office:value="-0.629320391049838">
            <text:p>-0,63</text:p>
          </table:table-cell>
          <table:table-cell table:formula="of:=[.$B$1]*COS([.B228]+[.$C$2])" office:value-type="float" office:value="-7.66044443118978">
            <text:p>-7,66</text:p>
          </table:table-cell>
          <table:table-cell table:formula="of:=([.E228]-[.E227])/([.B228]-[.B227])" office:value-type="float" office:value="6.36070146954077">
            <text:p>6,36</text:p>
          </table:table-cell>
          <table:table-cell table:formula="of:=[.F318]" office:value-type="float" office:value="7.71614789662943">
            <text:p>7,72</text:p>
          </table:table-cell>
          <table:table-cell table:formula="of:=([.G228]*[.C227]+[.F228]*[.D227])" office:value-type="float" office:value="-9.99644636980743">
            <text:p>-10</text:p>
          </table:table-cell>
          <table:table-cell table:formula="of:=[.G228]*[.D228]-[.F228]*[.C228]" office:value-type="float" office:value="0.0872642473818157">
            <text:p>0,09</text:p>
          </table:table-cell>
          <table:table-cell table:formula="of:=-[.I228]/[.H228]" office:value-type="float" office:value="0.00872952688921361">
            <text:p>0,01</text:p>
          </table:table-cell>
          <table:table-cell table:formula="of:=ATAN([.J228])*180/PI()" office:value-type="float" office:value="0.500152343513024">
            <text:p>0,5</text:p>
          </table:table-cell>
          <table:table-cell table:formula="of:=-[.F227]/([.D226]*COS([.K227]*PI()/180)+[.C226]*SIN([.K227]*PI()/180))" office:value-type="float" office:value="10.2257559158697">
            <text:p>10,23</text:p>
          </table:table-cell>
        </table:table-row>
        <table:table-row table:style-name="ro1">
          <table:table-cell table:formula="of:=[.A228]+1" office:value-type="float" office:value="220">
            <text:p>220</text:p>
          </table:table-cell>
          <table:table-cell table:formula="of:=[.A229]*PI()/180" office:value-type="float" office:value="3.83972435438752">
            <text:p>3,84</text:p>
          </table:table-cell>
          <table:table-cell table:formula="of:=COS([.B229])" office:value-type="float" office:value="-0.766044443118978">
            <text:p>-0,77</text:p>
          </table:table-cell>
          <table:table-cell table:formula="of:=SIN([.B229])" office:value-type="float" office:value="-0.642787609686539">
            <text:p>-0,64</text:p>
          </table:table-cell>
          <table:table-cell table:formula="of:=[.$B$1]*COS([.B229]+[.$C$2])" office:value-type="float" office:value="-7.54709580222772">
            <text:p>-7,55</text:p>
          </table:table-cell>
          <table:table-cell table:formula="of:=([.E229]-[.E228])/([.B229]-[.B228])" office:value-type="float" office:value="6.49439805312042">
            <text:p>6,49</text:p>
          </table:table-cell>
          <table:table-cell table:formula="of:=[.F319]" office:value-type="float" office:value="7.6039631426581">
            <text:p>7,6</text:p>
          </table:table-cell>
          <table:table-cell table:formula="of:=([.G229]*[.C228]+[.F229]*[.D228])" office:value-type="float" office:value="-9.99644636980744">
            <text:p>-10</text:p>
          </table:table-cell>
          <table:table-cell table:formula="of:=[.G229]*[.D229]-[.F229]*[.C229]" office:value-type="float" office:value="0.087264247381861">
            <text:p>0,09</text:p>
          </table:table-cell>
          <table:table-cell table:formula="of:=-[.I229]/[.H229]" office:value-type="float" office:value="0.00872952688921813">
            <text:p>0,01</text:p>
          </table:table-cell>
          <table:table-cell table:formula="of:=ATAN([.J229])*180/PI()" office:value-type="float" office:value="0.500152343513283">
            <text:p>0,5</text:p>
          </table:table-cell>
          <table:table-cell table:formula="of:=-[.F228]/([.D227]*COS([.K228]*PI()/180)+[.C227]*SIN([.K228]*PI()/180))" office:value-type="float" office:value="10.2177199272539">
            <text:p>10,22</text:p>
          </table:table-cell>
        </table:table-row>
        <table:table-row table:style-name="ro1">
          <table:table-cell table:formula="of:=[.A229]+1" office:value-type="float" office:value="221">
            <text:p>221</text:p>
          </table:table-cell>
          <table:table-cell table:formula="of:=[.A230]*PI()/180" office:value-type="float" office:value="3.85717764690747">
            <text:p>3,86</text:p>
          </table:table-cell>
          <table:table-cell table:formula="of:=COS([.B230])" office:value-type="float" office:value="-0.754709580222772">
            <text:p>-0,75</text:p>
          </table:table-cell>
          <table:table-cell table:formula="of:=SIN([.B230])" office:value-type="float" office:value="-0.656059028990507">
            <text:p>-0,66</text:p>
          </table:table-cell>
          <table:table-cell table:formula="of:=[.$B$1]*COS([.B230]+[.$C$2])" office:value-type="float" office:value="-7.43144825477394">
            <text:p>-7,43</text:p>
          </table:table-cell>
          <table:table-cell table:formula="of:=([.E230]-[.E229])/([.B230]-[.B229])" office:value-type="float" office:value="6.62611638014037">
            <text:p>6,63</text:p>
          </table:table-cell>
          <table:table-cell table:formula="of:=[.F320]" office:value-type="float" office:value="7.48946214785232">
            <text:p>7,49</text:p>
          </table:table-cell>
          <table:table-cell table:formula="of:=([.G230]*[.C229]+[.F230]*[.D229])" office:value-type="float" office:value="-9.99644636980745">
            <text:p>-10</text:p>
          </table:table-cell>
          <table:table-cell table:formula="of:=[.G230]*[.D230]-[.F230]*[.C230]" office:value-type="float" office:value="0.0872642473818166">
            <text:p>0,09</text:p>
          </table:table-cell>
          <table:table-cell table:formula="of:=-[.I230]/[.H230]" office:value-type="float" office:value="0.00872952688921368">
            <text:p>0,01</text:p>
          </table:table-cell>
          <table:table-cell table:formula="of:=ATAN([.J230])*180/PI()" office:value-type="float" office:value="0.500152343513029">
            <text:p>0,5</text:p>
          </table:table-cell>
          <table:table-cell table:formula="of:=-[.F229]/([.D228]*COS([.K229]*PI()/180)+[.C228]*SIN([.K229]*PI()/180))" office:value-type="float" office:value="10.2100290475325">
            <text:p>10,21</text:p>
          </table:table-cell>
        </table:table-row>
        <table:table-row table:style-name="ro1">
          <table:table-cell table:formula="of:=[.A230]+1" office:value-type="float" office:value="222">
            <text:p>222</text:p>
          </table:table-cell>
          <table:table-cell table:formula="of:=[.A231]*PI()/180" office:value-type="float" office:value="3.87463093942741">
            <text:p>3,87</text:p>
          </table:table-cell>
          <table:table-cell table:formula="of:=COS([.B231])" office:value-type="float" office:value="-0.743144825477394">
            <text:p>-0,74</text:p>
          </table:table-cell>
          <table:table-cell table:formula="of:=SIN([.B231])" office:value-type="float" office:value="-0.669130606358858">
            <text:p>-0,67</text:p>
          </table:table-cell>
          <table:table-cell table:formula="of:=[.$B$1]*COS([.B231]+[.$C$2])" office:value-type="float" office:value="-7.31353701619171">
            <text:p>-7,31</text:p>
          </table:table-cell>
          <table:table-cell table:formula="of:=([.E231]-[.E230])/([.B231]-[.B230])" office:value-type="float" office:value="6.75581632792227">
            <text:p>6,76</text:p>
          </table:table-cell>
          <table:table-cell table:formula="of:=[.F321]" office:value-type="float" office:value="7.37267979032424">
            <text:p>7,37</text:p>
          </table:table-cell>
          <table:table-cell table:formula="of:=([.G231]*[.C230]+[.F231]*[.D230])" office:value-type="float" office:value="-9.99644636980742">
            <text:p>-10</text:p>
          </table:table-cell>
          <table:table-cell table:formula="of:=[.G231]*[.D231]-[.F231]*[.C231]" office:value-type="float" office:value="0.0872642473817651">
            <text:p>0,09</text:p>
          </table:table-cell>
          <table:table-cell table:formula="of:=-[.I231]/[.H231]" office:value-type="float" office:value="0.00872952688920855">
            <text:p>0,01</text:p>
          </table:table-cell>
          <table:table-cell table:formula="of:=ATAN([.J231])*180/PI()" office:value-type="float" office:value="0.500152343512734">
            <text:p>0,5</text:p>
          </table:table-cell>
          <table:table-cell table:formula="of:=-[.F230]/([.D229]*COS([.K230]*PI()/180)+[.C229]*SIN([.K230]*PI()/180))" office:value-type="float" office:value="10.2026571163883">
            <text:p>10,2</text:p>
          </table:table-cell>
        </table:table-row>
        <table:table-row table:style-name="ro1">
          <table:table-cell table:formula="of:=[.A231]+1" office:value-type="float" office:value="223">
            <text:p>223</text:p>
          </table:table-cell>
          <table:table-cell table:formula="of:=[.A232]*PI()/180" office:value-type="float" office:value="3.89208423194735">
            <text:p>3,89</text:p>
          </table:table-cell>
          <table:table-cell table:formula="of:=COS([.B232])" office:value-type="float" office:value="-0.731353701619171">
            <text:p>-0,73</text:p>
          </table:table-cell>
          <table:table-cell table:formula="of:=SIN([.B232])" office:value-type="float" office:value="-0.681998360062498">
            <text:p>-0,68</text:p>
          </table:table-cell>
          <table:table-cell table:formula="of:=[.$B$1]*COS([.B232]+[.$C$2])" office:value-type="float" office:value="-7.19339800338651">
            <text:p>-7,19</text:p>
          </table:table-cell>
          <table:table-cell table:formula="of:=([.E232]-[.E231])/([.B232]-[.B231])" office:value-type="float" office:value="6.88345838860576">
            <text:p>6,88</text:p>
          </table:table-cell>
          <table:table-cell table:formula="of:=[.F322]" office:value-type="float" office:value="7.25365164311121">
            <text:p>7,25</text:p>
          </table:table-cell>
          <table:table-cell table:formula="of:=([.G232]*[.C231]+[.F232]*[.D231])" office:value-type="float" office:value="-9.99644636980743">
            <text:p>-10</text:p>
          </table:table-cell>
          <table:table-cell table:formula="of:=[.G232]*[.D232]-[.F232]*[.C232]" office:value-type="float" office:value="0.0872642473818637">
            <text:p>0,09</text:p>
          </table:table-cell>
          <table:table-cell table:formula="of:=-[.I232]/[.H232]" office:value-type="float" office:value="0.0087295268892184">
            <text:p>0,01</text:p>
          </table:table-cell>
          <table:table-cell table:formula="of:=ATAN([.J232])*180/PI()" office:value-type="float" office:value="0.500152343513299">
            <text:p>0,5</text:p>
          </table:table-cell>
          <table:table-cell table:formula="of:=-[.F231]/([.D230]*COS([.K231]*PI()/180)+[.C230]*SIN([.K231]*PI()/180))" office:value-type="float" office:value="10.195580472862">
            <text:p>10,2</text:p>
          </table:table-cell>
        </table:table-row>
        <table:table-row table:style-name="ro1">
          <table:table-cell table:formula="of:=[.A232]+1" office:value-type="float" office:value="224">
            <text:p>224</text:p>
          </table:table-cell>
          <table:table-cell table:formula="of:=[.A233]*PI()/180" office:value-type="float" office:value="3.9095375244673">
            <text:p>3,91</text:p>
          </table:table-cell>
          <table:table-cell table:formula="of:=COS([.B233])" office:value-type="float" office:value="-0.719339800338651">
            <text:p>-0,72</text:p>
          </table:table-cell>
          <table:table-cell table:formula="of:=SIN([.B233])" office:value-type="float" office:value="-0.694658370458997">
            <text:p>-0,69</text:p>
          </table:table-cell>
          <table:table-cell table:formula="of:=[.$B$1]*COS([.B233]+[.$C$2])" office:value-type="float" office:value="-7.07106781186548">
            <text:p>-7,07</text:p>
          </table:table-cell>
          <table:table-cell table:formula="of:=([.E233]-[.E232])/([.B233]-[.B232])" office:value-type="float" office:value="7.00900368118237">
            <text:p>7,01</text:p>
          </table:table-cell>
          <table:table-cell table:formula="of:=[.F323]" office:value-type="float" office:value="7.13241396334008">
            <text:p>7,13</text:p>
          </table:table-cell>
          <table:table-cell table:formula="of:=([.G233]*[.C232]+[.F233]*[.D232])" office:value-type="float" office:value="-9.99644636980742">
            <text:p>-10</text:p>
          </table:table-cell>
          <table:table-cell table:formula="of:=[.G233]*[.D233]-[.F233]*[.C233]" office:value-type="float" office:value="0.0872642473817784">
            <text:p>0,09</text:p>
          </table:table-cell>
          <table:table-cell table:formula="of:=-[.I233]/[.H233]" office:value-type="float" office:value="0.00872952688920988">
            <text:p>0,01</text:p>
          </table:table-cell>
          <table:table-cell table:formula="of:=ATAN([.J233])*180/PI()" office:value-type="float" office:value="0.500152343512811">
            <text:p>0,5</text:p>
          </table:table-cell>
          <table:table-cell table:formula="of:=-[.F232]/([.D231]*COS([.K232]*PI()/180)+[.C231]*SIN([.K232]*PI()/180))" office:value-type="float" office:value="10.1887776606733">
            <text:p>10,19</text:p>
          </table:table-cell>
        </table:table-row>
        <table:table-row table:style-name="ro1">
          <table:table-cell table:formula="of:=[.A233]+1" office:value-type="float" office:value="225">
            <text:p>225</text:p>
          </table:table-cell>
          <table:table-cell table:formula="of:=[.A234]*PI()/180" office:value-type="float" office:value="3.92699081698724">
            <text:p>3,93</text:p>
          </table:table-cell>
          <table:table-cell table:formula="of:=COS([.B234])" office:value-type="float" office:value="-0.707106781186548">
            <text:p>-0,71</text:p>
          </table:table-cell>
          <table:table-cell table:formula="of:=SIN([.B234])" office:value-type="float" office:value="-0.707106781186547">
            <text:p>-0,71</text:p>
          </table:table-cell>
          <table:table-cell table:formula="of:=[.$B$1]*COS([.B234]+[.$C$2])" office:value-type="float" office:value="-6.94658370458998">
            <text:p>-6,95</text:p>
          </table:table-cell>
          <table:table-cell table:formula="of:=([.E234]-[.E233])/([.B234]-[.B233])" office:value-type="float" office:value="7.13241396334008">
            <text:p>7,13</text:p>
          </table:table-cell>
          <table:table-cell table:formula="of:=[.F324]" office:value-type="float" office:value="7.0090036811825">
            <text:p>7,01</text:p>
          </table:table-cell>
          <table:table-cell table:formula="of:=([.G234]*[.C233]+[.F234]*[.D233])" office:value-type="float" office:value="-9.99644636980751">
            <text:p>-10</text:p>
          </table:table-cell>
          <table:table-cell table:formula="of:=[.G234]*[.D234]-[.F234]*[.C234]" office:value-type="float" office:value="0.0872642473817731">
            <text:p>0,09</text:p>
          </table:table-cell>
          <table:table-cell table:formula="of:=-[.I234]/[.H234]" office:value-type="float" office:value="0.00872952688920927">
            <text:p>0,01</text:p>
          </table:table-cell>
          <table:table-cell table:formula="of:=ATAN([.J234])*180/PI()" office:value-type="float" office:value="0.500152343512776">
            <text:p>0,5</text:p>
          </table:table-cell>
          <table:table-cell table:formula="of:=-[.F233]/([.D232]*COS([.K233]*PI()/180)+[.C232]*SIN([.K233]*PI()/180))" office:value-type="float" office:value="10.1822291741569">
            <text:p>10,18</text:p>
          </table:table-cell>
        </table:table-row>
        <table:table-row table:style-name="ro1">
          <table:table-cell table:formula="of:=[.A234]+1" office:value-type="float" office:value="226">
            <text:p>226</text:p>
          </table:table-cell>
          <table:table-cell table:formula="of:=[.A235]*PI()/180" office:value-type="float" office:value="3.94444410950718">
            <text:p>3,94</text:p>
          </table:table-cell>
          <table:table-cell table:formula="of:=COS([.B235])" office:value-type="float" office:value="-0.694658370458998">
            <text:p>-0,69</text:p>
          </table:table-cell>
          <table:table-cell table:formula="of:=SIN([.B235])" office:value-type="float" office:value="-0.719339800338651">
            <text:p>-0,72</text:p>
          </table:table-cell>
          <table:table-cell table:formula="of:=[.$B$1]*COS([.B235]+[.$C$2])" office:value-type="float" office:value="-6.81998360062499">
            <text:p>-6,82</text:p>
          </table:table-cell>
          <table:table-cell table:formula="of:=([.E235]-[.E234])/([.B235]-[.B234])" office:value-type="float" office:value="7.25365164311126">
            <text:p>7,25</text:p>
          </table:table-cell>
          <table:table-cell table:formula="of:=[.F325]" office:value-type="float" office:value="6.88345838860576">
            <text:p>6,88</text:p>
          </table:table-cell>
          <table:table-cell table:formula="of:=([.G235]*[.C234]+[.F235]*[.D234])" office:value-type="float" office:value="-9.99644636980747">
            <text:p>-10</text:p>
          </table:table-cell>
          <table:table-cell table:formula="of:=[.G235]*[.D235]-[.F235]*[.C235]" office:value-type="float" office:value="0.0872642473818184">
            <text:p>0,09</text:p>
          </table:table-cell>
          <table:table-cell table:formula="of:=-[.I235]/[.H235]" office:value-type="float" office:value="0.00872952688921384">
            <text:p>0,01</text:p>
          </table:table-cell>
          <table:table-cell table:formula="of:=ATAN([.J235])*180/PI()" office:value-type="float" office:value="0.500152343513038">
            <text:p>0,5</text:p>
          </table:table-cell>
          <table:table-cell table:formula="of:=-[.F234]/([.D233]*COS([.K234]*PI()/180)+[.C233]*SIN([.K234]*PI()/180))" office:value-type="float" office:value="10.1759172384221">
            <text:p>10,18</text:p>
          </table:table-cell>
        </table:table-row>
        <table:table-row table:style-name="ro1">
          <table:table-cell table:formula="of:=[.A235]+1" office:value-type="float" office:value="227">
            <text:p>227</text:p>
          </table:table-cell>
          <table:table-cell table:formula="of:=[.A236]*PI()/180" office:value-type="float" office:value="3.96189740202713">
            <text:p>3,96</text:p>
          </table:table-cell>
          <table:table-cell table:formula="of:=COS([.B236])" office:value-type="float" office:value="-0.681998360062499">
            <text:p>-0,68</text:p>
          </table:table-cell>
          <table:table-cell table:formula="of:=SIN([.B236])" office:value-type="float" office:value="-0.73135370161917">
            <text:p>-0,73</text:p>
          </table:table-cell>
          <table:table-cell table:formula="of:=[.$B$1]*COS([.B236]+[.$C$2])" office:value-type="float" office:value="-6.69130606358859">
            <text:p>-6,69</text:p>
          </table:table-cell>
          <table:table-cell table:formula="of:=([.E236]-[.E235])/([.B236]-[.B235])" office:value-type="float" office:value="7.37267979032424">
            <text:p>7,37</text:p>
          </table:table-cell>
          <table:table-cell table:formula="of:=[.F326]" office:value-type="float" office:value="6.75581632792223">
            <text:p>6,76</text:p>
          </table:table-cell>
          <table:table-cell table:formula="of:=([.G236]*[.C235]+[.F236]*[.D235])" office:value-type="float" office:value="-9.99644636980739">
            <text:p>-10</text:p>
          </table:table-cell>
          <table:table-cell table:formula="of:=[.G236]*[.D236]-[.F236]*[.C236]" office:value-type="float" office:value="0.087264247381909">
            <text:p>0,09</text:p>
          </table:table-cell>
          <table:table-cell table:formula="of:=-[.I236]/[.H236]" office:value-type="float" office:value="0.00872952688922297">
            <text:p>0,01</text:p>
          </table:table-cell>
          <table:table-cell table:formula="of:=ATAN([.J236])*180/PI()" office:value-type="float" office:value="0.500152343513561">
            <text:p>0,5</text:p>
          </table:table-cell>
          <table:table-cell table:formula="of:=-[.F235]/([.D234]*COS([.K235]*PI()/180)+[.C234]*SIN([.K235]*PI()/180))" office:value-type="float" office:value="10.1698256184716">
            <text:p>10,17</text:p>
          </table:table-cell>
        </table:table-row>
        <table:table-row table:style-name="ro1">
          <table:table-cell table:formula="of:=[.A236]+1" office:value-type="float" office:value="228">
            <text:p>228</text:p>
          </table:table-cell>
          <table:table-cell table:formula="of:=[.A237]*PI()/180" office:value-type="float" office:value="3.97935069454707">
            <text:p>3,98</text:p>
          </table:table-cell>
          <table:table-cell table:formula="of:=COS([.B237])" office:value-type="float" office:value="-0.669130606358858">
            <text:p>-0,67</text:p>
          </table:table-cell>
          <table:table-cell table:formula="of:=SIN([.B237])" office:value-type="float" office:value="-0.743144825477394">
            <text:p>-0,74</text:p>
          </table:table-cell>
          <table:table-cell table:formula="of:=[.$B$1]*COS([.B237]+[.$C$2])" office:value-type="float" office:value="-6.56059028990508">
            <text:p>-6,56</text:p>
          </table:table-cell>
          <table:table-cell table:formula="of:=([.E237]-[.E236])/([.B237]-[.B236])" office:value-type="float" office:value="7.48946214785228">
            <text:p>7,49</text:p>
          </table:table-cell>
          <table:table-cell table:formula="of:=[.F327]" office:value-type="float" office:value="6.62611638014043">
            <text:p>6,63</text:p>
          </table:table-cell>
          <table:table-cell table:formula="of:=([.G237]*[.C236]+[.F237]*[.D236])" office:value-type="float" office:value="-9.99644636980747">
            <text:p>-10</text:p>
          </table:table-cell>
          <table:table-cell table:formula="of:=[.G237]*[.D237]-[.F237]*[.C237]" office:value-type="float" office:value="0.0872642473817509">
            <text:p>0,09</text:p>
          </table:table-cell>
          <table:table-cell table:formula="of:=-[.I237]/[.H237]" office:value-type="float" office:value="0.00872952688920709">
            <text:p>0,01</text:p>
          </table:table-cell>
          <table:table-cell table:formula="of:=ATAN([.J237])*180/PI()" office:value-type="float" office:value="0.500152343512651">
            <text:p>0,5</text:p>
          </table:table-cell>
          <table:table-cell table:formula="of:=-[.F236]/([.D235]*COS([.K236]*PI()/180)+[.C235]*SIN([.K236]*PI()/180))" office:value-type="float" office:value="10.1639394529166">
            <text:p>10,16</text:p>
          </table:table-cell>
        </table:table-row>
        <table:table-row table:style-name="ro1">
          <table:table-cell table:formula="of:=[.A237]+1" office:value-type="float" office:value="229">
            <text:p>229</text:p>
          </table:table-cell>
          <table:table-cell table:formula="of:=[.A238]*PI()/180" office:value-type="float" office:value="3.99680398706701">
            <text:p>4</text:p>
          </table:table-cell>
          <table:table-cell table:formula="of:=COS([.B238])" office:value-type="float" office:value="-0.656059028990508">
            <text:p>-0,66</text:p>
          </table:table-cell>
          <table:table-cell table:formula="of:=SIN([.B238])" office:value-type="float" office:value="-0.754709580222772">
            <text:p>-0,75</text:p>
          </table:table-cell>
          <table:table-cell table:formula="of:=[.$B$1]*COS([.B238]+[.$C$2])" office:value-type="float" office:value="-6.4278760968654">
            <text:p>-6,43</text:p>
          </table:table-cell>
          <table:table-cell table:formula="of:=([.E238]-[.E237])/([.B238]-[.B237])" office:value-type="float" office:value="7.6039631426583">
            <text:p>7,6</text:p>
          </table:table-cell>
          <table:table-cell table:formula="of:=[.F328]" office:value-type="float" office:value="6.49439805312042">
            <text:p>6,49</text:p>
          </table:table-cell>
          <table:table-cell table:formula="of:=([.G238]*[.C237]+[.F238]*[.D237])" office:value-type="float" office:value="-9.99644636980759">
            <text:p>-10</text:p>
          </table:table-cell>
          <table:table-cell table:formula="of:=[.G238]*[.D238]-[.F238]*[.C238]" office:value-type="float" office:value="0.0872642473819196">
            <text:p>0,09</text:p>
          </table:table-cell>
          <table:table-cell table:formula="of:=-[.I238]/[.H238]" office:value-type="float" office:value="0.00872952688922386">
            <text:p>0,01</text:p>
          </table:table-cell>
          <table:table-cell table:formula="of:=ATAN([.J238])*180/PI()" office:value-type="float" office:value="0.500152343513612">
            <text:p>0,5</text:p>
          </table:table-cell>
          <table:table-cell table:formula="of:=-[.F237]/([.D236]*COS([.K237]*PI()/180)+[.C236]*SIN([.K237]*PI()/180))" office:value-type="float" office:value="10.1582451086623">
            <text:p>10,16</text:p>
          </table:table-cell>
        </table:table-row>
        <table:table-row table:style-name="ro1">
          <table:table-cell table:formula="of:=[.A238]+1" office:value-type="float" office:value="230">
            <text:p>230</text:p>
          </table:table-cell>
          <table:table-cell table:formula="of:=[.A239]*PI()/180" office:value-type="float" office:value="4.01425727958696">
            <text:p>4,01</text:p>
          </table:table-cell>
          <table:table-cell table:formula="of:=COS([.B239])" office:value-type="float" office:value="-0.64278760968654">
            <text:p>-0,64</text:p>
          </table:table-cell>
          <table:table-cell table:formula="of:=SIN([.B239])" office:value-type="float" office:value="-0.766044443118978">
            <text:p>-0,77</text:p>
          </table:table-cell>
          <table:table-cell table:formula="of:=[.$B$1]*COS([.B239]+[.$C$2])" office:value-type="float" office:value="-6.29320391049838">
            <text:p>-6,29</text:p>
          </table:table-cell>
          <table:table-cell table:formula="of:=([.E239]-[.E238])/([.B239]-[.B238])" office:value-type="float" office:value="7.71614789662928">
            <text:p>7,72</text:p>
          </table:table-cell>
          <table:table-cell table:formula="of:=[.F329]" office:value-type="float" office:value="6.36070146954074">
            <text:p>6,36</text:p>
          </table:table-cell>
          <table:table-cell table:formula="of:=([.G239]*[.C238]+[.F239]*[.D238])" office:value-type="float" office:value="-9.9964463698073">
            <text:p>-10</text:p>
          </table:table-cell>
          <table:table-cell table:formula="of:=[.G239]*[.D239]-[.F239]*[.C239]" office:value-type="float" office:value="0.0872642473817571">
            <text:p>0,09</text:p>
          </table:table-cell>
          <table:table-cell table:formula="of:=-[.I239]/[.H239]" office:value-type="float" office:value="0.00872952688920786">
            <text:p>0,01</text:p>
          </table:table-cell>
          <table:table-cell table:formula="of:=ATAN([.J239])*180/PI()" office:value-type="float" office:value="0.500152343512695">
            <text:p>0,5</text:p>
          </table:table-cell>
          <table:table-cell table:formula="of:=-[.F238]/([.D237]*COS([.K238]*PI()/180)+[.C237]*SIN([.K238]*PI()/180))" office:value-type="float" office:value="10.1527300535361">
            <text:p>10,15</text:p>
          </table:table-cell>
        </table:table-row>
        <table:table-row table:style-name="ro1">
          <table:table-cell table:formula="of:=[.A239]+1" office:value-type="float" office:value="231">
            <text:p>231</text:p>
          </table:table-cell>
          <table:table-cell table:formula="of:=[.A240]*PI()/180" office:value-type="float" office:value="4.0317105721069">
            <text:p>4,03</text:p>
          </table:table-cell>
          <table:table-cell table:formula="of:=COS([.B240])" office:value-type="float" office:value="-0.629320391049837">
            <text:p>-0,63</text:p>
          </table:table-cell>
          <table:table-cell table:formula="of:=SIN([.B240])" office:value-type="float" office:value="-0.777145961456971">
            <text:p>-0,78</text:p>
          </table:table-cell>
          <table:table-cell table:formula="of:=[.$B$1]*COS([.B240]+[.$C$2])" office:value-type="float" office:value="-6.15661475325658">
            <text:p>-6,16</text:p>
          </table:table-cell>
          <table:table-cell table:formula="of:=([.E240]-[.E239])/([.B240]-[.B239])" office:value-type="float" office:value="7.82598223720338">
            <text:p>7,83</text:p>
          </table:table-cell>
          <table:table-cell table:formula="of:=[.F330]" office:value-type="float" office:value="6.22506735467612">
            <text:p>6,23</text:p>
          </table:table-cell>
          <table:table-cell table:formula="of:=([.G240]*[.C239]+[.F240]*[.D239])" office:value-type="float" office:value="-9.99644636980745">
            <text:p>-10</text:p>
          </table:table-cell>
          <table:table-cell table:formula="of:=[.G240]*[.D240]-[.F240]*[.C240]" office:value-type="float" office:value="0.0872642473817358">
            <text:p>0,09</text:p>
          </table:table-cell>
          <table:table-cell table:formula="of:=-[.I240]/[.H240]" office:value-type="float" office:value="0.00872952688920559">
            <text:p>0,01</text:p>
          </table:table-cell>
          <table:table-cell table:formula="of:=ATAN([.J240])*180/PI()" office:value-type="float" office:value="0.500152343512565">
            <text:p>0,5</text:p>
          </table:table-cell>
          <table:table-cell table:formula="of:=-[.F239]/([.D238]*COS([.K239]*PI()/180)+[.C238]*SIN([.K239]*PI()/180))" office:value-type="float" office:value="10.1473827443182">
            <text:p>10,15</text:p>
          </table:table-cell>
        </table:table-row>
        <table:table-row table:style-name="ro1">
          <table:table-cell table:formula="of:=[.A240]+1" office:value-type="float" office:value="232">
            <text:p>232</text:p>
          </table:table-cell>
          <table:table-cell table:formula="of:=[.A241]*PI()/180" office:value-type="float" office:value="4.04916386462685">
            <text:p>4,05</text:p>
          </table:table-cell>
          <table:table-cell table:formula="of:=COS([.B241])" office:value-type="float" office:value="-0.615661475325658">
            <text:p>-0,62</text:p>
          </table:table-cell>
          <table:table-cell table:formula="of:=SIN([.B241])" office:value-type="float" office:value="-0.788010753606722">
            <text:p>-0,79</text:p>
          </table:table-cell>
          <table:table-cell table:formula="of:=[.$B$1]*COS([.B241]+[.$C$2])" office:value-type="float" office:value="-6.01815023152048">
            <text:p>-6,02</text:p>
          </table:table-cell>
          <table:table-cell table:formula="of:=([.E241]-[.E240])/([.B241]-[.B240])" office:value-type="float" office:value="7.933432707776">
            <text:p>7,93</text:p>
          </table:table-cell>
          <table:table-cell table:formula="of:=[.F331]" office:value-type="float" office:value="6.08753702399151">
            <text:p>6,09</text:p>
          </table:table-cell>
          <table:table-cell table:formula="of:=([.G241]*[.C240]+[.F241]*[.D240])" office:value-type="float" office:value="-9.99644636980746">
            <text:p>-10</text:p>
          </table:table-cell>
          <table:table-cell table:formula="of:=[.G241]*[.D241]-[.F241]*[.C241]" office:value-type="float" office:value="0.0872642473818281">
            <text:p>0,09</text:p>
          </table:table-cell>
          <table:table-cell table:formula="of:=-[.I241]/[.H241]" office:value-type="float" office:value="0.00872952688921483">
            <text:p>0,01</text:p>
          </table:table-cell>
          <table:table-cell table:formula="of:=ATAN([.J241])*180/PI()" office:value-type="float" office:value="0.500152343513094">
            <text:p>0,5</text:p>
          </table:table-cell>
          <table:table-cell table:formula="of:=-[.F240]/([.D239]*COS([.K240]*PI()/180)+[.C239]*SIN([.K240]*PI()/180))" office:value-type="float" office:value="10.1421925280415">
            <text:p>10,14</text:p>
          </table:table-cell>
        </table:table-row>
        <table:table-row table:style-name="ro1">
          <table:table-cell table:formula="of:=[.A241]+1" office:value-type="float" office:value="233">
            <text:p>233</text:p>
          </table:table-cell>
          <table:table-cell table:formula="of:=[.A242]*PI()/180" office:value-type="float" office:value="4.06661715714679">
            <text:p>4,07</text:p>
          </table:table-cell>
          <table:table-cell table:formula="of:=COS([.B242])" office:value-type="float" office:value="-0.601815023152048">
            <text:p>-0,6</text:p>
          </table:table-cell>
          <table:table-cell table:formula="of:=SIN([.B242])" office:value-type="float" office:value="-0.798635510047293">
            <text:p>-0,8</text:p>
          </table:table-cell>
          <table:table-cell table:formula="of:=[.$B$1]*COS([.B242]+[.$C$2])" office:value-type="float" office:value="-5.87785252292473">
            <text:p>-5,88</text:p>
          </table:table-cell>
          <table:table-cell table:formula="of:=([.E242]-[.E241])/([.B242]-[.B241])" office:value-type="float" office:value="8.03846657789288">
            <text:p>8,04</text:p>
          </table:table-cell>
          <table:table-cell table:formula="of:=[.F332]" office:value-type="float" office:value="5.94815237055811">
            <text:p>5,95</text:p>
          </table:table-cell>
          <table:table-cell table:formula="of:=([.G242]*[.C241]+[.F242]*[.D241])" office:value-type="float" office:value="-9.99644636980743">
            <text:p>-10</text:p>
          </table:table-cell>
          <table:table-cell table:formula="of:=[.G242]*[.D242]-[.F242]*[.C242]" office:value-type="float" office:value="0.0872642473818832">
            <text:p>0,09</text:p>
          </table:table-cell>
          <table:table-cell table:formula="of:=-[.I242]/[.H242]" office:value-type="float" office:value="0.00872952688922036">
            <text:p>0,01</text:p>
          </table:table-cell>
          <table:table-cell table:formula="of:=ATAN([.J242])*180/PI()" office:value-type="float" office:value="0.500152343513411">
            <text:p>0,5</text:p>
          </table:table-cell>
          <table:table-cell table:formula="of:=-[.F241]/([.D240]*COS([.K241]*PI()/180)+[.C240]*SIN([.K241]*PI()/180))" office:value-type="float" office:value="10.1371495547469">
            <text:p>10,14</text:p>
          </table:table-cell>
        </table:table-row>
        <table:table-row table:style-name="ro1">
          <table:table-cell table:formula="of:=[.A242]+1" office:value-type="float" office:value="234">
            <text:p>234</text:p>
          </table:table-cell>
          <table:table-cell table:formula="of:=[.A243]*PI()/180" office:value-type="float" office:value="4.08407044966673">
            <text:p>4,08</text:p>
          </table:table-cell>
          <table:table-cell table:formula="of:=COS([.B243])" office:value-type="float" office:value="-0.587785252292473">
            <text:p>-0,59</text:p>
          </table:table-cell>
          <table:table-cell table:formula="of:=SIN([.B243])" office:value-type="float" office:value="-0.809016994374947">
            <text:p>-0,81</text:p>
          </table:table-cell>
          <table:table-cell table:formula="of:=[.$B$1]*COS([.B243]+[.$C$2])" office:value-type="float" office:value="-5.73576436351046">
            <text:p>-5,74</text:p>
          </table:table-cell>
          <table:table-cell table:formula="of:=([.E243]-[.E242])/([.B243]-[.B242])" office:value-type="float" office:value="8.14105185321972">
            <text:p>8,14</text:p>
          </table:table-cell>
          <table:table-cell table:formula="of:=[.F333]" office:value-type="float" office:value="5.80695585229172">
            <text:p>5,81</text:p>
          </table:table-cell>
          <table:table-cell table:formula="of:=([.G243]*[.C242]+[.F243]*[.D242])" office:value-type="float" office:value="-9.99644636980745">
            <text:p>-10</text:p>
          </table:table-cell>
          <table:table-cell table:formula="of:=[.G243]*[.D243]-[.F243]*[.C243]" office:value-type="float" office:value="0.0872642473818059">
            <text:p>0,09</text:p>
          </table:table-cell>
          <table:table-cell table:formula="of:=-[.I243]/[.H243]" office:value-type="float" office:value="0.00872952688921261">
            <text:p>0,01</text:p>
          </table:table-cell>
          <table:table-cell table:formula="of:=ATAN([.J243])*180/PI()" office:value-type="float" office:value="0.500152343512967">
            <text:p>0,5</text:p>
          </table:table-cell>
          <table:table-cell table:formula="of:=-[.F242]/([.D241]*COS([.K242]*PI()/180)+[.C241]*SIN([.K242]*PI()/180))" office:value-type="float" office:value="10.1322447001762">
            <text:p>10,13</text:p>
          </table:table-cell>
        </table:table-row>
        <table:table-row table:style-name="ro1">
          <table:table-cell table:formula="of:=[.A243]+1" office:value-type="float" office:value="235">
            <text:p>235</text:p>
          </table:table-cell>
          <table:table-cell table:formula="of:=[.A244]*PI()/180" office:value-type="float" office:value="4.10152374218667">
            <text:p>4,1</text:p>
          </table:table-cell>
          <table:table-cell table:formula="of:=COS([.B244])" office:value-type="float" office:value="-0.573576436351046">
            <text:p>-0,57</text:p>
          </table:table-cell>
          <table:table-cell table:formula="of:=SIN([.B244])" office:value-type="float" office:value="-0.819152044288992">
            <text:p>-0,82</text:p>
          </table:table-cell>
          <table:table-cell table:formula="of:=[.$B$1]*COS([.B244]+[.$C$2])" office:value-type="float" office:value="-5.59192903470747">
            <text:p>-5,59</text:p>
          </table:table-cell>
          <table:table-cell table:formula="of:=([.E244]-[.E243])/([.B244]-[.B243])" office:value-type="float" office:value="8.24115728528793">
            <text:p>8,24</text:p>
          </table:table-cell>
          <table:table-cell table:formula="of:=[.F334]" office:value-type="float" office:value="5.66399047901939">
            <text:p>5,66</text:p>
          </table:table-cell>
          <table:table-cell table:formula="of:=([.G244]*[.C243]+[.F244]*[.D243])" office:value-type="float" office:value="-9.99644636980742">
            <text:p>-10</text:p>
          </table:table-cell>
          <table:table-cell table:formula="of:=[.G244]*[.D244]-[.F244]*[.C244]" office:value-type="float" office:value="0.0872642473817953">
            <text:p>0,09</text:p>
          </table:table-cell>
          <table:table-cell table:formula="of:=-[.I244]/[.H244]" office:value-type="float" office:value="0.00872952688921157">
            <text:p>0,01</text:p>
          </table:table-cell>
          <table:table-cell table:formula="of:=ATAN([.J244])*180/PI()" office:value-type="float" office:value="0.500152343512908">
            <text:p>0,5</text:p>
          </table:table-cell>
          <table:table-cell table:formula="of:=-[.F243]/([.D242]*COS([.K243]*PI()/180)+[.C242]*SIN([.K243]*PI()/180))" office:value-type="float" office:value="10.1274694970903">
            <text:p>10,13</text:p>
          </table:table-cell>
        </table:table-row>
        <table:table-row table:style-name="ro1">
          <table:table-cell table:formula="of:=[.A244]+1" office:value-type="float" office:value="236">
            <text:p>236</text:p>
          </table:table-cell>
          <table:table-cell table:formula="of:=[.A245]*PI()/180" office:value-type="float" office:value="4.11897703470662">
            <text:p>4,12</text:p>
          </table:table-cell>
          <table:table-cell table:formula="of:=COS([.B245])" office:value-type="float" office:value="-0.559192903470747">
            <text:p>-0,56</text:p>
          </table:table-cell>
          <table:table-cell table:formula="of:=SIN([.B245])" office:value-type="float" office:value="-0.829037572555041">
            <text:p>-0,83</text:p>
          </table:table-cell>
          <table:table-cell table:formula="of:=[.$B$1]*COS([.B245]+[.$C$2])" office:value-type="float" office:value="-5.44639035015028">
            <text:p>-5,45</text:p>
          </table:table-cell>
          <table:table-cell table:formula="of:=([.E245]-[.E244])/([.B245]-[.B244])" office:value-type="float" office:value="8.33875238101324">
            <text:p>8,34</text:p>
          </table:table-cell>
          <table:table-cell table:formula="of:=[.F335]" office:value-type="float" office:value="5.51929979937886">
            <text:p>5,52</text:p>
          </table:table-cell>
          <table:table-cell table:formula="of:=([.G245]*[.C244]+[.F245]*[.D244])" office:value-type="float" office:value="-9.99644636980746">
            <text:p>-10</text:p>
          </table:table-cell>
          <table:table-cell table:formula="of:=[.G245]*[.D245]-[.F245]*[.C245]" office:value-type="float" office:value="0.0872642473818219">
            <text:p>0,09</text:p>
          </table:table-cell>
          <table:table-cell table:formula="of:=-[.I245]/[.H245]" office:value-type="float" office:value="0.0087295268892142">
            <text:p>0,01</text:p>
          </table:table-cell>
          <table:table-cell table:formula="of:=ATAN([.J245])*180/PI()" office:value-type="float" office:value="0.500152343513058">
            <text:p>0,5</text:p>
          </table:table-cell>
          <table:table-cell table:formula="of:=-[.F244]/([.D243]*COS([.K244]*PI()/180)+[.C243]*SIN([.K244]*PI()/180))" office:value-type="float" office:value="10.1228160741084">
            <text:p>10,12</text:p>
          </table:table-cell>
        </table:table-row>
        <table:table-row table:style-name="ro1">
          <table:table-cell table:formula="of:=[.A245]+1" office:value-type="float" office:value="237">
            <text:p>237</text:p>
          </table:table-cell>
          <table:table-cell table:formula="of:=[.A246]*PI()/180" office:value-type="float" office:value="4.13643032722656">
            <text:p>4,14</text:p>
          </table:table-cell>
          <table:table-cell table:formula="of:=COS([.B246])" office:value-type="float" office:value="-0.544639035015027">
            <text:p>-0,54</text:p>
          </table:table-cell>
          <table:table-cell table:formula="of:=SIN([.B246])" office:value-type="float" office:value="-0.838670567945424">
            <text:p>-0,84</text:p>
          </table:table-cell>
          <table:table-cell table:formula="of:=[.$B$1]*COS([.B246]+[.$C$2])" office:value-type="float" office:value="-5.29919264233205">
            <text:p>-5,3</text:p>
          </table:table-cell>
          <table:table-cell table:formula="of:=([.E246]-[.E245])/([.B246]-[.B245])" office:value-type="float" office:value="8.43380741198394">
            <text:p>8,43</text:p>
          </table:table-cell>
          <table:table-cell table:formula="of:=[.F336]" office:value-type="float" office:value="5.37292788755267">
            <text:p>5,37</text:p>
          </table:table-cell>
          <table:table-cell table:formula="of:=([.G246]*[.C245]+[.F246]*[.D245])" office:value-type="float" office:value="-9.99644636980741">
            <text:p>-10</text:p>
          </table:table-cell>
          <table:table-cell table:formula="of:=[.G246]*[.D246]-[.F246]*[.C246]" office:value-type="float" office:value="0.0872642473819063">
            <text:p>0,09</text:p>
          </table:table-cell>
          <table:table-cell table:formula="of:=-[.I246]/[.H246]" office:value-type="float" office:value="0.00872952688922269">
            <text:p>0,01</text:p>
          </table:table-cell>
          <table:table-cell table:formula="of:=ATAN([.J246])*180/PI()" office:value-type="float" office:value="0.500152343513545">
            <text:p>0,5</text:p>
          </table:table-cell>
          <table:table-cell table:formula="of:=-[.F245]/([.D244]*COS([.K245]*PI()/180)+[.C244]*SIN([.K245]*PI()/180))" office:value-type="float" office:value="10.1182771011151">
            <text:p>10,12</text:p>
          </table:table-cell>
        </table:table-row>
        <table:table-row table:style-name="ro1">
          <table:table-cell table:formula="of:=[.A246]+1" office:value-type="float" office:value="238">
            <text:p>238</text:p>
          </table:table-cell>
          <table:table-cell table:formula="of:=[.A247]*PI()/180" office:value-type="float" office:value="4.1538836197465">
            <text:p>4,15</text:p>
          </table:table-cell>
          <table:table-cell table:formula="of:=COS([.B247])" office:value-type="float" office:value="-0.529919264233205">
            <text:p>-0,53</text:p>
          </table:table-cell>
          <table:table-cell table:formula="of:=SIN([.B247])" office:value-type="float" office:value="-0.848048096156426">
            <text:p>-0,85</text:p>
          </table:table-cell>
          <table:table-cell table:formula="of:=[.$B$1]*COS([.B247]+[.$C$2])" office:value-type="float" office:value="-5.15038074910055">
            <text:p>-5,15</text:p>
          </table:table-cell>
          <table:table-cell table:formula="of:=([.E247]-[.E246])/([.B247]-[.B246])" office:value-type="float" office:value="8.52629342351676">
            <text:p>8,53</text:p>
          </table:table-cell>
          <table:table-cell table:formula="of:=[.F337]" office:value-type="float" office:value="5.22491932984351">
            <text:p>5,22</text:p>
          </table:table-cell>
          <table:table-cell table:formula="of:=([.G247]*[.C246]+[.F247]*[.D246])" office:value-type="float" office:value="-9.99644636980746">
            <text:p>-10</text:p>
          </table:table-cell>
          <table:table-cell table:formula="of:=[.G247]*[.D247]-[.F247]*[.C247]" office:value-type="float" office:value="0.0872642473817198">
            <text:p>0,09</text:p>
          </table:table-cell>
          <table:table-cell table:formula="of:=-[.I247]/[.H247]" office:value-type="float" office:value="0.00872952688920399">
            <text:p>0,01</text:p>
          </table:table-cell>
          <table:table-cell table:formula="of:=ATAN([.J247])*180/PI()" office:value-type="float" office:value="0.500152343512473">
            <text:p>0,5</text:p>
          </table:table-cell>
          <table:table-cell table:formula="of:=-[.F246]/([.D245]*COS([.K246]*PI()/180)+[.C245]*SIN([.K246]*PI()/180))" office:value-type="float" office:value="10.1138457404196">
            <text:p>10,11</text:p>
          </table:table-cell>
        </table:table-row>
        <table:table-row table:style-name="ro1">
          <table:table-cell table:formula="of:=[.A247]+1" office:value-type="float" office:value="239">
            <text:p>239</text:p>
          </table:table-cell>
          <table:table-cell table:formula="of:=[.A248]*PI()/180" office:value-type="float" office:value="4.17133691226645">
            <text:p>4,17</text:p>
          </table:table-cell>
          <table:table-cell table:formula="of:=COS([.B248])" office:value-type="float" office:value="-0.515038074910054">
            <text:p>-0,52</text:p>
          </table:table-cell>
          <table:table-cell table:formula="of:=SIN([.B248])" office:value-type="float" office:value="-0.857167300702112">
            <text:p>-0,86</text:p>
          </table:table-cell>
          <table:table-cell table:formula="of:=[.$B$1]*COS([.B248]+[.$C$2])" office:value-type="float" office:value="-5">
            <text:p>-5</text:p>
          </table:table-cell>
          <table:table-cell table:formula="of:=([.E248]-[.E247])/([.B248]-[.B247])" office:value-type="float" office:value="8.61618224347684">
            <text:p>8,62</text:p>
          </table:table-cell>
          <table:table-cell table:formula="of:=[.F338]" office:value-type="float" office:value="5.07531921109126">
            <text:p>5,08</text:p>
          </table:table-cell>
          <table:table-cell table:formula="of:=([.G248]*[.C247]+[.F248]*[.D247])" office:value-type="float" office:value="-9.99644636980747">
            <text:p>-10</text:p>
          </table:table-cell>
          <table:table-cell table:formula="of:=[.G248]*[.D248]-[.F248]*[.C248]" office:value-type="float" office:value="0.0872642473818388">
            <text:p>0,09</text:p>
          </table:table-cell>
          <table:table-cell table:formula="of:=-[.I248]/[.H248]" office:value-type="float" office:value="0.00872952688921589">
            <text:p>0,01</text:p>
          </table:table-cell>
          <table:table-cell table:formula="of:=ATAN([.J248])*180/PI()" office:value-type="float" office:value="0.500152343513155">
            <text:p>0,5</text:p>
          </table:table-cell>
          <table:table-cell table:formula="of:=-[.F247]/([.D246]*COS([.K247]*PI()/180)+[.C246]*SIN([.K247]*PI()/180))" office:value-type="float" office:value="10.1095156029656">
            <text:p>10,11</text:p>
          </table:table-cell>
        </table:table-row>
        <table:table-row table:style-name="ro1">
          <table:table-cell table:formula="of:=[.A248]+1" office:value-type="float" office:value="240">
            <text:p>240</text:p>
          </table:table-cell>
          <table:table-cell table:formula="of:=[.A249]*PI()/180" office:value-type="float" office:value="4.18879020478639">
            <text:p>4,19</text:p>
          </table:table-cell>
          <table:table-cell table:formula="of:=COS([.B249])" office:value-type="float" office:value="-0.5">
            <text:p>-0,5</text:p>
          </table:table-cell>
          <table:table-cell table:formula="of:=SIN([.B249])" office:value-type="float" office:value="-0.866025403784438">
            <text:p>-0,87</text:p>
          </table:table-cell>
          <table:table-cell table:formula="of:=[.$B$1]*COS([.B249]+[.$C$2])" office:value-type="float" office:value="-4.84809620246338">
            <text:p>-4,85</text:p>
          </table:table-cell>
          <table:table-cell table:formula="of:=([.E249]-[.E248])/([.B249]-[.B248])" office:value-type="float" office:value="8.70344649085862">
            <text:p>8,7</text:p>
          </table:table-cell>
          <table:table-cell table:formula="of:=[.F339]" office:value-type="float" office:value="4.92417310094169">
            <text:p>4,92</text:p>
          </table:table-cell>
          <table:table-cell table:formula="of:=([.G249]*[.C248]+[.F249]*[.D248])" office:value-type="float" office:value="-9.99644636980743">
            <text:p>-10</text:p>
          </table:table-cell>
          <table:table-cell table:formula="of:=[.G249]*[.D249]-[.F249]*[.C249]" office:value-type="float" office:value="0.0872642473818184">
            <text:p>0,09</text:p>
          </table:table-cell>
          <table:table-cell table:formula="of:=-[.I249]/[.H249]" office:value-type="float" office:value="0.00872952688921387">
            <text:p>0,01</text:p>
          </table:table-cell>
          <table:table-cell table:formula="of:=ATAN([.J249])*180/PI()" office:value-type="float" office:value="0.500152343513039">
            <text:p>0,5</text:p>
          </table:table-cell>
          <table:table-cell table:formula="of:=-[.F248]/([.D247]*COS([.K248]*PI()/180)+[.C247]*SIN([.K248]*PI()/180))" office:value-type="float" office:value="10.1052807089826">
            <text:p>10,11</text:p>
          </table:table-cell>
        </table:table-row>
        <table:table-row table:style-name="ro1">
          <table:table-cell table:formula="of:=[.A249]+1" office:value-type="float" office:value="241">
            <text:p>241</text:p>
          </table:table-cell>
          <table:table-cell table:formula="of:=[.A250]*PI()/180" office:value-type="float" office:value="4.20624349730633">
            <text:p>4,21</text:p>
          </table:table-cell>
          <table:table-cell table:formula="of:=COS([.B250])" office:value-type="float" office:value="-0.484809620246337">
            <text:p>-0,48</text:p>
          </table:table-cell>
          <table:table-cell table:formula="of:=SIN([.B250])" office:value-type="float" office:value="-0.874619707139396">
            <text:p>-0,87</text:p>
          </table:table-cell>
          <table:table-cell table:formula="of:=[.$B$1]*COS([.B250]+[.$C$2])" office:value-type="float" office:value="-4.69471562785891">
            <text:p>-4,69</text:p>
          </table:table-cell>
          <table:table-cell table:formula="of:=([.E250]-[.E249])/([.B250]-[.B249])" office:value-type="float" office:value="8.78805958412719">
            <text:p>8,79</text:p>
          </table:table-cell>
          <table:table-cell table:formula="of:=[.F340]" office:value-type="float" office:value="4.77152703996408">
            <text:p>4,77</text:p>
          </table:table-cell>
          <table:table-cell table:formula="of:=([.G250]*[.C249]+[.F250]*[.D249])" office:value-type="float" office:value="-9.9964463698075">
            <text:p>-10</text:p>
          </table:table-cell>
          <table:table-cell table:formula="of:=[.G250]*[.D250]-[.F250]*[.C250]" office:value-type="float" office:value="0.0872642473817917">
            <text:p>0,09</text:p>
          </table:table-cell>
          <table:table-cell table:formula="of:=-[.I250]/[.H250]" office:value-type="float" office:value="0.00872952688921115">
            <text:p>0,01</text:p>
          </table:table-cell>
          <table:table-cell table:formula="of:=ATAN([.J250])*180/PI()" office:value-type="float" office:value="0.500152343512883">
            <text:p>0,5</text:p>
          </table:table-cell>
          <table:table-cell table:formula="of:=-[.F249]/([.D248]*COS([.K249]*PI()/180)+[.C248]*SIN([.K249]*PI()/180))" office:value-type="float" office:value="10.1011354525552">
            <text:p>10,1</text:p>
          </table:table-cell>
        </table:table-row>
        <table:table-row table:style-name="ro1">
          <table:table-cell table:formula="of:=[.A250]+1" office:value-type="float" office:value="242">
            <text:p>242</text:p>
          </table:table-cell>
          <table:table-cell table:formula="of:=[.A251]*PI()/180" office:value-type="float" office:value="4.22369678982628">
            <text:p>4,22</text:p>
          </table:table-cell>
          <table:table-cell table:formula="of:=COS([.B251])" office:value-type="float" office:value="-0.469471562785891">
            <text:p>-0,47</text:p>
          </table:table-cell>
          <table:table-cell table:formula="of:=SIN([.B251])" office:value-type="float" office:value="-0.882947592858927">
            <text:p>-0,88</text:p>
          </table:table-cell>
          <table:table-cell table:formula="of:=[.$B$1]*COS([.B251]+[.$C$2])" office:value-type="float" office:value="-4.53990499739547">
            <text:p>-4,54</text:p>
          </table:table-cell>
          <table:table-cell table:formula="of:=([.E251]-[.E250])/([.B251]-[.B250])" office:value-type="float" office:value="8.86999574931452">
            <text:p>8,87</text:p>
          </table:table-cell>
          <table:table-cell table:formula="of:=[.F341]" office:value-type="float" office:value="4.61742752562722">
            <text:p>4,62</text:p>
          </table:table-cell>
          <table:table-cell table:formula="of:=([.G251]*[.C250]+[.F251]*[.D250])" office:value-type="float" office:value="-9.99644636980747">
            <text:p>-10</text:p>
          </table:table-cell>
          <table:table-cell table:formula="of:=[.G251]*[.D251]-[.F251]*[.C251]" office:value-type="float" office:value="0.0872642473817935">
            <text:p>0,09</text:p>
          </table:table-cell>
          <table:table-cell table:formula="of:=-[.I251]/[.H251]" office:value-type="float" office:value="0.00872952688921135">
            <text:p>0,01</text:p>
          </table:table-cell>
          <table:table-cell table:formula="of:=ATAN([.J251])*180/PI()" office:value-type="float" office:value="0.500152343512895">
            <text:p>0,5</text:p>
          </table:table-cell>
          <table:table-cell table:formula="of:=-[.F250]/([.D249]*COS([.K250]*PI()/180)+[.C249]*SIN([.K250]*PI()/180))" office:value-type="float" office:value="10.0970745696542">
            <text:p>10,1</text:p>
          </table:table-cell>
        </table:table-row>
        <table:table-row table:style-name="ro1">
          <table:table-cell table:formula="of:=[.A251]+1" office:value-type="float" office:value="243">
            <text:p>243</text:p>
          </table:table-cell>
          <table:table-cell table:formula="of:=[.A252]*PI()/180" office:value-type="float" office:value="4.24115008234622">
            <text:p>4,24</text:p>
          </table:table-cell>
          <table:table-cell table:formula="of:=COS([.B252])" office:value-type="float" office:value="-0.453990499739547">
            <text:p>-0,45</text:p>
          </table:table-cell>
          <table:table-cell table:formula="of:=SIN([.B252])" office:value-type="float" office:value="-0.891006524188368">
            <text:p>-0,89</text:p>
          </table:table-cell>
          <table:table-cell table:formula="of:=[.$B$1]*COS([.B252]+[.$C$2])" office:value-type="float" office:value="-4.38371146789078">
            <text:p>-4,38</text:p>
          </table:table-cell>
          <table:table-cell table:formula="of:=([.E252]-[.E251])/([.B252]-[.B251])" office:value-type="float" office:value="8.94923002787103">
            <text:p>8,95</text:p>
          </table:table-cell>
          <table:table-cell table:formula="of:=[.F342]" office:value-type="float" office:value="4.46192149813595">
            <text:p>4,46</text:p>
          </table:table-cell>
          <table:table-cell table:formula="of:=([.G252]*[.C251]+[.F252]*[.D251])" office:value-type="float" office:value="-9.9964463698074">
            <text:p>-10</text:p>
          </table:table-cell>
          <table:table-cell table:formula="of:=[.G252]*[.D252]-[.F252]*[.C252]" office:value-type="float" office:value="0.0872642473818668">
            <text:p>0,09</text:p>
          </table:table-cell>
          <table:table-cell table:formula="of:=-[.I252]/[.H252]" office:value-type="float" office:value="0.00872952688921874">
            <text:p>0,01</text:p>
          </table:table-cell>
          <table:table-cell table:formula="of:=ATAN([.J252])*180/PI()" office:value-type="float" office:value="0.500152343513318">
            <text:p>0,5</text:p>
          </table:table-cell>
          <table:table-cell table:formula="of:=-[.F251]/([.D250]*COS([.K251]*PI()/180)+[.C250]*SIN([.K251]*PI()/180))" office:value-type="float" office:value="10.0930931092307">
            <text:p>10,09</text:p>
          </table:table-cell>
        </table:table-row>
        <table:table-row table:style-name="ro1">
          <table:table-cell table:formula="of:=[.A252]+1" office:value-type="float" office:value="244">
            <text:p>244</text:p>
          </table:table-cell>
          <table:table-cell table:formula="of:=[.A253]*PI()/180" office:value-type="float" office:value="4.25860337486616">
            <text:p>4,26</text:p>
          </table:table-cell>
          <table:table-cell table:formula="of:=COS([.B253])" office:value-type="float" office:value="-0.438371146789078">
            <text:p>-0,44</text:p>
          </table:table-cell>
          <table:table-cell table:formula="of:=SIN([.B253])" office:value-type="float" office:value="-0.898794046299167">
            <text:p>-0,9</text:p>
          </table:table-cell>
          <table:table-cell table:formula="of:=[.$B$1]*COS([.B253]+[.$C$2])" office:value-type="float" office:value="-4.226182617407">
            <text:p>-4,23</text:p>
          </table:table-cell>
          <table:table-cell table:formula="of:=([.E253]-[.E252])/([.B253]-[.B252])" office:value-type="float" office:value="9.02573828426794">
            <text:p>9,03</text:p>
          </table:table-cell>
          <table:table-cell table:formula="of:=[.F343]" office:value-type="float" office:value="4.30505632613287">
            <text:p>4,31</text:p>
          </table:table-cell>
          <table:table-cell table:formula="of:=([.G253]*[.C252]+[.F253]*[.D252])" office:value-type="float" office:value="-9.99644636980742">
            <text:p>-10</text:p>
          </table:table-cell>
          <table:table-cell table:formula="of:=[.G253]*[.D253]-[.F253]*[.C253]" office:value-type="float" office:value="0.0872642473818353">
            <text:p>0,09</text:p>
          </table:table-cell>
          <table:table-cell table:formula="of:=-[.I253]/[.H253]" office:value-type="float" office:value="0.00872952688921557">
            <text:p>0,01</text:p>
          </table:table-cell>
          <table:table-cell table:formula="of:=ATAN([.J253])*180/PI()" office:value-type="float" office:value="0.500152343513137">
            <text:p>0,5</text:p>
          </table:table-cell>
          <table:table-cell table:formula="of:=-[.F252]/([.D251]*COS([.K252]*PI()/180)+[.C251]*SIN([.K252]*PI()/180))" office:value-type="float" office:value="10.0891864070298">
            <text:p>10,09</text:p>
          </table:table-cell>
        </table:table-row>
        <table:table-row table:style-name="ro1">
          <table:table-cell table:formula="of:=[.A253]+1" office:value-type="float" office:value="245">
            <text:p>245</text:p>
          </table:table-cell>
          <table:table-cell table:formula="of:=[.A254]*PI()/180" office:value-type="float" office:value="4.27605666738611">
            <text:p>4,28</text:p>
          </table:table-cell>
          <table:table-cell table:formula="of:=COS([.B254])" office:value-type="float" office:value="-0.4226182617407">
            <text:p>-0,42</text:p>
          </table:table-cell>
          <table:table-cell table:formula="of:=SIN([.B254])" office:value-type="float" office:value="-0.90630778703665">
            <text:p>-0,91</text:p>
          </table:table-cell>
          <table:table-cell table:formula="of:=[.$B$1]*COS([.B254]+[.$C$2])" office:value-type="float" office:value="-4.06736643075801">
            <text:p>-4,07</text:p>
          </table:table-cell>
          <table:table-cell table:formula="of:=([.E254]-[.E253])/([.B254]-[.B253])" office:value-type="float" office:value="9.09949721334923">
            <text:p>9,1</text:p>
          </table:table-cell>
          <table:table-cell table:formula="of:=[.F344]" office:value-type="float" office:value="4.14687979226879">
            <text:p>4,15</text:p>
          </table:table-cell>
          <table:table-cell table:formula="of:=([.G254]*[.C253]+[.F254]*[.D253])" office:value-type="float" office:value="-9.99644636980747">
            <text:p>-10</text:p>
          </table:table-cell>
          <table:table-cell table:formula="of:=[.G254]*[.D254]-[.F254]*[.C254]" office:value-type="float" office:value="0.0872642473818654">
            <text:p>0,09</text:p>
          </table:table-cell>
          <table:table-cell table:formula="of:=-[.I254]/[.H254]" office:value-type="float" office:value="0.00872952688921855">
            <text:p>0,01</text:p>
          </table:table-cell>
          <table:table-cell table:formula="of:=ATAN([.J254])*180/PI()" office:value-type="float" office:value="0.500152343513307">
            <text:p>0,5</text:p>
          </table:table-cell>
          <table:table-cell table:formula="of:=-[.F253]/([.D252]*COS([.K253]*PI()/180)+[.C252]*SIN([.K253]*PI()/180))" office:value-type="float" office:value="10.0853500618177">
            <text:p>10,09</text:p>
          </table:table-cell>
        </table:table-row>
        <table:table-row table:style-name="ro1">
          <table:table-cell table:formula="of:=[.A254]+1" office:value-type="float" office:value="246">
            <text:p>246</text:p>
          </table:table-cell>
          <table:table-cell table:formula="of:=[.A255]*PI()/180" office:value-type="float" office:value="4.29350995990605">
            <text:p>4,29</text:p>
          </table:table-cell>
          <table:table-cell table:formula="of:=COS([.B255])" office:value-type="float" office:value="-0.4067366430758">
            <text:p>-0,41</text:p>
          </table:table-cell>
          <table:table-cell table:formula="of:=SIN([.B255])" office:value-type="float" office:value="-0.913545457642601">
            <text:p>-0,91</text:p>
          </table:table-cell>
          <table:table-cell table:formula="of:=[.$B$1]*COS([.B255]+[.$C$2])" office:value-type="float" office:value="-3.90731128489274">
            <text:p>-3,91</text:p>
          </table:table-cell>
          <table:table-cell table:formula="of:=([.E255]-[.E254])/([.B255]-[.B254])" office:value-type="float" office:value="9.1704843474304">
            <text:p>9,17</text:p>
          </table:table-cell>
          <table:table-cell table:formula="of:=[.F345]" office:value-type="float" office:value="3.98744007864835">
            <text:p>3,99</text:p>
          </table:table-cell>
          <table:table-cell table:formula="of:=([.G255]*[.C254]+[.F255]*[.D254])" office:value-type="float" office:value="-9.99644636980745">
            <text:p>-10</text:p>
          </table:table-cell>
          <table:table-cell table:formula="of:=[.G255]*[.D255]-[.F255]*[.C255]" office:value-type="float" office:value="0.0872642473817487">
            <text:p>0,09</text:p>
          </table:table-cell>
          <table:table-cell table:formula="of:=-[.I255]/[.H255]" office:value-type="float" office:value="0.00872952688920688">
            <text:p>0,01</text:p>
          </table:table-cell>
          <table:table-cell table:formula="of:=ATAN([.J255])*180/PI()" office:value-type="float" office:value="0.500152343512639">
            <text:p>0,5</text:p>
          </table:table-cell>
          <table:table-cell table:formula="of:=-[.F254]/([.D253]*COS([.K254]*PI()/180)+[.C253]*SIN([.K254]*PI()/180))" office:value-type="float" office:value="10.0815799137593">
            <text:p>10,08</text:p>
          </table:table-cell>
        </table:table-row>
        <table:table-row table:style-name="ro1">
          <table:table-cell table:formula="of:=[.A255]+1" office:value-type="float" office:value="247">
            <text:p>247</text:p>
          </table:table-cell>
          <table:table-cell table:formula="of:=[.A256]*PI()/180" office:value-type="float" office:value="4.31096325242599">
            <text:p>4,31</text:p>
          </table:table-cell>
          <table:table-cell table:formula="of:=COS([.B256])" office:value-type="float" office:value="-0.390731128489274">
            <text:p>-0,39</text:p>
          </table:table-cell>
          <table:table-cell table:formula="of:=SIN([.B256])" office:value-type="float" office:value="-0.92050485345244">
            <text:p>-0,92</text:p>
          </table:table-cell>
          <table:table-cell table:formula="of:=[.$B$1]*COS([.B256]+[.$C$2])" office:value-type="float" office:value="-3.74606593415912">
            <text:p>-3,75</text:p>
          </table:table-cell>
          <table:table-cell table:formula="of:=([.E256]-[.E255])/([.B256]-[.B255])" office:value-type="float" office:value="9.23867806314294">
            <text:p>9,24</text:p>
          </table:table-cell>
          <table:table-cell table:formula="of:=[.F346]" office:value-type="float" office:value="3.82678575215257">
            <text:p>3,83</text:p>
          </table:table-cell>
          <table:table-cell table:formula="of:=([.G256]*[.C255]+[.F256]*[.D255])" office:value-type="float" office:value="-9.99644636980742">
            <text:p>-10</text:p>
          </table:table-cell>
          <table:table-cell table:formula="of:=[.G256]*[.D256]-[.F256]*[.C256]" office:value-type="float" office:value="0.0872642473818548">
            <text:p>0,09</text:p>
          </table:table-cell>
          <table:table-cell table:formula="of:=-[.I256]/[.H256]" office:value-type="float" office:value="0.00872952688921753">
            <text:p>0,01</text:p>
          </table:table-cell>
          <table:table-cell table:formula="of:=ATAN([.J256])*180/PI()" office:value-type="float" office:value="0.500152343513249">
            <text:p>0,5</text:p>
          </table:table-cell>
          <table:table-cell table:formula="of:=-[.F255]/([.D254]*COS([.K255]*PI()/180)+[.C254]*SIN([.K255]*PI()/180))" office:value-type="float" office:value="10.0778720247114">
            <text:p>10,08</text:p>
          </table:table-cell>
        </table:table-row>
        <table:table-row table:style-name="ro1">
          <table:table-cell table:formula="of:=[.A256]+1" office:value-type="float" office:value="248">
            <text:p>248</text:p>
          </table:table-cell>
          <table:table-cell table:formula="of:=[.A257]*PI()/180" office:value-type="float" office:value="4.32841654494594">
            <text:p>4,33</text:p>
          </table:table-cell>
          <table:table-cell table:formula="of:=COS([.B257])" office:value-type="float" office:value="-0.374606593415912">
            <text:p>-0,37</text:p>
          </table:table-cell>
          <table:table-cell table:formula="of:=SIN([.B257])" office:value-type="float" office:value="-0.927183854566787">
            <text:p>-0,93</text:p>
          </table:table-cell>
          <table:table-cell table:formula="of:=[.$B$1]*COS([.B257]+[.$C$2])" office:value-type="float" office:value="-3.58367949545301">
            <text:p>-3,58</text:p>
          </table:table-cell>
          <table:table-cell table:formula="of:=([.E257]-[.E256])/([.B257]-[.B256])" office:value-type="float" office:value="9.30405758802039">
            <text:p>9,3</text:p>
          </table:table-cell>
          <table:table-cell table:formula="of:=[.F347]" office:value-type="float" office:value="3.66496574964595">
            <text:p>3,66</text:p>
          </table:table-cell>
          <table:table-cell table:formula="of:=([.G257]*[.C256]+[.F257]*[.D256])" office:value-type="float" office:value="-9.99644636980747">
            <text:p>-10</text:p>
          </table:table-cell>
          <table:table-cell table:formula="of:=[.G257]*[.D257]-[.F257]*[.C257]" office:value-type="float" office:value="0.0872642473818015">
            <text:p>0,09</text:p>
          </table:table-cell>
          <table:table-cell table:formula="of:=-[.I257]/[.H257]" office:value-type="float" office:value="0.00872952688921215">
            <text:p>0,01</text:p>
          </table:table-cell>
          <table:table-cell table:formula="of:=ATAN([.J257])*180/PI()" office:value-type="float" office:value="0.500152343512941">
            <text:p>0,5</text:p>
          </table:table-cell>
          <table:table-cell table:formula="of:=-[.F256]/([.D255]*COS([.K256]*PI()/180)+[.C255]*SIN([.K256]*PI()/180))" office:value-type="float" office:value="10.0742226602266">
            <text:p>10,07</text:p>
          </table:table-cell>
        </table:table-row>
        <table:table-row table:style-name="ro1">
          <table:table-cell table:formula="of:=[.A257]+1" office:value-type="float" office:value="249">
            <text:p>249</text:p>
          </table:table-cell>
          <table:table-cell table:formula="of:=[.A258]*PI()/180" office:value-type="float" office:value="4.34586983746588">
            <text:p>4,35</text:p>
          </table:table-cell>
          <table:table-cell table:formula="of:=COS([.B258])" office:value-type="float" office:value="-0.358367949545301">
            <text:p>-0,36</text:p>
          </table:table-cell>
          <table:table-cell table:formula="of:=SIN([.B258])" office:value-type="float" office:value="-0.933580426497202">
            <text:p>-0,93</text:p>
          </table:table-cell>
          <table:table-cell table:formula="of:=[.$B$1]*COS([.B258]+[.$C$2])" office:value-type="float" office:value="-3.42020143325669">
            <text:p>-3,42</text:p>
          </table:table-cell>
          <table:table-cell table:formula="of:=([.E258]-[.E257])/([.B258]-[.B257])" office:value-type="float" office:value="9.36660300682606">
            <text:p>9,37</text:p>
          </table:table-cell>
          <table:table-cell table:formula="of:=[.F348]" office:value-type="float" office:value="3.50202936306859">
            <text:p>3,5</text:p>
          </table:table-cell>
          <table:table-cell table:formula="of:=([.G258]*[.C257]+[.F258]*[.D257])" office:value-type="float" office:value="-9.99644636980747">
            <text:p>-10</text:p>
          </table:table-cell>
          <table:table-cell table:formula="of:=[.G258]*[.D258]-[.F258]*[.C258]" office:value-type="float" office:value="0.0872642473818037">
            <text:p>0,09</text:p>
          </table:table-cell>
          <table:table-cell table:formula="of:=-[.I258]/[.H258]" office:value-type="float" office:value="0.00872952688921237">
            <text:p>0,01</text:p>
          </table:table-cell>
          <table:table-cell table:formula="of:=ATAN([.J258])*180/PI()" office:value-type="float" office:value="0.500152343512953">
            <text:p>0,5</text:p>
          </table:table-cell>
          <table:table-cell table:formula="of:=-[.F257]/([.D256]*COS([.K257]*PI()/180)+[.C256]*SIN([.K257]*PI()/180))" office:value-type="float" office:value="10.0706282730862">
            <text:p>10,07</text:p>
          </table:table-cell>
        </table:table-row>
        <table:table-row table:style-name="ro1">
          <table:table-cell table:formula="of:=[.A258]+1" office:value-type="float" office:value="250">
            <text:p>250</text:p>
          </table:table-cell>
          <table:table-cell table:formula="of:=[.A259]*PI()/180" office:value-type="float" office:value="4.36332312998582">
            <text:p>4,36</text:p>
          </table:table-cell>
          <table:table-cell table:formula="of:=COS([.B259])" office:value-type="float" office:value="-0.342020143325669">
            <text:p>-0,34</text:p>
          </table:table-cell>
          <table:table-cell table:formula="of:=SIN([.B259])" office:value-type="float" office:value="-0.939692620785908">
            <text:p>-0,94</text:p>
          </table:table-cell>
          <table:table-cell table:formula="of:=[.$B$1]*COS([.B259]+[.$C$2])" office:value-type="float" office:value="-3.25568154457157">
            <text:p>-3,26</text:p>
          </table:table-cell>
          <table:table-cell table:formula="of:=([.E259]-[.E258])/([.B259]-[.B258])" office:value-type="float" office:value="9.42629526761951">
            <text:p>9,43</text:p>
          </table:table-cell>
          <table:table-cell table:formula="of:=[.F349]" office:value-type="float" office:value="3.33802622442233">
            <text:p>3,34</text:p>
          </table:table-cell>
          <table:table-cell table:formula="of:=([.G259]*[.C258]+[.F259]*[.D258])" office:value-type="float" office:value="-9.99644636980745">
            <text:p>-10</text:p>
          </table:table-cell>
          <table:table-cell table:formula="of:=[.G259]*[.D259]-[.F259]*[.C259]" office:value-type="float" office:value="0.0872642473817979">
            <text:p>0,09</text:p>
          </table:table-cell>
          <table:table-cell table:formula="of:=-[.I259]/[.H259]" office:value-type="float" office:value="0.00872952688921181">
            <text:p>0,01</text:p>
          </table:table-cell>
          <table:table-cell table:formula="of:=ATAN([.J259])*180/PI()" office:value-type="float" office:value="0.500152343512921">
            <text:p>0,5</text:p>
          </table:table-cell>
          <table:table-cell table:formula="of:=-[.F258]/([.D257]*COS([.K258]*PI()/180)+[.C257]*SIN([.K258]*PI()/180))" office:value-type="float" office:value="10.0670854882009">
            <text:p>10,07</text:p>
          </table:table-cell>
        </table:table-row>
        <table:table-row table:style-name="ro1">
          <table:table-cell table:formula="of:=[.A259]+1" office:value-type="float" office:value="251">
            <text:p>251</text:p>
          </table:table-cell>
          <table:table-cell table:formula="of:=[.A260]*PI()/180" office:value-type="float" office:value="4.38077642250577">
            <text:p>4,38</text:p>
          </table:table-cell>
          <table:table-cell table:formula="of:=COS([.B260])" office:value-type="float" office:value="-0.325568154457157">
            <text:p>-0,33</text:p>
          </table:table-cell>
          <table:table-cell table:formula="of:=SIN([.B260])" office:value-type="float" office:value="-0.945518575599317">
            <text:p>-0,95</text:p>
          </table:table-cell>
          <table:table-cell table:formula="of:=[.$B$1]*COS([.B260]+[.$C$2])" office:value-type="float" office:value="-3.09016994374948">
            <text:p>-3,09</text:p>
          </table:table-cell>
          <table:table-cell table:formula="of:=([.E260]-[.E259])/([.B260]-[.B259])" office:value-type="float" office:value="9.48311618755991">
            <text:p>9,48</text:p>
          </table:table-cell>
          <table:table-cell table:formula="of:=[.F350]" office:value-type="float" office:value="3.17300629065189">
            <text:p>3,17</text:p>
          </table:table-cell>
          <table:table-cell table:formula="of:=([.G260]*[.C259]+[.F260]*[.D259])" office:value-type="float" office:value="-9.99644636980745">
            <text:p>-10</text:p>
          </table:table-cell>
          <table:table-cell table:formula="of:=[.G260]*[.D260]-[.F260]*[.C260]" office:value-type="float" office:value="0.0872642473818224">
            <text:p>0,09</text:p>
          </table:table-cell>
          <table:table-cell table:formula="of:=-[.I260]/[.H260]" office:value-type="float" office:value="0.00872952688921425">
            <text:p>0,01</text:p>
          </table:table-cell>
          <table:table-cell table:formula="of:=ATAN([.J260])*180/PI()" office:value-type="float" office:value="0.500152343513061">
            <text:p>0,5</text:p>
          </table:table-cell>
          <table:table-cell table:formula="of:=-[.F259]/([.D258]*COS([.K259]*PI()/180)+[.C258]*SIN([.K259]*PI()/180))" office:value-type="float" office:value="10.0635910887385">
            <text:p>10,06</text:p>
          </table:table-cell>
        </table:table-row>
        <table:table-row table:style-name="ro1">
          <table:table-cell table:formula="of:=[.A260]+1" office:value-type="float" office:value="252">
            <text:p>252</text:p>
          </table:table-cell>
          <table:table-cell table:formula="of:=[.A261]*PI()/180" office:value-type="float" office:value="4.39822971502571">
            <text:p>4,4</text:p>
          </table:table-cell>
          <table:table-cell table:formula="of:=COS([.B261])" office:value-type="float" office:value="-0.309016994374948">
            <text:p>-0,31</text:p>
          </table:table-cell>
          <table:table-cell table:formula="of:=SIN([.B261])" office:value-type="float" office:value="-0.951056516295153">
            <text:p>-0,95</text:p>
          </table:table-cell>
          <table:table-cell table:formula="of:=[.$B$1]*COS([.B261]+[.$C$2])" office:value-type="float" office:value="-2.92371704722737">
            <text:p>-2,92</text:p>
          </table:table-cell>
          <table:table-cell table:formula="of:=([.E261]-[.E260])/([.B261]-[.B260])" office:value-type="float" office:value="9.53704845844455">
            <text:p>9,54</text:p>
          </table:table-cell>
          <table:table-cell table:formula="of:=[.F351]" office:value-type="float" office:value="3.00701982842772">
            <text:p>3,01</text:p>
          </table:table-cell>
          <table:table-cell table:formula="of:=([.G261]*[.C260]+[.F261]*[.D260])" office:value-type="float" office:value="-9.99644636980744">
            <text:p>-10</text:p>
          </table:table-cell>
          <table:table-cell table:formula="of:=[.G261]*[.D261]-[.F261]*[.C261]" office:value-type="float" office:value="0.0872642473818401">
            <text:p>0,09</text:p>
          </table:table-cell>
          <table:table-cell table:formula="of:=-[.I261]/[.H261]" office:value-type="float" office:value="0.00872952688921605">
            <text:p>0,01</text:p>
          </table:table-cell>
          <table:table-cell table:formula="of:=ATAN([.J261])*180/PI()" office:value-type="float" office:value="0.500152343513164">
            <text:p>0,5</text:p>
          </table:table-cell>
          <table:table-cell table:formula="of:=-[.F260]/([.D259]*COS([.K260]*PI()/180)+[.C259]*SIN([.K260]*PI()/180))" office:value-type="float" office:value="10.0601420033502">
            <text:p>10,06</text:p>
          </table:table-cell>
        </table:table-row>
        <table:table-row table:style-name="ro1">
          <table:table-cell table:formula="of:=[.A261]+1" office:value-type="float" office:value="253">
            <text:p>253</text:p>
          </table:table-cell>
          <table:table-cell table:formula="of:=[.A262]*PI()/180" office:value-type="float" office:value="4.41568300754565">
            <text:p>4,42</text:p>
          </table:table-cell>
          <table:table-cell table:formula="of:=COS([.B262])" office:value-type="float" office:value="-0.292371704722737">
            <text:p>-0,29</text:p>
          </table:table-cell>
          <table:table-cell table:formula="of:=SIN([.B262])" office:value-type="float" office:value="-0.956304755963035">
            <text:p>-0,96</text:p>
          </table:table-cell>
          <table:table-cell table:formula="of:=[.$B$1]*COS([.B262]+[.$C$2])" office:value-type="float" office:value="-2.75637355817">
            <text:p>-2,76</text:p>
          </table:table-cell>
          <table:table-cell table:formula="of:=([.E262]-[.E261])/([.B262]-[.B261])" office:value-type="float" office:value="9.58807565198126">
            <text:p>9,59</text:p>
          </table:table-cell>
          <table:table-cell table:formula="of:=[.F352]" office:value-type="float" office:value="2.84011739883417">
            <text:p>2,84</text:p>
          </table:table-cell>
          <table:table-cell table:formula="of:=([.G262]*[.C261]+[.F262]*[.D261])" office:value-type="float" office:value="-9.99644636980741">
            <text:p>-10</text:p>
          </table:table-cell>
          <table:table-cell table:formula="of:=[.G262]*[.D262]-[.F262]*[.C262]" office:value-type="float" office:value="0.0872642473818446">
            <text:p>0,09</text:p>
          </table:table-cell>
          <table:table-cell table:formula="of:=-[.I262]/[.H262]" office:value-type="float" office:value="0.00872952688921651">
            <text:p>0,01</text:p>
          </table:table-cell>
          <table:table-cell table:formula="of:=ATAN([.J262])*180/PI()" office:value-type="float" office:value="0.500152343513191">
            <text:p>0,5</text:p>
          </table:table-cell>
          <table:table-cell table:formula="of:=-[.F261]/([.D260]*COS([.K261]*PI()/180)+[.C260]*SIN([.K261]*PI()/180))" office:value-type="float" office:value="10.0567352943839">
            <text:p>10,06</text:p>
          </table:table-cell>
        </table:table-row>
        <table:table-row table:style-name="ro1">
          <table:table-cell table:formula="of:=[.A262]+1" office:value-type="float" office:value="254">
            <text:p>254</text:p>
          </table:table-cell>
          <table:table-cell table:formula="of:=[.A263]*PI()/180" office:value-type="float" office:value="4.4331363000656">
            <text:p>4,43</text:p>
          </table:table-cell>
          <table:table-cell table:formula="of:=COS([.B263])" office:value-type="float" office:value="-0.275637355816999">
            <text:p>-0,28</text:p>
          </table:table-cell>
          <table:table-cell table:formula="of:=SIN([.B263])" office:value-type="float" office:value="-0.961261695938319">
            <text:p>-0,96</text:p>
          </table:table-cell>
          <table:table-cell table:formula="of:=[.$B$1]*COS([.B263]+[.$C$2])" office:value-type="float" office:value="-2.58819045102521">
            <text:p>-2,59</text:p>
          </table:table-cell>
          <table:table-cell table:formula="of:=([.E263]-[.E262])/([.B263]-[.B262])" office:value-type="float" office:value="9.63618222479265">
            <text:p>9,64</text:p>
          </table:table-cell>
          <table:table-cell table:formula="of:=[.F353]" office:value-type="float" office:value="2.67234984196819">
            <text:p>2,67</text:p>
          </table:table-cell>
          <table:table-cell table:formula="of:=([.G263]*[.C262]+[.F263]*[.D262])" office:value-type="float" office:value="-9.99644636980745">
            <text:p>-10</text:p>
          </table:table-cell>
          <table:table-cell table:formula="of:=[.G263]*[.D263]-[.F263]*[.C263]" office:value-type="float" office:value="0.0872642473817695">
            <text:p>0,09</text:p>
          </table:table-cell>
          <table:table-cell table:formula="of:=-[.I263]/[.H263]" office:value-type="float" office:value="0.00872952688920897">
            <text:p>0,01</text:p>
          </table:table-cell>
          <table:table-cell table:formula="of:=ATAN([.J263])*180/PI()" office:value-type="float" office:value="0.500152343512758">
            <text:p>0,5</text:p>
          </table:table-cell>
          <table:table-cell table:formula="of:=-[.F262]/([.D261]*COS([.K262]*PI()/180)+[.C261]*SIN([.K262]*PI()/180))" office:value-type="float" office:value="10.0533681469838">
            <text:p>10,05</text:p>
          </table:table-cell>
        </table:table-row>
        <table:table-row table:style-name="ro1">
          <table:table-cell table:formula="of:=[.A263]+1" office:value-type="float" office:value="255">
            <text:p>255</text:p>
          </table:table-cell>
          <table:table-cell table:formula="of:=[.A264]*PI()/180" office:value-type="float" office:value="4.45058959258554">
            <text:p>4,45</text:p>
          </table:table-cell>
          <table:table-cell table:formula="of:=COS([.B264])" office:value-type="float" office:value="-0.258819045102521">
            <text:p>-0,26</text:p>
          </table:table-cell>
          <table:table-cell table:formula="of:=SIN([.B264])" office:value-type="float" office:value="-0.965925826289068">
            <text:p>-0,97</text:p>
          </table:table-cell>
          <table:table-cell table:formula="of:=[.$B$1]*COS([.B264]+[.$C$2])" office:value-type="float" office:value="-2.41921895599668">
            <text:p>-2,42</text:p>
          </table:table-cell>
          <table:table-cell table:formula="of:=([.E264]-[.E263])/([.B264]-[.B263])" office:value-type="float" office:value="9.68135352315056">
            <text:p>9,68</text:p>
          </table:table-cell>
          <table:table-cell table:formula="of:=[.F354]" office:value-type="float" office:value="2.50376826145257">
            <text:p>2,5</text:p>
          </table:table-cell>
          <table:table-cell table:formula="of:=([.G264]*[.C263]+[.F264]*[.D263])" office:value-type="float" office:value="-9.99644636980744">
            <text:p>-10</text:p>
          </table:table-cell>
          <table:table-cell table:formula="of:=[.G264]*[.D264]-[.F264]*[.C264]" office:value-type="float" office:value="0.087264247381829">
            <text:p>0,09</text:p>
          </table:table-cell>
          <table:table-cell table:formula="of:=-[.I264]/[.H264]" office:value-type="float" office:value="0.00872952688921494">
            <text:p>0,01</text:p>
          </table:table-cell>
          <table:table-cell table:formula="of:=ATAN([.J264])*180/PI()" office:value-type="float" office:value="0.5001523435131">
            <text:p>0,5</text:p>
          </table:table-cell>
          <table:table-cell table:formula="of:=-[.F263]/([.D262]*COS([.K263]*PI()/180)+[.C262]*SIN([.K263]*PI()/180))" office:value-type="float" office:value="10.0500378589851">
            <text:p>10,05</text:p>
          </table:table-cell>
        </table:table-row>
        <table:table-row table:style-name="ro1">
          <table:table-cell table:formula="of:=[.A264]+1" office:value-type="float" office:value="256">
            <text:p>256</text:p>
          </table:table-cell>
          <table:table-cell table:formula="of:=[.A265]*PI()/180" office:value-type="float" office:value="4.46804288510548">
            <text:p>4,47</text:p>
          </table:table-cell>
          <table:table-cell table:formula="of:=COS([.B265])" office:value-type="float" office:value="-0.241921895599668">
            <text:p>-0,24</text:p>
          </table:table-cell>
          <table:table-cell table:formula="of:=SIN([.B265])" office:value-type="float" office:value="-0.970295726275996">
            <text:p>-0,97</text:p>
          </table:table-cell>
          <table:table-cell table:formula="of:=[.$B$1]*COS([.B265]+[.$C$2])" office:value-type="float" office:value="-2.24951054343865">
            <text:p>-2,25</text:p>
          </table:table-cell>
          <table:table-cell table:formula="of:=([.E265]-[.E264])/([.B265]-[.B264])" office:value-type="float" office:value="9.72357578743995">
            <text:p>9,72</text:p>
          </table:table-cell>
          <table:table-cell table:formula="of:=[.F355]" office:value-type="float" office:value="2.33442400887005">
            <text:p>2,33</text:p>
          </table:table-cell>
          <table:table-cell table:formula="of:=([.G265]*[.C264]+[.F265]*[.D264])" office:value-type="float" office:value="-9.99644636980746">
            <text:p>-10</text:p>
          </table:table-cell>
          <table:table-cell table:formula="of:=[.G265]*[.D265]-[.F265]*[.C265]" office:value-type="float" office:value="0.0872642473818139">
            <text:p>0,09</text:p>
          </table:table-cell>
          <table:table-cell table:formula="of:=-[.I265]/[.H265]" office:value-type="float" office:value="0.00872952688921341">
            <text:p>0,01</text:p>
          </table:table-cell>
          <table:table-cell table:formula="of:=ATAN([.J265])*180/PI()" office:value-type="float" office:value="0.500152343513013">
            <text:p>0,5</text:p>
          </table:table-cell>
          <table:table-cell table:formula="of:=-[.F264]/([.D263]*COS([.K264]*PI()/180)+[.C263]*SIN([.K264]*PI()/180))" office:value-type="float" office:value="10.0467418315242">
            <text:p>10,05</text:p>
          </table:table-cell>
        </table:table-row>
        <table:table-row table:style-name="ro1">
          <table:table-cell table:formula="of:=[.A265]+1" office:value-type="float" office:value="257">
            <text:p>257</text:p>
          </table:table-cell>
          <table:table-cell table:formula="of:=[.A266]*PI()/180" office:value-type="float" office:value="4.48549617762543">
            <text:p>4,49</text:p>
          </table:table-cell>
          <table:table-cell table:formula="of:=COS([.B266])" office:value-type="float" office:value="-0.224951054343865">
            <text:p>-0,22</text:p>
          </table:table-cell>
          <table:table-cell table:formula="of:=SIN([.B266])" office:value-type="float" office:value="-0.974370064785235">
            <text:p>-0,97</text:p>
          </table:table-cell>
          <table:table-cell table:formula="of:=[.$B$1]*COS([.B266]+[.$C$2])" office:value-type="float" office:value="-2.0791169081776">
            <text:p>-2,08</text:p>
          </table:table-cell>
          <table:table-cell table:formula="of:=([.E266]-[.E265])/([.B266]-[.B265])" office:value-type="float" office:value="9.76283615635007">
            <text:p>9,76</text:p>
          </table:table-cell>
          <table:table-cell table:formula="of:=[.F356]" office:value-type="float" office:value="2.1643686681203">
            <text:p>2,16</text:p>
          </table:table-cell>
          <table:table-cell table:formula="of:=([.G266]*[.C265]+[.F266]*[.D265])" office:value-type="float" office:value="-9.99644636980744">
            <text:p>-10</text:p>
          </table:table-cell>
          <table:table-cell table:formula="of:=[.G266]*[.D266]-[.F266]*[.C266]" office:value-type="float" office:value="0.0872642473818424">
            <text:p>0,09</text:p>
          </table:table-cell>
          <table:table-cell table:formula="of:=-[.I266]/[.H266]" office:value-type="float" office:value="0.00872952688921627">
            <text:p>0,01</text:p>
          </table:table-cell>
          <table:table-cell table:formula="of:=ATAN([.J266])*180/PI()" office:value-type="float" office:value="0.500152343513177">
            <text:p>0,5</text:p>
          </table:table-cell>
          <table:table-cell table:formula="of:=-[.F265]/([.D264]*COS([.K265]*PI()/180)+[.C264]*SIN([.K265]*PI()/180))" office:value-type="float" office:value="10.043477560291">
            <text:p>10,04</text:p>
          </table:table-cell>
        </table:table-row>
        <table:table-row table:style-name="ro1">
          <table:table-cell table:formula="of:=[.A266]+1" office:value-type="float" office:value="258">
            <text:p>258</text:p>
          </table:table-cell>
          <table:table-cell table:formula="of:=[.A267]*PI()/180" office:value-type="float" office:value="4.50294947014537">
            <text:p>4,5</text:p>
          </table:table-cell>
          <table:table-cell table:formula="of:=COS([.B267])" office:value-type="float" office:value="-0.20791169081776">
            <text:p>-0,21</text:p>
          </table:table-cell>
          <table:table-cell table:formula="of:=SIN([.B267])" office:value-type="float" office:value="-0.978147600733806">
            <text:p>-0,98</text:p>
          </table:table-cell>
          <table:table-cell table:formula="of:=[.$B$1]*COS([.B267]+[.$C$2])" office:value-type="float" office:value="-1.90808995376545">
            <text:p>-1,91</text:p>
          </table:table-cell>
          <table:table-cell table:formula="of:=([.E267]-[.E266])/([.B267]-[.B266])" office:value-type="float" office:value="9.79912267079225">
            <text:p>9,8</text:p>
          </table:table-cell>
          <table:table-cell table:formula="of:=[.F357]" office:value-type="float" office:value="1.99365403970767">
            <text:p>1,99</text:p>
          </table:table-cell>
          <table:table-cell table:formula="of:=([.G267]*[.C266]+[.F267]*[.D266])" office:value-type="float" office:value="-9.99644636980746">
            <text:p>-10</text:p>
          </table:table-cell>
          <table:table-cell table:formula="of:=[.G267]*[.D267]-[.F267]*[.C267]" office:value-type="float" office:value="0.0872642473817433">
            <text:p>0,09</text:p>
          </table:table-cell>
          <table:table-cell table:formula="of:=-[.I267]/[.H267]" office:value-type="float" office:value="0.00872952688920634">
            <text:p>0,01</text:p>
          </table:table-cell>
          <table:table-cell table:formula="of:=ATAN([.J267])*180/PI()" office:value-type="float" office:value="0.500152343512608">
            <text:p>0,5</text:p>
          </table:table-cell>
          <table:table-cell table:formula="of:=-[.F266]/([.D265]*COS([.K266]*PI()/180)+[.C265]*SIN([.K266]*PI()/180))" office:value-type="float" office:value="10.040242627357">
            <text:p>10,04</text:p>
          </table:table-cell>
        </table:table-row>
        <table:table-row table:style-name="ro1">
          <table:table-cell table:formula="of:=[.A267]+1" office:value-type="float" office:value="259">
            <text:p>259</text:p>
          </table:table-cell>
          <table:table-cell table:formula="of:=[.A268]*PI()/180" office:value-type="float" office:value="4.52040276266531">
            <text:p>4,52</text:p>
          </table:table-cell>
          <table:table-cell table:formula="of:=COS([.B268])" office:value-type="float" office:value="-0.190808995376545">
            <text:p>-0,19</text:p>
          </table:table-cell>
          <table:table-cell table:formula="of:=SIN([.B268])" office:value-type="float" office:value="-0.981627183447664">
            <text:p>-0,98</text:p>
          </table:table-cell>
          <table:table-cell table:formula="of:=[.$B$1]*COS([.B268]+[.$C$2])" office:value-type="float" office:value="-1.73648177666931">
            <text:p>-1,74</text:p>
          </table:table-cell>
          <table:table-cell table:formula="of:=([.E268]-[.E267])/([.B268]-[.B267])" office:value-type="float" office:value="9.83242427754268">
            <text:p>9,83</text:p>
          </table:table-cell>
          <table:table-cell table:formula="of:=[.F358]" office:value-type="float" office:value="1.82233212496127">
            <text:p>1,82</text:p>
          </table:table-cell>
          <table:table-cell table:formula="of:=([.G268]*[.C267]+[.F268]*[.D267])" office:value-type="float" office:value="-9.99644636980742">
            <text:p>-10</text:p>
          </table:table-cell>
          <table:table-cell table:formula="of:=[.G268]*[.D268]-[.F268]*[.C268]" office:value-type="float" office:value="0.0872642473819443">
            <text:p>0,09</text:p>
          </table:table-cell>
          <table:table-cell table:formula="of:=-[.I268]/[.H268]" office:value-type="float" office:value="0.00872952688922648">
            <text:p>0,01</text:p>
          </table:table-cell>
          <table:table-cell table:formula="of:=ATAN([.J268])*180/PI()" office:value-type="float" office:value="0.500152343513762">
            <text:p>0,5</text:p>
          </table:table-cell>
          <table:table-cell table:formula="of:=-[.F267]/([.D266]*COS([.K267]*PI()/180)+[.C266]*SIN([.K267]*PI()/180))" office:value-type="float" office:value="10.037034693522">
            <text:p>10,04</text:p>
          </table:table-cell>
        </table:table-row>
        <table:table-row table:style-name="ro1">
          <table:table-cell table:formula="of:=[.A268]+1" office:value-type="float" office:value="260">
            <text:p>260</text:p>
          </table:table-cell>
          <table:table-cell table:formula="of:=[.A269]*PI()/180" office:value-type="float" office:value="4.53785605518526">
            <text:p>4,54</text:p>
          </table:table-cell>
          <table:table-cell table:formula="of:=COS([.B269])" office:value-type="float" office:value="-0.17364817766693">
            <text:p>-0,17</text:p>
          </table:table-cell>
          <table:table-cell table:formula="of:=SIN([.B269])" office:value-type="float" office:value="-0.984807753012208">
            <text:p>-0,98</text:p>
          </table:table-cell>
          <table:table-cell table:formula="of:=[.$B$1]*COS([.B269]+[.$C$2])" office:value-type="float" office:value="-1.56434465040231">
            <text:p>-1,56</text:p>
          </table:table-cell>
          <table:table-cell table:formula="of:=([.E269]-[.E268])/([.B269]-[.B268])" office:value-type="float" office:value="9.86273083260934">
            <text:p>9,86</text:p>
          </table:table-cell>
          <table:table-cell table:formula="of:=[.F359]" office:value-type="float" office:value="1.65045511019665">
            <text:p>1,65</text:p>
          </table:table-cell>
          <table:table-cell table:formula="of:=([.G269]*[.C268]+[.F269]*[.D268])" office:value-type="float" office:value="-9.99644636980745">
            <text:p>-10</text:p>
          </table:table-cell>
          <table:table-cell table:formula="of:=[.G269]*[.D269]-[.F269]*[.C269]" office:value-type="float" office:value="0.0872642473817837">
            <text:p>0,09</text:p>
          </table:table-cell>
          <table:table-cell table:formula="of:=-[.I269]/[.H269]" office:value-type="float" office:value="0.00872952688921039">
            <text:p>0,01</text:p>
          </table:table-cell>
          <table:table-cell table:formula="of:=ATAN([.J269])*180/PI()" office:value-type="float" office:value="0.50015234351284">
            <text:p>0,5</text:p>
          </table:table-cell>
          <table:table-cell table:formula="of:=-[.F268]/([.D267]*COS([.K268]*PI()/180)+[.C267]*SIN([.K268]*PI()/180))" office:value-type="float" office:value="10.033851491122">
            <text:p>10,03</text:p>
          </table:table-cell>
        </table:table-row>
        <table:table-row table:style-name="ro1">
          <table:table-cell table:formula="of:=[.A269]+1" office:value-type="float" office:value="261">
            <text:p>261</text:p>
          </table:table-cell>
          <table:table-cell table:formula="of:=[.A270]*PI()/180" office:value-type="float" office:value="4.5553093477052">
            <text:p>4,56</text:p>
          </table:table-cell>
          <table:table-cell table:formula="of:=COS([.B270])" office:value-type="float" office:value="-0.156434465040231">
            <text:p>-0,16</text:p>
          </table:table-cell>
          <table:table-cell table:formula="of:=SIN([.B270])" office:value-type="float" office:value="-0.987688340595138">
            <text:p>-0,99</text:p>
          </table:table-cell>
          <table:table-cell table:formula="of:=[.$B$1]*COS([.B270]+[.$C$2])" office:value-type="float" office:value="-1.39173100960066">
            <text:p>-1,39</text:p>
          </table:table-cell>
          <table:table-cell table:formula="of:=([.E270]-[.E269])/([.B270]-[.B269])" office:value-type="float" office:value="9.89003310432197">
            <text:p>9,89</text:p>
          </table:table-cell>
          <table:table-cell table:formula="of:=[.F360]" office:value-type="float" office:value="1.47807535081701">
            <text:p>1,48</text:p>
          </table:table-cell>
          <table:table-cell table:formula="of:=([.G270]*[.C269]+[.F270]*[.D269])" office:value-type="float" office:value="-9.99644636980746">
            <text:p>-10</text:p>
          </table:table-cell>
          <table:table-cell table:formula="of:=[.G270]*[.D270]-[.F270]*[.C270]" office:value-type="float" office:value="0.0872642473817533">
            <text:p>0,09</text:p>
          </table:table-cell>
          <table:table-cell table:formula="of:=-[.I270]/[.H270]" office:value-type="float" office:value="0.00872952688920734">
            <text:p>0,01</text:p>
          </table:table-cell>
          <table:table-cell table:formula="of:=ATAN([.J270])*180/PI()" office:value-type="float" office:value="0.500152343512665">
            <text:p>0,5</text:p>
          </table:table-cell>
          <table:table-cell table:formula="of:=-[.F269]/([.D268]*COS([.K269]*PI()/180)+[.C268]*SIN([.K269]*PI()/180))" office:value-type="float" office:value="10.0306908172525">
            <text:p>10,03</text:p>
          </table:table-cell>
        </table:table-row>
        <table:table-row table:style-name="ro1">
          <table:table-cell table:formula="of:=[.A270]+1" office:value-type="float" office:value="262">
            <text:p>262</text:p>
          </table:table-cell>
          <table:table-cell table:formula="of:=[.A271]*PI()/180" office:value-type="float" office:value="4.57276264022514">
            <text:p>4,57</text:p>
          </table:table-cell>
          <table:table-cell table:formula="of:=COS([.B271])" office:value-type="float" office:value="-0.139173100960065">
            <text:p>-0,14</text:p>
          </table:table-cell>
          <table:table-cell table:formula="of:=SIN([.B271])" office:value-type="float" office:value="-0.99026806874157">
            <text:p>-0,99</text:p>
          </table:table-cell>
          <table:table-cell table:formula="of:=[.$B$1]*COS([.B271]+[.$C$2])" office:value-type="float" office:value="-1.21869343405147">
            <text:p>-1,22</text:p>
          </table:table-cell>
          <table:table-cell table:formula="of:=([.E271]-[.E270])/([.B271]-[.B270])" office:value-type="float" office:value="9.91432277614413">
            <text:p>9,91</text:p>
          </table:table-cell>
          <table:table-cell table:formula="of:=[.F361]" office:value-type="float" office:value="1.30524535536697">
            <text:p>1,31</text:p>
          </table:table-cell>
          <table:table-cell table:formula="of:=([.G271]*[.C270]+[.F271]*[.D270])" office:value-type="float" office:value="-9.99644636980745">
            <text:p>-10</text:p>
          </table:table-cell>
          <table:table-cell table:formula="of:=[.G271]*[.D271]-[.F271]*[.C271]" office:value-type="float" office:value="0.0872642473818204">
            <text:p>0,09</text:p>
          </table:table-cell>
          <table:table-cell table:formula="of:=-[.I271]/[.H271]" office:value-type="float" office:value="0.00872952688921405">
            <text:p>0,01</text:p>
          </table:table-cell>
          <table:table-cell table:formula="of:=ATAN([.J271])*180/PI()" office:value-type="float" office:value="0.50015234351305">
            <text:p>0,5</text:p>
          </table:table-cell>
          <table:table-cell table:formula="of:=-[.F270]/([.D269]*COS([.K270]*PI()/180)+[.C269]*SIN([.K270]*PI()/180))" office:value-type="float" office:value="10.0275505273603">
            <text:p>10,03</text:p>
          </table:table-cell>
        </table:table-row>
        <table:table-row table:style-name="ro1">
          <table:table-cell table:formula="of:=[.A271]+1" office:value-type="float" office:value="263">
            <text:p>263</text:p>
          </table:table-cell>
          <table:table-cell table:formula="of:=[.A272]*PI()/180" office:value-type="float" office:value="4.59021593274509">
            <text:p>4,59</text:p>
          </table:table-cell>
          <table:table-cell table:formula="of:=COS([.B272])" office:value-type="float" office:value="-0.121869343405147">
            <text:p>-0,12</text:p>
          </table:table-cell>
          <table:table-cell table:formula="of:=SIN([.B272])" office:value-type="float" office:value="-0.992546151641322">
            <text:p>-0,99</text:p>
          </table:table-cell>
          <table:table-cell table:formula="of:=[.$B$1]*COS([.B272]+[.$C$2])" office:value-type="float" office:value="-1.04528463267653">
            <text:p>-1,05</text:p>
          </table:table-cell>
          <table:table-cell table:formula="of:=([.E272]-[.E271])/([.B272]-[.B271])" office:value-type="float" office:value="9.93559244920646">
            <text:p>9,94</text:p>
          </table:table-cell>
          <table:table-cell table:formula="of:=[.F362]" office:value-type="float" office:value="1.1320177695376">
            <text:p>1,13</text:p>
          </table:table-cell>
          <table:table-cell table:formula="of:=([.G272]*[.C271]+[.F272]*[.D271])" office:value-type="float" office:value="-9.99644636980745">
            <text:p>-10</text:p>
          </table:table-cell>
          <table:table-cell table:formula="of:=[.G272]*[.D272]-[.F272]*[.C272]" office:value-type="float" office:value="0.0872642473817897">
            <text:p>0,09</text:p>
          </table:table-cell>
          <table:table-cell table:formula="of:=-[.I272]/[.H272]" office:value-type="float" office:value="0.00872952688921099">
            <text:p>0,01</text:p>
          </table:table-cell>
          <table:table-cell table:formula="of:=ATAN([.J272])*180/PI()" office:value-type="float" office:value="0.500152343512874">
            <text:p>0,5</text:p>
          </table:table-cell>
          <table:table-cell table:formula="of:=-[.F271]/([.D270]*COS([.K271]*PI()/180)+[.C270]*SIN([.K271]*PI()/180))" office:value-type="float" office:value="10.0244285291632">
            <text:p>10,02</text:p>
          </table:table-cell>
        </table:table-row>
        <table:table-row table:style-name="ro1">
          <table:table-cell table:formula="of:=[.A272]+1" office:value-type="float" office:value="264">
            <text:p>264</text:p>
          </table:table-cell>
          <table:table-cell table:formula="of:=[.A273]*PI()/180" office:value-type="float" office:value="4.60766922526503">
            <text:p>4,61</text:p>
          </table:table-cell>
          <table:table-cell table:formula="of:=COS([.B273])" office:value-type="float" office:value="-0.104528463267653">
            <text:p>-0,1</text:p>
          </table:table-cell>
          <table:table-cell table:formula="of:=SIN([.B273])" office:value-type="float" office:value="-0.994521895368273">
            <text:p>-0,99</text:p>
          </table:table-cell>
          <table:table-cell table:formula="of:=[.$B$1]*COS([.B273]+[.$C$2])" office:value-type="float" office:value="-0.871557427476582">
            <text:p>-0,87</text:p>
          </table:table-cell>
          <table:table-cell table:formula="of:=([.E273]-[.E272])/([.B273]-[.B272])" office:value-type="float" office:value="9.95383564456051">
            <text:p>9,95</text:p>
          </table:table-cell>
          <table:table-cell table:formula="of:=[.F363]" office:value-type="float" office:value="0.958445360129411">
            <text:p>0,96</text:p>
          </table:table-cell>
          <table:table-cell table:formula="of:=([.G273]*[.C272]+[.F273]*[.D272])" office:value-type="float" office:value="-9.99644636980744">
            <text:p>-10</text:p>
          </table:table-cell>
          <table:table-cell table:formula="of:=[.G273]*[.D273]-[.F273]*[.C273]" office:value-type="float" office:value="0.0872642473818731">
            <text:p>0,09</text:p>
          </table:table-cell>
          <table:table-cell table:formula="of:=-[.I273]/[.H273]" office:value-type="float" office:value="0.00872952688921934">
            <text:p>0,01</text:p>
          </table:table-cell>
          <table:table-cell table:formula="of:=ATAN([.J273])*180/PI()" office:value-type="float" office:value="0.500152343513353">
            <text:p>0,5</text:p>
          </table:table-cell>
          <table:table-cell table:formula="of:=-[.F272]/([.D271]*COS([.K272]*PI()/180)+[.C271]*SIN([.K272]*PI()/180))" office:value-type="float" office:value="10.0213227768597">
            <text:p>10,02</text:p>
          </table:table-cell>
        </table:table-row>
        <table:table-row table:style-name="ro1">
          <table:table-cell table:formula="of:=[.A273]+1" office:value-type="float" office:value="265">
            <text:p>265</text:p>
          </table:table-cell>
          <table:table-cell table:formula="of:=[.A274]*PI()/180" office:value-type="float" office:value="4.62512251778497">
            <text:p>4,63</text:p>
          </table:table-cell>
          <table:table-cell table:formula="of:=COS([.B274])" office:value-type="float" office:value="-0.0871557427476582">
            <text:p>-0,09</text:p>
          </table:table-cell>
          <table:table-cell table:formula="of:=SIN([.B274])" office:value-type="float" office:value="-0.996194698091746">
            <text:p>-1</text:p>
          </table:table-cell>
          <table:table-cell table:formula="of:=[.$B$1]*COS([.B274]+[.$C$2])" office:value-type="float" office:value="-0.697564737441256">
            <text:p>-0,7</text:p>
          </table:table-cell>
          <table:table-cell table:formula="of:=([.E274]-[.E273])/([.B274]-[.B273])" office:value-type="float" office:value="9.96904680515227">
            <text:p>9,97</text:p>
          </table:table-cell>
          <table:table-cell table:formula="of:=[.F364]" office:value-type="float" office:value="0.784580998980017">
            <text:p>0,78</text:p>
          </table:table-cell>
          <table:table-cell table:formula="of:=([.G274]*[.C273]+[.F274]*[.D273])" office:value-type="float" office:value="-9.99644636980744">
            <text:p>-10</text:p>
          </table:table-cell>
          <table:table-cell table:formula="of:=[.G274]*[.D274]-[.F274]*[.C274]" office:value-type="float" office:value="0.0872642473817972">
            <text:p>0,09</text:p>
          </table:table-cell>
          <table:table-cell table:formula="of:=-[.I274]/[.H274]" office:value-type="float" office:value="0.00872952688921174">
            <text:p>0,01</text:p>
          </table:table-cell>
          <table:table-cell table:formula="of:=ATAN([.J274])*180/PI()" office:value-type="float" office:value="0.500152343512917">
            <text:p>0,5</text:p>
          </table:table-cell>
          <table:table-cell table:formula="of:=-[.F273]/([.D272]*COS([.K273]*PI()/180)+[.C272]*SIN([.K273]*PI()/180))" office:value-type="float" office:value="10.0182312655931">
            <text:p>10,02</text:p>
          </table:table-cell>
        </table:table-row>
        <table:table-row table:style-name="ro1">
          <table:table-cell table:formula="of:=[.A274]+1" office:value-type="float" office:value="266">
            <text:p>266</text:p>
          </table:table-cell>
          <table:table-cell table:formula="of:=[.A275]*PI()/180" office:value-type="float" office:value="4.64257581030492">
            <text:p>4,64</text:p>
          </table:table-cell>
          <table:table-cell table:formula="of:=COS([.B275])" office:value-type="float" office:value="-0.0697564737441256">
            <text:p>-0,07</text:p>
          </table:table-cell>
          <table:table-cell table:formula="of:=SIN([.B275])" office:value-type="float" office:value="-0.997564050259824">
            <text:p>-1</text:p>
          </table:table-cell>
          <table:table-cell table:formula="of:=[.$B$1]*COS([.B275]+[.$C$2])" office:value-type="float" office:value="-0.523359562429443">
            <text:p>-0,52</text:p>
          </table:table-cell>
          <table:table-cell table:formula="of:=([.E275]-[.E274])/([.B275]-[.B274])" office:value-type="float" office:value="9.98122129751486">
            <text:p>9,98</text:p>
          </table:table-cell>
          <table:table-cell table:formula="of:=[.F365]" office:value-type="float" office:value="0.61047764685787">
            <text:p>0,61</text:p>
          </table:table-cell>
          <table:table-cell table:formula="of:=([.G275]*[.C274]+[.F275]*[.D274])" office:value-type="float" office:value="-9.99644636980745">
            <text:p>-10</text:p>
          </table:table-cell>
          <table:table-cell table:formula="of:=[.G275]*[.D275]-[.F275]*[.C275]" office:value-type="float" office:value="0.0872642473817786">
            <text:p>0,09</text:p>
          </table:table-cell>
          <table:table-cell table:formula="of:=-[.I275]/[.H275]" office:value-type="float" office:value="0.00872952688920988">
            <text:p>0,01</text:p>
          </table:table-cell>
          <table:table-cell table:formula="of:=ATAN([.J275])*180/PI()" office:value-type="float" office:value="0.500152343512811">
            <text:p>0,5</text:p>
          </table:table-cell>
          <table:table-cell table:formula="of:=-[.F274]/([.D273]*COS([.K274]*PI()/180)+[.C273]*SIN([.K274]*PI()/180))" office:value-type="float" office:value="10.0151520261382">
            <text:p>10,02</text:p>
          </table:table-cell>
        </table:table-row>
        <table:table-row table:style-name="ro1">
          <table:table-cell table:formula="of:=[.A275]+1" office:value-type="float" office:value="267">
            <text:p>267</text:p>
          </table:table-cell>
          <table:table-cell table:formula="of:=[.A276]*PI()/180" office:value-type="float" office:value="4.66002910282486">
            <text:p>4,66</text:p>
          </table:table-cell>
          <table:table-cell table:formula="of:=COS([.B276])" office:value-type="float" office:value="-0.0523359562429443">
            <text:p>-0,05</text:p>
          </table:table-cell>
          <table:table-cell table:formula="of:=SIN([.B276])" office:value-type="float" office:value="-0.998629534754574">
            <text:p>-1</text:p>
          </table:table-cell>
          <table:table-cell table:formula="of:=[.$B$1]*COS([.B276]+[.$C$2])" office:value-type="float" office:value="-0.348994967025016">
            <text:p>-0,35</text:p>
          </table:table-cell>
          <table:table-cell table:formula="of:=([.E276]-[.E275])/([.B276]-[.B275])" office:value-type="float" office:value="9.99035541317995">
            <text:p>9,99</text:p>
          </table:table-cell>
          <table:table-cell table:formula="of:=[.F366]" office:value-type="float" office:value="0.436188337330536">
            <text:p>0,44</text:p>
          </table:table-cell>
          <table:table-cell table:formula="of:=([.G276]*[.C275]+[.F276]*[.D275])" office:value-type="float" office:value="-9.99644636980744">
            <text:p>-10</text:p>
          </table:table-cell>
          <table:table-cell table:formula="of:=[.G276]*[.D276]-[.F276]*[.C276]" office:value-type="float" office:value="0.0872642473818835">
            <text:p>0,09</text:p>
          </table:table-cell>
          <table:table-cell table:formula="of:=-[.I276]/[.H276]" office:value-type="float" office:value="0.00872952688922038">
            <text:p>0,01</text:p>
          </table:table-cell>
          <table:table-cell table:formula="of:=ATAN([.J276])*180/PI()" office:value-type="float" office:value="0.500152343513412">
            <text:p>0,5</text:p>
          </table:table-cell>
          <table:table-cell table:formula="of:=-[.F275]/([.D274]*COS([.K275]*PI()/180)+[.C274]*SIN([.K275]*PI()/180))" office:value-type="float" office:value="10.0120831197782">
            <text:p>10,01</text:p>
          </table:table-cell>
        </table:table-row>
        <table:table-row table:style-name="ro1">
          <table:table-cell table:formula="of:=[.A276]+1" office:value-type="float" office:value="268">
            <text:p>268</text:p>
          </table:table-cell>
          <table:table-cell table:formula="of:=[.A277]*PI()/180" office:value-type="float" office:value="4.6774823953448">
            <text:p>4,68</text:p>
          </table:table-cell>
          <table:table-cell table:formula="of:=COS([.B277])" office:value-type="float" office:value="-0.0348994967025016">
            <text:p>-0,03</text:p>
          </table:table-cell>
          <table:table-cell table:formula="of:=SIN([.B277])" office:value-type="float" office:value="-0.999390827019096">
            <text:p>-1</text:p>
          </table:table-cell>
          <table:table-cell table:formula="of:=[.$B$1]*COS([.B277]+[.$C$2])" office:value-type="float" office:value="-0.174524064372844">
            <text:p>-0,17</text:p>
          </table:table-cell>
          <table:table-cell table:formula="of:=([.E277]-[.E276])/([.B277]-[.B276])" office:value-type="float" office:value="9.99644636980744">
            <text:p>10</text:p>
          </table:table-cell>
          <table:table-cell table:formula="of:=[.F367]" office:value-type="float" office:value="0.261766160610363">
            <text:p>0,26</text:p>
          </table:table-cell>
          <table:table-cell table:formula="of:=([.G277]*[.C276]+[.F277]*[.D276])" office:value-type="float" office:value="-9.99644636980744">
            <text:p>-10</text:p>
          </table:table-cell>
          <table:table-cell table:formula="of:=[.G277]*[.D277]-[.F277]*[.C277]" office:value-type="float" office:value="0.0872642473818257">
            <text:p>0,09</text:p>
          </table:table-cell>
          <table:table-cell table:formula="of:=-[.I277]/[.H277]" office:value-type="float" office:value="0.0087295268892146">
            <text:p>0,01</text:p>
          </table:table-cell>
          <table:table-cell table:formula="of:=ATAN([.J277])*180/PI()" office:value-type="float" office:value="0.500152343513081">
            <text:p>0,5</text:p>
          </table:table-cell>
          <table:table-cell table:formula="of:=-[.F276]/([.D275]*COS([.K276]*PI()/180)+[.C275]*SIN([.K276]*PI()/180))" office:value-type="float" office:value="10.0090226333449">
            <text:p>10,01</text:p>
          </table:table-cell>
        </table:table-row>
        <table:table-row table:style-name="ro1">
          <table:table-cell table:formula="of:=[.A277]+1" office:value-type="float" office:value="269">
            <text:p>269</text:p>
          </table:table-cell>
          <table:table-cell table:formula="of:=[.A278]*PI()/180" office:value-type="float" office:value="4.69493568786475">
            <text:p>4,69</text:p>
          </table:table-cell>
          <table:table-cell table:formula="of:=COS([.B278])" office:value-type="float" office:value="-0.0174524064372835">
            <text:p>-0,02</text:p>
          </table:table-cell>
          <table:table-cell table:formula="of:=SIN([.B278])" office:value-type="float" office:value="-0.999847695156391">
            <text:p>-1</text:p>
          </table:table-cell>
          <table:table-cell table:formula="of:=[.$B$1]*COS([.B278]+[.$C$2])" office:value-type="float" office:value="-1.83697019872103E-015">
            <text:p>0</text:p>
          </table:table-cell>
          <table:table-cell table:formula="of:=([.E278]-[.E277])/([.B278]-[.B277])" office:value-type="float" office:value="9.99949231203295">
            <text:p>10</text:p>
          </table:table-cell>
          <table:table-cell table:formula="of:=[.F368]" office:value-type="float" office:value="0.0872642473818339">
            <text:p>0,09</text:p>
          </table:table-cell>
          <table:table-cell table:formula="of:=([.G278]*[.C277]+[.F278]*[.D277])" office:value-type="float" office:value="-9.99644636980744">
            <text:p>-10</text:p>
          </table:table-cell>
          <table:table-cell table:formula="of:=[.G278]*[.D278]-[.F278]*[.C278]" office:value-type="float" office:value="0.0872642473818069">
            <text:p>0,09</text:p>
          </table:table-cell>
          <table:table-cell table:formula="of:=-[.I278]/[.H278]" office:value-type="float" office:value="0.00872952688921271">
            <text:p>0,01</text:p>
          </table:table-cell>
          <table:table-cell table:formula="of:=ATAN([.J278])*180/PI()" office:value-type="float" office:value="0.500152343512973">
            <text:p>0,5</text:p>
          </table:table-cell>
          <table:table-cell table:formula="of:=-[.F277]/([.D276]*COS([.K277]*PI()/180)+[.C276]*SIN([.K277]*PI()/180))" office:value-type="float" office:value="10.0059686743933">
            <text:p>10,01</text:p>
          </table:table-cell>
        </table:table-row>
        <table:table-row table:style-name="ro1">
          <table:table-cell table:formula="of:=[.A278]+1" office:value-type="float" office:value="270">
            <text:p>270</text:p>
          </table:table-cell>
          <table:table-cell table:formula="of:=[.A279]*PI()/180" office:value-type="float" office:value="4.71238898038469">
            <text:p>4,71</text:p>
          </table:table-cell>
          <table:table-cell table:formula="of:=COS([.B279])" office:value-type="float" office:value="-1.83697019872103E-016">
            <text:p>0</text:p>
          </table:table-cell>
          <table:table-cell table:formula="of:=SIN([.B279])" office:value-type="float" office:value="-1">
            <text:p>-1</text:p>
          </table:table-cell>
          <table:table-cell table:formula="of:=[.$B$1]*COS([.B279]+[.$C$2])" office:value-type="float" office:value="0.174524064372831">
            <text:p>0,17</text:p>
          </table:table-cell>
          <table:table-cell table:formula="of:=([.E279]-[.E278])/([.B279]-[.B278])" office:value-type="float" office:value="9.99949231203295">
            <text:p>10</text:p>
          </table:table-cell>
          <table:table-cell table:formula="of:=[.F369]" office:value-type="float" office:value="0">
            <text:p>0</text:p>
          </table:table-cell>
          <table:table-cell table:number-columns-repeated="2"/>
          <table:table-cell/>
          <table:table-cell table:formula="of:=ATAN([.J279])*180/PI()" office:value-type="float" office:value="0">
            <text:p>0</text:p>
          </table:table-cell>
          <table:table-cell/>
        </table:table-row>
        <table:table-row table:style-name="ro1">
          <table:table-cell table:formula="of:=[.A279]+1" office:value-type="float" office:value="271">
            <text:p>271</text:p>
          </table:table-cell>
          <table:table-cell table:formula="of:=[.A280]*PI()/180" office:value-type="float" office:value="4.72984227290463">
            <text:p>4,73</text:p>
          </table:table-cell>
          <table:table-cell table:formula="of:=COS([.B280])" office:value-type="float" office:value="0.0174524064372831">
            <text:p>0,02</text:p>
          </table:table-cell>
          <table:table-cell table:formula="of:=SIN([.B280])" office:value-type="float" office:value="-0.999847695156391">
            <text:p>-1</text:p>
          </table:table-cell>
          <table:table-cell table:formula="of:=[.$B$1]*COS([.B280]+[.$C$2])" office:value-type="float" office:value="0.348994967025004">
            <text:p>0,35</text:p>
          </table:table-cell>
          <table:table-cell table:formula="of:=([.E280]-[.E279])/([.B280]-[.B279])" office:value-type="float" office:value="9.99644636980745">
            <text:p>10</text:p>
          </table:table-cell>
          <table:table-cell table:formula="of:=[.F370]" office:value-type="float" office:value="0">
            <text:p>0</text:p>
          </table:table-cell>
          <table:table-cell table:number-columns-repeated="2"/>
          <table:table-cell/>
          <table:table-cell table:formula="of:=ATAN([.J280])*180/PI()" office:value-type="float" office:value="0">
            <text:p>0</text:p>
          </table:table-cell>
          <table:table-cell/>
        </table:table-row>
        <table:table-row table:style-name="ro1">
          <table:table-cell table:formula="of:=[.A280]+1" office:value-type="float" office:value="272">
            <text:p>272</text:p>
          </table:table-cell>
          <table:table-cell table:formula="of:=[.A281]*PI()/180" office:value-type="float" office:value="4.74729556542458">
            <text:p>4,75</text:p>
          </table:table-cell>
          <table:table-cell table:formula="of:=COS([.B281])" office:value-type="float" office:value="0.0348994967025013">
            <text:p>0,03</text:p>
          </table:table-cell>
          <table:table-cell table:formula="of:=SIN([.B281])" office:value-type="float" office:value="-0.999390827019096">
            <text:p>-1</text:p>
          </table:table-cell>
          <table:table-cell table:formula="of:=[.$B$1]*COS([.B281]+[.$C$2])" office:value-type="float" office:value="0.523359562429439">
            <text:p>0,52</text:p>
          </table:table-cell>
          <table:table-cell table:formula="of:=([.E281]-[.E280])/([.B281]-[.B280])" office:value-type="float" office:value="9.99035541317995">
            <text:p>9,99</text:p>
          </table:table-cell>
          <table:table-cell table:formula="of:=[.F371]" office:value-type="float" office:value="0">
            <text:p>0</text:p>
          </table:table-cell>
          <table:table-cell table:number-columns-repeated="2"/>
          <table:table-cell/>
          <table:table-cell table:formula="of:=ATAN([.J281])*180/PI()" office:value-type="float" office:value="0">
            <text:p>0</text:p>
          </table:table-cell>
          <table:table-cell/>
        </table:table-row>
        <table:table-row table:style-name="ro1">
          <table:table-cell table:formula="of:=[.A281]+1" office:value-type="float" office:value="273">
            <text:p>273</text:p>
          </table:table-cell>
          <table:table-cell table:formula="of:=[.A282]*PI()/180" office:value-type="float" office:value="4.76474885794452">
            <text:p>4,76</text:p>
          </table:table-cell>
          <table:table-cell table:formula="of:=COS([.B282])" office:value-type="float" office:value="0.0523359562429439">
            <text:p>0,05</text:p>
          </table:table-cell>
          <table:table-cell table:formula="of:=SIN([.B282])" office:value-type="float" office:value="-0.998629534754574">
            <text:p>-1</text:p>
          </table:table-cell>
          <table:table-cell table:formula="of:=[.$B$1]*COS([.B282]+[.$C$2])" office:value-type="float" office:value="0.697564737441252">
            <text:p>0,7</text:p>
          </table:table-cell>
          <table:table-cell table:formula="of:=([.E282]-[.E281])/([.B282]-[.B281])" office:value-type="float" office:value="9.98122129751485">
            <text:p>9,98</text:p>
          </table:table-cell>
          <table:table-cell table:formula="of:=[.F372]" office:value-type="float" office:value="0">
            <text:p>0</text:p>
          </table:table-cell>
          <table:table-cell table:number-columns-repeated="2"/>
          <table:table-cell/>
          <table:table-cell table:formula="of:=ATAN([.J282])*180/PI()" office:value-type="float" office:value="0">
            <text:p>0</text:p>
          </table:table-cell>
          <table:table-cell/>
        </table:table-row>
        <table:table-row table:style-name="ro1">
          <table:table-cell table:formula="of:=[.A282]+1" office:value-type="float" office:value="274">
            <text:p>274</text:p>
          </table:table-cell>
          <table:table-cell table:formula="of:=[.A283]*PI()/180" office:value-type="float" office:value="4.78220215046446">
            <text:p>4,78</text:p>
          </table:table-cell>
          <table:table-cell table:formula="of:=COS([.B283])" office:value-type="float" office:value="0.0697564737441252">
            <text:p>0,07</text:p>
          </table:table-cell>
          <table:table-cell table:formula="of:=SIN([.B283])" office:value-type="float" office:value="-0.997564050259824">
            <text:p>-1</text:p>
          </table:table-cell>
          <table:table-cell table:formula="of:=[.$B$1]*COS([.B283]+[.$C$2])" office:value-type="float" office:value="0.871557427476579">
            <text:p>0,87</text:p>
          </table:table-cell>
          <table:table-cell table:formula="of:=([.E283]-[.E282])/([.B283]-[.B282])" office:value-type="float" office:value="9.96904680515227">
            <text:p>9,97</text:p>
          </table:table-cell>
          <table:table-cell table:formula="of:=[.F373]" office:value-type="float" office:value="0">
            <text:p>0</text:p>
          </table:table-cell>
          <table:table-cell table:number-columns-repeated="2"/>
          <table:table-cell/>
          <table:table-cell table:formula="of:=ATAN([.J283])*180/PI()" office:value-type="float" office:value="0">
            <text:p>0</text:p>
          </table:table-cell>
          <table:table-cell/>
        </table:table-row>
        <table:table-row table:style-name="ro1">
          <table:table-cell table:formula="of:=[.A283]+1" office:value-type="float" office:value="275">
            <text:p>275</text:p>
          </table:table-cell>
          <table:table-cell table:formula="of:=[.A284]*PI()/180" office:value-type="float" office:value="4.79965544298441">
            <text:p>4,8</text:p>
          </table:table-cell>
          <table:table-cell table:formula="of:=COS([.B284])" office:value-type="float" office:value="0.0871557427476579">
            <text:p>0,09</text:p>
          </table:table-cell>
          <table:table-cell table:formula="of:=SIN([.B284])" office:value-type="float" office:value="-0.996194698091746">
            <text:p>-1</text:p>
          </table:table-cell>
          <table:table-cell table:formula="of:=[.$B$1]*COS([.B284]+[.$C$2])" office:value-type="float" office:value="1.04528463267653">
            <text:p>1,05</text:p>
          </table:table-cell>
          <table:table-cell table:formula="of:=([.E284]-[.E283])/([.B284]-[.B283])" office:value-type="float" office:value="9.95383564456051">
            <text:p>9,95</text:p>
          </table:table-cell>
          <table:table-cell table:formula="of:=[.F374]" office:value-type="float" office:value="0">
            <text:p>0</text:p>
          </table:table-cell>
          <table:table-cell table:number-columns-repeated="2"/>
          <table:table-cell/>
          <table:table-cell table:formula="of:=ATAN([.J284])*180/PI()" office:value-type="float" office:value="0">
            <text:p>0</text:p>
          </table:table-cell>
          <table:table-cell/>
        </table:table-row>
        <table:table-row table:style-name="ro1">
          <table:table-cell table:formula="of:=[.A284]+1" office:value-type="float" office:value="276">
            <text:p>276</text:p>
          </table:table-cell>
          <table:table-cell table:formula="of:=[.A285]*PI()/180" office:value-type="float" office:value="4.81710873550435">
            <text:p>4,82</text:p>
          </table:table-cell>
          <table:table-cell table:formula="of:=COS([.B285])" office:value-type="float" office:value="0.104528463267653">
            <text:p>0,1</text:p>
          </table:table-cell>
          <table:table-cell table:formula="of:=SIN([.B285])" office:value-type="float" office:value="-0.994521895368273">
            <text:p>-0,99</text:p>
          </table:table-cell>
          <table:table-cell table:formula="of:=[.$B$1]*COS([.B285]+[.$C$2])" office:value-type="float" office:value="1.21869343405147">
            <text:p>1,22</text:p>
          </table:table-cell>
          <table:table-cell table:formula="of:=([.E285]-[.E284])/([.B285]-[.B284])" office:value-type="float" office:value="9.93559244920646">
            <text:p>9,94</text:p>
          </table:table-cell>
          <table:table-cell table:formula="of:=[.F375]" office:value-type="float" office:value="0">
            <text:p>0</text:p>
          </table:table-cell>
          <table:table-cell table:number-columns-repeated="2"/>
          <table:table-cell/>
          <table:table-cell table:formula="of:=ATAN([.J285])*180/PI()" office:value-type="float" office:value="0">
            <text:p>0</text:p>
          </table:table-cell>
          <table:table-cell/>
        </table:table-row>
        <table:table-row table:style-name="ro1">
          <table:table-cell table:formula="of:=[.A285]+1" office:value-type="float" office:value="277">
            <text:p>277</text:p>
          </table:table-cell>
          <table:table-cell table:formula="of:=[.A286]*PI()/180" office:value-type="float" office:value="4.83456202802429">
            <text:p>4,83</text:p>
          </table:table-cell>
          <table:table-cell table:formula="of:=COS([.B286])" office:value-type="float" office:value="0.121869343405148">
            <text:p>0,12</text:p>
          </table:table-cell>
          <table:table-cell table:formula="of:=SIN([.B286])" office:value-type="float" office:value="-0.992546151641322">
            <text:p>-0,99</text:p>
          </table:table-cell>
          <table:table-cell table:formula="of:=[.$B$1]*COS([.B286]+[.$C$2])" office:value-type="float" office:value="1.39173100960065">
            <text:p>1,39</text:p>
          </table:table-cell>
          <table:table-cell table:formula="of:=([.E286]-[.E285])/([.B286]-[.B285])" office:value-type="float" office:value="9.9143227761441">
            <text:p>9,91</text:p>
          </table:table-cell>
          <table:table-cell table:formula="of:=[.F376]" office:value-type="float" office:value="0">
            <text:p>0</text:p>
          </table:table-cell>
          <table:table-cell table:number-columns-repeated="2"/>
          <table:table-cell/>
          <table:table-cell table:formula="of:=ATAN([.J286])*180/PI()" office:value-type="float" office:value="0">
            <text:p>0</text:p>
          </table:table-cell>
          <table:table-cell/>
        </table:table-row>
        <table:table-row table:style-name="ro1">
          <table:table-cell table:formula="of:=[.A286]+1" office:value-type="float" office:value="278">
            <text:p>278</text:p>
          </table:table-cell>
          <table:table-cell table:formula="of:=[.A287]*PI()/180" office:value-type="float" office:value="4.85201532054424">
            <text:p>4,85</text:p>
          </table:table-cell>
          <table:table-cell table:formula="of:=COS([.B287])" office:value-type="float" office:value="0.139173100960065">
            <text:p>0,14</text:p>
          </table:table-cell>
          <table:table-cell table:formula="of:=SIN([.B287])" office:value-type="float" office:value="-0.99026806874157">
            <text:p>-0,99</text:p>
          </table:table-cell>
          <table:table-cell table:formula="of:=[.$B$1]*COS([.B287]+[.$C$2])" office:value-type="float" office:value="1.56434465040231">
            <text:p>1,56</text:p>
          </table:table-cell>
          <table:table-cell table:formula="of:=([.E287]-[.E286])/([.B287]-[.B286])" office:value-type="float" office:value="9.89003310432199">
            <text:p>9,89</text:p>
          </table:table-cell>
          <table:table-cell table:formula="of:=[.F377]" office:value-type="float" office:value="0">
            <text:p>0</text:p>
          </table:table-cell>
          <table:table-cell table:number-columns-repeated="2"/>
          <table:table-cell/>
          <table:table-cell table:formula="of:=ATAN([.J287])*180/PI()" office:value-type="float" office:value="0">
            <text:p>0</text:p>
          </table:table-cell>
          <table:table-cell/>
        </table:table-row>
        <table:table-row table:style-name="ro1">
          <table:table-cell table:formula="of:=[.A287]+1" office:value-type="float" office:value="279">
            <text:p>279</text:p>
          </table:table-cell>
          <table:table-cell table:formula="of:=[.A288]*PI()/180" office:value-type="float" office:value="4.86946861306418">
            <text:p>4,87</text:p>
          </table:table-cell>
          <table:table-cell table:formula="of:=COS([.B288])" office:value-type="float" office:value="0.156434465040231">
            <text:p>0,16</text:p>
          </table:table-cell>
          <table:table-cell table:formula="of:=SIN([.B288])" office:value-type="float" office:value="-0.987688340595138">
            <text:p>-0,99</text:p>
          </table:table-cell>
          <table:table-cell table:formula="of:=[.$B$1]*COS([.B288]+[.$C$2])" office:value-type="float" office:value="1.7364817766693">
            <text:p>1,74</text:p>
          </table:table-cell>
          <table:table-cell table:formula="of:=([.E288]-[.E287])/([.B288]-[.B287])" office:value-type="float" office:value="9.86273083260935">
            <text:p>9,86</text:p>
          </table:table-cell>
          <table:table-cell table:formula="of:=[.F378]" office:value-type="float" office:value="0">
            <text:p>0</text:p>
          </table:table-cell>
          <table:table-cell table:number-columns-repeated="2"/>
          <table:table-cell/>
          <table:table-cell table:formula="of:=ATAN([.J288])*180/PI()" office:value-type="float" office:value="0">
            <text:p>0</text:p>
          </table:table-cell>
          <table:table-cell/>
        </table:table-row>
        <table:table-row table:style-name="ro1">
          <table:table-cell table:formula="of:=[.A288]+1" office:value-type="float" office:value="280">
            <text:p>280</text:p>
          </table:table-cell>
          <table:table-cell table:formula="of:=[.A289]*PI()/180" office:value-type="float" office:value="4.88692190558412">
            <text:p>4,89</text:p>
          </table:table-cell>
          <table:table-cell table:formula="of:=COS([.B289])" office:value-type="float" office:value="0.17364817766693">
            <text:p>0,17</text:p>
          </table:table-cell>
          <table:table-cell table:formula="of:=SIN([.B289])" office:value-type="float" office:value="-0.984807753012208">
            <text:p>-0,98</text:p>
          </table:table-cell>
          <table:table-cell table:formula="of:=[.$B$1]*COS([.B289]+[.$C$2])" office:value-type="float" office:value="1.90808995376544">
            <text:p>1,91</text:p>
          </table:table-cell>
          <table:table-cell table:formula="of:=([.E289]-[.E288])/([.B289]-[.B288])" office:value-type="float" office:value="9.83242427754267">
            <text:p>9,83</text:p>
          </table:table-cell>
          <table:table-cell table:formula="of:=[.F379]" office:value-type="float" office:value="0">
            <text:p>0</text:p>
          </table:table-cell>
          <table:table-cell table:number-columns-repeated="2"/>
          <table:table-cell/>
          <table:table-cell table:formula="of:=ATAN([.J289])*180/PI()" office:value-type="float" office:value="0">
            <text:p>0</text:p>
          </table:table-cell>
          <table:table-cell/>
        </table:table-row>
        <table:table-row table:style-name="ro1">
          <table:table-cell table:formula="of:=[.A289]+1" office:value-type="float" office:value="281">
            <text:p>281</text:p>
          </table:table-cell>
          <table:table-cell table:formula="of:=[.A290]*PI()/180" office:value-type="float" office:value="4.90437519810407">
            <text:p>4,9</text:p>
          </table:table-cell>
          <table:table-cell table:formula="of:=COS([.B290])" office:value-type="float" office:value="0.190808995376544">
            <text:p>0,19</text:p>
          </table:table-cell>
          <table:table-cell table:formula="of:=SIN([.B290])" office:value-type="float" office:value="-0.981627183447664">
            <text:p>-0,98</text:p>
          </table:table-cell>
          <table:table-cell table:formula="of:=[.$B$1]*COS([.B290]+[.$C$2])" office:value-type="float" office:value="2.07911690817759">
            <text:p>2,08</text:p>
          </table:table-cell>
          <table:table-cell table:formula="of:=([.E290]-[.E289])/([.B290]-[.B289])" office:value-type="float" office:value="9.79912267079226">
            <text:p>9,8</text:p>
          </table:table-cell>
          <table:table-cell table:formula="of:=[.F380]" office:value-type="float" office:value="0">
            <text:p>0</text:p>
          </table:table-cell>
          <table:table-cell table:number-columns-repeated="2"/>
          <table:table-cell/>
          <table:table-cell table:formula="of:=ATAN([.J290])*180/PI()" office:value-type="float" office:value="0">
            <text:p>0</text:p>
          </table:table-cell>
          <table:table-cell/>
        </table:table-row>
        <table:table-row table:style-name="ro1">
          <table:table-cell table:formula="of:=[.A290]+1" office:value-type="float" office:value="282">
            <text:p>282</text:p>
          </table:table-cell>
          <table:table-cell table:formula="of:=[.A291]*PI()/180" office:value-type="float" office:value="4.92182849062401">
            <text:p>4,92</text:p>
          </table:table-cell>
          <table:table-cell table:formula="of:=COS([.B291])" office:value-type="float" office:value="0.207911690817759">
            <text:p>0,21</text:p>
          </table:table-cell>
          <table:table-cell table:formula="of:=SIN([.B291])" office:value-type="float" office:value="-0.978147600733806">
            <text:p>-0,98</text:p>
          </table:table-cell>
          <table:table-cell table:formula="of:=[.$B$1]*COS([.B291]+[.$C$2])" office:value-type="float" office:value="2.24951054343864">
            <text:p>2,25</text:p>
          </table:table-cell>
          <table:table-cell table:formula="of:=([.E291]-[.E290])/([.B291]-[.B290])" office:value-type="float" office:value="9.76283615635007">
            <text:p>9,76</text:p>
          </table:table-cell>
          <table:table-cell table:formula="of:=[.F381]" office:value-type="float" office:value="0">
            <text:p>0</text:p>
          </table:table-cell>
          <table:table-cell table:number-columns-repeated="2"/>
          <table:table-cell/>
          <table:table-cell table:formula="of:=ATAN([.J291])*180/PI()" office:value-type="float" office:value="0">
            <text:p>0</text:p>
          </table:table-cell>
          <table:table-cell/>
        </table:table-row>
        <table:table-row table:style-name="ro1">
          <table:table-cell table:formula="of:=[.A291]+1" office:value-type="float" office:value="283">
            <text:p>283</text:p>
          </table:table-cell>
          <table:table-cell table:formula="of:=[.A292]*PI()/180" office:value-type="float" office:value="4.93928178314395">
            <text:p>4,94</text:p>
          </table:table-cell>
          <table:table-cell table:formula="of:=COS([.B292])" office:value-type="float" office:value="0.224951054343865">
            <text:p>0,22</text:p>
          </table:table-cell>
          <table:table-cell table:formula="of:=SIN([.B292])" office:value-type="float" office:value="-0.974370064785235">
            <text:p>-0,97</text:p>
          </table:table-cell>
          <table:table-cell table:formula="of:=[.$B$1]*COS([.B292]+[.$C$2])" office:value-type="float" office:value="2.41921895599667">
            <text:p>2,42</text:p>
          </table:table-cell>
          <table:table-cell table:formula="of:=([.E292]-[.E291])/([.B292]-[.B291])" office:value-type="float" office:value="9.72357578743994">
            <text:p>9,72</text:p>
          </table:table-cell>
          <table:table-cell table:formula="of:=[.F382]" office:value-type="float" office:value="0">
            <text:p>0</text:p>
          </table:table-cell>
          <table:table-cell table:number-columns-repeated="2"/>
          <table:table-cell/>
          <table:table-cell table:formula="of:=ATAN([.J292])*180/PI()" office:value-type="float" office:value="0">
            <text:p>0</text:p>
          </table:table-cell>
          <table:table-cell/>
        </table:table-row>
        <table:table-row table:style-name="ro1">
          <table:table-cell table:formula="of:=[.A292]+1" office:value-type="float" office:value="284">
            <text:p>284</text:p>
          </table:table-cell>
          <table:table-cell table:formula="of:=[.A293]*PI()/180" office:value-type="float" office:value="4.9567350756639">
            <text:p>4,96</text:p>
          </table:table-cell>
          <table:table-cell table:formula="of:=COS([.B293])" office:value-type="float" office:value="0.241921895599667">
            <text:p>0,24</text:p>
          </table:table-cell>
          <table:table-cell table:formula="of:=SIN([.B293])" office:value-type="float" office:value="-0.970295726275996">
            <text:p>-0,97</text:p>
          </table:table-cell>
          <table:table-cell table:formula="of:=[.$B$1]*COS([.B293]+[.$C$2])" office:value-type="float" office:value="2.5881904510252">
            <text:p>2,59</text:p>
          </table:table-cell>
          <table:table-cell table:formula="of:=([.E293]-[.E292])/([.B293]-[.B292])" office:value-type="float" office:value="9.68135352315058">
            <text:p>9,68</text:p>
          </table:table-cell>
          <table:table-cell table:formula="of:=[.F383]" office:value-type="float" office:value="0">
            <text:p>0</text:p>
          </table:table-cell>
          <table:table-cell table:number-columns-repeated="2"/>
          <table:table-cell/>
          <table:table-cell table:formula="of:=ATAN([.J293])*180/PI()" office:value-type="float" office:value="0">
            <text:p>0</text:p>
          </table:table-cell>
          <table:table-cell/>
        </table:table-row>
        <table:table-row table:style-name="ro1">
          <table:table-cell table:formula="of:=[.A293]+1" office:value-type="float" office:value="285">
            <text:p>285</text:p>
          </table:table-cell>
          <table:table-cell table:formula="of:=[.A294]*PI()/180" office:value-type="float" office:value="4.97418836818384">
            <text:p>4,97</text:p>
          </table:table-cell>
          <table:table-cell table:formula="of:=COS([.B294])" office:value-type="float" office:value="0.258819045102521">
            <text:p>0,26</text:p>
          </table:table-cell>
          <table:table-cell table:formula="of:=SIN([.B294])" office:value-type="float" office:value="-0.965925826289068">
            <text:p>-0,97</text:p>
          </table:table-cell>
          <table:table-cell table:formula="of:=[.$B$1]*COS([.B294]+[.$C$2])" office:value-type="float" office:value="2.75637355816999">
            <text:p>2,76</text:p>
          </table:table-cell>
          <table:table-cell table:formula="of:=([.E294]-[.E293])/([.B294]-[.B293])" office:value-type="float" office:value="9.63618222479265">
            <text:p>9,64</text:p>
          </table:table-cell>
          <table:table-cell table:formula="of:=[.F384]" office:value-type="float" office:value="0">
            <text:p>0</text:p>
          </table:table-cell>
          <table:table-cell table:number-columns-repeated="2"/>
          <table:table-cell/>
          <table:table-cell table:formula="of:=ATAN([.J294])*180/PI()" office:value-type="float" office:value="0">
            <text:p>0</text:p>
          </table:table-cell>
          <table:table-cell/>
        </table:table-row>
        <table:table-row table:style-name="ro1">
          <table:table-cell table:formula="of:=[.A294]+1" office:value-type="float" office:value="286">
            <text:p>286</text:p>
          </table:table-cell>
          <table:table-cell table:formula="of:=[.A295]*PI()/180" office:value-type="float" office:value="4.99164166070378">
            <text:p>4,99</text:p>
          </table:table-cell>
          <table:table-cell table:formula="of:=COS([.B295])" office:value-type="float" office:value="0.275637355816999">
            <text:p>0,28</text:p>
          </table:table-cell>
          <table:table-cell table:formula="of:=SIN([.B295])" office:value-type="float" office:value="-0.961261695938319">
            <text:p>-0,96</text:p>
          </table:table-cell>
          <table:table-cell table:formula="of:=[.$B$1]*COS([.B295]+[.$C$2])" office:value-type="float" office:value="2.92371704722737">
            <text:p>2,92</text:p>
          </table:table-cell>
          <table:table-cell table:formula="of:=([.E295]-[.E294])/([.B295]-[.B294])" office:value-type="float" office:value="9.58807565198131">
            <text:p>9,59</text:p>
          </table:table-cell>
          <table:table-cell table:formula="of:=[.F385]" office:value-type="float" office:value="0">
            <text:p>0</text:p>
          </table:table-cell>
          <table:table-cell table:number-columns-repeated="2"/>
          <table:table-cell/>
          <table:table-cell table:formula="of:=ATAN([.J295])*180/PI()" office:value-type="float" office:value="0">
            <text:p>0</text:p>
          </table:table-cell>
          <table:table-cell/>
        </table:table-row>
        <table:table-row table:style-name="ro1">
          <table:table-cell table:formula="of:=[.A295]+1" office:value-type="float" office:value="287">
            <text:p>287</text:p>
          </table:table-cell>
          <table:table-cell table:formula="of:=[.A296]*PI()/180" office:value-type="float" office:value="5.00909495322373">
            <text:p>5,01</text:p>
          </table:table-cell>
          <table:table-cell table:formula="of:=COS([.B296])" office:value-type="float" office:value="0.292371704722737">
            <text:p>0,29</text:p>
          </table:table-cell>
          <table:table-cell table:formula="of:=SIN([.B296])" office:value-type="float" office:value="-0.956304755963035">
            <text:p>-0,96</text:p>
          </table:table-cell>
          <table:table-cell table:formula="of:=[.$B$1]*COS([.B296]+[.$C$2])" office:value-type="float" office:value="3.09016994374947">
            <text:p>3,09</text:p>
          </table:table-cell>
          <table:table-cell table:formula="of:=([.E296]-[.E295])/([.B296]-[.B295])" office:value-type="float" office:value="9.53704845844452">
            <text:p>9,54</text:p>
          </table:table-cell>
          <table:table-cell table:formula="of:=[.F386]" office:value-type="float" office:value="0">
            <text:p>0</text:p>
          </table:table-cell>
          <table:table-cell table:number-columns-repeated="2"/>
          <table:table-cell/>
          <table:table-cell table:formula="of:=ATAN([.J296])*180/PI()" office:value-type="float" office:value="0">
            <text:p>0</text:p>
          </table:table-cell>
          <table:table-cell/>
        </table:table-row>
        <table:table-row table:style-name="ro1">
          <table:table-cell table:formula="of:=[.A296]+1" office:value-type="float" office:value="288">
            <text:p>288</text:p>
          </table:table-cell>
          <table:table-cell table:formula="of:=[.A297]*PI()/180" office:value-type="float" office:value="5.02654824574367">
            <text:p>5,03</text:p>
          </table:table-cell>
          <table:table-cell table:formula="of:=COS([.B297])" office:value-type="float" office:value="0.309016994374947">
            <text:p>0,31</text:p>
          </table:table-cell>
          <table:table-cell table:formula="of:=SIN([.B297])" office:value-type="float" office:value="-0.951056516295154">
            <text:p>-0,95</text:p>
          </table:table-cell>
          <table:table-cell table:formula="of:=[.$B$1]*COS([.B297]+[.$C$2])" office:value-type="float" office:value="3.25568154457156">
            <text:p>3,26</text:p>
          </table:table-cell>
          <table:table-cell table:formula="of:=([.E297]-[.E296])/([.B297]-[.B296])" office:value-type="float" office:value="9.48311618755991">
            <text:p>9,48</text:p>
          </table:table-cell>
          <table:table-cell table:formula="of:=[.F387]" office:value-type="float" office:value="0">
            <text:p>0</text:p>
          </table:table-cell>
          <table:table-cell table:number-columns-repeated="2"/>
          <table:table-cell/>
          <table:table-cell table:formula="of:=ATAN([.J297])*180/PI()" office:value-type="float" office:value="0">
            <text:p>0</text:p>
          </table:table-cell>
          <table:table-cell/>
        </table:table-row>
        <table:table-row table:style-name="ro1">
          <table:table-cell table:formula="of:=[.A297]+1" office:value-type="float" office:value="289">
            <text:p>289</text:p>
          </table:table-cell>
          <table:table-cell table:formula="of:=[.A298]*PI()/180" office:value-type="float" office:value="5.04400153826361">
            <text:p>5,04</text:p>
          </table:table-cell>
          <table:table-cell table:formula="of:=COS([.B298])" office:value-type="float" office:value="0.325568154457156">
            <text:p>0,33</text:p>
          </table:table-cell>
          <table:table-cell table:formula="of:=SIN([.B298])" office:value-type="float" office:value="-0.945518575599317">
            <text:p>-0,95</text:p>
          </table:table-cell>
          <table:table-cell table:formula="of:=[.$B$1]*COS([.B298]+[.$C$2])" office:value-type="float" office:value="3.42020143325668">
            <text:p>3,42</text:p>
          </table:table-cell>
          <table:table-cell table:formula="of:=([.E298]-[.E297])/([.B298]-[.B297])" office:value-type="float" office:value="9.42629526761954">
            <text:p>9,43</text:p>
          </table:table-cell>
          <table:table-cell table:formula="of:=[.F388]" office:value-type="float" office:value="0">
            <text:p>0</text:p>
          </table:table-cell>
          <table:table-cell table:number-columns-repeated="2"/>
          <table:table-cell/>
          <table:table-cell table:formula="of:=ATAN([.J298])*180/PI()" office:value-type="float" office:value="0">
            <text:p>0</text:p>
          </table:table-cell>
          <table:table-cell/>
        </table:table-row>
        <table:table-row table:style-name="ro1">
          <table:table-cell table:formula="of:=[.A298]+1" office:value-type="float" office:value="290">
            <text:p>290</text:p>
          </table:table-cell>
          <table:table-cell table:formula="of:=[.A299]*PI()/180" office:value-type="float" office:value="5.06145483078356">
            <text:p>5,06</text:p>
          </table:table-cell>
          <table:table-cell table:formula="of:=COS([.B299])" office:value-type="float" office:value="0.342020143325668">
            <text:p>0,34</text:p>
          </table:table-cell>
          <table:table-cell table:formula="of:=SIN([.B299])" office:value-type="float" office:value="-0.939692620785909">
            <text:p>-0,94</text:p>
          </table:table-cell>
          <table:table-cell table:formula="of:=[.$B$1]*COS([.B299]+[.$C$2])" office:value-type="float" office:value="3.583679495453">
            <text:p>3,58</text:p>
          </table:table-cell>
          <table:table-cell table:formula="of:=([.E299]-[.E298])/([.B299]-[.B298])" office:value-type="float" office:value="9.36660300682604">
            <text:p>9,37</text:p>
          </table:table-cell>
          <table:table-cell table:formula="of:=[.F389]" office:value-type="float" office:value="0">
            <text:p>0</text:p>
          </table:table-cell>
          <table:table-cell table:number-columns-repeated="2"/>
          <table:table-cell/>
          <table:table-cell table:formula="of:=ATAN([.J299])*180/PI()" office:value-type="float" office:value="0">
            <text:p>0</text:p>
          </table:table-cell>
          <table:table-cell/>
        </table:table-row>
        <table:table-row table:style-name="ro1">
          <table:table-cell table:formula="of:=[.A299]+1" office:value-type="float" office:value="291">
            <text:p>291</text:p>
          </table:table-cell>
          <table:table-cell table:formula="of:=[.A300]*PI()/180" office:value-type="float" office:value="5.0789081233035">
            <text:p>5,08</text:p>
          </table:table-cell>
          <table:table-cell table:formula="of:=COS([.B300])" office:value-type="float" office:value="0.3583679495453">
            <text:p>0,36</text:p>
          </table:table-cell>
          <table:table-cell table:formula="of:=SIN([.B300])" office:value-type="float" office:value="-0.933580426497202">
            <text:p>-0,93</text:p>
          </table:table-cell>
          <table:table-cell table:formula="of:=[.$B$1]*COS([.B300]+[.$C$2])" office:value-type="float" office:value="3.74606593415911">
            <text:p>3,75</text:p>
          </table:table-cell>
          <table:table-cell table:formula="of:=([.E300]-[.E299])/([.B300]-[.B299])" office:value-type="float" office:value="9.30405758802036">
            <text:p>9,3</text:p>
          </table:table-cell>
          <table:table-cell table:formula="of:=[.F390]" office:value-type="float" office:value="0">
            <text:p>0</text:p>
          </table:table-cell>
          <table:table-cell table:number-columns-repeated="2"/>
          <table:table-cell/>
          <table:table-cell table:formula="of:=ATAN([.J300])*180/PI()" office:value-type="float" office:value="0">
            <text:p>0</text:p>
          </table:table-cell>
          <table:table-cell/>
        </table:table-row>
        <table:table-row table:style-name="ro1">
          <table:table-cell table:formula="of:=[.A300]+1" office:value-type="float" office:value="292">
            <text:p>292</text:p>
          </table:table-cell>
          <table:table-cell table:formula="of:=[.A301]*PI()/180" office:value-type="float" office:value="5.09636141582344">
            <text:p>5,1</text:p>
          </table:table-cell>
          <table:table-cell table:formula="of:=COS([.B301])" office:value-type="float" office:value="0.374606593415912">
            <text:p>0,37</text:p>
          </table:table-cell>
          <table:table-cell table:formula="of:=SIN([.B301])" office:value-type="float" office:value="-0.927183854566787">
            <text:p>-0,93</text:p>
          </table:table-cell>
          <table:table-cell table:formula="of:=[.$B$1]*COS([.B301]+[.$C$2])" office:value-type="float" office:value="3.90731128489274">
            <text:p>3,91</text:p>
          </table:table-cell>
          <table:table-cell table:formula="of:=([.E301]-[.E300])/([.B301]-[.B300])" office:value-type="float" office:value="9.23867806314298">
            <text:p>9,24</text:p>
          </table:table-cell>
          <table:table-cell table:formula="of:=[.F391]" office:value-type="float" office:value="0">
            <text:p>0</text:p>
          </table:table-cell>
          <table:table-cell table:number-columns-repeated="2"/>
          <table:table-cell/>
          <table:table-cell table:formula="of:=ATAN([.J301])*180/PI()" office:value-type="float" office:value="0">
            <text:p>0</text:p>
          </table:table-cell>
          <table:table-cell/>
        </table:table-row>
        <table:table-row table:style-name="ro1">
          <table:table-cell table:formula="of:=[.A301]+1" office:value-type="float" office:value="293">
            <text:p>293</text:p>
          </table:table-cell>
          <table:table-cell table:formula="of:=[.A302]*PI()/180" office:value-type="float" office:value="5.11381470834339">
            <text:p>5,11</text:p>
          </table:table-cell>
          <table:table-cell table:formula="of:=COS([.B302])" office:value-type="float" office:value="0.390731128489273">
            <text:p>0,39</text:p>
          </table:table-cell>
          <table:table-cell table:formula="of:=SIN([.B302])" office:value-type="float" office:value="-0.920504853452441">
            <text:p>-0,92</text:p>
          </table:table-cell>
          <table:table-cell table:formula="of:=[.$B$1]*COS([.B302]+[.$C$2])" office:value-type="float" office:value="4.067366430758">
            <text:p>4,07</text:p>
          </table:table-cell>
          <table:table-cell table:formula="of:=([.E302]-[.E301])/([.B302]-[.B301])" office:value-type="float" office:value="9.17048434743043">
            <text:p>9,17</text:p>
          </table:table-cell>
          <table:table-cell table:formula="of:=[.F392]" office:value-type="float" office:value="0">
            <text:p>0</text:p>
          </table:table-cell>
          <table:table-cell table:number-columns-repeated="2"/>
          <table:table-cell/>
          <table:table-cell table:formula="of:=ATAN([.J302])*180/PI()" office:value-type="float" office:value="0">
            <text:p>0</text:p>
          </table:table-cell>
          <table:table-cell/>
        </table:table-row>
        <table:table-row table:style-name="ro1">
          <table:table-cell table:formula="of:=[.A302]+1" office:value-type="float" office:value="294">
            <text:p>294</text:p>
          </table:table-cell>
          <table:table-cell table:formula="of:=[.A303]*PI()/180" office:value-type="float" office:value="5.13126800086333">
            <text:p>5,13</text:p>
          </table:table-cell>
          <table:table-cell table:formula="of:=COS([.B303])" office:value-type="float" office:value="0.406736643075801">
            <text:p>0,41</text:p>
          </table:table-cell>
          <table:table-cell table:formula="of:=SIN([.B303])" office:value-type="float" office:value="-0.913545457642601">
            <text:p>-0,91</text:p>
          </table:table-cell>
          <table:table-cell table:formula="of:=[.$B$1]*COS([.B303]+[.$C$2])" office:value-type="float" office:value="4.226182617407">
            <text:p>4,23</text:p>
          </table:table-cell>
          <table:table-cell table:formula="of:=([.E303]-[.E302])/([.B303]-[.B302])" office:value-type="float" office:value="9.09949721334918">
            <text:p>9,1</text:p>
          </table:table-cell>
          <table:table-cell table:formula="of:=[.F393]" office:value-type="float" office:value="0">
            <text:p>0</text:p>
          </table:table-cell>
          <table:table-cell table:number-columns-repeated="2"/>
          <table:table-cell/>
          <table:table-cell table:formula="of:=ATAN([.J303])*180/PI()" office:value-type="float" office:value="0">
            <text:p>0</text:p>
          </table:table-cell>
          <table:table-cell/>
        </table:table-row>
        <table:table-row table:style-name="ro1">
          <table:table-cell table:formula="of:=[.A303]+1" office:value-type="float" office:value="295">
            <text:p>295</text:p>
          </table:table-cell>
          <table:table-cell table:formula="of:=[.A304]*PI()/180" office:value-type="float" office:value="5.14872129338327">
            <text:p>5,15</text:p>
          </table:table-cell>
          <table:table-cell table:formula="of:=COS([.B304])" office:value-type="float" office:value="0.4226182617407">
            <text:p>0,42</text:p>
          </table:table-cell>
          <table:table-cell table:formula="of:=SIN([.B304])" office:value-type="float" office:value="-0.90630778703665">
            <text:p>-0,91</text:p>
          </table:table-cell>
          <table:table-cell table:formula="of:=[.$B$1]*COS([.B304]+[.$C$2])" office:value-type="float" office:value="4.38371146789077">
            <text:p>4,38</text:p>
          </table:table-cell>
          <table:table-cell table:formula="of:=([.E304]-[.E303])/([.B304]-[.B303])" office:value-type="float" office:value="9.02573828426794">
            <text:p>9,03</text:p>
          </table:table-cell>
          <table:table-cell table:formula="of:=[.F394]" office:value-type="float" office:value="0">
            <text:p>0</text:p>
          </table:table-cell>
          <table:table-cell table:number-columns-repeated="2"/>
          <table:table-cell/>
          <table:table-cell table:formula="of:=ATAN([.J304])*180/PI()" office:value-type="float" office:value="0">
            <text:p>0</text:p>
          </table:table-cell>
          <table:table-cell/>
        </table:table-row>
        <table:table-row table:style-name="ro1">
          <table:table-cell table:formula="of:=[.A304]+1" office:value-type="float" office:value="296">
            <text:p>296</text:p>
          </table:table-cell>
          <table:table-cell table:formula="of:=[.A305]*PI()/180" office:value-type="float" office:value="5.16617458590322">
            <text:p>5,17</text:p>
          </table:table-cell>
          <table:table-cell table:formula="of:=COS([.B305])" office:value-type="float" office:value="0.438371146789077">
            <text:p>0,44</text:p>
          </table:table-cell>
          <table:table-cell table:formula="of:=SIN([.B305])" office:value-type="float" office:value="-0.898794046299167">
            <text:p>-0,9</text:p>
          </table:table-cell>
          <table:table-cell table:formula="of:=[.$B$1]*COS([.B305]+[.$C$2])" office:value-type="float" office:value="4.53990499739547">
            <text:p>4,54</text:p>
          </table:table-cell>
          <table:table-cell table:formula="of:=([.E305]-[.E304])/([.B305]-[.B304])" office:value-type="float" office:value="8.94923002787109">
            <text:p>8,95</text:p>
          </table:table-cell>
          <table:table-cell table:formula="of:=[.F395]" office:value-type="float" office:value="0">
            <text:p>0</text:p>
          </table:table-cell>
          <table:table-cell table:number-columns-repeated="2"/>
          <table:table-cell/>
          <table:table-cell table:formula="of:=ATAN([.J305])*180/PI()" office:value-type="float" office:value="0">
            <text:p>0</text:p>
          </table:table-cell>
          <table:table-cell/>
        </table:table-row>
        <table:table-row table:style-name="ro1">
          <table:table-cell table:formula="of:=[.A305]+1" office:value-type="float" office:value="297">
            <text:p>297</text:p>
          </table:table-cell>
          <table:table-cell table:formula="of:=[.A306]*PI()/180" office:value-type="float" office:value="5.18362787842316">
            <text:p>5,18</text:p>
          </table:table-cell>
          <table:table-cell table:formula="of:=COS([.B306])" office:value-type="float" office:value="0.453990499739547">
            <text:p>0,45</text:p>
          </table:table-cell>
          <table:table-cell table:formula="of:=SIN([.B306])" office:value-type="float" office:value="-0.891006524188368">
            <text:p>-0,89</text:p>
          </table:table-cell>
          <table:table-cell table:formula="of:=[.$B$1]*COS([.B306]+[.$C$2])" office:value-type="float" office:value="4.6947156278589">
            <text:p>4,69</text:p>
          </table:table-cell>
          <table:table-cell table:formula="of:=([.E306]-[.E305])/([.B306]-[.B305])" office:value-type="float" office:value="8.86999574931447">
            <text:p>8,87</text:p>
          </table:table-cell>
          <table:table-cell table:formula="of:=[.F396]" office:value-type="float" office:value="0">
            <text:p>0</text:p>
          </table:table-cell>
          <table:table-cell table:number-columns-repeated="2"/>
          <table:table-cell/>
          <table:table-cell table:formula="of:=ATAN([.J306])*180/PI()" office:value-type="float" office:value="0">
            <text:p>0</text:p>
          </table:table-cell>
          <table:table-cell/>
        </table:table-row>
        <table:table-row table:style-name="ro1">
          <table:table-cell table:formula="of:=[.A306]+1" office:value-type="float" office:value="298">
            <text:p>298</text:p>
          </table:table-cell>
          <table:table-cell table:formula="of:=[.A307]*PI()/180" office:value-type="float" office:value="5.2010811709431">
            <text:p>5,2</text:p>
          </table:table-cell>
          <table:table-cell table:formula="of:=COS([.B307])" office:value-type="float" office:value="0.46947156278589">
            <text:p>0,47</text:p>
          </table:table-cell>
          <table:table-cell table:formula="of:=SIN([.B307])" office:value-type="float" office:value="-0.882947592858927">
            <text:p>-0,88</text:p>
          </table:table-cell>
          <table:table-cell table:formula="of:=[.$B$1]*COS([.B307]+[.$C$2])" office:value-type="float" office:value="4.84809620246336">
            <text:p>4,85</text:p>
          </table:table-cell>
          <table:table-cell table:formula="of:=([.E307]-[.E306])/([.B307]-[.B306])" office:value-type="float" office:value="8.78805958412713">
            <text:p>8,79</text:p>
          </table:table-cell>
          <table:table-cell table:formula="of:=[.F397]" office:value-type="float" office:value="0">
            <text:p>0</text:p>
          </table:table-cell>
          <table:table-cell table:number-columns-repeated="2"/>
          <table:table-cell/>
          <table:table-cell table:formula="of:=ATAN([.J307])*180/PI()" office:value-type="float" office:value="0">
            <text:p>0</text:p>
          </table:table-cell>
          <table:table-cell/>
        </table:table-row>
        <table:table-row table:style-name="ro1">
          <table:table-cell table:formula="of:=[.A307]+1" office:value-type="float" office:value="299">
            <text:p>299</text:p>
          </table:table-cell>
          <table:table-cell table:formula="of:=[.A308]*PI()/180" office:value-type="float" office:value="5.21853446346305">
            <text:p>5,22</text:p>
          </table:table-cell>
          <table:table-cell table:formula="of:=COS([.B308])" office:value-type="float" office:value="0.484809620246336">
            <text:p>0,48</text:p>
          </table:table-cell>
          <table:table-cell table:formula="of:=SIN([.B308])" office:value-type="float" office:value="-0.874619707139396">
            <text:p>-0,87</text:p>
          </table:table-cell>
          <table:table-cell table:formula="of:=[.$B$1]*COS([.B308]+[.$C$2])" office:value-type="float" office:value="4.99999999999999">
            <text:p>5</text:p>
          </table:table-cell>
          <table:table-cell table:formula="of:=([.E308]-[.E307])/([.B308]-[.B307])" office:value-type="float" office:value="8.70344649085867">
            <text:p>8,7</text:p>
          </table:table-cell>
          <table:table-cell table:formula="of:=[.F398]" office:value-type="float" office:value="0">
            <text:p>0</text:p>
          </table:table-cell>
          <table:table-cell table:number-columns-repeated="2"/>
          <table:table-cell/>
          <table:table-cell table:formula="of:=ATAN([.J308])*180/PI()" office:value-type="float" office:value="0">
            <text:p>0</text:p>
          </table:table-cell>
          <table:table-cell/>
        </table:table-row>
        <table:table-row table:style-name="ro1">
          <table:table-cell table:formula="of:=[.A308]+1" office:value-type="float" office:value="300">
            <text:p>300</text:p>
          </table:table-cell>
          <table:table-cell table:formula="of:=[.A309]*PI()/180" office:value-type="float" office:value="5.23598775598299">
            <text:p>5,24</text:p>
          </table:table-cell>
          <table:table-cell table:formula="of:=COS([.B309])" office:value-type="float" office:value="0.5">
            <text:p>0,5</text:p>
          </table:table-cell>
          <table:table-cell table:formula="of:=SIN([.B309])" office:value-type="float" office:value="-0.866025403784439">
            <text:p>-0,87</text:p>
          </table:table-cell>
          <table:table-cell table:formula="of:=[.$B$1]*COS([.B309]+[.$C$2])" office:value-type="float" office:value="5.15038074910054">
            <text:p>5,15</text:p>
          </table:table-cell>
          <table:table-cell table:formula="of:=([.E309]-[.E308])/([.B309]-[.B308])" office:value-type="float" office:value="8.61618224347676">
            <text:p>8,62</text:p>
          </table:table-cell>
          <table:table-cell table:formula="of:=[.F399]" office:value-type="float" office:value="0">
            <text:p>0</text:p>
          </table:table-cell>
          <table:table-cell table:number-columns-repeated="2"/>
          <table:table-cell/>
          <table:table-cell table:formula="of:=ATAN([.J309])*180/PI()" office:value-type="float" office:value="0">
            <text:p>0</text:p>
          </table:table-cell>
          <table:table-cell/>
        </table:table-row>
        <table:table-row table:style-name="ro1">
          <table:table-cell table:formula="of:=[.A309]+1" office:value-type="float" office:value="301">
            <text:p>301</text:p>
          </table:table-cell>
          <table:table-cell table:formula="of:=[.A310]*PI()/180" office:value-type="float" office:value="5.25344104850293">
            <text:p>5,25</text:p>
          </table:table-cell>
          <table:table-cell table:formula="of:=COS([.B310])" office:value-type="float" office:value="0.515038074910054">
            <text:p>0,52</text:p>
          </table:table-cell>
          <table:table-cell table:formula="of:=SIN([.B310])" office:value-type="float" office:value="-0.857167300702112">
            <text:p>-0,86</text:p>
          </table:table-cell>
          <table:table-cell table:formula="of:=[.$B$1]*COS([.B310]+[.$C$2])" office:value-type="float" office:value="5.29919264233205">
            <text:p>5,3</text:p>
          </table:table-cell>
          <table:table-cell table:formula="of:=([.E310]-[.E309])/([.B310]-[.B309])" office:value-type="float" office:value="8.52629342351686">
            <text:p>8,53</text:p>
          </table:table-cell>
          <table:table-cell table:formula="of:=[.F40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0]+1" office:value-type="float" office:value="302">
            <text:p>302</text:p>
          </table:table-cell>
          <table:table-cell table:formula="of:=[.A311]*PI()/180" office:value-type="float" office:value="5.27089434102288">
            <text:p>5,27</text:p>
          </table:table-cell>
          <table:table-cell table:formula="of:=COS([.B311])" office:value-type="float" office:value="0.529919264233205">
            <text:p>0,53</text:p>
          </table:table-cell>
          <table:table-cell table:formula="of:=SIN([.B311])" office:value-type="float" office:value="-0.848048096156426">
            <text:p>-0,85</text:p>
          </table:table-cell>
          <table:table-cell table:formula="of:=[.$B$1]*COS([.B311]+[.$C$2])" office:value-type="float" office:value="5.44639035015027">
            <text:p>5,45</text:p>
          </table:table-cell>
          <table:table-cell table:formula="of:=([.E311]-[.E310])/([.B311]-[.B310])" office:value-type="float" office:value="8.43380741198391">
            <text:p>8,43</text:p>
          </table:table-cell>
          <table:table-cell table:formula="of:=[.F40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1]+1" office:value-type="float" office:value="303">
            <text:p>303</text:p>
          </table:table-cell>
          <table:table-cell table:formula="of:=[.A312]*PI()/180" office:value-type="float" office:value="5.28834763354282">
            <text:p>5,29</text:p>
          </table:table-cell>
          <table:table-cell table:formula="of:=COS([.B312])" office:value-type="float" office:value="0.544639035015027">
            <text:p>0,54</text:p>
          </table:table-cell>
          <table:table-cell table:formula="of:=SIN([.B312])" office:value-type="float" office:value="-0.838670567945424">
            <text:p>-0,84</text:p>
          </table:table-cell>
          <table:table-cell table:formula="of:=[.$B$1]*COS([.B312]+[.$C$2])" office:value-type="float" office:value="5.59192903470746">
            <text:p>5,59</text:p>
          </table:table-cell>
          <table:table-cell table:formula="of:=([.E312]-[.E311])/([.B312]-[.B311])" office:value-type="float" office:value="8.33875238101324">
            <text:p>8,34</text:p>
          </table:table-cell>
          <table:table-cell table:formula="of:=[.F40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2]+1" office:value-type="float" office:value="304">
            <text:p>304</text:p>
          </table:table-cell>
          <table:table-cell table:formula="of:=[.A313]*PI()/180" office:value-type="float" office:value="5.30580092606276">
            <text:p>5,31</text:p>
          </table:table-cell>
          <table:table-cell table:formula="of:=COS([.B313])" office:value-type="float" office:value="0.559192903470746">
            <text:p>0,56</text:p>
          </table:table-cell>
          <table:table-cell table:formula="of:=SIN([.B313])" office:value-type="float" office:value="-0.829037572555042">
            <text:p>-0,83</text:p>
          </table:table-cell>
          <table:table-cell table:formula="of:=[.$B$1]*COS([.B313]+[.$C$2])" office:value-type="float" office:value="5.73576436351045">
            <text:p>5,74</text:p>
          </table:table-cell>
          <table:table-cell table:formula="of:=([.E313]-[.E312])/([.B313]-[.B312])" office:value-type="float" office:value="8.24115728528798">
            <text:p>8,24</text:p>
          </table:table-cell>
          <table:table-cell table:formula="of:=[.F40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3]+1" office:value-type="float" office:value="305">
            <text:p>305</text:p>
          </table:table-cell>
          <table:table-cell table:formula="of:=[.A314]*PI()/180" office:value-type="float" office:value="5.32325421858271">
            <text:p>5,32</text:p>
          </table:table-cell>
          <table:table-cell table:formula="of:=COS([.B314])" office:value-type="float" office:value="0.573576436351046">
            <text:p>0,57</text:p>
          </table:table-cell>
          <table:table-cell table:formula="of:=SIN([.B314])" office:value-type="float" office:value="-0.819152044288992">
            <text:p>-0,82</text:p>
          </table:table-cell>
          <table:table-cell table:formula="of:=[.$B$1]*COS([.B314]+[.$C$2])" office:value-type="float" office:value="5.87785252292473">
            <text:p>5,88</text:p>
          </table:table-cell>
          <table:table-cell table:formula="of:=([.E314]-[.E313])/([.B314]-[.B313])" office:value-type="float" office:value="8.14105185321971">
            <text:p>8,14</text:p>
          </table:table-cell>
          <table:table-cell table:formula="of:=[.F40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4]+1" office:value-type="float" office:value="306">
            <text:p>306</text:p>
          </table:table-cell>
          <table:table-cell table:formula="of:=[.A315]*PI()/180" office:value-type="float" office:value="5.34070751110265">
            <text:p>5,34</text:p>
          </table:table-cell>
          <table:table-cell table:formula="of:=COS([.B315])" office:value-type="float" office:value="0.587785252292473">
            <text:p>0,59</text:p>
          </table:table-cell>
          <table:table-cell table:formula="of:=SIN([.B315])" office:value-type="float" office:value="-0.809016994374947">
            <text:p>-0,81</text:p>
          </table:table-cell>
          <table:table-cell table:formula="of:=[.$B$1]*COS([.B315]+[.$C$2])" office:value-type="float" office:value="6.01815023152048">
            <text:p>6,02</text:p>
          </table:table-cell>
          <table:table-cell table:formula="of:=([.E315]-[.E314])/([.B315]-[.B314])" office:value-type="float" office:value="8.03846657789288">
            <text:p>8,04</text:p>
          </table:table-cell>
          <table:table-cell table:formula="of:=[.F40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5]+1" office:value-type="float" office:value="307">
            <text:p>307</text:p>
          </table:table-cell>
          <table:table-cell table:formula="of:=[.A316]*PI()/180" office:value-type="float" office:value="5.35816080362259">
            <text:p>5,36</text:p>
          </table:table-cell>
          <table:table-cell table:formula="of:=COS([.B316])" office:value-type="float" office:value="0.601815023152048">
            <text:p>0,6</text:p>
          </table:table-cell>
          <table:table-cell table:formula="of:=SIN([.B316])" office:value-type="float" office:value="-0.798635510047293">
            <text:p>-0,8</text:p>
          </table:table-cell>
          <table:table-cell table:formula="of:=[.$B$1]*COS([.B316]+[.$C$2])" office:value-type="float" office:value="6.15661475325658">
            <text:p>6,16</text:p>
          </table:table-cell>
          <table:table-cell table:formula="of:=([.E316]-[.E315])/([.B316]-[.B315])" office:value-type="float" office:value="7.93343270777594">
            <text:p>7,93</text:p>
          </table:table-cell>
          <table:table-cell table:formula="of:=[.F40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6]+1" office:value-type="float" office:value="308">
            <text:p>308</text:p>
          </table:table-cell>
          <table:table-cell table:formula="of:=[.A317]*PI()/180" office:value-type="float" office:value="5.37561409614254">
            <text:p>5,38</text:p>
          </table:table-cell>
          <table:table-cell table:formula="of:=COS([.B317])" office:value-type="float" office:value="0.615661475325658">
            <text:p>0,62</text:p>
          </table:table-cell>
          <table:table-cell table:formula="of:=SIN([.B317])" office:value-type="float" office:value="-0.788010753606722">
            <text:p>-0,79</text:p>
          </table:table-cell>
          <table:table-cell table:formula="of:=[.$B$1]*COS([.B317]+[.$C$2])" office:value-type="float" office:value="6.29320391049838">
            <text:p>6,29</text:p>
          </table:table-cell>
          <table:table-cell table:formula="of:=([.E317]-[.E316])/([.B317]-[.B316])" office:value-type="float" office:value="7.82598223720349">
            <text:p>7,83</text:p>
          </table:table-cell>
          <table:table-cell table:formula="of:=[.F40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7]+1" office:value-type="float" office:value="309">
            <text:p>309</text:p>
          </table:table-cell>
          <table:table-cell table:formula="of:=[.A318]*PI()/180" office:value-type="float" office:value="5.39306738866248">
            <text:p>5,39</text:p>
          </table:table-cell>
          <table:table-cell table:formula="of:=COS([.B318])" office:value-type="float" office:value="0.629320391049837">
            <text:p>0,63</text:p>
          </table:table-cell>
          <table:table-cell table:formula="of:=SIN([.B318])" office:value-type="float" office:value="-0.777145961456971">
            <text:p>-0,78</text:p>
          </table:table-cell>
          <table:table-cell table:formula="of:=[.$B$1]*COS([.B318]+[.$C$2])" office:value-type="float" office:value="6.42787609686539">
            <text:p>6,43</text:p>
          </table:table-cell>
          <table:table-cell table:formula="of:=([.E318]-[.E317])/([.B318]-[.B317])" office:value-type="float" office:value="7.71614789662943">
            <text:p>7,72</text:p>
          </table:table-cell>
          <table:table-cell table:formula="of:=[.F40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8]+1" office:value-type="float" office:value="310">
            <text:p>310</text:p>
          </table:table-cell>
          <table:table-cell table:formula="of:=[.A319]*PI()/180" office:value-type="float" office:value="5.41052068118242">
            <text:p>5,41</text:p>
          </table:table-cell>
          <table:table-cell table:formula="of:=COS([.B319])" office:value-type="float" office:value="0.642787609686539">
            <text:p>0,64</text:p>
          </table:table-cell>
          <table:table-cell table:formula="of:=SIN([.B319])" office:value-type="float" office:value="-0.766044443118978">
            <text:p>-0,77</text:p>
          </table:table-cell>
          <table:table-cell table:formula="of:=[.$B$1]*COS([.B319]+[.$C$2])" office:value-type="float" office:value="6.56059028990507">
            <text:p>6,56</text:p>
          </table:table-cell>
          <table:table-cell table:formula="of:=([.E319]-[.E318])/([.B319]-[.B318])" office:value-type="float" office:value="7.6039631426581">
            <text:p>7,6</text:p>
          </table:table-cell>
          <table:table-cell table:formula="of:=[.F40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19]+1" office:value-type="float" office:value="311">
            <text:p>311</text:p>
          </table:table-cell>
          <table:table-cell table:formula="of:=[.A320]*PI()/180" office:value-type="float" office:value="5.42797397370237">
            <text:p>5,43</text:p>
          </table:table-cell>
          <table:table-cell table:formula="of:=COS([.B320])" office:value-type="float" office:value="0.656059028990507">
            <text:p>0,66</text:p>
          </table:table-cell>
          <table:table-cell table:formula="of:=SIN([.B320])" office:value-type="float" office:value="-0.754709580222772">
            <text:p>-0,75</text:p>
          </table:table-cell>
          <table:table-cell table:formula="of:=[.$B$1]*COS([.B320]+[.$C$2])" office:value-type="float" office:value="6.69130606358858">
            <text:p>6,69</text:p>
          </table:table-cell>
          <table:table-cell table:formula="of:=([.E320]-[.E319])/([.B320]-[.B319])" office:value-type="float" office:value="7.48946214785232">
            <text:p>7,49</text:p>
          </table:table-cell>
          <table:table-cell table:formula="of:=[.F4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0]+1" office:value-type="float" office:value="312">
            <text:p>312</text:p>
          </table:table-cell>
          <table:table-cell table:formula="of:=[.A321]*PI()/180" office:value-type="float" office:value="5.44542726622231">
            <text:p>5,45</text:p>
          </table:table-cell>
          <table:table-cell table:formula="of:=COS([.B321])" office:value-type="float" office:value="0.669130606358858">
            <text:p>0,67</text:p>
          </table:table-cell>
          <table:table-cell table:formula="of:=SIN([.B321])" office:value-type="float" office:value="-0.743144825477395">
            <text:p>-0,74</text:p>
          </table:table-cell>
          <table:table-cell table:formula="of:=[.$B$1]*COS([.B321]+[.$C$2])" office:value-type="float" office:value="6.81998360062498">
            <text:p>6,82</text:p>
          </table:table-cell>
          <table:table-cell table:formula="of:=([.E321]-[.E320])/([.B321]-[.B320])" office:value-type="float" office:value="7.37267979032424">
            <text:p>7,37</text:p>
          </table:table-cell>
          <table:table-cell table:formula="of:=[.F4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1]+1" office:value-type="float" office:value="313">
            <text:p>313</text:p>
          </table:table-cell>
          <table:table-cell table:formula="of:=[.A322]*PI()/180" office:value-type="float" office:value="5.46288055874225">
            <text:p>5,46</text:p>
          </table:table-cell>
          <table:table-cell table:formula="of:=COS([.B322])" office:value-type="float" office:value="0.681998360062498">
            <text:p>0,68</text:p>
          </table:table-cell>
          <table:table-cell table:formula="of:=SIN([.B322])" office:value-type="float" office:value="-0.731353701619171">
            <text:p>-0,73</text:p>
          </table:table-cell>
          <table:table-cell table:formula="of:=[.$B$1]*COS([.B322]+[.$C$2])" office:value-type="float" office:value="6.94658370458997">
            <text:p>6,95</text:p>
          </table:table-cell>
          <table:table-cell table:formula="of:=([.E322]-[.E321])/([.B322]-[.B321])" office:value-type="float" office:value="7.25365164311121">
            <text:p>7,25</text:p>
          </table:table-cell>
          <table:table-cell table:formula="of:=[.F4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2]+1" office:value-type="float" office:value="314">
            <text:p>314</text:p>
          </table:table-cell>
          <table:table-cell table:formula="of:=[.A323]*PI()/180" office:value-type="float" office:value="5.48033385126219">
            <text:p>5,48</text:p>
          </table:table-cell>
          <table:table-cell table:formula="of:=COS([.B323])" office:value-type="float" office:value="0.694658370458997">
            <text:p>0,69</text:p>
          </table:table-cell>
          <table:table-cell table:formula="of:=SIN([.B323])" office:value-type="float" office:value="-0.719339800338652">
            <text:p>-0,72</text:p>
          </table:table-cell>
          <table:table-cell table:formula="of:=[.$B$1]*COS([.B323]+[.$C$2])" office:value-type="float" office:value="7.07106781186547">
            <text:p>7,07</text:p>
          </table:table-cell>
          <table:table-cell table:formula="of:=([.E323]-[.E322])/([.B323]-[.B322])" office:value-type="float" office:value="7.13241396334008">
            <text:p>7,13</text:p>
          </table:table-cell>
          <table:table-cell table:formula="of:=[.F4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3]+1" office:value-type="float" office:value="315">
            <text:p>315</text:p>
          </table:table-cell>
          <table:table-cell table:formula="of:=[.A324]*PI()/180" office:value-type="float" office:value="5.49778714378214">
            <text:p>5,5</text:p>
          </table:table-cell>
          <table:table-cell table:formula="of:=COS([.B324])" office:value-type="float" office:value="0.707106781186547">
            <text:p>0,71</text:p>
          </table:table-cell>
          <table:table-cell table:formula="of:=SIN([.B324])" office:value-type="float" office:value="-0.707106781186548">
            <text:p>-0,71</text:p>
          </table:table-cell>
          <table:table-cell table:formula="of:=[.$B$1]*COS([.B324]+[.$C$2])" office:value-type="float" office:value="7.19339800338651">
            <text:p>7,19</text:p>
          </table:table-cell>
          <table:table-cell table:formula="of:=([.E324]-[.E323])/([.B324]-[.B323])" office:value-type="float" office:value="7.0090036811825">
            <text:p>7,01</text:p>
          </table:table-cell>
          <table:table-cell table:formula="of:=[.F4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4]+1" office:value-type="float" office:value="316">
            <text:p>316</text:p>
          </table:table-cell>
          <table:table-cell table:formula="of:=[.A325]*PI()/180" office:value-type="float" office:value="5.51524043630208">
            <text:p>5,52</text:p>
          </table:table-cell>
          <table:table-cell table:formula="of:=COS([.B325])" office:value-type="float" office:value="0.719339800338651">
            <text:p>0,72</text:p>
          </table:table-cell>
          <table:table-cell table:formula="of:=SIN([.B325])" office:value-type="float" office:value="-0.694658370458998">
            <text:p>-0,69</text:p>
          </table:table-cell>
          <table:table-cell table:formula="of:=[.$B$1]*COS([.B325]+[.$C$2])" office:value-type="float" office:value="7.3135370161917">
            <text:p>7,31</text:p>
          </table:table-cell>
          <table:table-cell table:formula="of:=([.E325]-[.E324])/([.B325]-[.B324])" office:value-type="float" office:value="6.88345838860576">
            <text:p>6,88</text:p>
          </table:table-cell>
          <table:table-cell table:formula="of:=[.F4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5]+1" office:value-type="float" office:value="317">
            <text:p>317</text:p>
          </table:table-cell>
          <table:table-cell table:formula="of:=[.A326]*PI()/180" office:value-type="float" office:value="5.53269372882203">
            <text:p>5,53</text:p>
          </table:table-cell>
          <table:table-cell table:formula="of:=COS([.B326])" office:value-type="float" office:value="0.731353701619171">
            <text:p>0,73</text:p>
          </table:table-cell>
          <table:table-cell table:formula="of:=SIN([.B326])" office:value-type="float" office:value="-0.681998360062498">
            <text:p>-0,68</text:p>
          </table:table-cell>
          <table:table-cell table:formula="of:=[.$B$1]*COS([.B326]+[.$C$2])" office:value-type="float" office:value="7.43144825477394">
            <text:p>7,43</text:p>
          </table:table-cell>
          <table:table-cell table:formula="of:=([.E326]-[.E325])/([.B326]-[.B325])" office:value-type="float" office:value="6.75581632792223">
            <text:p>6,76</text:p>
          </table:table-cell>
          <table:table-cell table:formula="of:=[.F4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6]+1" office:value-type="float" office:value="318">
            <text:p>318</text:p>
          </table:table-cell>
          <table:table-cell table:formula="of:=[.A327]*PI()/180" office:value-type="float" office:value="5.55014702134197">
            <text:p>5,55</text:p>
          </table:table-cell>
          <table:table-cell table:formula="of:=COS([.B327])" office:value-type="float" office:value="0.743144825477394">
            <text:p>0,74</text:p>
          </table:table-cell>
          <table:table-cell table:formula="of:=SIN([.B327])" office:value-type="float" office:value="-0.669130606358858">
            <text:p>-0,67</text:p>
          </table:table-cell>
          <table:table-cell table:formula="of:=[.$B$1]*COS([.B327]+[.$C$2])" office:value-type="float" office:value="7.54709580222772">
            <text:p>7,55</text:p>
          </table:table-cell>
          <table:table-cell table:formula="of:=([.E327]-[.E326])/([.B327]-[.B326])" office:value-type="float" office:value="6.62611638014043">
            <text:p>6,63</text:p>
          </table:table-cell>
          <table:table-cell table:formula="of:=[.F4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7]+1" office:value-type="float" office:value="319">
            <text:p>319</text:p>
          </table:table-cell>
          <table:table-cell table:formula="of:=[.A328]*PI()/180" office:value-type="float" office:value="5.56760031386191">
            <text:p>5,57</text:p>
          </table:table-cell>
          <table:table-cell table:formula="of:=COS([.B328])" office:value-type="float" office:value="0.754709580222772">
            <text:p>0,75</text:p>
          </table:table-cell>
          <table:table-cell table:formula="of:=SIN([.B328])" office:value-type="float" office:value="-0.656059028990507">
            <text:p>-0,66</text:p>
          </table:table-cell>
          <table:table-cell table:formula="of:=[.$B$1]*COS([.B328]+[.$C$2])" office:value-type="float" office:value="7.66044443118978">
            <text:p>7,66</text:p>
          </table:table-cell>
          <table:table-cell table:formula="of:=([.E328]-[.E327])/([.B328]-[.B327])" office:value-type="float" office:value="6.49439805312042">
            <text:p>6,49</text:p>
          </table:table-cell>
          <table:table-cell table:formula="of:=[.F4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8]+1" office:value-type="float" office:value="320">
            <text:p>320</text:p>
          </table:table-cell>
          <table:table-cell table:formula="of:=[.A329]*PI()/180" office:value-type="float" office:value="5.58505360638185">
            <text:p>5,59</text:p>
          </table:table-cell>
          <table:table-cell table:formula="of:=COS([.B329])" office:value-type="float" office:value="0.766044443118978">
            <text:p>0,77</text:p>
          </table:table-cell>
          <table:table-cell table:formula="of:=SIN([.B329])" office:value-type="float" office:value="-0.64278760968654">
            <text:p>-0,64</text:p>
          </table:table-cell>
          <table:table-cell table:formula="of:=[.$B$1]*COS([.B329]+[.$C$2])" office:value-type="float" office:value="7.77145961456971">
            <text:p>7,77</text:p>
          </table:table-cell>
          <table:table-cell table:formula="of:=([.E329]-[.E328])/([.B329]-[.B328])" office:value-type="float" office:value="6.36070146954074">
            <text:p>6,36</text:p>
          </table:table-cell>
          <table:table-cell table:formula="of:=[.F4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29]+1" office:value-type="float" office:value="321">
            <text:p>321</text:p>
          </table:table-cell>
          <table:table-cell table:formula="of:=[.A330]*PI()/180" office:value-type="float" office:value="5.6025068989018">
            <text:p>5,6</text:p>
          </table:table-cell>
          <table:table-cell table:formula="of:=COS([.B330])" office:value-type="float" office:value="0.777145961456971">
            <text:p>0,78</text:p>
          </table:table-cell>
          <table:table-cell table:formula="of:=SIN([.B330])" office:value-type="float" office:value="-0.629320391049838">
            <text:p>-0,63</text:p>
          </table:table-cell>
          <table:table-cell table:formula="of:=[.$B$1]*COS([.B330]+[.$C$2])" office:value-type="float" office:value="7.88010753606722">
            <text:p>7,88</text:p>
          </table:table-cell>
          <table:table-cell table:formula="of:=([.E330]-[.E329])/([.B330]-[.B329])" office:value-type="float" office:value="6.22506735467612">
            <text:p>6,23</text:p>
          </table:table-cell>
          <table:table-cell table:formula="of:=[.F4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0]+1" office:value-type="float" office:value="322">
            <text:p>322</text:p>
          </table:table-cell>
          <table:table-cell table:formula="of:=[.A331]*PI()/180" office:value-type="float" office:value="5.61996019142174">
            <text:p>5,62</text:p>
          </table:table-cell>
          <table:table-cell table:formula="of:=COS([.B331])" office:value-type="float" office:value="0.788010753606722">
            <text:p>0,79</text:p>
          </table:table-cell>
          <table:table-cell table:formula="of:=SIN([.B331])" office:value-type="float" office:value="-0.615661475325659">
            <text:p>-0,62</text:p>
          </table:table-cell>
          <table:table-cell table:formula="of:=[.$B$1]*COS([.B331]+[.$C$2])" office:value-type="float" office:value="7.98635510047292">
            <text:p>7,99</text:p>
          </table:table-cell>
          <table:table-cell table:formula="of:=([.E331]-[.E330])/([.B331]-[.B330])" office:value-type="float" office:value="6.08753702399151">
            <text:p>6,09</text:p>
          </table:table-cell>
          <table:table-cell table:formula="of:=[.F4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1]+1" office:value-type="float" office:value="323">
            <text:p>323</text:p>
          </table:table-cell>
          <table:table-cell table:formula="of:=[.A332]*PI()/180" office:value-type="float" office:value="5.63741348394168">
            <text:p>5,64</text:p>
          </table:table-cell>
          <table:table-cell table:formula="of:=COS([.B332])" office:value-type="float" office:value="0.798635510047293">
            <text:p>0,8</text:p>
          </table:table-cell>
          <table:table-cell table:formula="of:=SIN([.B332])" office:value-type="float" office:value="-0.601815023152048">
            <text:p>-0,6</text:p>
          </table:table-cell>
          <table:table-cell table:formula="of:=[.$B$1]*COS([.B332]+[.$C$2])" office:value-type="float" office:value="8.09016994374947">
            <text:p>8,09</text:p>
          </table:table-cell>
          <table:table-cell table:formula="of:=([.E332]-[.E331])/([.B332]-[.B331])" office:value-type="float" office:value="5.94815237055811">
            <text:p>5,95</text:p>
          </table:table-cell>
          <table:table-cell table:formula="of:=[.F4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2]+1" office:value-type="float" office:value="324">
            <text:p>324</text:p>
          </table:table-cell>
          <table:table-cell table:formula="of:=[.A333]*PI()/180" office:value-type="float" office:value="5.65486677646163">
            <text:p>5,65</text:p>
          </table:table-cell>
          <table:table-cell table:formula="of:=COS([.B333])" office:value-type="float" office:value="0.809016994374947">
            <text:p>0,81</text:p>
          </table:table-cell>
          <table:table-cell table:formula="of:=SIN([.B333])" office:value-type="float" office:value="-0.587785252292473">
            <text:p>-0,59</text:p>
          </table:table-cell>
          <table:table-cell table:formula="of:=[.$B$1]*COS([.B333]+[.$C$2])" office:value-type="float" office:value="8.19152044288992">
            <text:p>8,19</text:p>
          </table:table-cell>
          <table:table-cell table:formula="of:=([.E333]-[.E332])/([.B333]-[.B332])" office:value-type="float" office:value="5.80695585229172">
            <text:p>5,81</text:p>
          </table:table-cell>
          <table:table-cell table:formula="of:=[.F4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3]+1" office:value-type="float" office:value="325">
            <text:p>325</text:p>
          </table:table-cell>
          <table:table-cell table:formula="of:=[.A334]*PI()/180" office:value-type="float" office:value="5.67232006898157">
            <text:p>5,67</text:p>
          </table:table-cell>
          <table:table-cell table:formula="of:=COS([.B334])" office:value-type="float" office:value="0.819152044288992">
            <text:p>0,82</text:p>
          </table:table-cell>
          <table:table-cell table:formula="of:=SIN([.B334])" office:value-type="float" office:value="-0.573576436351046">
            <text:p>-0,57</text:p>
          </table:table-cell>
          <table:table-cell table:formula="of:=[.$B$1]*COS([.B334]+[.$C$2])" office:value-type="float" office:value="8.29037572555041">
            <text:p>8,29</text:p>
          </table:table-cell>
          <table:table-cell table:formula="of:=([.E334]-[.E333])/([.B334]-[.B333])" office:value-type="float" office:value="5.66399047901939">
            <text:p>5,66</text:p>
          </table:table-cell>
          <table:table-cell table:formula="of:=[.F4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4]+1" office:value-type="float" office:value="326">
            <text:p>326</text:p>
          </table:table-cell>
          <table:table-cell table:formula="of:=[.A335]*PI()/180" office:value-type="float" office:value="5.68977336150151">
            <text:p>5,69</text:p>
          </table:table-cell>
          <table:table-cell table:formula="of:=COS([.B335])" office:value-type="float" office:value="0.829037572555041">
            <text:p>0,83</text:p>
          </table:table-cell>
          <table:table-cell table:formula="of:=SIN([.B335])" office:value-type="float" office:value="-0.559192903470747">
            <text:p>-0,56</text:p>
          </table:table-cell>
          <table:table-cell table:formula="of:=[.$B$1]*COS([.B335]+[.$C$2])" office:value-type="float" office:value="8.38670567945424">
            <text:p>8,39</text:p>
          </table:table-cell>
          <table:table-cell table:formula="of:=([.E335]-[.E334])/([.B335]-[.B334])" office:value-type="float" office:value="5.51929979937886">
            <text:p>5,52</text:p>
          </table:table-cell>
          <table:table-cell table:formula="of:=[.F42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5]+1" office:value-type="float" office:value="327">
            <text:p>327</text:p>
          </table:table-cell>
          <table:table-cell table:formula="of:=[.A336]*PI()/180" office:value-type="float" office:value="5.70722665402146">
            <text:p>5,71</text:p>
          </table:table-cell>
          <table:table-cell table:formula="of:=COS([.B336])" office:value-type="float" office:value="0.838670567945424">
            <text:p>0,84</text:p>
          </table:table-cell>
          <table:table-cell table:formula="of:=SIN([.B336])" office:value-type="float" office:value="-0.544639035015027">
            <text:p>-0,54</text:p>
          </table:table-cell>
          <table:table-cell table:formula="of:=[.$B$1]*COS([.B336]+[.$C$2])" office:value-type="float" office:value="8.48048096156426">
            <text:p>8,48</text:p>
          </table:table-cell>
          <table:table-cell table:formula="of:=([.E336]-[.E335])/([.B336]-[.B335])" office:value-type="float" office:value="5.37292788755267">
            <text:p>5,37</text:p>
          </table:table-cell>
          <table:table-cell table:formula="of:=[.F42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6]+1" office:value-type="float" office:value="328">
            <text:p>328</text:p>
          </table:table-cell>
          <table:table-cell table:formula="of:=[.A337]*PI()/180" office:value-type="float" office:value="5.7246799465414">
            <text:p>5,72</text:p>
          </table:table-cell>
          <table:table-cell table:formula="of:=COS([.B337])" office:value-type="float" office:value="0.848048096156425">
            <text:p>0,85</text:p>
          </table:table-cell>
          <table:table-cell table:formula="of:=SIN([.B337])" office:value-type="float" office:value="-0.529919264233206">
            <text:p>-0,53</text:p>
          </table:table-cell>
          <table:table-cell table:formula="of:=[.$B$1]*COS([.B337]+[.$C$2])" office:value-type="float" office:value="8.57167300702112">
            <text:p>8,57</text:p>
          </table:table-cell>
          <table:table-cell table:formula="of:=([.E337]-[.E336])/([.B337]-[.B336])" office:value-type="float" office:value="5.22491932984351">
            <text:p>5,22</text:p>
          </table:table-cell>
          <table:table-cell table:formula="of:=[.F42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7]+1" office:value-type="float" office:value="329">
            <text:p>329</text:p>
          </table:table-cell>
          <table:table-cell table:formula="of:=[.A338]*PI()/180" office:value-type="float" office:value="5.74213323906134">
            <text:p>5,74</text:p>
          </table:table-cell>
          <table:table-cell table:formula="of:=COS([.B338])" office:value-type="float" office:value="0.857167300702112">
            <text:p>0,86</text:p>
          </table:table-cell>
          <table:table-cell table:formula="of:=SIN([.B338])" office:value-type="float" office:value="-0.515038074910054">
            <text:p>-0,52</text:p>
          </table:table-cell>
          <table:table-cell table:formula="of:=[.$B$1]*COS([.B338]+[.$C$2])" office:value-type="float" office:value="8.66025403784438">
            <text:p>8,66</text:p>
          </table:table-cell>
          <table:table-cell table:formula="of:=([.E338]-[.E337])/([.B338]-[.B337])" office:value-type="float" office:value="5.07531921109126">
            <text:p>5,08</text:p>
          </table:table-cell>
          <table:table-cell table:formula="of:=[.F42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8]+1" office:value-type="float" office:value="330">
            <text:p>330</text:p>
          </table:table-cell>
          <table:table-cell table:formula="of:=[.A339]*PI()/180" office:value-type="float" office:value="5.75958653158129">
            <text:p>5,76</text:p>
          </table:table-cell>
          <table:table-cell table:formula="of:=COS([.B339])" office:value-type="float" office:value="0.866025403784438">
            <text:p>0,87</text:p>
          </table:table-cell>
          <table:table-cell table:formula="of:=SIN([.B339])" office:value-type="float" office:value="-0.5">
            <text:p>-0,5</text:p>
          </table:table-cell>
          <table:table-cell table:formula="of:=[.$B$1]*COS([.B339]+[.$C$2])" office:value-type="float" office:value="8.74619707139395">
            <text:p>8,75</text:p>
          </table:table-cell>
          <table:table-cell table:formula="of:=([.E339]-[.E338])/([.B339]-[.B338])" office:value-type="float" office:value="4.92417310094169">
            <text:p>4,92</text:p>
          </table:table-cell>
          <table:table-cell table:formula="of:=[.F42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39]+1" office:value-type="float" office:value="331">
            <text:p>331</text:p>
          </table:table-cell>
          <table:table-cell table:formula="of:=[.A340]*PI()/180" office:value-type="float" office:value="5.77703982410123">
            <text:p>5,78</text:p>
          </table:table-cell>
          <table:table-cell table:formula="of:=COS([.B340])" office:value-type="float" office:value="0.874619707139396">
            <text:p>0,87</text:p>
          </table:table-cell>
          <table:table-cell table:formula="of:=SIN([.B340])" office:value-type="float" office:value="-0.484809620246337">
            <text:p>-0,48</text:p>
          </table:table-cell>
          <table:table-cell table:formula="of:=[.$B$1]*COS([.B340]+[.$C$2])" office:value-type="float" office:value="8.82947592858927">
            <text:p>8,83</text:p>
          </table:table-cell>
          <table:table-cell table:formula="of:=([.E340]-[.E339])/([.B340]-[.B339])" office:value-type="float" office:value="4.77152703996408">
            <text:p>4,77</text:p>
          </table:table-cell>
          <table:table-cell table:formula="of:=[.F43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0]+1" office:value-type="float" office:value="332">
            <text:p>332</text:p>
          </table:table-cell>
          <table:table-cell table:formula="of:=[.A341]*PI()/180" office:value-type="float" office:value="5.79449311662117">
            <text:p>5,79</text:p>
          </table:table-cell>
          <table:table-cell table:formula="of:=COS([.B341])" office:value-type="float" office:value="0.882947592858927">
            <text:p>0,88</text:p>
          </table:table-cell>
          <table:table-cell table:formula="of:=SIN([.B341])" office:value-type="float" office:value="-0.469471562785891">
            <text:p>-0,47</text:p>
          </table:table-cell>
          <table:table-cell table:formula="of:=[.$B$1]*COS([.B341]+[.$C$2])" office:value-type="float" office:value="8.91006524188368">
            <text:p>8,91</text:p>
          </table:table-cell>
          <table:table-cell table:formula="of:=([.E341]-[.E340])/([.B341]-[.B340])" office:value-type="float" office:value="4.61742752562722">
            <text:p>4,62</text:p>
          </table:table-cell>
          <table:table-cell table:formula="of:=[.F43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1]+1" office:value-type="float" office:value="333">
            <text:p>333</text:p>
          </table:table-cell>
          <table:table-cell table:formula="of:=[.A342]*PI()/180" office:value-type="float" office:value="5.81194640914112">
            <text:p>5,81</text:p>
          </table:table-cell>
          <table:table-cell table:formula="of:=COS([.B342])" office:value-type="float" office:value="0.891006524188368">
            <text:p>0,89</text:p>
          </table:table-cell>
          <table:table-cell table:formula="of:=SIN([.B342])" office:value-type="float" office:value="-0.453990499739547">
            <text:p>-0,45</text:p>
          </table:table-cell>
          <table:table-cell table:formula="of:=[.$B$1]*COS([.B342]+[.$C$2])" office:value-type="float" office:value="8.98794046299167">
            <text:p>8,99</text:p>
          </table:table-cell>
          <table:table-cell table:formula="of:=([.E342]-[.E341])/([.B342]-[.B341])" office:value-type="float" office:value="4.46192149813595">
            <text:p>4,46</text:p>
          </table:table-cell>
          <table:table-cell table:formula="of:=[.F43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2]+1" office:value-type="float" office:value="334">
            <text:p>334</text:p>
          </table:table-cell>
          <table:table-cell table:formula="of:=[.A343]*PI()/180" office:value-type="float" office:value="5.82939970166106">
            <text:p>5,83</text:p>
          </table:table-cell>
          <table:table-cell table:formula="of:=COS([.B343])" office:value-type="float" office:value="0.898794046299167">
            <text:p>0,9</text:p>
          </table:table-cell>
          <table:table-cell table:formula="of:=SIN([.B343])" office:value-type="float" office:value="-0.438371146789077">
            <text:p>-0,44</text:p>
          </table:table-cell>
          <table:table-cell table:formula="of:=[.$B$1]*COS([.B343]+[.$C$2])" office:value-type="float" office:value="9.0630778703665">
            <text:p>9,06</text:p>
          </table:table-cell>
          <table:table-cell table:formula="of:=([.E343]-[.E342])/([.B343]-[.B342])" office:value-type="float" office:value="4.30505632613287">
            <text:p>4,31</text:p>
          </table:table-cell>
          <table:table-cell table:formula="of:=[.F43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3]+1" office:value-type="float" office:value="335">
            <text:p>335</text:p>
          </table:table-cell>
          <table:table-cell table:formula="of:=[.A344]*PI()/180" office:value-type="float" office:value="5.846852994181">
            <text:p>5,85</text:p>
          </table:table-cell>
          <table:table-cell table:formula="of:=COS([.B344])" office:value-type="float" office:value="0.90630778703665">
            <text:p>0,91</text:p>
          </table:table-cell>
          <table:table-cell table:formula="of:=SIN([.B344])" office:value-type="float" office:value="-0.4226182617407">
            <text:p>-0,42</text:p>
          </table:table-cell>
          <table:table-cell table:formula="of:=[.$B$1]*COS([.B344]+[.$C$2])" office:value-type="float" office:value="9.13545457642601">
            <text:p>9,14</text:p>
          </table:table-cell>
          <table:table-cell table:formula="of:=([.E344]-[.E343])/([.B344]-[.B343])" office:value-type="float" office:value="4.14687979226879">
            <text:p>4,15</text:p>
          </table:table-cell>
          <table:table-cell table:formula="of:=[.F43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4]+1" office:value-type="float" office:value="336">
            <text:p>336</text:p>
          </table:table-cell>
          <table:table-cell table:formula="of:=[.A345]*PI()/180" office:value-type="float" office:value="5.86430628670095">
            <text:p>5,86</text:p>
          </table:table-cell>
          <table:table-cell table:formula="of:=COS([.B345])" office:value-type="float" office:value="0.913545457642601">
            <text:p>0,91</text:p>
          </table:table-cell>
          <table:table-cell table:formula="of:=SIN([.B345])" office:value-type="float" office:value="-0.4067366430758">
            <text:p>-0,41</text:p>
          </table:table-cell>
          <table:table-cell table:formula="of:=[.$B$1]*COS([.B345]+[.$C$2])" office:value-type="float" office:value="9.2050485345244">
            <text:p>9,21</text:p>
          </table:table-cell>
          <table:table-cell table:formula="of:=([.E345]-[.E344])/([.B345]-[.B344])" office:value-type="float" office:value="3.98744007864835">
            <text:p>3,99</text:p>
          </table:table-cell>
          <table:table-cell table:formula="of:=[.F43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5]+1" office:value-type="float" office:value="337">
            <text:p>337</text:p>
          </table:table-cell>
          <table:table-cell table:formula="of:=[.A346]*PI()/180" office:value-type="float" office:value="5.88175957922089">
            <text:p>5,88</text:p>
          </table:table-cell>
          <table:table-cell table:formula="of:=COS([.B346])" office:value-type="float" office:value="0.92050485345244">
            <text:p>0,92</text:p>
          </table:table-cell>
          <table:table-cell table:formula="of:=SIN([.B346])" office:value-type="float" office:value="-0.390731128489275">
            <text:p>-0,39</text:p>
          </table:table-cell>
          <table:table-cell table:formula="of:=[.$B$1]*COS([.B346]+[.$C$2])" office:value-type="float" office:value="9.27183854566787">
            <text:p>9,27</text:p>
          </table:table-cell>
          <table:table-cell table:formula="of:=([.E346]-[.E345])/([.B346]-[.B345])" office:value-type="float" office:value="3.82678575215257">
            <text:p>3,83</text:p>
          </table:table-cell>
          <table:table-cell table:formula="of:=[.F43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6]+1" office:value-type="float" office:value="338">
            <text:p>338</text:p>
          </table:table-cell>
          <table:table-cell table:formula="of:=[.A347]*PI()/180" office:value-type="float" office:value="5.89921287174083">
            <text:p>5,9</text:p>
          </table:table-cell>
          <table:table-cell table:formula="of:=COS([.B347])" office:value-type="float" office:value="0.927183854566787">
            <text:p>0,93</text:p>
          </table:table-cell>
          <table:table-cell table:formula="of:=SIN([.B347])" office:value-type="float" office:value="-0.374606593415912">
            <text:p>-0,37</text:p>
          </table:table-cell>
          <table:table-cell table:formula="of:=[.$B$1]*COS([.B347]+[.$C$2])" office:value-type="float" office:value="9.33580426497202">
            <text:p>9,34</text:p>
          </table:table-cell>
          <table:table-cell table:formula="of:=([.E347]-[.E346])/([.B347]-[.B346])" office:value-type="float" office:value="3.66496574964595">
            <text:p>3,66</text:p>
          </table:table-cell>
          <table:table-cell table:formula="of:=[.F43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7]+1" office:value-type="float" office:value="339">
            <text:p>339</text:p>
          </table:table-cell>
          <table:table-cell table:formula="of:=[.A348]*PI()/180" office:value-type="float" office:value="5.91666616426078">
            <text:p>5,92</text:p>
          </table:table-cell>
          <table:table-cell table:formula="of:=COS([.B348])" office:value-type="float" office:value="0.933580426497202">
            <text:p>0,93</text:p>
          </table:table-cell>
          <table:table-cell table:formula="of:=SIN([.B348])" office:value-type="float" office:value="-0.358367949545301">
            <text:p>-0,36</text:p>
          </table:table-cell>
          <table:table-cell table:formula="of:=[.$B$1]*COS([.B348]+[.$C$2])" office:value-type="float" office:value="9.39692620785908">
            <text:p>9,4</text:p>
          </table:table-cell>
          <table:table-cell table:formula="of:=([.E348]-[.E347])/([.B348]-[.B347])" office:value-type="float" office:value="3.50202936306859">
            <text:p>3,5</text:p>
          </table:table-cell>
          <table:table-cell table:formula="of:=[.F43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8]+1" office:value-type="float" office:value="340">
            <text:p>340</text:p>
          </table:table-cell>
          <table:table-cell table:formula="of:=[.A349]*PI()/180" office:value-type="float" office:value="5.93411945678072">
            <text:p>5,93</text:p>
          </table:table-cell>
          <table:table-cell table:formula="of:=COS([.B349])" office:value-type="float" office:value="0.939692620785908">
            <text:p>0,94</text:p>
          </table:table-cell>
          <table:table-cell table:formula="of:=SIN([.B349])" office:value-type="float" office:value="-0.342020143325669">
            <text:p>-0,34</text:p>
          </table:table-cell>
          <table:table-cell table:formula="of:=[.$B$1]*COS([.B349]+[.$C$2])" office:value-type="float" office:value="9.45518575599317">
            <text:p>9,46</text:p>
          </table:table-cell>
          <table:table-cell table:formula="of:=([.E349]-[.E348])/([.B349]-[.B348])" office:value-type="float" office:value="3.33802622442233">
            <text:p>3,34</text:p>
          </table:table-cell>
          <table:table-cell table:formula="of:=[.F43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49]+1" office:value-type="float" office:value="341">
            <text:p>341</text:p>
          </table:table-cell>
          <table:table-cell table:formula="of:=[.A350]*PI()/180" office:value-type="float" office:value="5.95157274930066">
            <text:p>5,95</text:p>
          </table:table-cell>
          <table:table-cell table:formula="of:=COS([.B350])" office:value-type="float" office:value="0.945518575599317">
            <text:p>0,95</text:p>
          </table:table-cell>
          <table:table-cell table:formula="of:=SIN([.B350])" office:value-type="float" office:value="-0.325568154457157">
            <text:p>-0,33</text:p>
          </table:table-cell>
          <table:table-cell table:formula="of:=[.$B$1]*COS([.B350]+[.$C$2])" office:value-type="float" office:value="9.51056516295153">
            <text:p>9,51</text:p>
          </table:table-cell>
          <table:table-cell table:formula="of:=([.E350]-[.E349])/([.B350]-[.B349])" office:value-type="float" office:value="3.17300629065189">
            <text:p>3,17</text:p>
          </table:table-cell>
          <table:table-cell table:formula="of:=[.F44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0]+1" office:value-type="float" office:value="342">
            <text:p>342</text:p>
          </table:table-cell>
          <table:table-cell table:formula="of:=[.A351]*PI()/180" office:value-type="float" office:value="5.96902604182061">
            <text:p>5,97</text:p>
          </table:table-cell>
          <table:table-cell table:formula="of:=COS([.B351])" office:value-type="float" office:value="0.951056516295153">
            <text:p>0,95</text:p>
          </table:table-cell>
          <table:table-cell table:formula="of:=SIN([.B351])" office:value-type="float" office:value="-0.309016994374948">
            <text:p>-0,31</text:p>
          </table:table-cell>
          <table:table-cell table:formula="of:=[.$B$1]*COS([.B351]+[.$C$2])" office:value-type="float" office:value="9.56304755963035">
            <text:p>9,56</text:p>
          </table:table-cell>
          <table:table-cell table:formula="of:=([.E351]-[.E350])/([.B351]-[.B350])" office:value-type="float" office:value="3.00701982842772">
            <text:p>3,01</text:p>
          </table:table-cell>
          <table:table-cell table:formula="of:=[.F44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1]+1" office:value-type="float" office:value="343">
            <text:p>343</text:p>
          </table:table-cell>
          <table:table-cell table:formula="of:=[.A352]*PI()/180" office:value-type="float" office:value="5.98647933434055">
            <text:p>5,99</text:p>
          </table:table-cell>
          <table:table-cell table:formula="of:=COS([.B352])" office:value-type="float" office:value="0.956304755963036">
            <text:p>0,96</text:p>
          </table:table-cell>
          <table:table-cell table:formula="of:=SIN([.B352])" office:value-type="float" office:value="-0.292371704722736">
            <text:p>-0,29</text:p>
          </table:table-cell>
          <table:table-cell table:formula="of:=[.$B$1]*COS([.B352]+[.$C$2])" office:value-type="float" office:value="9.61261695938319">
            <text:p>9,61</text:p>
          </table:table-cell>
          <table:table-cell table:formula="of:=([.E352]-[.E351])/([.B352]-[.B351])" office:value-type="float" office:value="2.84011739883417">
            <text:p>2,84</text:p>
          </table:table-cell>
          <table:table-cell table:formula="of:=[.F44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2]+1" office:value-type="float" office:value="344">
            <text:p>344</text:p>
          </table:table-cell>
          <table:table-cell table:formula="of:=[.A353]*PI()/180" office:value-type="float" office:value="6.00393262686049">
            <text:p>6</text:p>
          </table:table-cell>
          <table:table-cell table:formula="of:=COS([.B353])" office:value-type="float" office:value="0.961261695938319">
            <text:p>0,96</text:p>
          </table:table-cell>
          <table:table-cell table:formula="of:=SIN([.B353])" office:value-type="float" office:value="-0.275637355817">
            <text:p>-0,28</text:p>
          </table:table-cell>
          <table:table-cell table:formula="of:=[.$B$1]*COS([.B353]+[.$C$2])" office:value-type="float" office:value="9.65925826289068">
            <text:p>9,66</text:p>
          </table:table-cell>
          <table:table-cell table:formula="of:=([.E353]-[.E352])/([.B353]-[.B352])" office:value-type="float" office:value="2.67234984196819">
            <text:p>2,67</text:p>
          </table:table-cell>
          <table:table-cell table:formula="of:=[.F44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3]+1" office:value-type="float" office:value="345">
            <text:p>345</text:p>
          </table:table-cell>
          <table:table-cell table:formula="of:=[.A354]*PI()/180" office:value-type="float" office:value="6.02138591938044">
            <text:p>6,02</text:p>
          </table:table-cell>
          <table:table-cell table:formula="of:=COS([.B354])" office:value-type="float" office:value="0.965925826289068">
            <text:p>0,97</text:p>
          </table:table-cell>
          <table:table-cell table:formula="of:=SIN([.B354])" office:value-type="float" office:value="-0.258819045102521">
            <text:p>-0,26</text:p>
          </table:table-cell>
          <table:table-cell table:formula="of:=[.$B$1]*COS([.B354]+[.$C$2])" office:value-type="float" office:value="9.70295726275996">
            <text:p>9,7</text:p>
          </table:table-cell>
          <table:table-cell table:formula="of:=([.E354]-[.E353])/([.B354]-[.B353])" office:value-type="float" office:value="2.50376826145257">
            <text:p>2,5</text:p>
          </table:table-cell>
          <table:table-cell table:formula="of:=[.F44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4]+1" office:value-type="float" office:value="346">
            <text:p>346</text:p>
          </table:table-cell>
          <table:table-cell table:formula="of:=[.A355]*PI()/180" office:value-type="float" office:value="6.03883921190038">
            <text:p>6,04</text:p>
          </table:table-cell>
          <table:table-cell table:formula="of:=COS([.B355])" office:value-type="float" office:value="0.970295726275996">
            <text:p>0,97</text:p>
          </table:table-cell>
          <table:table-cell table:formula="of:=SIN([.B355])" office:value-type="float" office:value="-0.241921895599668">
            <text:p>-0,24</text:p>
          </table:table-cell>
          <table:table-cell table:formula="of:=[.$B$1]*COS([.B355]+[.$C$2])" office:value-type="float" office:value="9.74370064785235">
            <text:p>9,74</text:p>
          </table:table-cell>
          <table:table-cell table:formula="of:=([.E355]-[.E354])/([.B355]-[.B354])" office:value-type="float" office:value="2.33442400887005">
            <text:p>2,33</text:p>
          </table:table-cell>
          <table:table-cell table:formula="of:=[.F44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5]+1" office:value-type="float" office:value="347">
            <text:p>347</text:p>
          </table:table-cell>
          <table:table-cell table:formula="of:=[.A356]*PI()/180" office:value-type="float" office:value="6.05629250442032">
            <text:p>6,06</text:p>
          </table:table-cell>
          <table:table-cell table:formula="of:=COS([.B356])" office:value-type="float" office:value="0.974370064785235">
            <text:p>0,97</text:p>
          </table:table-cell>
          <table:table-cell table:formula="of:=SIN([.B356])" office:value-type="float" office:value="-0.224951054343865">
            <text:p>-0,22</text:p>
          </table:table-cell>
          <table:table-cell table:formula="of:=[.$B$1]*COS([.B356]+[.$C$2])" office:value-type="float" office:value="9.78147600733806">
            <text:p>9,78</text:p>
          </table:table-cell>
          <table:table-cell table:formula="of:=([.E356]-[.E355])/([.B356]-[.B355])" office:value-type="float" office:value="2.1643686681203">
            <text:p>2,16</text:p>
          </table:table-cell>
          <table:table-cell table:formula="of:=[.F44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6]+1" office:value-type="float" office:value="348">
            <text:p>348</text:p>
          </table:table-cell>
          <table:table-cell table:formula="of:=[.A357]*PI()/180" office:value-type="float" office:value="6.07374579694027">
            <text:p>6,07</text:p>
          </table:table-cell>
          <table:table-cell table:formula="of:=COS([.B357])" office:value-type="float" office:value="0.978147600733806">
            <text:p>0,98</text:p>
          </table:table-cell>
          <table:table-cell table:formula="of:=SIN([.B357])" office:value-type="float" office:value="-0.20791169081776">
            <text:p>-0,21</text:p>
          </table:table-cell>
          <table:table-cell table:formula="of:=[.$B$1]*COS([.B357]+[.$C$2])" office:value-type="float" office:value="9.81627183447664">
            <text:p>9,82</text:p>
          </table:table-cell>
          <table:table-cell table:formula="of:=([.E357]-[.E356])/([.B357]-[.B356])" office:value-type="float" office:value="1.99365403970767">
            <text:p>1,99</text:p>
          </table:table-cell>
          <table:table-cell table:formula="of:=[.F44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7]+1" office:value-type="float" office:value="349">
            <text:p>349</text:p>
          </table:table-cell>
          <table:table-cell table:formula="of:=[.A358]*PI()/180" office:value-type="float" office:value="6.09119908946021">
            <text:p>6,09</text:p>
          </table:table-cell>
          <table:table-cell table:formula="of:=COS([.B358])" office:value-type="float" office:value="0.981627183447664">
            <text:p>0,98</text:p>
          </table:table-cell>
          <table:table-cell table:formula="of:=SIN([.B358])" office:value-type="float" office:value="-0.190808995376545">
            <text:p>-0,19</text:p>
          </table:table-cell>
          <table:table-cell table:formula="of:=[.$B$1]*COS([.B358]+[.$C$2])" office:value-type="float" office:value="9.84807753012208">
            <text:p>9,85</text:p>
          </table:table-cell>
          <table:table-cell table:formula="of:=([.E358]-[.E357])/([.B358]-[.B357])" office:value-type="float" office:value="1.82233212496127">
            <text:p>1,82</text:p>
          </table:table-cell>
          <table:table-cell table:formula="of:=[.F44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8]+1" office:value-type="float" office:value="350">
            <text:p>350</text:p>
          </table:table-cell>
          <table:table-cell table:formula="of:=[.A359]*PI()/180" office:value-type="float" office:value="6.10865238198015">
            <text:p>6,11</text:p>
          </table:table-cell>
          <table:table-cell table:formula="of:=COS([.B359])" office:value-type="float" office:value="0.984807753012208">
            <text:p>0,98</text:p>
          </table:table-cell>
          <table:table-cell table:formula="of:=SIN([.B359])" office:value-type="float" office:value="-0.173648177666931">
            <text:p>-0,17</text:p>
          </table:table-cell>
          <table:table-cell table:formula="of:=[.$B$1]*COS([.B359]+[.$C$2])" office:value-type="float" office:value="9.87688340595138">
            <text:p>9,88</text:p>
          </table:table-cell>
          <table:table-cell table:formula="of:=([.E359]-[.E358])/([.B359]-[.B358])" office:value-type="float" office:value="1.65045511019665">
            <text:p>1,65</text:p>
          </table:table-cell>
          <table:table-cell table:formula="of:=[.F44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59]+1" office:value-type="float" office:value="351">
            <text:p>351</text:p>
          </table:table-cell>
          <table:table-cell table:formula="of:=[.A360]*PI()/180" office:value-type="float" office:value="6.1261056745001">
            <text:p>6,13</text:p>
          </table:table-cell>
          <table:table-cell table:formula="of:=COS([.B360])" office:value-type="float" office:value="0.987688340595138">
            <text:p>0,99</text:p>
          </table:table-cell>
          <table:table-cell table:formula="of:=SIN([.B360])" office:value-type="float" office:value="-0.156434465040231">
            <text:p>-0,16</text:p>
          </table:table-cell>
          <table:table-cell table:formula="of:=[.$B$1]*COS([.B360]+[.$C$2])" office:value-type="float" office:value="9.9026806874157">
            <text:p>9,9</text:p>
          </table:table-cell>
          <table:table-cell table:formula="of:=([.E360]-[.E359])/([.B360]-[.B359])" office:value-type="float" office:value="1.47807535081701">
            <text:p>1,48</text:p>
          </table:table-cell>
          <table:table-cell table:formula="of:=[.F45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60]+1" office:value-type="float" office:value="352">
            <text:p>352</text:p>
          </table:table-cell>
          <table:table-cell table:formula="of:=[.A361]*PI()/180" office:value-type="float" office:value="6.14355896702004">
            <text:p>6,14</text:p>
          </table:table-cell>
          <table:table-cell table:formula="of:=COS([.B361])" office:value-type="float" office:value="0.99026806874157">
            <text:p>0,99</text:p>
          </table:table-cell>
          <table:table-cell table:formula="of:=SIN([.B361])" office:value-type="float" office:value="-0.139173100960066">
            <text:p>-0,14</text:p>
          </table:table-cell>
          <table:table-cell table:formula="of:=[.$B$1]*COS([.B361]+[.$C$2])" office:value-type="float" office:value="9.92546151641322">
            <text:p>9,93</text:p>
          </table:table-cell>
          <table:table-cell table:formula="of:=([.E361]-[.E360])/([.B361]-[.B360])" office:value-type="float" office:value="1.30524535536697">
            <text:p>1,31</text:p>
          </table:table-cell>
          <table:table-cell table:formula="of:=[.F45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61]+1" office:value-type="float" office:value="353">
            <text:p>353</text:p>
          </table:table-cell>
          <table:table-cell table:formula="of:=[.A362]*PI()/180" office:value-type="float" office:value="6.16101225953998">
            <text:p>6,16</text:p>
          </table:table-cell>
          <table:table-cell table:formula="of:=COS([.B362])" office:value-type="float" office:value="0.992546151641322">
            <text:p>0,99</text:p>
          </table:table-cell>
          <table:table-cell table:formula="of:=SIN([.B362])" office:value-type="float" office:value="-0.121869343405148">
            <text:p>-0,12</text:p>
          </table:table-cell>
          <table:table-cell table:formula="of:=[.$B$1]*COS([.B362]+[.$C$2])" office:value-type="float" office:value="9.94521895368273">
            <text:p>9,95</text:p>
          </table:table-cell>
          <table:table-cell table:formula="of:=([.E362]-[.E361])/([.B362]-[.B361])" office:value-type="float" office:value="1.1320177695376">
            <text:p>1,13</text:p>
          </table:table-cell>
          <table:table-cell table:formula="of:=[.F45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62]+1" office:value-type="float" office:value="354">
            <text:p>354</text:p>
          </table:table-cell>
          <table:table-cell table:formula="of:=[.A363]*PI()/180" office:value-type="float" office:value="6.17846555205993">
            <text:p>6,18</text:p>
          </table:table-cell>
          <table:table-cell table:formula="of:=COS([.B363])" office:value-type="float" office:value="0.994521895368273">
            <text:p>0,99</text:p>
          </table:table-cell>
          <table:table-cell table:formula="of:=SIN([.B363])" office:value-type="float" office:value="-0.104528463267653">
            <text:p>-0,1</text:p>
          </table:table-cell>
          <table:table-cell table:formula="of:=[.$B$1]*COS([.B363]+[.$C$2])" office:value-type="float" office:value="9.96194698091746">
            <text:p>9,96</text:p>
          </table:table-cell>
          <table:table-cell table:formula="of:=([.E363]-[.E362])/([.B363]-[.B362])" office:value-type="float" office:value="0.958445360129411">
            <text:p>0,96</text:p>
          </table:table-cell>
          <table:table-cell table:formula="of:=[.F45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63]+1" office:value-type="float" office:value="355">
            <text:p>355</text:p>
          </table:table-cell>
          <table:table-cell table:formula="of:=[.A364]*PI()/180" office:value-type="float" office:value="6.19591884457987">
            <text:p>6,2</text:p>
          </table:table-cell>
          <table:table-cell table:formula="of:=COS([.B364])" office:value-type="float" office:value="0.996194698091746">
            <text:p>1</text:p>
          </table:table-cell>
          <table:table-cell table:formula="of:=SIN([.B364])" office:value-type="float" office:value="-0.0871557427476583">
            <text:p>-0,09</text:p>
          </table:table-cell>
          <table:table-cell table:formula="of:=[.$B$1]*COS([.B364]+[.$C$2])" office:value-type="float" office:value="9.97564050259824">
            <text:p>9,98</text:p>
          </table:table-cell>
          <table:table-cell table:formula="of:=([.E364]-[.E363])/([.B364]-[.B363])" office:value-type="float" office:value="0.784580998980017">
            <text:p>0,78</text:p>
          </table:table-cell>
          <table:table-cell table:formula="of:=[.F45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64]+1" office:value-type="float" office:value="356">
            <text:p>356</text:p>
          </table:table-cell>
          <table:table-cell table:formula="of:=[.A365]*PI()/180" office:value-type="float" office:value="6.21337213709981">
            <text:p>6,21</text:p>
          </table:table-cell>
          <table:table-cell table:formula="of:=COS([.B365])" office:value-type="float" office:value="0.997564050259824">
            <text:p>1</text:p>
          </table:table-cell>
          <table:table-cell table:formula="of:=SIN([.B365])" office:value-type="float" office:value="-0.0697564737441248">
            <text:p>-0,07</text:p>
          </table:table-cell>
          <table:table-cell table:formula="of:=[.$B$1]*COS([.B365]+[.$C$2])" office:value-type="float" office:value="9.98629534754574">
            <text:p>9,99</text:p>
          </table:table-cell>
          <table:table-cell table:formula="of:=([.E365]-[.E364])/([.B365]-[.B364])" office:value-type="float" office:value="0.61047764685787">
            <text:p>0,61</text:p>
          </table:table-cell>
          <table:table-cell table:formula="of:=[.F45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65]+1" office:value-type="float" office:value="357">
            <text:p>357</text:p>
          </table:table-cell>
          <table:table-cell table:formula="of:=[.A366]*PI()/180" office:value-type="float" office:value="6.23082542961976">
            <text:p>6,23</text:p>
          </table:table-cell>
          <table:table-cell table:formula="of:=COS([.B366])" office:value-type="float" office:value="0.998629534754574">
            <text:p>1</text:p>
          </table:table-cell>
          <table:table-cell table:formula="of:=SIN([.B366])" office:value-type="float" office:value="-0.0523359562429444">
            <text:p>-0,05</text:p>
          </table:table-cell>
          <table:table-cell table:formula="of:=[.$B$1]*COS([.B366]+[.$C$2])" office:value-type="float" office:value="9.99390827019096">
            <text:p>9,99</text:p>
          </table:table-cell>
          <table:table-cell table:formula="of:=([.E366]-[.E365])/([.B366]-[.B365])" office:value-type="float" office:value="0.436188337330536">
            <text:p>0,44</text:p>
          </table:table-cell>
          <table:table-cell table:formula="of:=[.F45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66]+1" office:value-type="float" office:value="358">
            <text:p>358</text:p>
          </table:table-cell>
          <table:table-cell table:formula="of:=[.A367]*PI()/180" office:value-type="float" office:value="6.2482787221397">
            <text:p>6,25</text:p>
          </table:table-cell>
          <table:table-cell table:formula="of:=COS([.B367])" office:value-type="float" office:value="0.999390827019096">
            <text:p>1</text:p>
          </table:table-cell>
          <table:table-cell table:formula="of:=SIN([.B367])" office:value-type="float" office:value="-0.0348994967025008">
            <text:p>-0,03</text:p>
          </table:table-cell>
          <table:table-cell table:formula="of:=[.$B$1]*COS([.B367]+[.$C$2])" office:value-type="float" office:value="9.99847695156391">
            <text:p>10</text:p>
          </table:table-cell>
          <table:table-cell table:formula="of:=([.E367]-[.E366])/([.B367]-[.B366])" office:value-type="float" office:value="0.261766160610363">
            <text:p>0,26</text:p>
          </table:table-cell>
          <table:table-cell table:formula="of:=[.F45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367]+1" office:value-type="float" office:value="359">
            <text:p>359</text:p>
          </table:table-cell>
          <table:table-cell table:formula="of:=[.A368]*PI()/180" office:value-type="float" office:value="6.26573201465964">
            <text:p>6,27</text:p>
          </table:table-cell>
          <table:table-cell table:formula="of:=COS([.B368])" office:value-type="float" office:value="0.999847695156391">
            <text:p>1</text:p>
          </table:table-cell>
          <table:table-cell table:formula="of:=SIN([.B368])" office:value-type="float" office:value="-0.0174524064372845">
            <text:p>-0,02</text:p>
          </table:table-cell>
          <table:table-cell table:formula="of:=[.$B$1]*COS([.B368]+[.$C$2])" office:value-type="float" office:value="10">
            <text:p>10</text:p>
          </table:table-cell>
          <table:table-cell table:formula="of:=([.E368]-[.E367])/([.B368]-[.B367])" office:value-type="float" office:value="0.0872642473818339">
            <text:p>0,09</text:p>
          </table:table-cell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>
          <table:table-cell table:number-columns-repeated="5"/>
          <table:table-cell/>
          <table:table-cell table:number-columns-repeated="6"/>
        </table:table-row>
        <table:table-row table:style-name="ro1" table:number-rows-repeated="6507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25/01/2010</text:date>, <text:time>00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vis Pfutzenreuter</meta:initial-creator>
    <meta:creation-date>2010-01-24T22:53:59</meta:creation-date>
    <dc:date>2010-01-25T00:36:27</dc:date>
    <dc:creator>Elvis Pfutzenreuter</dc:creator>
    <meta:editing-duration>PT00H49M10S</meta:editing-duration>
    <meta:editing-cycles>3</meta:editing-cycles>
    <meta:generator>OpenOffice.org/3.1$Unix OpenOffice.org_project/310m19$Build-9420</meta:generator>
    <meta:document-statistic meta:table-count="3" meta:cell-count="4042" meta:object-count="0"/>
  </office:meta>
</office:document-meta>
</file>